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699.31pt" svg:height="279.35pt" svg:x="131.13pt" svg:y="12521.17pt">
            <loext:p draw:notify-on-update-of-ranges="Sheet1.A1:Sheet1.A1000 Sheet1.B1:Sheet1.B10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.1975" calcext:value-type="float">
            <text:p>17.19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.5687" calcext:value-type="float">
            <text:p>12.568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.0241" calcext:value-type="float">
            <text:p>11.024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3.1921" calcext:value-type="float">
            <text:p>23.192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.5693" calcext:value-type="float">
            <text:p>8.569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0.2928" calcext:value-type="float">
            <text:p>10.292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0.0679" calcext:value-type="float">
            <text:p>10.067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.4175" calcext:value-type="float">
            <text:p>13.417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1.858" calcext:value-type="float">
            <text:p>11.85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6.6762" calcext:value-type="float">
            <text:p>16.676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9.22164" calcext:value-type="float">
            <text:p>9.2216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.93353" calcext:value-type="float">
            <text:p>3.9335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9.9346" calcext:value-type="float">
            <text:p>19.934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5.2861" calcext:value-type="float">
            <text:p>15.286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0.2867" calcext:value-type="float">
            <text:p>10.286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.028" calcext:value-type="float">
            <text:p>3.028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7.7521" calcext:value-type="float">
            <text:p>17.7521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6.1716" calcext:value-type="float">
            <text:p>16.1716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3.6954" calcext:value-type="float">
            <text:p>13.6954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2.454" calcext:value-type="float">
            <text:p>22.454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26.013" calcext:value-type="float">
            <text:p>26.013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3.6406" calcext:value-type="float">
            <text:p>13.6406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.90688" calcext:value-type="float">
            <text:p>1.90688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21.1627" calcext:value-type="float">
            <text:p>21.1627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6.5774" calcext:value-type="float">
            <text:p>16.5774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17.5695" calcext:value-type="float">
            <text:p>17.5695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17.6845" calcext:value-type="float">
            <text:p>17.6845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10.8076" calcext:value-type="float">
            <text:p>10.8076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18.1038" calcext:value-type="float">
            <text:p>18.1038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19.5731" calcext:value-type="float">
            <text:p>19.5731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1.2558" calcext:value-type="float">
            <text:p>11.255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5.30116" calcext:value-type="float">
            <text:p>5.30116</text:p>
          </table:table-cell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2.14169" calcext:value-type="float">
            <text:p>2.14169</text:p>
          </table:table-cell>
        </table:table-row>
        <table:table-row table:style-name="ro1">
          <table:table-cell office:value-type="float" office:value="2176" calcext:value-type="float">
            <text:p>2176</text:p>
          </table:table-cell>
          <table:table-cell office:value-type="float" office:value="22.2798" calcext:value-type="float">
            <text:p>22.2798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28.4931" calcext:value-type="float">
            <text:p>28.4931</text:p>
          </table:table-cell>
        </table:table-row>
        <table:table-row table:style-name="ro1">
          <table:table-cell office:value-type="float" office:value="2304" calcext:value-type="float">
            <text:p>2304</text:p>
          </table:table-cell>
          <table:table-cell office:value-type="float" office:value="10.7109" calcext:value-type="float">
            <text:p>10.7109</text:p>
          </table:table-cell>
        </table:table-row>
        <table:table-row table:style-name="ro1">
          <table:table-cell office:value-type="float" office:value="2368" calcext:value-type="float">
            <text:p>2368</text:p>
          </table:table-cell>
          <table:table-cell office:value-type="float" office:value="2.57251" calcext:value-type="float">
            <text:p>2.57251</text:p>
          </table:table-cell>
        </table:table-row>
        <table:table-row table:style-name="ro1">
          <table:table-cell office:value-type="float" office:value="2432" calcext:value-type="float">
            <text:p>2432</text:p>
          </table:table-cell>
          <table:table-cell office:value-type="float" office:value="8.56089" calcext:value-type="float">
            <text:p>8.56089</text:p>
          </table:table-cell>
        </table:table-row>
        <table:table-row table:style-name="ro1">
          <table:table-cell office:value-type="float" office:value="2496" calcext:value-type="float">
            <text:p>2496</text:p>
          </table:table-cell>
          <table:table-cell office:value-type="float" office:value="24.1283" calcext:value-type="float">
            <text:p>24.1283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4.4305" calcext:value-type="float">
            <text:p>14.4305</text:p>
          </table:table-cell>
        </table:table-row>
        <table:table-row table:style-name="ro1">
          <table:table-cell office:value-type="float" office:value="2624" calcext:value-type="float">
            <text:p>2624</text:p>
          </table:table-cell>
          <table:table-cell office:value-type="float" office:value="25.237" calcext:value-type="float">
            <text:p>25.237</text:p>
          </table:table-cell>
        </table:table-row>
        <table:table-row table:style-name="ro1">
          <table:table-cell office:value-type="float" office:value="2688" calcext:value-type="float">
            <text:p>2688</text:p>
          </table:table-cell>
          <table:table-cell office:value-type="float" office:value="3.34984" calcext:value-type="float">
            <text:p>3.34984</text:p>
          </table:table-cell>
        </table:table-row>
        <table:table-row table:style-name="ro1">
          <table:table-cell office:value-type="float" office:value="2752" calcext:value-type="float">
            <text:p>2752</text:p>
          </table:table-cell>
          <table:table-cell office:value-type="float" office:value="18.3639" calcext:value-type="float">
            <text:p>18.3639</text:p>
          </table:table-cell>
        </table:table-row>
        <table:table-row table:style-name="ro1">
          <table:table-cell office:value-type="float" office:value="2816" calcext:value-type="float">
            <text:p>2816</text:p>
          </table:table-cell>
          <table:table-cell office:value-type="float" office:value="15.1715" calcext:value-type="float">
            <text:p>15.1715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18.6358" calcext:value-type="float">
            <text:p>18.6358</text:p>
          </table:table-cell>
        </table:table-row>
        <table:table-row table:style-name="ro1">
          <table:table-cell office:value-type="float" office:value="2944" calcext:value-type="float">
            <text:p>2944</text:p>
          </table:table-cell>
          <table:table-cell office:value-type="float" office:value="28.6505" calcext:value-type="float">
            <text:p>28.6505</text:p>
          </table:table-cell>
        </table:table-row>
        <table:table-row table:style-name="ro1">
          <table:table-cell office:value-type="float" office:value="3008" calcext:value-type="float">
            <text:p>3008</text:p>
          </table:table-cell>
          <table:table-cell office:value-type="float" office:value="18.1994" calcext:value-type="float">
            <text:p>18.1994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6.38776" calcext:value-type="float">
            <text:p>6.38776</text:p>
          </table:table-cell>
        </table:table-row>
        <table:table-row table:style-name="ro1">
          <table:table-cell office:value-type="float" office:value="3136" calcext:value-type="float">
            <text:p>3136</text:p>
          </table:table-cell>
          <table:table-cell office:value-type="float" office:value="14.822" calcext:value-type="float">
            <text:p>14.822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1.89463" calcext:value-type="float">
            <text:p>1.89463</text:p>
          </table:table-cell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28.8417" calcext:value-type="float">
            <text:p>28.8417</text:p>
          </table:table-cell>
        </table:table-row>
        <table:table-row table:style-name="ro1">
          <table:table-cell office:value-type="float" office:value="3328" calcext:value-type="float">
            <text:p>3328</text:p>
          </table:table-cell>
          <table:table-cell office:value-type="float" office:value="10.8349" calcext:value-type="float">
            <text:p>10.8349</text:p>
          </table:table-cell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15.5351" calcext:value-type="float">
            <text:p>15.5351</text:p>
          </table:table-cell>
        </table:table-row>
        <table:table-row table:style-name="ro1">
          <table:table-cell office:value-type="float" office:value="3456" calcext:value-type="float">
            <text:p>3456</text:p>
          </table:table-cell>
          <table:table-cell office:value-type="float" office:value="0.748443" calcext:value-type="float">
            <text:p>0.748443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1.9975" calcext:value-type="float">
            <text:p>1.9975</text:p>
          </table:table-cell>
        </table:table-row>
        <table:table-row table:style-name="ro1">
          <table:table-cell office:value-type="float" office:value="3584" calcext:value-type="float">
            <text:p>3584</text:p>
          </table:table-cell>
          <table:table-cell office:value-type="float" office:value="2.11238" calcext:value-type="float">
            <text:p>2.11238</text:p>
          </table:table-cell>
        </table:table-row>
        <table:table-row table:style-name="ro1">
          <table:table-cell office:value-type="float" office:value="3648" calcext:value-type="float">
            <text:p>3648</text:p>
          </table:table-cell>
          <table:table-cell office:value-type="float" office:value="18.3179" calcext:value-type="float">
            <text:p>18.3179</text:p>
          </table:table-cell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float" office:value="19.6819" calcext:value-type="float">
            <text:p>19.6819</text:p>
          </table:table-cell>
        </table:table-row>
        <table:table-row table:style-name="ro1">
          <table:table-cell office:value-type="float" office:value="3776" calcext:value-type="float">
            <text:p>3776</text:p>
          </table:table-cell>
          <table:table-cell office:value-type="float" office:value="12.9199" calcext:value-type="float">
            <text:p>12.9199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6.42151" calcext:value-type="float">
            <text:p>6.42151</text:p>
          </table:table-cell>
        </table:table-row>
        <table:table-row table:style-name="ro1">
          <table:table-cell office:value-type="float" office:value="3904" calcext:value-type="float">
            <text:p>3904</text:p>
          </table:table-cell>
          <table:table-cell office:value-type="float" office:value="9.25489" calcext:value-type="float">
            <text:p>9.25489</text:p>
          </table:table-cell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float" office:value="24.1755" calcext:value-type="float">
            <text:p>24.1755</text:p>
          </table:table-cell>
        </table:table-row>
        <table:table-row table:style-name="ro1">
          <table:table-cell office:value-type="float" office:value="4032" calcext:value-type="float">
            <text:p>4032</text:p>
          </table:table-cell>
          <table:table-cell office:value-type="float" office:value="11.7226" calcext:value-type="float">
            <text:p>11.7226</text:p>
          </table:table-cell>
        </table:table-row>
        <table:table-row table:style-name="ro1">
          <table:table-cell office:value-type="float" office:value="4096" calcext:value-type="float">
            <text:p>4096</text:p>
          </table:table-cell>
          <table:table-cell office:value-type="float" office:value="11.3965" calcext:value-type="float">
            <text:p>11.3965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16.4552" calcext:value-type="float">
            <text:p>16.4552</text:p>
          </table:table-cell>
        </table:table-row>
        <table:table-row table:style-name="ro1">
          <table:table-cell office:value-type="float" office:value="4224" calcext:value-type="float">
            <text:p>4224</text:p>
          </table:table-cell>
          <table:table-cell office:value-type="float" office:value="10.2156" calcext:value-type="float">
            <text:p>10.2156</text:p>
          </table:table-cell>
        </table:table-row>
        <table:table-row table:style-name="ro1">
          <table:table-cell office:value-type="float" office:value="4288" calcext:value-type="float">
            <text:p>4288</text:p>
          </table:table-cell>
          <table:table-cell office:value-type="float" office:value="22.1073" calcext:value-type="float">
            <text:p>22.1073</text:p>
          </table:table-cell>
        </table:table-row>
        <table:table-row table:style-name="ro1">
          <table:table-cell office:value-type="float" office:value="4352" calcext:value-type="float">
            <text:p>4352</text:p>
          </table:table-cell>
          <table:table-cell office:value-type="float" office:value="19.0276" calcext:value-type="float">
            <text:p>19.0276</text:p>
          </table:table-cell>
        </table:table-row>
        <table:table-row table:style-name="ro1">
          <table:table-cell office:value-type="float" office:value="4416" calcext:value-type="float">
            <text:p>4416</text:p>
          </table:table-cell>
          <table:table-cell office:value-type="float" office:value="18.7764" calcext:value-type="float">
            <text:p>18.7764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16.2355" calcext:value-type="float">
            <text:p>16.2355</text:p>
          </table:table-cell>
        </table:table-row>
        <table:table-row table:style-name="ro1">
          <table:table-cell office:value-type="float" office:value="4544" calcext:value-type="float">
            <text:p>4544</text:p>
          </table:table-cell>
          <table:table-cell office:value-type="float" office:value="3.45798" calcext:value-type="float">
            <text:p>3.45798</text:p>
          </table:table-cell>
        </table:table-row>
        <table:table-row table:style-name="ro1">
          <table:table-cell office:value-type="float" office:value="4608" calcext:value-type="float">
            <text:p>4608</text:p>
          </table:table-cell>
          <table:table-cell office:value-type="float" office:value="14.0133" calcext:value-type="float">
            <text:p>14.0133</text:p>
          </table:table-cell>
        </table:table-row>
        <table:table-row table:style-name="ro1">
          <table:table-cell office:value-type="float" office:value="4672" calcext:value-type="float">
            <text:p>4672</text:p>
          </table:table-cell>
          <table:table-cell office:value-type="float" office:value="19.5852" calcext:value-type="float">
            <text:p>19.5852</text:p>
          </table:table-cell>
        </table:table-row>
        <table:table-row table:style-name="ro1">
          <table:table-cell office:value-type="float" office:value="4736" calcext:value-type="float">
            <text:p>4736</text:p>
          </table:table-cell>
          <table:table-cell office:value-type="float" office:value="21.8218" calcext:value-type="float">
            <text:p>21.8218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29.1846" calcext:value-type="float">
            <text:p>29.1846</text:p>
          </table:table-cell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float" office:value="8.2209" calcext:value-type="float">
            <text:p>8.2209</text:p>
          </table:table-cell>
        </table:table-row>
        <table:table-row table:style-name="ro1">
          <table:table-cell office:value-type="float" office:value="4928" calcext:value-type="float">
            <text:p>4928</text:p>
          </table:table-cell>
          <table:table-cell office:value-type="float" office:value="20.4722" calcext:value-type="float">
            <text:p>20.4722</text:p>
          </table:table-cell>
        </table:table-row>
        <table:table-row table:style-name="ro1">
          <table:table-cell office:value-type="float" office:value="4992" calcext:value-type="float">
            <text:p>4992</text:p>
          </table:table-cell>
          <table:table-cell office:value-type="float" office:value="17.3839" calcext:value-type="float">
            <text:p>17.3839</text:p>
          </table:table-cell>
        </table:table-row>
        <table:table-row table:style-name="ro1">
          <table:table-cell office:value-type="float" office:value="5056" calcext:value-type="float">
            <text:p>5056</text:p>
          </table:table-cell>
          <table:table-cell office:value-type="float" office:value="14.6086" calcext:value-type="float">
            <text:p>14.6086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5.29403" calcext:value-type="float">
            <text:p>5.29403</text:p>
          </table:table-cell>
        </table:table-row>
        <table:table-row table:style-name="ro1">
          <table:table-cell office:value-type="float" office:value="5184" calcext:value-type="float">
            <text:p>5184</text:p>
          </table:table-cell>
          <table:table-cell office:value-type="float" office:value="19.2785" calcext:value-type="float">
            <text:p>19.2785</text:p>
          </table:table-cell>
        </table:table-row>
        <table:table-row table:style-name="ro1">
          <table:table-cell office:value-type="float" office:value="5248" calcext:value-type="float">
            <text:p>5248</text:p>
          </table:table-cell>
          <table:table-cell office:value-type="float" office:value="13.4501" calcext:value-type="float">
            <text:p>13.4501</text:p>
          </table:table-cell>
        </table:table-row>
        <table:table-row table:style-name="ro1">
          <table:table-cell office:value-type="float" office:value="5312" calcext:value-type="float">
            <text:p>5312</text:p>
          </table:table-cell>
          <table:table-cell office:value-type="float" office:value="16.1288" calcext:value-type="float">
            <text:p>16.1288</text:p>
          </table:table-cell>
        </table:table-row>
        <table:table-row table:style-name="ro1">
          <table:table-cell office:value-type="float" office:value="5376" calcext:value-type="float">
            <text:p>5376</text:p>
          </table:table-cell>
          <table:table-cell office:value-type="float" office:value="4.81345" calcext:value-type="float">
            <text:p>4.81345</text:p>
          </table:table-cell>
        </table:table-row>
        <table:table-row table:style-name="ro1">
          <table:table-cell office:value-type="float" office:value="5440" calcext:value-type="float">
            <text:p>5440</text:p>
          </table:table-cell>
          <table:table-cell office:value-type="float" office:value="14.1985" calcext:value-type="float">
            <text:p>14.1985</text:p>
          </table:table-cell>
        </table:table-row>
        <table:table-row table:style-name="ro1">
          <table:table-cell office:value-type="float" office:value="5504" calcext:value-type="float">
            <text:p>5504</text:p>
          </table:table-cell>
          <table:table-cell office:value-type="float" office:value="18.1262" calcext:value-type="float">
            <text:p>18.1262</text:p>
          </table:table-cell>
        </table:table-row>
        <table:table-row table:style-name="ro1">
          <table:table-cell office:value-type="float" office:value="5568" calcext:value-type="float">
            <text:p>5568</text:p>
          </table:table-cell>
          <table:table-cell office:value-type="float" office:value="6.92574" calcext:value-type="float">
            <text:p>6.92574</text:p>
          </table:table-cell>
        </table:table-row>
        <table:table-row table:style-name="ro1">
          <table:table-cell office:value-type="float" office:value="5632" calcext:value-type="float">
            <text:p>5632</text:p>
          </table:table-cell>
          <table:table-cell office:value-type="float" office:value="2.51622" calcext:value-type="float">
            <text:p>2.51622</text:p>
          </table:table-cell>
        </table:table-row>
        <table:table-row table:style-name="ro1">
          <table:table-cell office:value-type="float" office:value="5696" calcext:value-type="float">
            <text:p>5696</text:p>
          </table:table-cell>
          <table:table-cell office:value-type="float" office:value="7.80803" calcext:value-type="float">
            <text:p>7.80803</text:p>
          </table:table-cell>
        </table:table-row>
        <table:table-row table:style-name="ro1">
          <table:table-cell office:value-type="float" office:value="5760" calcext:value-type="float">
            <text:p>5760</text:p>
          </table:table-cell>
          <table:table-cell office:value-type="float" office:value="19.8455" calcext:value-type="float">
            <text:p>19.8455</text:p>
          </table:table-cell>
        </table:table-row>
        <table:table-row table:style-name="ro1">
          <table:table-cell office:value-type="float" office:value="5824" calcext:value-type="float">
            <text:p>5824</text:p>
          </table:table-cell>
          <table:table-cell office:value-type="float" office:value="8.93763" calcext:value-type="float">
            <text:p>8.93763</text:p>
          </table:table-cell>
        </table:table-row>
        <table:table-row table:style-name="ro1">
          <table:table-cell office:value-type="float" office:value="5888" calcext:value-type="float">
            <text:p>5888</text:p>
          </table:table-cell>
          <table:table-cell office:value-type="float" office:value="17.0628" calcext:value-type="float">
            <text:p>17.0628</text:p>
          </table:table-cell>
        </table:table-row>
        <table:table-row table:style-name="ro1">
          <table:table-cell office:value-type="float" office:value="5952" calcext:value-type="float">
            <text:p>5952</text:p>
          </table:table-cell>
          <table:table-cell office:value-type="float" office:value="14.021" calcext:value-type="float">
            <text:p>14.021</text:p>
          </table:table-cell>
        </table:table-row>
        <table:table-row table:style-name="ro1">
          <table:table-cell office:value-type="float" office:value="6016" calcext:value-type="float">
            <text:p>6016</text:p>
          </table:table-cell>
          <table:table-cell office:value-type="float" office:value="20.6601" calcext:value-type="float">
            <text:p>20.6601</text:p>
          </table:table-cell>
        </table:table-row>
        <table:table-row table:style-name="ro1">
          <table:table-cell office:value-type="float" office:value="6080" calcext:value-type="float">
            <text:p>6080</text:p>
          </table:table-cell>
          <table:table-cell office:value-type="float" office:value="28.4592" calcext:value-type="float">
            <text:p>28.4592</text:p>
          </table:table-cell>
        </table:table-row>
        <table:table-row table:style-name="ro1">
          <table:table-cell office:value-type="float" office:value="6144" calcext:value-type="float">
            <text:p>6144</text:p>
          </table:table-cell>
          <table:table-cell office:value-type="float" office:value="0.47607" calcext:value-type="float">
            <text:p>0.47607</text:p>
          </table:table-cell>
        </table:table-row>
        <table:table-row table:style-name="ro1">
          <table:table-cell office:value-type="float" office:value="6208" calcext:value-type="float">
            <text:p>6208</text:p>
          </table:table-cell>
          <table:table-cell office:value-type="float" office:value="0.875592" calcext:value-type="float">
            <text:p>0.875592</text:p>
          </table:table-cell>
        </table:table-row>
        <table:table-row table:style-name="ro1">
          <table:table-cell office:value-type="float" office:value="6272" calcext:value-type="float">
            <text:p>6272</text:p>
          </table:table-cell>
          <table:table-cell office:value-type="float" office:value="20.5664" calcext:value-type="float">
            <text:p>20.5664</text:p>
          </table:table-cell>
        </table:table-row>
        <table:table-row table:style-name="ro1">
          <table:table-cell office:value-type="float" office:value="6336" calcext:value-type="float">
            <text:p>6336</text:p>
          </table:table-cell>
          <table:table-cell office:value-type="float" office:value="19.5036" calcext:value-type="float">
            <text:p>19.5036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9.6519" calcext:value-type="float">
            <text:p>19.6519</text:p>
          </table:table-cell>
        </table:table-row>
        <table:table-row table:style-name="ro1">
          <table:table-cell office:value-type="float" office:value="6464" calcext:value-type="float">
            <text:p>6464</text:p>
          </table:table-cell>
          <table:table-cell office:value-type="float" office:value="21.8017" calcext:value-type="float">
            <text:p>21.8017</text:p>
          </table:table-cell>
        </table:table-row>
        <table:table-row table:style-name="ro1">
          <table:table-cell office:value-type="float" office:value="6528" calcext:value-type="float">
            <text:p>6528</text:p>
          </table:table-cell>
          <table:table-cell office:value-type="float" office:value="37.9615" calcext:value-type="float">
            <text:p>37.9615</text:p>
          </table:table-cell>
        </table:table-row>
        <table:table-row table:style-name="ro1">
          <table:table-cell office:value-type="float" office:value="6592" calcext:value-type="float">
            <text:p>6592</text:p>
          </table:table-cell>
          <table:table-cell office:value-type="float" office:value="18.665" calcext:value-type="float">
            <text:p>18.665</text:p>
          </table:table-cell>
        </table:table-row>
        <table:table-row table:style-name="ro1">
          <table:table-cell office:value-type="float" office:value="6656" calcext:value-type="float">
            <text:p>6656</text:p>
          </table:table-cell>
          <table:table-cell office:value-type="float" office:value="41.3868" calcext:value-type="float">
            <text:p>41.3868</text:p>
          </table:table-cell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float" office:value="29.7831" calcext:value-type="float">
            <text:p>29.7831</text:p>
          </table:table-cell>
        </table:table-row>
        <table:table-row table:style-name="ro1">
          <table:table-cell office:value-type="float" office:value="6784" calcext:value-type="float">
            <text:p>6784</text:p>
          </table:table-cell>
          <table:table-cell office:value-type="float" office:value="17.8496" calcext:value-type="float">
            <text:p>17.8496</text:p>
          </table:table-cell>
        </table:table-row>
        <table:table-row table:style-name="ro1">
          <table:table-cell office:value-type="float" office:value="6848" calcext:value-type="float">
            <text:p>6848</text:p>
          </table:table-cell>
          <table:table-cell office:value-type="float" office:value="19.6076" calcext:value-type="float">
            <text:p>19.6076</text:p>
          </table:table-cell>
        </table:table-row>
        <table:table-row table:style-name="ro1">
          <table:table-cell office:value-type="float" office:value="6912" calcext:value-type="float">
            <text:p>6912</text:p>
          </table:table-cell>
          <table:table-cell office:value-type="float" office:value="20.2552" calcext:value-type="float">
            <text:p>20.2552</text:p>
          </table:table-cell>
        </table:table-row>
        <table:table-row table:style-name="ro1">
          <table:table-cell office:value-type="float" office:value="6976" calcext:value-type="float">
            <text:p>6976</text:p>
          </table:table-cell>
          <table:table-cell office:value-type="float" office:value="35.2334" calcext:value-type="float">
            <text:p>35.2334</text:p>
          </table:table-cell>
        </table:table-row>
        <table:table-row table:style-name="ro1">
          <table:table-cell office:value-type="float" office:value="7040" calcext:value-type="float">
            <text:p>7040</text:p>
          </table:table-cell>
          <table:table-cell office:value-type="float" office:value="34.2161" calcext:value-type="float">
            <text:p>34.2161</text:p>
          </table:table-cell>
        </table:table-row>
        <table:table-row table:style-name="ro1">
          <table:table-cell office:value-type="float" office:value="7104" calcext:value-type="float">
            <text:p>7104</text:p>
          </table:table-cell>
          <table:table-cell office:value-type="float" office:value="25.5491" calcext:value-type="float">
            <text:p>25.5491</text:p>
          </table:table-cell>
        </table:table-row>
        <table:table-row table:style-name="ro1">
          <table:table-cell office:value-type="float" office:value="7168" calcext:value-type="float">
            <text:p>7168</text:p>
          </table:table-cell>
          <table:table-cell office:value-type="float" office:value="24.5118" calcext:value-type="float">
            <text:p>24.5118</text:p>
          </table:table-cell>
        </table:table-row>
        <table:table-row table:style-name="ro1">
          <table:table-cell office:value-type="float" office:value="7232" calcext:value-type="float">
            <text:p>7232</text:p>
          </table:table-cell>
          <table:table-cell office:value-type="float" office:value="17.6661" calcext:value-type="float">
            <text:p>17.6661</text:p>
          </table:table-cell>
        </table:table-row>
        <table:table-row table:style-name="ro1">
          <table:table-cell office:value-type="float" office:value="7296" calcext:value-type="float">
            <text:p>7296</text:p>
          </table:table-cell>
          <table:table-cell office:value-type="float" office:value="41.6778" calcext:value-type="float">
            <text:p>41.6778</text:p>
          </table:table-cell>
        </table:table-row>
        <table:table-row table:style-name="ro1">
          <table:table-cell office:value-type="float" office:value="7360" calcext:value-type="float">
            <text:p>7360</text:p>
          </table:table-cell>
          <table:table-cell office:value-type="float" office:value="29.3251" calcext:value-type="float">
            <text:p>29.3251</text:p>
          </table:table-cell>
        </table:table-row>
        <table:table-row table:style-name="ro1">
          <table:table-cell office:value-type="float" office:value="7424" calcext:value-type="float">
            <text:p>7424</text:p>
          </table:table-cell>
          <table:table-cell office:value-type="float" office:value="31.8645" calcext:value-type="float">
            <text:p>31.8645</text:p>
          </table:table-cell>
        </table:table-row>
        <table:table-row table:style-name="ro1">
          <table:table-cell office:value-type="float" office:value="7488" calcext:value-type="float">
            <text:p>7488</text:p>
          </table:table-cell>
          <table:table-cell office:value-type="float" office:value="29.8039" calcext:value-type="float">
            <text:p>29.8039</text:p>
          </table:table-cell>
        </table:table-row>
        <table:table-row table:style-name="ro1">
          <table:table-cell office:value-type="float" office:value="7552" calcext:value-type="float">
            <text:p>7552</text:p>
          </table:table-cell>
          <table:table-cell office:value-type="float" office:value="36.2507" calcext:value-type="float">
            <text:p>36.2507</text:p>
          </table:table-cell>
        </table:table-row>
        <table:table-row table:style-name="ro1">
          <table:table-cell office:value-type="float" office:value="7616" calcext:value-type="float">
            <text:p>7616</text:p>
          </table:table-cell>
          <table:table-cell office:value-type="float" office:value="34.3806" calcext:value-type="float">
            <text:p>34.3806</text:p>
          </table:table-cell>
        </table:table-row>
        <table:table-row table:style-name="ro1">
          <table:table-cell office:value-type="float" office:value="7680" calcext:value-type="float">
            <text:p>7680</text:p>
          </table:table-cell>
          <table:table-cell office:value-type="float" office:value="37.6119" calcext:value-type="float">
            <text:p>37.6119</text:p>
          </table:table-cell>
        </table:table-row>
        <table:table-row table:style-name="ro1">
          <table:table-cell office:value-type="float" office:value="7744" calcext:value-type="float">
            <text:p>7744</text:p>
          </table:table-cell>
          <table:table-cell office:value-type="float" office:value="26.0962" calcext:value-type="float">
            <text:p>26.0962</text:p>
          </table:table-cell>
        </table:table-row>
        <table:table-row table:style-name="ro1">
          <table:table-cell office:value-type="float" office:value="7808" calcext:value-type="float">
            <text:p>7808</text:p>
          </table:table-cell>
          <table:table-cell office:value-type="float" office:value="43.3181" calcext:value-type="float">
            <text:p>43.3181</text:p>
          </table:table-cell>
        </table:table-row>
        <table:table-row table:style-name="ro1">
          <table:table-cell office:value-type="float" office:value="7872" calcext:value-type="float">
            <text:p>7872</text:p>
          </table:table-cell>
          <table:table-cell office:value-type="float" office:value="24.6746" calcext:value-type="float">
            <text:p>24.6746</text:p>
          </table:table-cell>
        </table:table-row>
        <table:table-row table:style-name="ro1">
          <table:table-cell office:value-type="float" office:value="7936" calcext:value-type="float">
            <text:p>7936</text:p>
          </table:table-cell>
          <table:table-cell office:value-type="float" office:value="40.117" calcext:value-type="float">
            <text:p>40.117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33.9781" calcext:value-type="float">
            <text:p>33.9781</text:p>
          </table:table-cell>
        </table:table-row>
        <table:table-row table:style-name="ro1">
          <table:table-cell office:value-type="float" office:value="8064" calcext:value-type="float">
            <text:p>8064</text:p>
          </table:table-cell>
          <table:table-cell office:value-type="float" office:value="23.1337" calcext:value-type="float">
            <text:p>23.1337</text:p>
          </table:table-cell>
        </table:table-row>
        <table:table-row table:style-name="ro1">
          <table:table-cell office:value-type="float" office:value="8128" calcext:value-type="float">
            <text:p>8128</text:p>
          </table:table-cell>
          <table:table-cell office:value-type="float" office:value="40.593" calcext:value-type="float">
            <text:p>40.593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34.8536" calcext:value-type="float">
            <text:p>34.8536</text:p>
          </table:table-cell>
        </table:table-row>
        <table:table-row table:style-name="ro1">
          <table:table-cell office:value-type="float" office:value="8256" calcext:value-type="float">
            <text:p>8256</text:p>
          </table:table-cell>
          <table:table-cell office:value-type="float" office:value="43.6999" calcext:value-type="float">
            <text:p>43.6999</text:p>
          </table:table-cell>
        </table:table-row>
        <table:table-row table:style-name="ro1">
          <table:table-cell office:value-type="float" office:value="8320" calcext:value-type="float">
            <text:p>8320</text:p>
          </table:table-cell>
          <table:table-cell office:value-type="float" office:value="30.0965" calcext:value-type="float">
            <text:p>30.0965</text:p>
          </table:table-cell>
        </table:table-row>
        <table:table-row table:style-name="ro1">
          <table:table-cell office:value-type="float" office:value="8384" calcext:value-type="float">
            <text:p>8384</text:p>
          </table:table-cell>
          <table:table-cell office:value-type="float" office:value="24.5054" calcext:value-type="float">
            <text:p>24.5054</text:p>
          </table:table-cell>
        </table:table-row>
        <table:table-row table:style-name="ro1">
          <table:table-cell office:value-type="float" office:value="8448" calcext:value-type="float">
            <text:p>8448</text:p>
          </table:table-cell>
          <table:table-cell office:value-type="float" office:value="20.5016" calcext:value-type="float">
            <text:p>20.5016</text:p>
          </table:table-cell>
        </table:table-row>
        <table:table-row table:style-name="ro1">
          <table:table-cell office:value-type="float" office:value="8512" calcext:value-type="float">
            <text:p>8512</text:p>
          </table:table-cell>
          <table:table-cell office:value-type="float" office:value="23.0579" calcext:value-type="float">
            <text:p>23.0579</text:p>
          </table:table-cell>
        </table:table-row>
        <table:table-row table:style-name="ro1">
          <table:table-cell office:value-type="float" office:value="8576" calcext:value-type="float">
            <text:p>8576</text:p>
          </table:table-cell>
          <table:table-cell office:value-type="float" office:value="28.1703" calcext:value-type="float">
            <text:p>28.1703</text:p>
          </table:table-cell>
        </table:table-row>
        <table:table-row table:style-name="ro1">
          <table:table-cell office:value-type="float" office:value="8640" calcext:value-type="float">
            <text:p>8640</text:p>
          </table:table-cell>
          <table:table-cell office:value-type="float" office:value="16.8883" calcext:value-type="float">
            <text:p>16.8883</text:p>
          </table:table-cell>
        </table:table-row>
        <table:table-row table:style-name="ro1">
          <table:table-cell office:value-type="float" office:value="8704" calcext:value-type="float">
            <text:p>8704</text:p>
          </table:table-cell>
          <table:table-cell office:value-type="float" office:value="37.8409" calcext:value-type="float">
            <text:p>37.8409</text:p>
          </table:table-cell>
        </table:table-row>
        <table:table-row table:style-name="ro1">
          <table:table-cell office:value-type="float" office:value="8768" calcext:value-type="float">
            <text:p>8768</text:p>
          </table:table-cell>
          <table:table-cell office:value-type="float" office:value="31.0198" calcext:value-type="float">
            <text:p>31.0198</text:p>
          </table:table-cell>
        </table:table-row>
        <table:table-row table:style-name="ro1">
          <table:table-cell office:value-type="float" office:value="8832" calcext:value-type="float">
            <text:p>8832</text:p>
          </table:table-cell>
          <table:table-cell office:value-type="float" office:value="21.4958" calcext:value-type="float">
            <text:p>21.4958</text:p>
          </table:table-cell>
        </table:table-row>
        <table:table-row table:style-name="ro1">
          <table:table-cell office:value-type="float" office:value="8896" calcext:value-type="float">
            <text:p>8896</text:p>
          </table:table-cell>
          <table:table-cell office:value-type="float" office:value="43.096" calcext:value-type="float">
            <text:p>43.096</text:p>
          </table:table-cell>
        </table:table-row>
        <table:table-row table:style-name="ro1">
          <table:table-cell office:value-type="float" office:value="8960" calcext:value-type="float">
            <text:p>8960</text:p>
          </table:table-cell>
          <table:table-cell office:value-type="float" office:value="21.2531" calcext:value-type="float">
            <text:p>21.2531</text:p>
          </table:table-cell>
        </table:table-row>
        <table:table-row table:style-name="ro1">
          <table:table-cell office:value-type="float" office:value="9024" calcext:value-type="float">
            <text:p>9024</text:p>
          </table:table-cell>
          <table:table-cell office:value-type="float" office:value="40.7118" calcext:value-type="float">
            <text:p>40.7118</text:p>
          </table:table-cell>
        </table:table-row>
        <table:table-row table:style-name="ro1">
          <table:table-cell office:value-type="float" office:value="9088" calcext:value-type="float">
            <text:p>9088</text:p>
          </table:table-cell>
          <table:table-cell office:value-type="float" office:value="23.6451" calcext:value-type="float">
            <text:p>23.6451</text:p>
          </table:table-cell>
        </table:table-row>
        <table:table-row table:style-name="ro1">
          <table:table-cell office:value-type="float" office:value="9152" calcext:value-type="float">
            <text:p>9152</text:p>
          </table:table-cell>
          <table:table-cell office:value-type="float" office:value="30.7648" calcext:value-type="float">
            <text:p>30.7648</text:p>
          </table:table-cell>
        </table:table-row>
        <table:table-row table:style-name="ro1">
          <table:table-cell office:value-type="float" office:value="9216" calcext:value-type="float">
            <text:p>9216</text:p>
          </table:table-cell>
          <table:table-cell office:value-type="float" office:value="43.3778" calcext:value-type="float">
            <text:p>43.3778</text:p>
          </table:table-cell>
        </table:table-row>
        <table:table-row table:style-name="ro1">
          <table:table-cell office:value-type="float" office:value="9280" calcext:value-type="float">
            <text:p>9280</text:p>
          </table:table-cell>
          <table:table-cell office:value-type="float" office:value="20.3228" calcext:value-type="float">
            <text:p>20.3228</text:p>
          </table:table-cell>
        </table:table-row>
        <table:table-row table:style-name="ro1">
          <table:table-cell office:value-type="float" office:value="9344" calcext:value-type="float">
            <text:p>9344</text:p>
          </table:table-cell>
          <table:table-cell office:value-type="float" office:value="15.0898" calcext:value-type="float">
            <text:p>15.0898</text:p>
          </table:table-cell>
        </table:table-row>
        <table:table-row table:style-name="ro1">
          <table:table-cell office:value-type="float" office:value="9408" calcext:value-type="float">
            <text:p>9408</text:p>
          </table:table-cell>
          <table:table-cell office:value-type="float" office:value="30.2422" calcext:value-type="float">
            <text:p>30.2422</text:p>
          </table:table-cell>
        </table:table-row>
        <table:table-row table:style-name="ro1">
          <table:table-cell office:value-type="float" office:value="9472" calcext:value-type="float">
            <text:p>9472</text:p>
          </table:table-cell>
          <table:table-cell office:value-type="float" office:value="35.1267" calcext:value-type="float">
            <text:p>35.1267</text:p>
          </table:table-cell>
        </table:table-row>
        <table:table-row table:style-name="ro1">
          <table:table-cell office:value-type="float" office:value="9536" calcext:value-type="float">
            <text:p>9536</text:p>
          </table:table-cell>
          <table:table-cell office:value-type="float" office:value="36.3404" calcext:value-type="float">
            <text:p>36.3404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19.6227" calcext:value-type="float">
            <text:p>19.6227</text:p>
          </table:table-cell>
        </table:table-row>
        <table:table-row table:style-name="ro1">
          <table:table-cell office:value-type="float" office:value="9664" calcext:value-type="float">
            <text:p>9664</text:p>
          </table:table-cell>
          <table:table-cell office:value-type="float" office:value="27.7384" calcext:value-type="float">
            <text:p>27.7384</text:p>
          </table:table-cell>
        </table:table-row>
        <table:table-row table:style-name="ro1">
          <table:table-cell office:value-type="float" office:value="9728" calcext:value-type="float">
            <text:p>9728</text:p>
          </table:table-cell>
          <table:table-cell office:value-type="float" office:value="17.4365" calcext:value-type="float">
            <text:p>17.4365</text:p>
          </table:table-cell>
        </table:table-row>
        <table:table-row table:style-name="ro1">
          <table:table-cell office:value-type="float" office:value="9792" calcext:value-type="float">
            <text:p>9792</text:p>
          </table:table-cell>
          <table:table-cell office:value-type="float" office:value="17.9407" calcext:value-type="float">
            <text:p>17.9407</text:p>
          </table:table-cell>
        </table:table-row>
        <table:table-row table:style-name="ro1">
          <table:table-cell office:value-type="float" office:value="9856" calcext:value-type="float">
            <text:p>9856</text:p>
          </table:table-cell>
          <table:table-cell office:value-type="float" office:value="37.4129" calcext:value-type="float">
            <text:p>37.4129</text:p>
          </table:table-cell>
        </table:table-row>
        <table:table-row table:style-name="ro1">
          <table:table-cell office:value-type="float" office:value="9920" calcext:value-type="float">
            <text:p>9920</text:p>
          </table:table-cell>
          <table:table-cell office:value-type="float" office:value="42.5534" calcext:value-type="float">
            <text:p>42.5534</text:p>
          </table:table-cell>
        </table:table-row>
        <table:table-row table:style-name="ro1">
          <table:table-cell office:value-type="float" office:value="9984" calcext:value-type="float">
            <text:p>9984</text:p>
          </table:table-cell>
          <table:table-cell office:value-type="float" office:value="36.9188" calcext:value-type="float">
            <text:p>36.9188</text:p>
          </table:table-cell>
        </table:table-row>
        <table:table-row table:style-name="ro1">
          <table:table-cell office:value-type="float" office:value="10048" calcext:value-type="float">
            <text:p>10048</text:p>
          </table:table-cell>
          <table:table-cell office:value-type="float" office:value="15.5465" calcext:value-type="float">
            <text:p>15.5465</text:p>
          </table:table-cell>
        </table:table-row>
        <table:table-row table:style-name="ro1">
          <table:table-cell office:value-type="float" office:value="10112" calcext:value-type="float">
            <text:p>10112</text:p>
          </table:table-cell>
          <table:table-cell office:value-type="float" office:value="38.1463" calcext:value-type="float">
            <text:p>38.1463</text:p>
          </table:table-cell>
        </table:table-row>
        <table:table-row table:style-name="ro1">
          <table:table-cell office:value-type="float" office:value="10176" calcext:value-type="float">
            <text:p>10176</text:p>
          </table:table-cell>
          <table:table-cell office:value-type="float" office:value="26.7723" calcext:value-type="float">
            <text:p>26.7723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44.2463" calcext:value-type="float">
            <text:p>44.2463</text:p>
          </table:table-cell>
        </table:table-row>
        <table:table-row table:style-name="ro1">
          <table:table-cell office:value-type="float" office:value="10304" calcext:value-type="float">
            <text:p>10304</text:p>
          </table:table-cell>
          <table:table-cell office:value-type="float" office:value="23.2427" calcext:value-type="float">
            <text:p>23.2427</text:p>
          </table:table-cell>
        </table:table-row>
        <table:table-row table:style-name="ro1">
          <table:table-cell office:value-type="float" office:value="10368" calcext:value-type="float">
            <text:p>10368</text:p>
          </table:table-cell>
          <table:table-cell office:value-type="float" office:value="36.2776" calcext:value-type="float">
            <text:p>36.2776</text:p>
          </table:table-cell>
        </table:table-row>
        <table:table-row table:style-name="ro1">
          <table:table-cell office:value-type="float" office:value="10432" calcext:value-type="float">
            <text:p>10432</text:p>
          </table:table-cell>
          <table:table-cell office:value-type="float" office:value="19.7478" calcext:value-type="float">
            <text:p>19.7478</text:p>
          </table:table-cell>
        </table:table-row>
        <table:table-row table:style-name="ro1">
          <table:table-cell office:value-type="float" office:value="10496" calcext:value-type="float">
            <text:p>10496</text:p>
          </table:table-cell>
          <table:table-cell office:value-type="float" office:value="31.3004" calcext:value-type="float">
            <text:p>31.3004</text:p>
          </table:table-cell>
        </table:table-row>
        <table:table-row table:style-name="ro1">
          <table:table-cell office:value-type="float" office:value="10560" calcext:value-type="float">
            <text:p>10560</text:p>
          </table:table-cell>
          <table:table-cell office:value-type="float" office:value="19.4478" calcext:value-type="float">
            <text:p>19.4478</text:p>
          </table:table-cell>
        </table:table-row>
        <table:table-row table:style-name="ro1">
          <table:table-cell office:value-type="float" office:value="10624" calcext:value-type="float">
            <text:p>10624</text:p>
          </table:table-cell>
          <table:table-cell office:value-type="float" office:value="21.636" calcext:value-type="float">
            <text:p>21.636</text:p>
          </table:table-cell>
        </table:table-row>
        <table:table-row table:style-name="ro1">
          <table:table-cell office:value-type="float" office:value="10688" calcext:value-type="float">
            <text:p>10688</text:p>
          </table:table-cell>
          <table:table-cell office:value-type="float" office:value="24.1412" calcext:value-type="float">
            <text:p>24.1412</text:p>
          </table:table-cell>
        </table:table-row>
        <table:table-row table:style-name="ro1">
          <table:table-cell office:value-type="float" office:value="10752" calcext:value-type="float">
            <text:p>10752</text:p>
          </table:table-cell>
          <table:table-cell office:value-type="float" office:value="35.4675" calcext:value-type="float">
            <text:p>35.4675</text:p>
          </table:table-cell>
        </table:table-row>
        <table:table-row table:style-name="ro1">
          <table:table-cell office:value-type="float" office:value="10816" calcext:value-type="float">
            <text:p>10816</text:p>
          </table:table-cell>
          <table:table-cell office:value-type="float" office:value="28.1318" calcext:value-type="float">
            <text:p>28.1318</text:p>
          </table:table-cell>
        </table:table-row>
        <table:table-row table:style-name="ro1">
          <table:table-cell office:value-type="float" office:value="10880" calcext:value-type="float">
            <text:p>10880</text:p>
          </table:table-cell>
          <table:table-cell office:value-type="float" office:value="22.2371" calcext:value-type="float">
            <text:p>22.2371</text:p>
          </table:table-cell>
        </table:table-row>
        <table:table-row table:style-name="ro1">
          <table:table-cell office:value-type="float" office:value="10944" calcext:value-type="float">
            <text:p>10944</text:p>
          </table:table-cell>
          <table:table-cell office:value-type="float" office:value="41.7205" calcext:value-type="float">
            <text:p>41.7205</text:p>
          </table:table-cell>
        </table:table-row>
        <table:table-row table:style-name="ro1">
          <table:table-cell office:value-type="float" office:value="11008" calcext:value-type="float">
            <text:p>11008</text:p>
          </table:table-cell>
          <table:table-cell office:value-type="float" office:value="23.8435" calcext:value-type="float">
            <text:p>23.8435</text:p>
          </table:table-cell>
        </table:table-row>
        <table:table-row table:style-name="ro1">
          <table:table-cell office:value-type="float" office:value="11072" calcext:value-type="float">
            <text:p>11072</text:p>
          </table:table-cell>
          <table:table-cell office:value-type="float" office:value="30.8821" calcext:value-type="float">
            <text:p>30.8821</text:p>
          </table:table-cell>
        </table:table-row>
        <table:table-row table:style-name="ro1">
          <table:table-cell office:value-type="float" office:value="11136" calcext:value-type="float">
            <text:p>11136</text:p>
          </table:table-cell>
          <table:table-cell office:value-type="float" office:value="27.4852" calcext:value-type="float">
            <text:p>27.4852</text:p>
          </table:table-cell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22.2212" calcext:value-type="float">
            <text:p>22.2212</text:p>
          </table:table-cell>
        </table:table-row>
        <table:table-row table:style-name="ro1">
          <table:table-cell office:value-type="float" office:value="11264" calcext:value-type="float">
            <text:p>11264</text:p>
          </table:table-cell>
          <table:table-cell office:value-type="float" office:value="36.2048" calcext:value-type="float">
            <text:p>36.2048</text:p>
          </table:table-cell>
        </table:table-row>
        <table:table-row table:style-name="ro1">
          <table:table-cell office:value-type="float" office:value="11328" calcext:value-type="float">
            <text:p>11328</text:p>
          </table:table-cell>
          <table:table-cell office:value-type="float" office:value="27.5749" calcext:value-type="float">
            <text:p>27.5749</text:p>
          </table:table-cell>
        </table:table-row>
        <table:table-row table:style-name="ro1">
          <table:table-cell office:value-type="float" office:value="11392" calcext:value-type="float">
            <text:p>11392</text:p>
          </table:table-cell>
          <table:table-cell office:value-type="float" office:value="37.4633" calcext:value-type="float">
            <text:p>37.4633</text:p>
          </table:table-cell>
        </table:table-row>
        <table:table-row table:style-name="ro1">
          <table:table-cell office:value-type="float" office:value="11456" calcext:value-type="float">
            <text:p>11456</text:p>
          </table:table-cell>
          <table:table-cell office:value-type="float" office:value="26.3314" calcext:value-type="float">
            <text:p>26.3314</text:p>
          </table:table-cell>
        </table:table-row>
        <table:table-row table:style-name="ro1">
          <table:table-cell office:value-type="float" office:value="11520" calcext:value-type="float">
            <text:p>11520</text:p>
          </table:table-cell>
          <table:table-cell office:value-type="float" office:value="18.9152" calcext:value-type="float">
            <text:p>18.9152</text:p>
          </table:table-cell>
        </table:table-row>
        <table:table-row table:style-name="ro1">
          <table:table-cell office:value-type="float" office:value="11584" calcext:value-type="float">
            <text:p>11584</text:p>
          </table:table-cell>
          <table:table-cell office:value-type="float" office:value="42.0859" calcext:value-type="float">
            <text:p>42.0859</text:p>
          </table:table-cell>
        </table:table-row>
        <table:table-row table:style-name="ro1">
          <table:table-cell office:value-type="float" office:value="11648" calcext:value-type="float">
            <text:p>11648</text:p>
          </table:table-cell>
          <table:table-cell office:value-type="float" office:value="39.0697" calcext:value-type="float">
            <text:p>39.0697</text:p>
          </table:table-cell>
        </table:table-row>
        <table:table-row table:style-name="ro1">
          <table:table-cell office:value-type="float" office:value="11712" calcext:value-type="float">
            <text:p>11712</text:p>
          </table:table-cell>
          <table:table-cell office:value-type="float" office:value="21.3515" calcext:value-type="float">
            <text:p>21.3515</text:p>
          </table:table-cell>
        </table:table-row>
        <table:table-row table:style-name="ro1">
          <table:table-cell office:value-type="float" office:value="11776" calcext:value-type="float">
            <text:p>11776</text:p>
          </table:table-cell>
          <table:table-cell office:value-type="float" office:value="15.0265" calcext:value-type="float">
            <text:p>15.0265</text:p>
          </table:table-cell>
        </table:table-row>
        <table:table-row table:style-name="ro1">
          <table:table-cell office:value-type="float" office:value="11840" calcext:value-type="float">
            <text:p>11840</text:p>
          </table:table-cell>
          <table:table-cell office:value-type="float" office:value="31.4825" calcext:value-type="float">
            <text:p>31.4825</text:p>
          </table:table-cell>
        </table:table-row>
        <table:table-row table:style-name="ro1">
          <table:table-cell office:value-type="float" office:value="11904" calcext:value-type="float">
            <text:p>11904</text:p>
          </table:table-cell>
          <table:table-cell office:value-type="float" office:value="18.9048" calcext:value-type="float">
            <text:p>18.9048</text:p>
          </table:table-cell>
        </table:table-row>
        <table:table-row table:style-name="ro1">
          <table:table-cell office:value-type="float" office:value="11968" calcext:value-type="float">
            <text:p>11968</text:p>
          </table:table-cell>
          <table:table-cell office:value-type="float" office:value="36.9452" calcext:value-type="float">
            <text:p>36.9452</text:p>
          </table:table-cell>
        </table:table-row>
        <table:table-row table:style-name="ro1">
          <table:table-cell office:value-type="float" office:value="12032" calcext:value-type="float">
            <text:p>12032</text:p>
          </table:table-cell>
          <table:table-cell office:value-type="float" office:value="32.0289" calcext:value-type="float">
            <text:p>32.0289</text:p>
          </table:table-cell>
        </table:table-row>
        <table:table-row table:style-name="ro1">
          <table:table-cell office:value-type="float" office:value="12096" calcext:value-type="float">
            <text:p>12096</text:p>
          </table:table-cell>
          <table:table-cell office:value-type="float" office:value="42.051" calcext:value-type="float">
            <text:p>42.051</text:p>
          </table:table-cell>
        </table:table-row>
        <table:table-row table:style-name="ro1">
          <table:table-cell office:value-type="float" office:value="12160" calcext:value-type="float">
            <text:p>12160</text:p>
          </table:table-cell>
          <table:table-cell office:value-type="float" office:value="18.7174" calcext:value-type="float">
            <text:p>18.7174</text:p>
          </table:table-cell>
        </table:table-row>
        <table:table-row table:style-name="ro1">
          <table:table-cell office:value-type="float" office:value="12224" calcext:value-type="float">
            <text:p>12224</text:p>
          </table:table-cell>
          <table:table-cell office:value-type="float" office:value="31.2751" calcext:value-type="float">
            <text:p>31.2751</text:p>
          </table:table-cell>
        </table:table-row>
        <table:table-row table:style-name="ro1">
          <table:table-cell office:value-type="float" office:value="12288" calcext:value-type="float">
            <text:p>12288</text:p>
          </table:table-cell>
          <table:table-cell office:value-type="float" office:value="20.2935" calcext:value-type="float">
            <text:p>20.2935</text:p>
          </table:table-cell>
        </table:table-row>
        <table:table-row table:style-name="ro1">
          <table:table-cell office:value-type="float" office:value="12352" calcext:value-type="float">
            <text:p>12352</text:p>
          </table:table-cell>
          <table:table-cell office:value-type="float" office:value="39.9949" calcext:value-type="float">
            <text:p>39.9949</text:p>
          </table:table-cell>
        </table:table-row>
        <table:table-row table:style-name="ro1">
          <table:table-cell office:value-type="float" office:value="12416" calcext:value-type="float">
            <text:p>12416</text:p>
          </table:table-cell>
          <table:table-cell office:value-type="float" office:value="36.0229" calcext:value-type="float">
            <text:p>36.0229</text:p>
          </table:table-cell>
        </table:table-row>
        <table:table-row table:style-name="ro1">
          <table:table-cell office:value-type="float" office:value="12480" calcext:value-type="float">
            <text:p>12480</text:p>
          </table:table-cell>
          <table:table-cell office:value-type="float" office:value="36.5939" calcext:value-type="float">
            <text:p>36.5939</text:p>
          </table:table-cell>
        </table:table-row>
        <table:table-row table:style-name="ro1">
          <table:table-cell office:value-type="float" office:value="12544" calcext:value-type="float">
            <text:p>12544</text:p>
          </table:table-cell>
          <table:table-cell office:value-type="float" office:value="44.4426" calcext:value-type="float">
            <text:p>44.4426</text:p>
          </table:table-cell>
        </table:table-row>
        <table:table-row table:style-name="ro1">
          <table:table-cell office:value-type="float" office:value="12608" calcext:value-type="float">
            <text:p>12608</text:p>
          </table:table-cell>
          <table:table-cell office:value-type="float" office:value="42.6588" calcext:value-type="float">
            <text:p>42.6588</text:p>
          </table:table-cell>
        </table:table-row>
        <table:table-row table:style-name="ro1">
          <table:table-cell office:value-type="float" office:value="12672" calcext:value-type="float">
            <text:p>12672</text:p>
          </table:table-cell>
          <table:table-cell office:value-type="float" office:value="15.735" calcext:value-type="float">
            <text:p>15.735</text:p>
          </table:table-cell>
        </table:table-row>
        <table:table-row table:style-name="ro1">
          <table:table-cell office:value-type="float" office:value="12736" calcext:value-type="float">
            <text:p>12736</text:p>
          </table:table-cell>
          <table:table-cell office:value-type="float" office:value="34.91" calcext:value-type="float">
            <text:p>34.91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25.7904" calcext:value-type="float">
            <text:p>25.7904</text:p>
          </table:table-cell>
        </table:table-row>
        <table:table-row table:style-name="ro1">
          <table:table-cell office:value-type="float" office:value="12864" calcext:value-type="float">
            <text:p>12864</text:p>
          </table:table-cell>
          <table:table-cell office:value-type="float" office:value="37.972" calcext:value-type="float">
            <text:p>37.972</text:p>
          </table:table-cell>
        </table:table-row>
        <table:table-row table:style-name="ro1">
          <table:table-cell office:value-type="float" office:value="12928" calcext:value-type="float">
            <text:p>12928</text:p>
          </table:table-cell>
          <table:table-cell office:value-type="float" office:value="46.6304" calcext:value-type="float">
            <text:p>46.6304</text:p>
          </table:table-cell>
        </table:table-row>
        <table:table-row table:style-name="ro1">
          <table:table-cell office:value-type="float" office:value="12992" calcext:value-type="float">
            <text:p>12992</text:p>
          </table:table-cell>
          <table:table-cell office:value-type="float" office:value="49.6338" calcext:value-type="float">
            <text:p>49.6338</text:p>
          </table:table-cell>
        </table:table-row>
        <table:table-row table:style-name="ro1">
          <table:table-cell office:value-type="float" office:value="13056" calcext:value-type="float">
            <text:p>13056</text:p>
          </table:table-cell>
          <table:table-cell office:value-type="float" office:value="53.854" calcext:value-type="float">
            <text:p>53.854</text:p>
          </table:table-cell>
        </table:table-row>
        <table:table-row table:style-name="ro1">
          <table:table-cell office:value-type="float" office:value="13120" calcext:value-type="float">
            <text:p>13120</text:p>
          </table:table-cell>
          <table:table-cell office:value-type="float" office:value="59.1155" calcext:value-type="float">
            <text:p>59.1155</text:p>
          </table:table-cell>
        </table:table-row>
        <table:table-row table:style-name="ro1">
          <table:table-cell office:value-type="float" office:value="13184" calcext:value-type="float">
            <text:p>13184</text:p>
          </table:table-cell>
          <table:table-cell office:value-type="float" office:value="56.8549" calcext:value-type="float">
            <text:p>56.8549</text:p>
          </table:table-cell>
        </table:table-row>
        <table:table-row table:style-name="ro1">
          <table:table-cell office:value-type="float" office:value="13248" calcext:value-type="float">
            <text:p>13248</text:p>
          </table:table-cell>
          <table:table-cell office:value-type="float" office:value="45.0588" calcext:value-type="float">
            <text:p>45.0588</text:p>
          </table:table-cell>
        </table:table-row>
        <table:table-row table:style-name="ro1">
          <table:table-cell office:value-type="float" office:value="13312" calcext:value-type="float">
            <text:p>13312</text:p>
          </table:table-cell>
          <table:table-cell office:value-type="float" office:value="41.6902" calcext:value-type="float">
            <text:p>41.6902</text:p>
          </table:table-cell>
        </table:table-row>
        <table:table-row table:style-name="ro1">
          <table:table-cell office:value-type="float" office:value="13376" calcext:value-type="float">
            <text:p>13376</text:p>
          </table:table-cell>
          <table:table-cell office:value-type="float" office:value="49.3181" calcext:value-type="float">
            <text:p>49.3181</text:p>
          </table:table-cell>
        </table:table-row>
        <table:table-row table:style-name="ro1">
          <table:table-cell office:value-type="float" office:value="13440" calcext:value-type="float">
            <text:p>13440</text:p>
          </table:table-cell>
          <table:table-cell office:value-type="float" office:value="56.39" calcext:value-type="float">
            <text:p>56.39</text:p>
          </table:table-cell>
        </table:table-row>
        <table:table-row table:style-name="ro1">
          <table:table-cell office:value-type="float" office:value="13504" calcext:value-type="float">
            <text:p>13504</text:p>
          </table:table-cell>
          <table:table-cell office:value-type="float" office:value="45.6053" calcext:value-type="float">
            <text:p>45.6053</text:p>
          </table:table-cell>
        </table:table-row>
        <table:table-row table:style-name="ro1">
          <table:table-cell office:value-type="float" office:value="13568" calcext:value-type="float">
            <text:p>13568</text:p>
          </table:table-cell>
          <table:table-cell office:value-type="float" office:value="46.4039" calcext:value-type="float">
            <text:p>46.4039</text:p>
          </table:table-cell>
        </table:table-row>
        <table:table-row table:style-name="ro1">
          <table:table-cell office:value-type="float" office:value="13632" calcext:value-type="float">
            <text:p>13632</text:p>
          </table:table-cell>
          <table:table-cell office:value-type="float" office:value="50.4596" calcext:value-type="float">
            <text:p>50.4596</text:p>
          </table:table-cell>
        </table:table-row>
        <table:table-row table:style-name="ro1">
          <table:table-cell office:value-type="float" office:value="13696" calcext:value-type="float">
            <text:p>13696</text:p>
          </table:table-cell>
          <table:table-cell office:value-type="float" office:value="51.9567" calcext:value-type="float">
            <text:p>51.9567</text:p>
          </table:table-cell>
        </table:table-row>
        <table:table-row table:style-name="ro1">
          <table:table-cell office:value-type="float" office:value="13760" calcext:value-type="float">
            <text:p>13760</text:p>
          </table:table-cell>
          <table:table-cell office:value-type="float" office:value="46.4304" calcext:value-type="float">
            <text:p>46.4304</text:p>
          </table:table-cell>
        </table:table-row>
        <table:table-row table:style-name="ro1">
          <table:table-cell office:value-type="float" office:value="13824" calcext:value-type="float">
            <text:p>13824</text:p>
          </table:table-cell>
          <table:table-cell office:value-type="float" office:value="36.9421" calcext:value-type="float">
            <text:p>36.9421</text:p>
          </table:table-cell>
        </table:table-row>
        <table:table-row table:style-name="ro1">
          <table:table-cell office:value-type="float" office:value="13888" calcext:value-type="float">
            <text:p>13888</text:p>
          </table:table-cell>
          <table:table-cell office:value-type="float" office:value="55.8615" calcext:value-type="float">
            <text:p>55.8615</text:p>
          </table:table-cell>
        </table:table-row>
        <table:table-row table:style-name="ro1">
          <table:table-cell office:value-type="float" office:value="13952" calcext:value-type="float">
            <text:p>13952</text:p>
          </table:table-cell>
          <table:table-cell office:value-type="float" office:value="38.3755" calcext:value-type="float">
            <text:p>38.3755</text:p>
          </table:table-cell>
        </table:table-row>
        <table:table-row table:style-name="ro1">
          <table:table-cell office:value-type="float" office:value="14016" calcext:value-type="float">
            <text:p>14016</text:p>
          </table:table-cell>
          <table:table-cell office:value-type="float" office:value="53.9709" calcext:value-type="float">
            <text:p>53.9709</text:p>
          </table:table-cell>
        </table:table-row>
        <table:table-row table:style-name="ro1">
          <table:table-cell office:value-type="float" office:value="14080" calcext:value-type="float">
            <text:p>14080</text:p>
          </table:table-cell>
          <table:table-cell office:value-type="float" office:value="52.9124" calcext:value-type="float">
            <text:p>52.9124</text:p>
          </table:table-cell>
        </table:table-row>
        <table:table-row table:style-name="ro1">
          <table:table-cell office:value-type="float" office:value="14144" calcext:value-type="float">
            <text:p>14144</text:p>
          </table:table-cell>
          <table:table-cell office:value-type="float" office:value="42.0927" calcext:value-type="float">
            <text:p>42.0927</text:p>
          </table:table-cell>
        </table:table-row>
        <table:table-row table:style-name="ro1">
          <table:table-cell office:value-type="float" office:value="14208" calcext:value-type="float">
            <text:p>14208</text:p>
          </table:table-cell>
          <table:table-cell office:value-type="float" office:value="40.2459" calcext:value-type="float">
            <text:p>40.2459</text:p>
          </table:table-cell>
        </table:table-row>
        <table:table-row table:style-name="ro1">
          <table:table-cell office:value-type="float" office:value="14272" calcext:value-type="float">
            <text:p>14272</text:p>
          </table:table-cell>
          <table:table-cell office:value-type="float" office:value="58.2058" calcext:value-type="float">
            <text:p>58.2058</text:p>
          </table:table-cell>
        </table:table-row>
        <table:table-row table:style-name="ro1">
          <table:table-cell office:value-type="float" office:value="14336" calcext:value-type="float">
            <text:p>14336</text:p>
          </table:table-cell>
          <table:table-cell office:value-type="float" office:value="37.0875" calcext:value-type="float">
            <text:p>37.0875</text:p>
          </table:table-cell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31.2687" calcext:value-type="float">
            <text:p>31.2687</text:p>
          </table:table-cell>
        </table:table-row>
        <table:table-row table:style-name="ro1">
          <table:table-cell office:value-type="float" office:value="14464" calcext:value-type="float">
            <text:p>14464</text:p>
          </table:table-cell>
          <table:table-cell office:value-type="float" office:value="49.7996" calcext:value-type="float">
            <text:p>49.7996</text:p>
          </table:table-cell>
        </table:table-row>
        <table:table-row table:style-name="ro1">
          <table:table-cell office:value-type="float" office:value="14528" calcext:value-type="float">
            <text:p>14528</text:p>
          </table:table-cell>
          <table:table-cell office:value-type="float" office:value="36.53" calcext:value-type="float">
            <text:p>36.53</text:p>
          </table:table-cell>
        </table:table-row>
        <table:table-row table:style-name="ro1">
          <table:table-cell office:value-type="float" office:value="14592" calcext:value-type="float">
            <text:p>14592</text:p>
          </table:table-cell>
          <table:table-cell office:value-type="float" office:value="58.9273" calcext:value-type="float">
            <text:p>58.9273</text:p>
          </table:table-cell>
        </table:table-row>
        <table:table-row table:style-name="ro1">
          <table:table-cell office:value-type="float" office:value="14656" calcext:value-type="float">
            <text:p>14656</text:p>
          </table:table-cell>
          <table:table-cell office:value-type="float" office:value="50.5344" calcext:value-type="float">
            <text:p>50.5344</text:p>
          </table:table-cell>
        </table:table-row>
        <table:table-row table:style-name="ro1">
          <table:table-cell office:value-type="float" office:value="14720" calcext:value-type="float">
            <text:p>14720</text:p>
          </table:table-cell>
          <table:table-cell office:value-type="float" office:value="56.4398" calcext:value-type="float">
            <text:p>56.4398</text:p>
          </table:table-cell>
        </table:table-row>
        <table:table-row table:style-name="ro1">
          <table:table-cell office:value-type="float" office:value="14784" calcext:value-type="float">
            <text:p>14784</text:p>
          </table:table-cell>
          <table:table-cell office:value-type="float" office:value="39.7177" calcext:value-type="float">
            <text:p>39.7177</text:p>
          </table:table-cell>
        </table:table-row>
        <table:table-row table:style-name="ro1">
          <table:table-cell office:value-type="float" office:value="14848" calcext:value-type="float">
            <text:p>14848</text:p>
          </table:table-cell>
          <table:table-cell office:value-type="float" office:value="58.5064" calcext:value-type="float">
            <text:p>58.5064</text:p>
          </table:table-cell>
        </table:table-row>
        <table:table-row table:style-name="ro1">
          <table:table-cell office:value-type="float" office:value="14912" calcext:value-type="float">
            <text:p>14912</text:p>
          </table:table-cell>
          <table:table-cell office:value-type="float" office:value="43.0701" calcext:value-type="float">
            <text:p>43.0701</text:p>
          </table:table-cell>
        </table:table-row>
        <table:table-row table:style-name="ro1">
          <table:table-cell office:value-type="float" office:value="14976" calcext:value-type="float">
            <text:p>14976</text:p>
          </table:table-cell>
          <table:table-cell office:value-type="float" office:value="59.3514" calcext:value-type="float">
            <text:p>59.3514</text:p>
          </table:table-cell>
        </table:table-row>
        <table:table-row table:style-name="ro1">
          <table:table-cell office:value-type="float" office:value="15040" calcext:value-type="float">
            <text:p>15040</text:p>
          </table:table-cell>
          <table:table-cell office:value-type="float" office:value="52.3603" calcext:value-type="float">
            <text:p>52.3603</text:p>
          </table:table-cell>
        </table:table-row>
        <table:table-row table:style-name="ro1">
          <table:table-cell office:value-type="float" office:value="15104" calcext:value-type="float">
            <text:p>15104</text:p>
          </table:table-cell>
          <table:table-cell office:value-type="float" office:value="42.1855" calcext:value-type="float">
            <text:p>42.1855</text:p>
          </table:table-cell>
        </table:table-row>
        <table:table-row table:style-name="ro1">
          <table:table-cell office:value-type="float" office:value="15168" calcext:value-type="float">
            <text:p>15168</text:p>
          </table:table-cell>
          <table:table-cell office:value-type="float" office:value="56.2062" calcext:value-type="float">
            <text:p>56.2062</text:p>
          </table:table-cell>
        </table:table-row>
        <table:table-row table:style-name="ro1">
          <table:table-cell office:value-type="float" office:value="15232" calcext:value-type="float">
            <text:p>15232</text:p>
          </table:table-cell>
          <table:table-cell office:value-type="float" office:value="37.4189" calcext:value-type="float">
            <text:p>37.4189</text:p>
          </table:table-cell>
        </table:table-row>
        <table:table-row table:style-name="ro1">
          <table:table-cell office:value-type="float" office:value="15296" calcext:value-type="float">
            <text:p>15296</text:p>
          </table:table-cell>
          <table:table-cell office:value-type="float" office:value="53.8757" calcext:value-type="float">
            <text:p>53.8757</text:p>
          </table:table-cell>
        </table:table-row>
        <table:table-row table:style-name="ro1">
          <table:table-cell office:value-type="float" office:value="15360" calcext:value-type="float">
            <text:p>15360</text:p>
          </table:table-cell>
          <table:table-cell office:value-type="float" office:value="45.5242" calcext:value-type="float">
            <text:p>45.5242</text:p>
          </table:table-cell>
        </table:table-row>
        <table:table-row table:style-name="ro1">
          <table:table-cell office:value-type="float" office:value="15424" calcext:value-type="float">
            <text:p>15424</text:p>
          </table:table-cell>
          <table:table-cell office:value-type="float" office:value="33.8089" calcext:value-type="float">
            <text:p>33.8089</text:p>
          </table:table-cell>
        </table:table-row>
        <table:table-row table:style-name="ro1">
          <table:table-cell office:value-type="float" office:value="15488" calcext:value-type="float">
            <text:p>15488</text:p>
          </table:table-cell>
          <table:table-cell office:value-type="float" office:value="39.4809" calcext:value-type="float">
            <text:p>39.4809</text:p>
          </table:table-cell>
        </table:table-row>
        <table:table-row table:style-name="ro1">
          <table:table-cell office:value-type="float" office:value="15552" calcext:value-type="float">
            <text:p>15552</text:p>
          </table:table-cell>
          <table:table-cell office:value-type="float" office:value="31.928" calcext:value-type="float">
            <text:p>31.928</text:p>
          </table:table-cell>
        </table:table-row>
        <table:table-row table:style-name="ro1">
          <table:table-cell office:value-type="float" office:value="15616" calcext:value-type="float">
            <text:p>15616</text:p>
          </table:table-cell>
          <table:table-cell office:value-type="float" office:value="54.2684" calcext:value-type="float">
            <text:p>54.2684</text:p>
          </table:table-cell>
        </table:table-row>
        <table:table-row table:style-name="ro1">
          <table:table-cell office:value-type="float" office:value="15680" calcext:value-type="float">
            <text:p>15680</text:p>
          </table:table-cell>
          <table:table-cell office:value-type="float" office:value="31.4375" calcext:value-type="float">
            <text:p>31.4375</text:p>
          </table:table-cell>
        </table:table-row>
        <table:table-row table:style-name="ro1">
          <table:table-cell office:value-type="float" office:value="15744" calcext:value-type="float">
            <text:p>15744</text:p>
          </table:table-cell>
          <table:table-cell office:value-type="float" office:value="48.3583" calcext:value-type="float">
            <text:p>48.3583</text:p>
          </table:table-cell>
        </table:table-row>
        <table:table-row table:style-name="ro1">
          <table:table-cell office:value-type="float" office:value="15808" calcext:value-type="float">
            <text:p>15808</text:p>
          </table:table-cell>
          <table:table-cell office:value-type="float" office:value="31.2104" calcext:value-type="float">
            <text:p>31.2104</text:p>
          </table:table-cell>
        </table:table-row>
        <table:table-row table:style-name="ro1">
          <table:table-cell office:value-type="float" office:value="15872" calcext:value-type="float">
            <text:p>15872</text:p>
          </table:table-cell>
          <table:table-cell office:value-type="float" office:value="57.2989" calcext:value-type="float">
            <text:p>57.2989</text:p>
          </table:table-cell>
        </table:table-row>
        <table:table-row table:style-name="ro1">
          <table:table-cell office:value-type="float" office:value="15936" calcext:value-type="float">
            <text:p>15936</text:p>
          </table:table-cell>
          <table:table-cell office:value-type="float" office:value="56.7337" calcext:value-type="float">
            <text:p>56.7337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55.1811" calcext:value-type="float">
            <text:p>55.1811</text:p>
          </table:table-cell>
        </table:table-row>
        <table:table-row table:style-name="ro1">
          <table:table-cell office:value-type="float" office:value="16064" calcext:value-type="float">
            <text:p>16064</text:p>
          </table:table-cell>
          <table:table-cell office:value-type="float" office:value="50.2112" calcext:value-type="float">
            <text:p>50.2112</text:p>
          </table:table-cell>
        </table:table-row>
        <table:table-row table:style-name="ro1">
          <table:table-cell office:value-type="float" office:value="16128" calcext:value-type="float">
            <text:p>16128</text:p>
          </table:table-cell>
          <table:table-cell office:value-type="float" office:value="38.8263" calcext:value-type="float">
            <text:p>38.8263</text:p>
          </table:table-cell>
        </table:table-row>
        <table:table-row table:style-name="ro1">
          <table:table-cell office:value-type="float" office:value="16192" calcext:value-type="float">
            <text:p>16192</text:p>
          </table:table-cell>
          <table:table-cell office:value-type="float" office:value="35.4269" calcext:value-type="float">
            <text:p>35.4269</text:p>
          </table:table-cell>
        </table:table-row>
        <table:table-row table:style-name="ro1">
          <table:table-cell office:value-type="float" office:value="16256" calcext:value-type="float">
            <text:p>16256</text:p>
          </table:table-cell>
          <table:table-cell office:value-type="float" office:value="48.4169" calcext:value-type="float">
            <text:p>48.4169</text:p>
          </table:table-cell>
        </table:table-row>
        <table:table-row table:style-name="ro1">
          <table:table-cell office:value-type="float" office:value="16320" calcext:value-type="float">
            <text:p>16320</text:p>
          </table:table-cell>
          <table:table-cell office:value-type="float" office:value="45.9137" calcext:value-type="float">
            <text:p>45.9137</text:p>
          </table:table-cell>
        </table:table-row>
        <table:table-row table:style-name="ro1">
          <table:table-cell office:value-type="float" office:value="16384" calcext:value-type="float">
            <text:p>16384</text:p>
          </table:table-cell>
          <table:table-cell office:value-type="float" office:value="36.6955" calcext:value-type="float">
            <text:p>36.6955</text:p>
          </table:table-cell>
        </table:table-row>
        <table:table-row table:style-name="ro1">
          <table:table-cell office:value-type="float" office:value="16448" calcext:value-type="float">
            <text:p>16448</text:p>
          </table:table-cell>
          <table:table-cell office:value-type="float" office:value="38.2163" calcext:value-type="float">
            <text:p>38.2163</text:p>
          </table:table-cell>
        </table:table-row>
        <table:table-row table:style-name="ro1">
          <table:table-cell office:value-type="float" office:value="16512" calcext:value-type="float">
            <text:p>16512</text:p>
          </table:table-cell>
          <table:table-cell office:value-type="float" office:value="52.4436" calcext:value-type="float">
            <text:p>52.4436</text:p>
          </table:table-cell>
        </table:table-row>
        <table:table-row table:style-name="ro1">
          <table:table-cell office:value-type="float" office:value="16576" calcext:value-type="float">
            <text:p>16576</text:p>
          </table:table-cell>
          <table:table-cell office:value-type="float" office:value="35.6227" calcext:value-type="float">
            <text:p>35.6227</text:p>
          </table:table-cell>
        </table:table-row>
        <table:table-row table:style-name="ro1">
          <table:table-cell office:value-type="float" office:value="16640" calcext:value-type="float">
            <text:p>16640</text:p>
          </table:table-cell>
          <table:table-cell office:value-type="float" office:value="58.7507" calcext:value-type="float">
            <text:p>58.7507</text:p>
          </table:table-cell>
        </table:table-row>
        <table:table-row table:style-name="ro1">
          <table:table-cell office:value-type="float" office:value="16704" calcext:value-type="float">
            <text:p>16704</text:p>
          </table:table-cell>
          <table:table-cell office:value-type="float" office:value="48.8833" calcext:value-type="float">
            <text:p>48.8833</text:p>
          </table:table-cell>
        </table:table-row>
        <table:table-row table:style-name="ro1">
          <table:table-cell office:value-type="float" office:value="16768" calcext:value-type="float">
            <text:p>16768</text:p>
          </table:table-cell>
          <table:table-cell office:value-type="float" office:value="45.3403" calcext:value-type="float">
            <text:p>45.3403</text:p>
          </table:table-cell>
        </table:table-row>
        <table:table-row table:style-name="ro1">
          <table:table-cell office:value-type="float" office:value="16832" calcext:value-type="float">
            <text:p>16832</text:p>
          </table:table-cell>
          <table:table-cell office:value-type="float" office:value="57.2569" calcext:value-type="float">
            <text:p>57.2569</text:p>
          </table:table-cell>
        </table:table-row>
        <table:table-row table:style-name="ro1">
          <table:table-cell office:value-type="float" office:value="16896" calcext:value-type="float">
            <text:p>16896</text:p>
          </table:table-cell>
          <table:table-cell office:value-type="float" office:value="31.9534" calcext:value-type="float">
            <text:p>31.9534</text:p>
          </table:table-cell>
        </table:table-row>
        <table:table-row table:style-name="ro1">
          <table:table-cell office:value-type="float" office:value="16960" calcext:value-type="float">
            <text:p>16960</text:p>
          </table:table-cell>
          <table:table-cell office:value-type="float" office:value="44.6916" calcext:value-type="float">
            <text:p>44.6916</text:p>
          </table:table-cell>
        </table:table-row>
        <table:table-row table:style-name="ro1">
          <table:table-cell office:value-type="float" office:value="17024" calcext:value-type="float">
            <text:p>17024</text:p>
          </table:table-cell>
          <table:table-cell office:value-type="float" office:value="49.6171" calcext:value-type="float">
            <text:p>49.6171</text:p>
          </table:table-cell>
        </table:table-row>
        <table:table-row table:style-name="ro1">
          <table:table-cell office:value-type="float" office:value="17088" calcext:value-type="float">
            <text:p>17088</text:p>
          </table:table-cell>
          <table:table-cell office:value-type="float" office:value="44.1388" calcext:value-type="float">
            <text:p>44.1388</text:p>
          </table:table-cell>
        </table:table-row>
        <table:table-row table:style-name="ro1">
          <table:table-cell office:value-type="float" office:value="17152" calcext:value-type="float">
            <text:p>17152</text:p>
          </table:table-cell>
          <table:table-cell office:value-type="float" office:value="40.8976" calcext:value-type="float">
            <text:p>40.8976</text:p>
          </table:table-cell>
        </table:table-row>
        <table:table-row table:style-name="ro1">
          <table:table-cell office:value-type="float" office:value="17216" calcext:value-type="float">
            <text:p>17216</text:p>
          </table:table-cell>
          <table:table-cell office:value-type="float" office:value="57.036" calcext:value-type="float">
            <text:p>57.036</text:p>
          </table:table-cell>
        </table:table-row>
        <table:table-row table:style-name="ro1">
          <table:table-cell office:value-type="float" office:value="17280" calcext:value-type="float">
            <text:p>17280</text:p>
          </table:table-cell>
          <table:table-cell office:value-type="float" office:value="38.0144" calcext:value-type="float">
            <text:p>38.0144</text:p>
          </table:table-cell>
        </table:table-row>
        <table:table-row table:style-name="ro1">
          <table:table-cell office:value-type="float" office:value="17344" calcext:value-type="float">
            <text:p>17344</text:p>
          </table:table-cell>
          <table:table-cell office:value-type="float" office:value="56.4218" calcext:value-type="float">
            <text:p>56.4218</text:p>
          </table:table-cell>
        </table:table-row>
        <table:table-row table:style-name="ro1">
          <table:table-cell office:value-type="float" office:value="17408" calcext:value-type="float">
            <text:p>17408</text:p>
          </table:table-cell>
          <table:table-cell office:value-type="float" office:value="30.8448" calcext:value-type="float">
            <text:p>30.8448</text:p>
          </table:table-cell>
        </table:table-row>
        <table:table-row table:style-name="ro1">
          <table:table-cell office:value-type="float" office:value="17472" calcext:value-type="float">
            <text:p>17472</text:p>
          </table:table-cell>
          <table:table-cell office:value-type="float" office:value="47.4952" calcext:value-type="float">
            <text:p>47.4952</text:p>
          </table:table-cell>
        </table:table-row>
        <table:table-row table:style-name="ro1">
          <table:table-cell office:value-type="float" office:value="17536" calcext:value-type="float">
            <text:p>17536</text:p>
          </table:table-cell>
          <table:table-cell office:value-type="float" office:value="58.3497" calcext:value-type="float">
            <text:p>58.3497</text:p>
          </table:table-cell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55.1131" calcext:value-type="float">
            <text:p>55.1131</text:p>
          </table:table-cell>
        </table:table-row>
        <table:table-row table:style-name="ro1">
          <table:table-cell office:value-type="float" office:value="17664" calcext:value-type="float">
            <text:p>17664</text:p>
          </table:table-cell>
          <table:table-cell office:value-type="float" office:value="48.9326" calcext:value-type="float">
            <text:p>48.9326</text:p>
          </table:table-cell>
        </table:table-row>
        <table:table-row table:style-name="ro1">
          <table:table-cell office:value-type="float" office:value="17728" calcext:value-type="float">
            <text:p>17728</text:p>
          </table:table-cell>
          <table:table-cell office:value-type="float" office:value="46.7079" calcext:value-type="float">
            <text:p>46.7079</text:p>
          </table:table-cell>
        </table:table-row>
        <table:table-row table:style-name="ro1">
          <table:table-cell office:value-type="float" office:value="17792" calcext:value-type="float">
            <text:p>17792</text:p>
          </table:table-cell>
          <table:table-cell office:value-type="float" office:value="56.3234" calcext:value-type="float">
            <text:p>56.3234</text:p>
          </table:table-cell>
        </table:table-row>
        <table:table-row table:style-name="ro1">
          <table:table-cell office:value-type="float" office:value="17856" calcext:value-type="float">
            <text:p>17856</text:p>
          </table:table-cell>
          <table:table-cell office:value-type="float" office:value="46.2314" calcext:value-type="float">
            <text:p>46.2314</text:p>
          </table:table-cell>
        </table:table-row>
        <table:table-row table:style-name="ro1">
          <table:table-cell office:value-type="float" office:value="17920" calcext:value-type="float">
            <text:p>17920</text:p>
          </table:table-cell>
          <table:table-cell office:value-type="float" office:value="43.4415" calcext:value-type="float">
            <text:p>43.4415</text:p>
          </table:table-cell>
        </table:table-row>
        <table:table-row table:style-name="ro1">
          <table:table-cell office:value-type="float" office:value="17984" calcext:value-type="float">
            <text:p>17984</text:p>
          </table:table-cell>
          <table:table-cell office:value-type="float" office:value="51.5044" calcext:value-type="float">
            <text:p>51.5044</text:p>
          </table:table-cell>
        </table:table-row>
        <table:table-row table:style-name="ro1">
          <table:table-cell office:value-type="float" office:value="18048" calcext:value-type="float">
            <text:p>18048</text:p>
          </table:table-cell>
          <table:table-cell office:value-type="float" office:value="36.4425" calcext:value-type="float">
            <text:p>36.4425</text:p>
          </table:table-cell>
        </table:table-row>
        <table:table-row table:style-name="ro1">
          <table:table-cell office:value-type="float" office:value="18112" calcext:value-type="float">
            <text:p>18112</text:p>
          </table:table-cell>
          <table:table-cell office:value-type="float" office:value="52.2677" calcext:value-type="float">
            <text:p>52.2677</text:p>
          </table:table-cell>
        </table:table-row>
        <table:table-row table:style-name="ro1">
          <table:table-cell office:value-type="float" office:value="18176" calcext:value-type="float">
            <text:p>18176</text:p>
          </table:table-cell>
          <table:table-cell office:value-type="float" office:value="56.9312" calcext:value-type="float">
            <text:p>56.9312</text:p>
          </table:table-cell>
        </table:table-row>
        <table:table-row table:style-name="ro1">
          <table:table-cell office:value-type="float" office:value="18240" calcext:value-type="float">
            <text:p>18240</text:p>
          </table:table-cell>
          <table:table-cell office:value-type="float" office:value="54.8593" calcext:value-type="float">
            <text:p>54.8593</text:p>
          </table:table-cell>
        </table:table-row>
        <table:table-row table:style-name="ro1">
          <table:table-cell office:value-type="float" office:value="18304" calcext:value-type="float">
            <text:p>18304</text:p>
          </table:table-cell>
          <table:table-cell office:value-type="float" office:value="38.1814" calcext:value-type="float">
            <text:p>38.1814</text:p>
          </table:table-cell>
        </table:table-row>
        <table:table-row table:style-name="ro1">
          <table:table-cell office:value-type="float" office:value="18368" calcext:value-type="float">
            <text:p>18368</text:p>
          </table:table-cell>
          <table:table-cell office:value-type="float" office:value="33.6266" calcext:value-type="float">
            <text:p>33.6266</text:p>
          </table:table-cell>
        </table:table-row>
        <table:table-row table:style-name="ro1">
          <table:table-cell office:value-type="float" office:value="18432" calcext:value-type="float">
            <text:p>18432</text:p>
          </table:table-cell>
          <table:table-cell office:value-type="float" office:value="33.0755" calcext:value-type="float">
            <text:p>33.0755</text:p>
          </table:table-cell>
        </table:table-row>
        <table:table-row table:style-name="ro1">
          <table:table-cell office:value-type="float" office:value="18496" calcext:value-type="float">
            <text:p>18496</text:p>
          </table:table-cell>
          <table:table-cell office:value-type="float" office:value="30.6249" calcext:value-type="float">
            <text:p>30.6249</text:p>
          </table:table-cell>
        </table:table-row>
        <table:table-row table:style-name="ro1">
          <table:table-cell office:value-type="float" office:value="18560" calcext:value-type="float">
            <text:p>18560</text:p>
          </table:table-cell>
          <table:table-cell office:value-type="float" office:value="39.2493" calcext:value-type="float">
            <text:p>39.2493</text:p>
          </table:table-cell>
        </table:table-row>
        <table:table-row table:style-name="ro1">
          <table:table-cell office:value-type="float" office:value="18624" calcext:value-type="float">
            <text:p>18624</text:p>
          </table:table-cell>
          <table:table-cell office:value-type="float" office:value="31.8261" calcext:value-type="float">
            <text:p>31.8261</text:p>
          </table:table-cell>
        </table:table-row>
        <table:table-row table:style-name="ro1">
          <table:table-cell office:value-type="float" office:value="18688" calcext:value-type="float">
            <text:p>18688</text:p>
          </table:table-cell>
          <table:table-cell office:value-type="float" office:value="49.5081" calcext:value-type="float">
            <text:p>49.5081</text:p>
          </table:table-cell>
        </table:table-row>
        <table:table-row table:style-name="ro1">
          <table:table-cell office:value-type="float" office:value="18752" calcext:value-type="float">
            <text:p>18752</text:p>
          </table:table-cell>
          <table:table-cell office:value-type="float" office:value="54.5895" calcext:value-type="float">
            <text:p>54.5895</text:p>
          </table:table-cell>
        </table:table-row>
        <table:table-row table:style-name="ro1">
          <table:table-cell office:value-type="float" office:value="18816" calcext:value-type="float">
            <text:p>18816</text:p>
          </table:table-cell>
          <table:table-cell office:value-type="float" office:value="59.083" calcext:value-type="float">
            <text:p>59.083</text:p>
          </table:table-cell>
        </table:table-row>
        <table:table-row table:style-name="ro1">
          <table:table-cell office:value-type="float" office:value="18880" calcext:value-type="float">
            <text:p>18880</text:p>
          </table:table-cell>
          <table:table-cell office:value-type="float" office:value="51.4613" calcext:value-type="float">
            <text:p>51.4613</text:p>
          </table:table-cell>
        </table:table-row>
        <table:table-row table:style-name="ro1">
          <table:table-cell office:value-type="float" office:value="18944" calcext:value-type="float">
            <text:p>18944</text:p>
          </table:table-cell>
          <table:table-cell office:value-type="float" office:value="39.2809" calcext:value-type="float">
            <text:p>39.2809</text:p>
          </table:table-cell>
        </table:table-row>
        <table:table-row table:style-name="ro1">
          <table:table-cell office:value-type="float" office:value="19008" calcext:value-type="float">
            <text:p>19008</text:p>
          </table:table-cell>
          <table:table-cell office:value-type="float" office:value="48.7" calcext:value-type="float">
            <text:p>48.7</text:p>
          </table:table-cell>
        </table:table-row>
        <table:table-row table:style-name="ro1">
          <table:table-cell office:value-type="float" office:value="19072" calcext:value-type="float">
            <text:p>19072</text:p>
          </table:table-cell>
          <table:table-cell office:value-type="float" office:value="35.6" calcext:value-type="float">
            <text:p>35.6</text:p>
          </table:table-cell>
        </table:table-row>
        <table:table-row table:style-name="ro1">
          <table:table-cell office:value-type="float" office:value="19136" calcext:value-type="float">
            <text:p>19136</text:p>
          </table:table-cell>
          <table:table-cell office:value-type="float" office:value="50.1785" calcext:value-type="float">
            <text:p>50.1785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45.7359" calcext:value-type="float">
            <text:p>45.7359</text:p>
          </table:table-cell>
        </table:table-row>
        <table:table-row table:style-name="ro1">
          <table:table-cell office:value-type="float" office:value="19264" calcext:value-type="float">
            <text:p>19264</text:p>
          </table:table-cell>
          <table:table-cell office:value-type="float" office:value="58.6143" calcext:value-type="float">
            <text:p>58.6143</text:p>
          </table:table-cell>
        </table:table-row>
        <table:table-row table:style-name="ro1">
          <table:table-cell office:value-type="float" office:value="19328" calcext:value-type="float">
            <text:p>19328</text:p>
          </table:table-cell>
          <table:table-cell office:value-type="float" office:value="61.6001" calcext:value-type="float">
            <text:p>61.6001</text:p>
          </table:table-cell>
        </table:table-row>
        <table:table-row table:style-name="ro1">
          <table:table-cell office:value-type="float" office:value="19392" calcext:value-type="float">
            <text:p>19392</text:p>
          </table:table-cell>
          <table:table-cell office:value-type="float" office:value="61.5805" calcext:value-type="float">
            <text:p>61.5805</text:p>
          </table:table-cell>
        </table:table-row>
        <table:table-row table:style-name="ro1">
          <table:table-cell office:value-type="float" office:value="19456" calcext:value-type="float">
            <text:p>19456</text:p>
          </table:table-cell>
          <table:table-cell office:value-type="float" office:value="46.1094" calcext:value-type="float">
            <text:p>46.1094</text:p>
          </table:table-cell>
        </table:table-row>
        <table:table-row table:style-name="ro1">
          <table:table-cell office:value-type="float" office:value="19520" calcext:value-type="float">
            <text:p>19520</text:p>
          </table:table-cell>
          <table:table-cell office:value-type="float" office:value="59.9497" calcext:value-type="float">
            <text:p>59.9497</text:p>
          </table:table-cell>
        </table:table-row>
        <table:table-row table:style-name="ro1">
          <table:table-cell office:value-type="float" office:value="19584" calcext:value-type="float">
            <text:p>19584</text:p>
          </table:table-cell>
          <table:table-cell office:value-type="float" office:value="56.6935" calcext:value-type="float">
            <text:p>56.6935</text:p>
          </table:table-cell>
        </table:table-row>
        <table:table-row table:style-name="ro1">
          <table:table-cell office:value-type="float" office:value="19648" calcext:value-type="float">
            <text:p>19648</text:p>
          </table:table-cell>
          <table:table-cell office:value-type="float" office:value="65.0419" calcext:value-type="float">
            <text:p>65.0419</text:p>
          </table:table-cell>
        </table:table-row>
        <table:table-row table:style-name="ro1">
          <table:table-cell office:value-type="float" office:value="19712" calcext:value-type="float">
            <text:p>19712</text:p>
          </table:table-cell>
          <table:table-cell office:value-type="float" office:value="46.6576" calcext:value-type="float">
            <text:p>46.6576</text:p>
          </table:table-cell>
        </table:table-row>
        <table:table-row table:style-name="ro1">
          <table:table-cell office:value-type="float" office:value="19776" calcext:value-type="float">
            <text:p>19776</text:p>
          </table:table-cell>
          <table:table-cell office:value-type="float" office:value="53.0168" calcext:value-type="float">
            <text:p>53.0168</text:p>
          </table:table-cell>
        </table:table-row>
        <table:table-row table:style-name="ro1">
          <table:table-cell office:value-type="float" office:value="19840" calcext:value-type="float">
            <text:p>19840</text:p>
          </table:table-cell>
          <table:table-cell office:value-type="float" office:value="51.2732" calcext:value-type="float">
            <text:p>51.2732</text:p>
          </table:table-cell>
        </table:table-row>
        <table:table-row table:style-name="ro1">
          <table:table-cell office:value-type="float" office:value="19904" calcext:value-type="float">
            <text:p>19904</text:p>
          </table:table-cell>
          <table:table-cell office:value-type="float" office:value="60.099" calcext:value-type="float">
            <text:p>60.099</text:p>
          </table:table-cell>
        </table:table-row>
        <table:table-row table:style-name="ro1">
          <table:table-cell office:value-type="float" office:value="19968" calcext:value-type="float">
            <text:p>19968</text:p>
          </table:table-cell>
          <table:table-cell office:value-type="float" office:value="74.5211" calcext:value-type="float">
            <text:p>74.5211</text:p>
          </table:table-cell>
        </table:table-row>
        <table:table-row table:style-name="ro1">
          <table:table-cell office:value-type="float" office:value="20032" calcext:value-type="float">
            <text:p>20032</text:p>
          </table:table-cell>
          <table:table-cell office:value-type="float" office:value="57.7156" calcext:value-type="float">
            <text:p>57.7156</text:p>
          </table:table-cell>
        </table:table-row>
        <table:table-row table:style-name="ro1">
          <table:table-cell office:value-type="float" office:value="20096" calcext:value-type="float">
            <text:p>20096</text:p>
          </table:table-cell>
          <table:table-cell office:value-type="float" office:value="52.3666" calcext:value-type="float">
            <text:p>52.3666</text:p>
          </table:table-cell>
        </table:table-row>
        <table:table-row table:style-name="ro1">
          <table:table-cell office:value-type="float" office:value="20160" calcext:value-type="float">
            <text:p>20160</text:p>
          </table:table-cell>
          <table:table-cell office:value-type="float" office:value="71.4522" calcext:value-type="float">
            <text:p>71.4522</text:p>
          </table:table-cell>
        </table:table-row>
        <table:table-row table:style-name="ro1">
          <table:table-cell office:value-type="float" office:value="20224" calcext:value-type="float">
            <text:p>20224</text:p>
          </table:table-cell>
          <table:table-cell office:value-type="float" office:value="52.5748" calcext:value-type="float">
            <text:p>52.5748</text:p>
          </table:table-cell>
        </table:table-row>
        <table:table-row table:style-name="ro1">
          <table:table-cell office:value-type="float" office:value="20288" calcext:value-type="float">
            <text:p>20288</text:p>
          </table:table-cell>
          <table:table-cell office:value-type="float" office:value="60.5479" calcext:value-type="float">
            <text:p>60.5479</text:p>
          </table:table-cell>
        </table:table-row>
        <table:table-row table:style-name="ro1">
          <table:table-cell office:value-type="float" office:value="20352" calcext:value-type="float">
            <text:p>20352</text:p>
          </table:table-cell>
          <table:table-cell office:value-type="float" office:value="45.0787" calcext:value-type="float">
            <text:p>45.0787</text:p>
          </table:table-cell>
        </table:table-row>
        <table:table-row table:style-name="ro1">
          <table:table-cell office:value-type="float" office:value="20416" calcext:value-type="float">
            <text:p>20416</text:p>
          </table:table-cell>
          <table:table-cell office:value-type="float" office:value="55.6502" calcext:value-type="float">
            <text:p>55.6502</text:p>
          </table:table-cell>
        </table:table-row>
        <table:table-row table:style-name="ro1">
          <table:table-cell office:value-type="float" office:value="20480" calcext:value-type="float">
            <text:p>20480</text:p>
          </table:table-cell>
          <table:table-cell office:value-type="float" office:value="61.1726" calcext:value-type="float">
            <text:p>61.1726</text:p>
          </table:table-cell>
        </table:table-row>
        <table:table-row table:style-name="ro1">
          <table:table-cell office:value-type="float" office:value="20544" calcext:value-type="float">
            <text:p>20544</text:p>
          </table:table-cell>
          <table:table-cell office:value-type="float" office:value="54.3279" calcext:value-type="float">
            <text:p>54.3279</text:p>
          </table:table-cell>
        </table:table-row>
        <table:table-row table:style-name="ro1">
          <table:table-cell office:value-type="float" office:value="20608" calcext:value-type="float">
            <text:p>20608</text:p>
          </table:table-cell>
          <table:table-cell office:value-type="float" office:value="57.4762" calcext:value-type="float">
            <text:p>57.4762</text:p>
          </table:table-cell>
        </table:table-row>
        <table:table-row table:style-name="ro1">
          <table:table-cell office:value-type="float" office:value="20672" calcext:value-type="float">
            <text:p>20672</text:p>
          </table:table-cell>
          <table:table-cell office:value-type="float" office:value="50.6806" calcext:value-type="float">
            <text:p>50.6806</text:p>
          </table:table-cell>
        </table:table-row>
        <table:table-row table:style-name="ro1">
          <table:table-cell office:value-type="float" office:value="20736" calcext:value-type="float">
            <text:p>20736</text:p>
          </table:table-cell>
          <table:table-cell office:value-type="float" office:value="48.9173" calcext:value-type="float">
            <text:p>48.9173</text:p>
          </table:table-cell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float" office:value="56.5591" calcext:value-type="float">
            <text:p>56.5591</text:p>
          </table:table-cell>
        </table:table-row>
        <table:table-row table:style-name="ro1">
          <table:table-cell office:value-type="float" office:value="20864" calcext:value-type="float">
            <text:p>20864</text:p>
          </table:table-cell>
          <table:table-cell office:value-type="float" office:value="72.1419" calcext:value-type="float">
            <text:p>72.1419</text:p>
          </table:table-cell>
        </table:table-row>
        <table:table-row table:style-name="ro1">
          <table:table-cell office:value-type="float" office:value="20928" calcext:value-type="float">
            <text:p>20928</text:p>
          </table:table-cell>
          <table:table-cell office:value-type="float" office:value="58.1981" calcext:value-type="float">
            <text:p>58.1981</text:p>
          </table:table-cell>
        </table:table-row>
        <table:table-row table:style-name="ro1">
          <table:table-cell office:value-type="float" office:value="20992" calcext:value-type="float">
            <text:p>20992</text:p>
          </table:table-cell>
          <table:table-cell office:value-type="float" office:value="45.259" calcext:value-type="float">
            <text:p>45.259</text:p>
          </table:table-cell>
        </table:table-row>
        <table:table-row table:style-name="ro1">
          <table:table-cell office:value-type="float" office:value="21056" calcext:value-type="float">
            <text:p>21056</text:p>
          </table:table-cell>
          <table:table-cell office:value-type="float" office:value="47.7418" calcext:value-type="float">
            <text:p>47.7418</text:p>
          </table:table-cell>
        </table:table-row>
        <table:table-row table:style-name="ro1">
          <table:table-cell office:value-type="float" office:value="21120" calcext:value-type="float">
            <text:p>21120</text:p>
          </table:table-cell>
          <table:table-cell office:value-type="float" office:value="48.3765" calcext:value-type="float">
            <text:p>48.3765</text:p>
          </table:table-cell>
        </table:table-row>
        <table:table-row table:style-name="ro1">
          <table:table-cell office:value-type="float" office:value="21184" calcext:value-type="float">
            <text:p>21184</text:p>
          </table:table-cell>
          <table:table-cell office:value-type="float" office:value="60.9948" calcext:value-type="float">
            <text:p>60.9948</text:p>
          </table:table-cell>
        </table:table-row>
        <table:table-row table:style-name="ro1">
          <table:table-cell office:value-type="float" office:value="21248" calcext:value-type="float">
            <text:p>21248</text:p>
          </table:table-cell>
          <table:table-cell office:value-type="float" office:value="61.356" calcext:value-type="float">
            <text:p>61.356</text:p>
          </table:table-cell>
        </table:table-row>
        <table:table-row table:style-name="ro1">
          <table:table-cell office:value-type="float" office:value="21312" calcext:value-type="float">
            <text:p>21312</text:p>
          </table:table-cell>
          <table:table-cell office:value-type="float" office:value="64.9766" calcext:value-type="float">
            <text:p>64.9766</text:p>
          </table:table-cell>
        </table:table-row>
        <table:table-row table:style-name="ro1">
          <table:table-cell office:value-type="float" office:value="21376" calcext:value-type="float">
            <text:p>21376</text:p>
          </table:table-cell>
          <table:table-cell office:value-type="float" office:value="47.5752" calcext:value-type="float">
            <text:p>47.5752</text:p>
          </table:table-cell>
        </table:table-row>
        <table:table-row table:style-name="ro1">
          <table:table-cell office:value-type="float" office:value="21440" calcext:value-type="float">
            <text:p>21440</text:p>
          </table:table-cell>
          <table:table-cell office:value-type="float" office:value="62.4653" calcext:value-type="float">
            <text:p>62.4653</text:p>
          </table:table-cell>
        </table:table-row>
        <table:table-row table:style-name="ro1">
          <table:table-cell office:value-type="float" office:value="21504" calcext:value-type="float">
            <text:p>21504</text:p>
          </table:table-cell>
          <table:table-cell office:value-type="float" office:value="49.9262" calcext:value-type="float">
            <text:p>49.9262</text:p>
          </table:table-cell>
        </table:table-row>
        <table:table-row table:style-name="ro1">
          <table:table-cell office:value-type="float" office:value="21568" calcext:value-type="float">
            <text:p>21568</text:p>
          </table:table-cell>
          <table:table-cell office:value-type="float" office:value="59.2686" calcext:value-type="float">
            <text:p>59.2686</text:p>
          </table:table-cell>
        </table:table-row>
        <table:table-row table:style-name="ro1">
          <table:table-cell office:value-type="float" office:value="21632" calcext:value-type="float">
            <text:p>21632</text:p>
          </table:table-cell>
          <table:table-cell office:value-type="float" office:value="52.507" calcext:value-type="float">
            <text:p>52.507</text:p>
          </table:table-cell>
        </table:table-row>
        <table:table-row table:style-name="ro1">
          <table:table-cell office:value-type="float" office:value="21696" calcext:value-type="float">
            <text:p>21696</text:p>
          </table:table-cell>
          <table:table-cell office:value-type="float" office:value="51.5837" calcext:value-type="float">
            <text:p>51.5837</text:p>
          </table:table-cell>
        </table:table-row>
        <table:table-row table:style-name="ro1">
          <table:table-cell office:value-type="float" office:value="21760" calcext:value-type="float">
            <text:p>21760</text:p>
          </table:table-cell>
          <table:table-cell office:value-type="float" office:value="67.2853" calcext:value-type="float">
            <text:p>67.2853</text:p>
          </table:table-cell>
        </table:table-row>
        <table:table-row table:style-name="ro1">
          <table:table-cell office:value-type="float" office:value="21824" calcext:value-type="float">
            <text:p>21824</text:p>
          </table:table-cell>
          <table:table-cell office:value-type="float" office:value="58.7802" calcext:value-type="float">
            <text:p>58.7802</text:p>
          </table:table-cell>
        </table:table-row>
        <table:table-row table:style-name="ro1">
          <table:table-cell office:value-type="float" office:value="21888" calcext:value-type="float">
            <text:p>21888</text:p>
          </table:table-cell>
          <table:table-cell office:value-type="float" office:value="66.6825" calcext:value-type="float">
            <text:p>66.6825</text:p>
          </table:table-cell>
        </table:table-row>
        <table:table-row table:style-name="ro1">
          <table:table-cell office:value-type="float" office:value="21952" calcext:value-type="float">
            <text:p>21952</text:p>
          </table:table-cell>
          <table:table-cell office:value-type="float" office:value="66.8062" calcext:value-type="float">
            <text:p>66.8062</text:p>
          </table:table-cell>
        </table:table-row>
        <table:table-row table:style-name="ro1">
          <table:table-cell office:value-type="float" office:value="22016" calcext:value-type="float">
            <text:p>22016</text:p>
          </table:table-cell>
          <table:table-cell office:value-type="float" office:value="71.4957" calcext:value-type="float">
            <text:p>71.4957</text:p>
          </table:table-cell>
        </table:table-row>
        <table:table-row table:style-name="ro1">
          <table:table-cell office:value-type="float" office:value="22080" calcext:value-type="float">
            <text:p>22080</text:p>
          </table:table-cell>
          <table:table-cell office:value-type="float" office:value="74.049" calcext:value-type="float">
            <text:p>74.049</text:p>
          </table:table-cell>
        </table:table-row>
        <table:table-row table:style-name="ro1">
          <table:table-cell office:value-type="float" office:value="22144" calcext:value-type="float">
            <text:p>22144</text:p>
          </table:table-cell>
          <table:table-cell office:value-type="float" office:value="63.2583" calcext:value-type="float">
            <text:p>63.2583</text:p>
          </table:table-cell>
        </table:table-row>
        <table:table-row table:style-name="ro1">
          <table:table-cell office:value-type="float" office:value="22208" calcext:value-type="float">
            <text:p>22208</text:p>
          </table:table-cell>
          <table:table-cell office:value-type="float" office:value="49.0704" calcext:value-type="float">
            <text:p>49.0704</text:p>
          </table:table-cell>
        </table:table-row>
        <table:table-row table:style-name="ro1">
          <table:table-cell office:value-type="float" office:value="22272" calcext:value-type="float">
            <text:p>22272</text:p>
          </table:table-cell>
          <table:table-cell office:value-type="float" office:value="59.5968" calcext:value-type="float">
            <text:p>59.5968</text:p>
          </table:table-cell>
        </table:table-row>
        <table:table-row table:style-name="ro1">
          <table:table-cell office:value-type="float" office:value="22336" calcext:value-type="float">
            <text:p>22336</text:p>
          </table:table-cell>
          <table:table-cell office:value-type="float" office:value="63.3369" calcext:value-type="float">
            <text:p>63.3369</text:p>
          </table:table-cell>
        </table:table-row>
        <table:table-row table:style-name="ro1">
          <table:table-cell office:value-type="float" office:value="22400" calcext:value-type="float">
            <text:p>22400</text:p>
          </table:table-cell>
          <table:table-cell office:value-type="float" office:value="59.7205" calcext:value-type="float">
            <text:p>59.7205</text:p>
          </table:table-cell>
        </table:table-row>
        <table:table-row table:style-name="ro1">
          <table:table-cell office:value-type="float" office:value="22464" calcext:value-type="float">
            <text:p>22464</text:p>
          </table:table-cell>
          <table:table-cell office:value-type="float" office:value="45.7693" calcext:value-type="float">
            <text:p>45.7693</text:p>
          </table:table-cell>
        </table:table-row>
        <table:table-row table:style-name="ro1">
          <table:table-cell office:value-type="float" office:value="22528" calcext:value-type="float">
            <text:p>22528</text:p>
          </table:table-cell>
          <table:table-cell office:value-type="float" office:value="72.6647" calcext:value-type="float">
            <text:p>72.6647</text:p>
          </table:table-cell>
        </table:table-row>
        <table:table-row table:style-name="ro1">
          <table:table-cell office:value-type="float" office:value="22592" calcext:value-type="float">
            <text:p>22592</text:p>
          </table:table-cell>
          <table:table-cell office:value-type="float" office:value="72.1967" calcext:value-type="float">
            <text:p>72.1967</text:p>
          </table:table-cell>
        </table:table-row>
        <table:table-row table:style-name="ro1">
          <table:table-cell office:value-type="float" office:value="22656" calcext:value-type="float">
            <text:p>22656</text:p>
          </table:table-cell>
          <table:table-cell office:value-type="float" office:value="51.4499" calcext:value-type="float">
            <text:p>51.4499</text:p>
          </table:table-cell>
        </table:table-row>
        <table:table-row table:style-name="ro1">
          <table:table-cell office:value-type="float" office:value="22720" calcext:value-type="float">
            <text:p>22720</text:p>
          </table:table-cell>
          <table:table-cell office:value-type="float" office:value="46.5819" calcext:value-type="float">
            <text:p>46.5819</text:p>
          </table:table-cell>
        </table:table-row>
        <table:table-row table:style-name="ro1">
          <table:table-cell office:value-type="float" office:value="22784" calcext:value-type="float">
            <text:p>22784</text:p>
          </table:table-cell>
          <table:table-cell office:value-type="float" office:value="53.7557" calcext:value-type="float">
            <text:p>53.7557</text:p>
          </table:table-cell>
        </table:table-row>
        <table:table-row table:style-name="ro1">
          <table:table-cell office:value-type="float" office:value="22848" calcext:value-type="float">
            <text:p>22848</text:p>
          </table:table-cell>
          <table:table-cell office:value-type="float" office:value="48.5916" calcext:value-type="float">
            <text:p>48.5916</text:p>
          </table:table-cell>
        </table:table-row>
        <table:table-row table:style-name="ro1">
          <table:table-cell office:value-type="float" office:value="22912" calcext:value-type="float">
            <text:p>22912</text:p>
          </table:table-cell>
          <table:table-cell office:value-type="float" office:value="59.7799" calcext:value-type="float">
            <text:p>59.7799</text:p>
          </table:table-cell>
        </table:table-row>
        <table:table-row table:style-name="ro1">
          <table:table-cell office:value-type="float" office:value="22976" calcext:value-type="float">
            <text:p>22976</text:p>
          </table:table-cell>
          <table:table-cell office:value-type="float" office:value="54.0145" calcext:value-type="float">
            <text:p>54.0145</text:p>
          </table:table-cell>
        </table:table-row>
        <table:table-row table:style-name="ro1">
          <table:table-cell office:value-type="float" office:value="23040" calcext:value-type="float">
            <text:p>23040</text:p>
          </table:table-cell>
          <table:table-cell office:value-type="float" office:value="51.3333" calcext:value-type="float">
            <text:p>51.3333</text:p>
          </table:table-cell>
        </table:table-row>
        <table:table-row table:style-name="ro1">
          <table:table-cell office:value-type="float" office:value="23104" calcext:value-type="float">
            <text:p>23104</text:p>
          </table:table-cell>
          <table:table-cell office:value-type="float" office:value="63.1563" calcext:value-type="float">
            <text:p>63.1563</text:p>
          </table:table-cell>
        </table:table-row>
        <table:table-row table:style-name="ro1">
          <table:table-cell office:value-type="float" office:value="23168" calcext:value-type="float">
            <text:p>23168</text:p>
          </table:table-cell>
          <table:table-cell office:value-type="float" office:value="70.0092" calcext:value-type="float">
            <text:p>70.0092</text:p>
          </table:table-cell>
        </table:table-row>
        <table:table-row table:style-name="ro1">
          <table:table-cell office:value-type="float" office:value="23232" calcext:value-type="float">
            <text:p>23232</text:p>
          </table:table-cell>
          <table:table-cell office:value-type="float" office:value="67.6892" calcext:value-type="float">
            <text:p>67.6892</text:p>
          </table:table-cell>
        </table:table-row>
        <table:table-row table:style-name="ro1">
          <table:table-cell office:value-type="float" office:value="23296" calcext:value-type="float">
            <text:p>23296</text:p>
          </table:table-cell>
          <table:table-cell office:value-type="float" office:value="53.1328" calcext:value-type="float">
            <text:p>53.1328</text:p>
          </table:table-cell>
        </table:table-row>
        <table:table-row table:style-name="ro1">
          <table:table-cell office:value-type="float" office:value="23360" calcext:value-type="float">
            <text:p>23360</text:p>
          </table:table-cell>
          <table:table-cell office:value-type="float" office:value="72.5843" calcext:value-type="float">
            <text:p>72.5843</text:p>
          </table:table-cell>
        </table:table-row>
        <table:table-row table:style-name="ro1">
          <table:table-cell office:value-type="float" office:value="23424" calcext:value-type="float">
            <text:p>23424</text:p>
          </table:table-cell>
          <table:table-cell office:value-type="float" office:value="55.1543" calcext:value-type="float">
            <text:p>55.1543</text:p>
          </table:table-cell>
        </table:table-row>
        <table:table-row table:style-name="ro1">
          <table:table-cell office:value-type="float" office:value="23488" calcext:value-type="float">
            <text:p>23488</text:p>
          </table:table-cell>
          <table:table-cell office:value-type="float" office:value="58.0589" calcext:value-type="float">
            <text:p>58.0589</text:p>
          </table:table-cell>
        </table:table-row>
        <table:table-row table:style-name="ro1">
          <table:table-cell office:value-type="float" office:value="23552" calcext:value-type="float">
            <text:p>23552</text:p>
          </table:table-cell>
          <table:table-cell office:value-type="float" office:value="56.8528" calcext:value-type="float">
            <text:p>56.8528</text:p>
          </table:table-cell>
        </table:table-row>
        <table:table-row table:style-name="ro1">
          <table:table-cell office:value-type="float" office:value="23616" calcext:value-type="float">
            <text:p>23616</text:p>
          </table:table-cell>
          <table:table-cell office:value-type="float" office:value="62.6613" calcext:value-type="float">
            <text:p>62.6613</text:p>
          </table:table-cell>
        </table:table-row>
        <table:table-row table:style-name="ro1">
          <table:table-cell office:value-type="float" office:value="23680" calcext:value-type="float">
            <text:p>23680</text:p>
          </table:table-cell>
          <table:table-cell office:value-type="float" office:value="64.6424" calcext:value-type="float">
            <text:p>64.6424</text:p>
          </table:table-cell>
        </table:table-row>
        <table:table-row table:style-name="ro1">
          <table:table-cell office:value-type="float" office:value="23744" calcext:value-type="float">
            <text:p>23744</text:p>
          </table:table-cell>
          <table:table-cell office:value-type="float" office:value="49.138" calcext:value-type="float">
            <text:p>49.138</text:p>
          </table:table-cell>
        </table:table-row>
        <table:table-row table:style-name="ro1">
          <table:table-cell office:value-type="float" office:value="23808" calcext:value-type="float">
            <text:p>23808</text:p>
          </table:table-cell>
          <table:table-cell office:value-type="float" office:value="46.4413" calcext:value-type="float">
            <text:p>46.4413</text:p>
          </table:table-cell>
        </table:table-row>
        <table:table-row table:style-name="ro1">
          <table:table-cell office:value-type="float" office:value="23872" calcext:value-type="float">
            <text:p>23872</text:p>
          </table:table-cell>
          <table:table-cell office:value-type="float" office:value="56.3248" calcext:value-type="float">
            <text:p>56.3248</text:p>
          </table:table-cell>
        </table:table-row>
        <table:table-row table:style-name="ro1">
          <table:table-cell office:value-type="float" office:value="23936" calcext:value-type="float">
            <text:p>23936</text:p>
          </table:table-cell>
          <table:table-cell office:value-type="float" office:value="70.9441" calcext:value-type="float">
            <text:p>70.9441</text:p>
          </table:table-cell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72.9369" calcext:value-type="float">
            <text:p>72.9369</text:p>
          </table:table-cell>
        </table:table-row>
        <table:table-row table:style-name="ro1">
          <table:table-cell office:value-type="float" office:value="24064" calcext:value-type="float">
            <text:p>24064</text:p>
          </table:table-cell>
          <table:table-cell office:value-type="float" office:value="55.3738" calcext:value-type="float">
            <text:p>55.3738</text:p>
          </table:table-cell>
        </table:table-row>
        <table:table-row table:style-name="ro1">
          <table:table-cell office:value-type="float" office:value="24128" calcext:value-type="float">
            <text:p>24128</text:p>
          </table:table-cell>
          <table:table-cell office:value-type="float" office:value="59.2023" calcext:value-type="float">
            <text:p>59.2023</text:p>
          </table:table-cell>
        </table:table-row>
        <table:table-row table:style-name="ro1">
          <table:table-cell office:value-type="float" office:value="24192" calcext:value-type="float">
            <text:p>24192</text:p>
          </table:table-cell>
          <table:table-cell office:value-type="float" office:value="47.0072" calcext:value-type="float">
            <text:p>47.0072</text:p>
          </table:table-cell>
        </table:table-row>
        <table:table-row table:style-name="ro1">
          <table:table-cell office:value-type="float" office:value="24256" calcext:value-type="float">
            <text:p>24256</text:p>
          </table:table-cell>
          <table:table-cell office:value-type="float" office:value="69.9705" calcext:value-type="float">
            <text:p>69.9705</text:p>
          </table:table-cell>
        </table:table-row>
        <table:table-row table:style-name="ro1">
          <table:table-cell office:value-type="float" office:value="24320" calcext:value-type="float">
            <text:p>24320</text:p>
          </table:table-cell>
          <table:table-cell office:value-type="float" office:value="47.5392" calcext:value-type="float">
            <text:p>47.5392</text:p>
          </table:table-cell>
        </table:table-row>
        <table:table-row table:style-name="ro1">
          <table:table-cell office:value-type="float" office:value="24384" calcext:value-type="float">
            <text:p>24384</text:p>
          </table:table-cell>
          <table:table-cell office:value-type="float" office:value="61.7276" calcext:value-type="float">
            <text:p>61.7276</text:p>
          </table:table-cell>
        </table:table-row>
        <table:table-row table:style-name="ro1">
          <table:table-cell office:value-type="float" office:value="24448" calcext:value-type="float">
            <text:p>24448</text:p>
          </table:table-cell>
          <table:table-cell office:value-type="float" office:value="70.7397" calcext:value-type="float">
            <text:p>70.7397</text:p>
          </table:table-cell>
        </table:table-row>
        <table:table-row table:style-name="ro1">
          <table:table-cell office:value-type="float" office:value="24512" calcext:value-type="float">
            <text:p>24512</text:p>
          </table:table-cell>
          <table:table-cell office:value-type="float" office:value="45.2038" calcext:value-type="float">
            <text:p>45.2038</text:p>
          </table:table-cell>
        </table:table-row>
        <table:table-row table:style-name="ro1">
          <table:table-cell office:value-type="float" office:value="24576" calcext:value-type="float">
            <text:p>24576</text:p>
          </table:table-cell>
          <table:table-cell office:value-type="float" office:value="58.9241" calcext:value-type="float">
            <text:p>58.9241</text:p>
          </table:table-cell>
        </table:table-row>
        <table:table-row table:style-name="ro1">
          <table:table-cell office:value-type="float" office:value="24640" calcext:value-type="float">
            <text:p>24640</text:p>
          </table:table-cell>
          <table:table-cell office:value-type="float" office:value="47.1895" calcext:value-type="float">
            <text:p>47.1895</text:p>
          </table:table-cell>
        </table:table-row>
        <table:table-row table:style-name="ro1">
          <table:table-cell office:value-type="float" office:value="24704" calcext:value-type="float">
            <text:p>24704</text:p>
          </table:table-cell>
          <table:table-cell office:value-type="float" office:value="46.7856" calcext:value-type="float">
            <text:p>46.7856</text:p>
          </table:table-cell>
        </table:table-row>
        <table:table-row table:style-name="ro1">
          <table:table-cell office:value-type="float" office:value="24768" calcext:value-type="float">
            <text:p>24768</text:p>
          </table:table-cell>
          <table:table-cell office:value-type="float" office:value="67.6797" calcext:value-type="float">
            <text:p>67.6797</text:p>
          </table:table-cell>
        </table:table-row>
        <table:table-row table:style-name="ro1">
          <table:table-cell office:value-type="float" office:value="24832" calcext:value-type="float">
            <text:p>24832</text:p>
          </table:table-cell>
          <table:table-cell office:value-type="float" office:value="50.781" calcext:value-type="float">
            <text:p>50.781</text:p>
          </table:table-cell>
        </table:table-row>
        <table:table-row table:style-name="ro1">
          <table:table-cell office:value-type="float" office:value="24896" calcext:value-type="float">
            <text:p>24896</text:p>
          </table:table-cell>
          <table:table-cell office:value-type="float" office:value="61.5654" calcext:value-type="float">
            <text:p>61.5654</text:p>
          </table:table-cell>
        </table:table-row>
        <table:table-row table:style-name="ro1">
          <table:table-cell office:value-type="float" office:value="24960" calcext:value-type="float">
            <text:p>24960</text:p>
          </table:table-cell>
          <table:table-cell office:value-type="float" office:value="46.6941" calcext:value-type="float">
            <text:p>46.6941</text:p>
          </table:table-cell>
        </table:table-row>
        <table:table-row table:style-name="ro1">
          <table:table-cell office:value-type="float" office:value="25024" calcext:value-type="float">
            <text:p>25024</text:p>
          </table:table-cell>
          <table:table-cell office:value-type="float" office:value="57.1142" calcext:value-type="float">
            <text:p>57.1142</text:p>
          </table:table-cell>
        </table:table-row>
        <table:table-row table:style-name="ro1">
          <table:table-cell office:value-type="float" office:value="25088" calcext:value-type="float">
            <text:p>25088</text:p>
          </table:table-cell>
          <table:table-cell office:value-type="float" office:value="49.7216" calcext:value-type="float">
            <text:p>49.7216</text:p>
          </table:table-cell>
        </table:table-row>
        <table:table-row table:style-name="ro1">
          <table:table-cell office:value-type="float" office:value="25152" calcext:value-type="float">
            <text:p>25152</text:p>
          </table:table-cell>
          <table:table-cell office:value-type="float" office:value="71.7033" calcext:value-type="float">
            <text:p>71.7033</text:p>
          </table:table-cell>
        </table:table-row>
        <table:table-row table:style-name="ro1">
          <table:table-cell office:value-type="float" office:value="25216" calcext:value-type="float">
            <text:p>25216</text:p>
          </table:table-cell>
          <table:table-cell office:value-type="float" office:value="49.8033" calcext:value-type="float">
            <text:p>49.8033</text:p>
          </table:table-cell>
        </table:table-row>
        <table:table-row table:style-name="ro1">
          <table:table-cell office:value-type="float" office:value="25280" calcext:value-type="float">
            <text:p>25280</text:p>
          </table:table-cell>
          <table:table-cell office:value-type="float" office:value="57.8543" calcext:value-type="float">
            <text:p>57.8543</text:p>
          </table:table-cell>
        </table:table-row>
        <table:table-row table:style-name="ro1">
          <table:table-cell office:value-type="float" office:value="25344" calcext:value-type="float">
            <text:p>25344</text:p>
          </table:table-cell>
          <table:table-cell office:value-type="float" office:value="69.2875" calcext:value-type="float">
            <text:p>69.2875</text:p>
          </table:table-cell>
        </table:table-row>
        <table:table-row table:style-name="ro1">
          <table:table-cell office:value-type="float" office:value="25408" calcext:value-type="float">
            <text:p>25408</text:p>
          </table:table-cell>
          <table:table-cell office:value-type="float" office:value="59.9575" calcext:value-type="float">
            <text:p>59.9575</text:p>
          </table:table-cell>
        </table:table-row>
        <table:table-row table:style-name="ro1">
          <table:table-cell office:value-type="float" office:value="25472" calcext:value-type="float">
            <text:p>25472</text:p>
          </table:table-cell>
          <table:table-cell office:value-type="float" office:value="70.9131" calcext:value-type="float">
            <text:p>70.9131</text:p>
          </table:table-cell>
        </table:table-row>
        <table:table-row table:style-name="ro1">
          <table:table-cell office:value-type="float" office:value="25536" calcext:value-type="float">
            <text:p>25536</text:p>
          </table:table-cell>
          <table:table-cell office:value-type="float" office:value="51.1402" calcext:value-type="float">
            <text:p>51.1402</text:p>
          </table:table-cell>
        </table:table-row>
        <table:table-row table:style-name="ro1">
          <table:table-cell office:value-type="float" office:value="25600" calcext:value-type="float">
            <text:p>25600</text:p>
          </table:table-cell>
          <table:table-cell office:value-type="float" office:value="47.6187" calcext:value-type="float">
            <text:p>47.6187</text:p>
          </table:table-cell>
        </table:table-row>
        <table:table-row table:style-name="ro1">
          <table:table-cell office:value-type="float" office:value="25664" calcext:value-type="float">
            <text:p>25664</text:p>
          </table:table-cell>
          <table:table-cell office:value-type="float" office:value="75.5554" calcext:value-type="float">
            <text:p>75.5554</text:p>
          </table:table-cell>
        </table:table-row>
        <table:table-row table:style-name="ro1">
          <table:table-cell office:value-type="float" office:value="25728" calcext:value-type="float">
            <text:p>25728</text:p>
          </table:table-cell>
          <table:table-cell office:value-type="float" office:value="70.2781" calcext:value-type="float">
            <text:p>70.2781</text:p>
          </table:table-cell>
        </table:table-row>
        <table:table-row table:style-name="ro1">
          <table:table-cell office:value-type="float" office:value="25792" calcext:value-type="float">
            <text:p>25792</text:p>
          </table:table-cell>
          <table:table-cell office:value-type="float" office:value="64.0599" calcext:value-type="float">
            <text:p>64.0599</text:p>
          </table:table-cell>
        </table:table-row>
        <table:table-row table:style-name="ro1">
          <table:table-cell office:value-type="float" office:value="25856" calcext:value-type="float">
            <text:p>25856</text:p>
          </table:table-cell>
          <table:table-cell office:value-type="float" office:value="86.8801" calcext:value-type="float">
            <text:p>86.8801</text:p>
          </table:table-cell>
        </table:table-row>
        <table:table-row table:style-name="ro1">
          <table:table-cell office:value-type="float" office:value="25920" calcext:value-type="float">
            <text:p>25920</text:p>
          </table:table-cell>
          <table:table-cell office:value-type="float" office:value="66.2221" calcext:value-type="float">
            <text:p>66.2221</text:p>
          </table:table-cell>
        </table:table-row>
        <table:table-row table:style-name="ro1">
          <table:table-cell office:value-type="float" office:value="25984" calcext:value-type="float">
            <text:p>25984</text:p>
          </table:table-cell>
          <table:table-cell office:value-type="float" office:value="61.9967" calcext:value-type="float">
            <text:p>61.9967</text:p>
          </table:table-cell>
        </table:table-row>
        <table:table-row table:style-name="ro1">
          <table:table-cell office:value-type="float" office:value="26048" calcext:value-type="float">
            <text:p>26048</text:p>
          </table:table-cell>
          <table:table-cell office:value-type="float" office:value="67.2538" calcext:value-type="float">
            <text:p>67.2538</text:p>
          </table:table-cell>
        </table:table-row>
        <table:table-row table:style-name="ro1">
          <table:table-cell office:value-type="float" office:value="26112" calcext:value-type="float">
            <text:p>26112</text:p>
          </table:table-cell>
          <table:table-cell office:value-type="float" office:value="80.4243" calcext:value-type="float">
            <text:p>80.4243</text:p>
          </table:table-cell>
        </table:table-row>
        <table:table-row table:style-name="ro1">
          <table:table-cell office:value-type="float" office:value="26176" calcext:value-type="float">
            <text:p>26176</text:p>
          </table:table-cell>
          <table:table-cell office:value-type="float" office:value="64.0038" calcext:value-type="float">
            <text:p>64.0038</text:p>
          </table:table-cell>
        </table:table-row>
        <table:table-row table:style-name="ro1">
          <table:table-cell office:value-type="float" office:value="26240" calcext:value-type="float">
            <text:p>26240</text:p>
          </table:table-cell>
          <table:table-cell office:value-type="float" office:value="62.2241" calcext:value-type="float">
            <text:p>62.2241</text:p>
          </table:table-cell>
        </table:table-row>
        <table:table-row table:style-name="ro1">
          <table:table-cell office:value-type="float" office:value="26304" calcext:value-type="float">
            <text:p>26304</text:p>
          </table:table-cell>
          <table:table-cell office:value-type="float" office:value="82.9634" calcext:value-type="float">
            <text:p>82.9634</text:p>
          </table:table-cell>
        </table:table-row>
        <table:table-row table:style-name="ro1">
          <table:table-cell office:value-type="float" office:value="26368" calcext:value-type="float">
            <text:p>26368</text:p>
          </table:table-cell>
          <table:table-cell office:value-type="float" office:value="80.7312" calcext:value-type="float">
            <text:p>80.7312</text:p>
          </table:table-cell>
        </table:table-row>
        <table:table-row table:style-name="ro1">
          <table:table-cell office:value-type="float" office:value="26432" calcext:value-type="float">
            <text:p>26432</text:p>
          </table:table-cell>
          <table:table-cell office:value-type="float" office:value="87.9637" calcext:value-type="float">
            <text:p>87.9637</text:p>
          </table:table-cell>
        </table:table-row>
        <table:table-row table:style-name="ro1">
          <table:table-cell office:value-type="float" office:value="26496" calcext:value-type="float">
            <text:p>26496</text:p>
          </table:table-cell>
          <table:table-cell office:value-type="float" office:value="83.1671" calcext:value-type="float">
            <text:p>83.1671</text:p>
          </table:table-cell>
        </table:table-row>
        <table:table-row table:style-name="ro1">
          <table:table-cell office:value-type="float" office:value="26560" calcext:value-type="float">
            <text:p>26560</text:p>
          </table:table-cell>
          <table:table-cell office:value-type="float" office:value="64.6553" calcext:value-type="float">
            <text:p>64.6553</text:p>
          </table:table-cell>
        </table:table-row>
        <table:table-row table:style-name="ro1">
          <table:table-cell office:value-type="float" office:value="26624" calcext:value-type="float">
            <text:p>26624</text:p>
          </table:table-cell>
          <table:table-cell office:value-type="float" office:value="60.1531" calcext:value-type="float">
            <text:p>60.1531</text:p>
          </table:table-cell>
        </table:table-row>
        <table:table-row table:style-name="ro1">
          <table:table-cell office:value-type="float" office:value="26688" calcext:value-type="float">
            <text:p>26688</text:p>
          </table:table-cell>
          <table:table-cell office:value-type="float" office:value="84.9526" calcext:value-type="float">
            <text:p>84.9526</text:p>
          </table:table-cell>
        </table:table-row>
        <table:table-row table:style-name="ro1">
          <table:table-cell office:value-type="float" office:value="26752" calcext:value-type="float">
            <text:p>26752</text:p>
          </table:table-cell>
          <table:table-cell office:value-type="float" office:value="87.3349" calcext:value-type="float">
            <text:p>87.3349</text:p>
          </table:table-cell>
        </table:table-row>
        <table:table-row table:style-name="ro1">
          <table:table-cell office:value-type="float" office:value="26816" calcext:value-type="float">
            <text:p>26816</text:p>
          </table:table-cell>
          <table:table-cell office:value-type="float" office:value="65.934" calcext:value-type="float">
            <text:p>65.934</text:p>
          </table:table-cell>
        </table:table-row>
        <table:table-row table:style-name="ro1">
          <table:table-cell office:value-type="float" office:value="26880" calcext:value-type="float">
            <text:p>26880</text:p>
          </table:table-cell>
          <table:table-cell office:value-type="float" office:value="71.5179" calcext:value-type="float">
            <text:p>71.5179</text:p>
          </table:table-cell>
        </table:table-row>
        <table:table-row table:style-name="ro1">
          <table:table-cell office:value-type="float" office:value="26944" calcext:value-type="float">
            <text:p>26944</text:p>
          </table:table-cell>
          <table:table-cell office:value-type="float" office:value="89.0289" calcext:value-type="float">
            <text:p>89.0289</text:p>
          </table:table-cell>
        </table:table-row>
        <table:table-row table:style-name="ro1">
          <table:table-cell office:value-type="float" office:value="27008" calcext:value-type="float">
            <text:p>27008</text:p>
          </table:table-cell>
          <table:table-cell office:value-type="float" office:value="78.0481" calcext:value-type="float">
            <text:p>78.0481</text:p>
          </table:table-cell>
        </table:table-row>
        <table:table-row table:style-name="ro1">
          <table:table-cell office:value-type="float" office:value="27072" calcext:value-type="float">
            <text:p>27072</text:p>
          </table:table-cell>
          <table:table-cell office:value-type="float" office:value="76.2394" calcext:value-type="float">
            <text:p>76.2394</text:p>
          </table:table-cell>
        </table:table-row>
        <table:table-row table:style-name="ro1">
          <table:table-cell office:value-type="float" office:value="27136" calcext:value-type="float">
            <text:p>27136</text:p>
          </table:table-cell>
          <table:table-cell office:value-type="float" office:value="85.7321" calcext:value-type="float">
            <text:p>85.7321</text:p>
          </table:table-cell>
        </table:table-row>
        <table:table-row table:style-name="ro1">
          <table:table-cell office:value-type="float" office:value="27200" calcext:value-type="float">
            <text:p>27200</text:p>
          </table:table-cell>
          <table:table-cell office:value-type="float" office:value="82.8512" calcext:value-type="float">
            <text:p>82.8512</text:p>
          </table:table-cell>
        </table:table-row>
        <table:table-row table:style-name="ro1">
          <table:table-cell office:value-type="float" office:value="27264" calcext:value-type="float">
            <text:p>27264</text:p>
          </table:table-cell>
          <table:table-cell office:value-type="float" office:value="89.0936" calcext:value-type="float">
            <text:p>89.0936</text:p>
          </table:table-cell>
        </table:table-row>
        <table:table-row table:style-name="ro1">
          <table:table-cell office:value-type="float" office:value="27328" calcext:value-type="float">
            <text:p>27328</text:p>
          </table:table-cell>
          <table:table-cell office:value-type="float" office:value="80.0195" calcext:value-type="float">
            <text:p>80.0195</text:p>
          </table:table-cell>
        </table:table-row>
        <table:table-row table:style-name="ro1">
          <table:table-cell office:value-type="float" office:value="27392" calcext:value-type="float">
            <text:p>27392</text:p>
          </table:table-cell>
          <table:table-cell office:value-type="float" office:value="67.8086" calcext:value-type="float">
            <text:p>67.8086</text:p>
          </table:table-cell>
        </table:table-row>
        <table:table-row table:style-name="ro1">
          <table:table-cell office:value-type="float" office:value="27456" calcext:value-type="float">
            <text:p>27456</text:p>
          </table:table-cell>
          <table:table-cell office:value-type="float" office:value="85.0065" calcext:value-type="float">
            <text:p>85.0065</text:p>
          </table:table-cell>
        </table:table-row>
        <table:table-row table:style-name="ro1">
          <table:table-cell office:value-type="float" office:value="27520" calcext:value-type="float">
            <text:p>27520</text:p>
          </table:table-cell>
          <table:table-cell office:value-type="float" office:value="86.1595" calcext:value-type="float">
            <text:p>86.1595</text:p>
          </table:table-cell>
        </table:table-row>
        <table:table-row table:style-name="ro1">
          <table:table-cell office:value-type="float" office:value="27584" calcext:value-type="float">
            <text:p>27584</text:p>
          </table:table-cell>
          <table:table-cell office:value-type="float" office:value="70.4272" calcext:value-type="float">
            <text:p>70.4272</text:p>
          </table:table-cell>
        </table:table-row>
        <table:table-row table:style-name="ro1">
          <table:table-cell office:value-type="float" office:value="27648" calcext:value-type="float">
            <text:p>27648</text:p>
          </table:table-cell>
          <table:table-cell office:value-type="float" office:value="70.5618" calcext:value-type="float">
            <text:p>70.5618</text:p>
          </table:table-cell>
        </table:table-row>
        <table:table-row table:style-name="ro1">
          <table:table-cell office:value-type="float" office:value="27712" calcext:value-type="float">
            <text:p>27712</text:p>
          </table:table-cell>
          <table:table-cell office:value-type="float" office:value="66.4375" calcext:value-type="float">
            <text:p>66.4375</text:p>
          </table:table-cell>
        </table:table-row>
        <table:table-row table:style-name="ro1">
          <table:table-cell office:value-type="float" office:value="27776" calcext:value-type="float">
            <text:p>27776</text:p>
          </table:table-cell>
          <table:table-cell office:value-type="float" office:value="74.487" calcext:value-type="float">
            <text:p>74.487</text:p>
          </table:table-cell>
        </table:table-row>
        <table:table-row table:style-name="ro1">
          <table:table-cell office:value-type="float" office:value="27840" calcext:value-type="float">
            <text:p>27840</text:p>
          </table:table-cell>
          <table:table-cell office:value-type="float" office:value="67.4418" calcext:value-type="float">
            <text:p>67.4418</text:p>
          </table:table-cell>
        </table:table-row>
        <table:table-row table:style-name="ro1">
          <table:table-cell office:value-type="float" office:value="27904" calcext:value-type="float">
            <text:p>27904</text:p>
          </table:table-cell>
          <table:table-cell office:value-type="float" office:value="72.6595" calcext:value-type="float">
            <text:p>72.6595</text:p>
          </table:table-cell>
        </table:table-row>
        <table:table-row table:style-name="ro1">
          <table:table-cell office:value-type="float" office:value="27968" calcext:value-type="float">
            <text:p>27968</text:p>
          </table:table-cell>
          <table:table-cell office:value-type="float" office:value="76.4835" calcext:value-type="float">
            <text:p>76.4835</text:p>
          </table:table-cell>
        </table:table-row>
        <table:table-row table:style-name="ro1">
          <table:table-cell office:value-type="float" office:value="28032" calcext:value-type="float">
            <text:p>28032</text:p>
          </table:table-cell>
          <table:table-cell office:value-type="float" office:value="74.6955" calcext:value-type="float">
            <text:p>74.6955</text:p>
          </table:table-cell>
        </table:table-row>
        <table:table-row table:style-name="ro1">
          <table:table-cell office:value-type="float" office:value="28096" calcext:value-type="float">
            <text:p>28096</text:p>
          </table:table-cell>
          <table:table-cell office:value-type="float" office:value="63.0837" calcext:value-type="float">
            <text:p>63.0837</text:p>
          </table:table-cell>
        </table:table-row>
        <table:table-row table:style-name="ro1">
          <table:table-cell office:value-type="float" office:value="28160" calcext:value-type="float">
            <text:p>28160</text:p>
          </table:table-cell>
          <table:table-cell office:value-type="float" office:value="80.4872" calcext:value-type="float">
            <text:p>80.4872</text:p>
          </table:table-cell>
        </table:table-row>
        <table:table-row table:style-name="ro1">
          <table:table-cell office:value-type="float" office:value="28224" calcext:value-type="float">
            <text:p>28224</text:p>
          </table:table-cell>
          <table:table-cell office:value-type="float" office:value="76.9195" calcext:value-type="float">
            <text:p>76.9195</text:p>
          </table:table-cell>
        </table:table-row>
        <table:table-row table:style-name="ro1">
          <table:table-cell office:value-type="float" office:value="28288" calcext:value-type="float">
            <text:p>28288</text:p>
          </table:table-cell>
          <table:table-cell office:value-type="float" office:value="86.0469" calcext:value-type="float">
            <text:p>86.0469</text:p>
          </table:table-cell>
        </table:table-row>
        <table:table-row table:style-name="ro1">
          <table:table-cell office:value-type="float" office:value="28352" calcext:value-type="float">
            <text:p>28352</text:p>
          </table:table-cell>
          <table:table-cell office:value-type="float" office:value="71.2183" calcext:value-type="float">
            <text:p>71.2183</text:p>
          </table:table-cell>
        </table:table-row>
        <table:table-row table:style-name="ro1">
          <table:table-cell office:value-type="float" office:value="28416" calcext:value-type="float">
            <text:p>28416</text:p>
          </table:table-cell>
          <table:table-cell office:value-type="float" office:value="74.8832" calcext:value-type="float">
            <text:p>74.8832</text:p>
          </table:table-cell>
        </table:table-row>
        <table:table-row table:style-name="ro1">
          <table:table-cell office:value-type="float" office:value="28480" calcext:value-type="float">
            <text:p>28480</text:p>
          </table:table-cell>
          <table:table-cell office:value-type="float" office:value="79.2139" calcext:value-type="float">
            <text:p>79.2139</text:p>
          </table:table-cell>
        </table:table-row>
        <table:table-row table:style-name="ro1">
          <table:table-cell office:value-type="float" office:value="28544" calcext:value-type="float">
            <text:p>28544</text:p>
          </table:table-cell>
          <table:table-cell office:value-type="float" office:value="75.8735" calcext:value-type="float">
            <text:p>75.8735</text:p>
          </table:table-cell>
        </table:table-row>
        <table:table-row table:style-name="ro1">
          <table:table-cell office:value-type="float" office:value="28608" calcext:value-type="float">
            <text:p>28608</text:p>
          </table:table-cell>
          <table:table-cell office:value-type="float" office:value="75.0362" calcext:value-type="float">
            <text:p>75.0362</text:p>
          </table:table-cell>
        </table:table-row>
        <table:table-row table:style-name="ro1">
          <table:table-cell office:value-type="float" office:value="28672" calcext:value-type="float">
            <text:p>28672</text:p>
          </table:table-cell>
          <table:table-cell office:value-type="float" office:value="74.1664" calcext:value-type="float">
            <text:p>74.1664</text:p>
          </table:table-cell>
        </table:table-row>
        <table:table-row table:style-name="ro1">
          <table:table-cell office:value-type="float" office:value="28736" calcext:value-type="float">
            <text:p>28736</text:p>
          </table:table-cell>
          <table:table-cell office:value-type="float" office:value="73.2083" calcext:value-type="float">
            <text:p>73.2083</text:p>
          </table:table-cell>
        </table:table-row>
        <table:table-row table:style-name="ro1">
          <table:table-cell office:value-type="float" office:value="28800" calcext:value-type="float">
            <text:p>28800</text:p>
          </table:table-cell>
          <table:table-cell office:value-type="float" office:value="80.9701" calcext:value-type="float">
            <text:p>80.9701</text:p>
          </table:table-cell>
        </table:table-row>
        <table:table-row table:style-name="ro1">
          <table:table-cell office:value-type="float" office:value="28864" calcext:value-type="float">
            <text:p>28864</text:p>
          </table:table-cell>
          <table:table-cell office:value-type="float" office:value="85.6841" calcext:value-type="float">
            <text:p>85.6841</text:p>
          </table:table-cell>
        </table:table-row>
        <table:table-row table:style-name="ro1">
          <table:table-cell office:value-type="float" office:value="28928" calcext:value-type="float">
            <text:p>28928</text:p>
          </table:table-cell>
          <table:table-cell office:value-type="float" office:value="72.2371" calcext:value-type="float">
            <text:p>72.2371</text:p>
          </table:table-cell>
        </table:table-row>
        <table:table-row table:style-name="ro1">
          <table:table-cell office:value-type="float" office:value="28992" calcext:value-type="float">
            <text:p>28992</text:p>
          </table:table-cell>
          <table:table-cell office:value-type="float" office:value="69.0181" calcext:value-type="float">
            <text:p>69.0181</text:p>
          </table:table-cell>
        </table:table-row>
        <table:table-row table:style-name="ro1">
          <table:table-cell office:value-type="float" office:value="29056" calcext:value-type="float">
            <text:p>29056</text:p>
          </table:table-cell>
          <table:table-cell office:value-type="float" office:value="71.9234" calcext:value-type="float">
            <text:p>71.9234</text:p>
          </table:table-cell>
        </table:table-row>
        <table:table-row table:style-name="ro1">
          <table:table-cell office:value-type="float" office:value="29120" calcext:value-type="float">
            <text:p>29120</text:p>
          </table:table-cell>
          <table:table-cell office:value-type="float" office:value="67.9691" calcext:value-type="float">
            <text:p>67.9691</text:p>
          </table:table-cell>
        </table:table-row>
        <table:table-row table:style-name="ro1">
          <table:table-cell office:value-type="float" office:value="29184" calcext:value-type="float">
            <text:p>29184</text:p>
          </table:table-cell>
          <table:table-cell office:value-type="float" office:value="61.8692" calcext:value-type="float">
            <text:p>61.8692</text:p>
          </table:table-cell>
        </table:table-row>
        <table:table-row table:style-name="ro1">
          <table:table-cell office:value-type="float" office:value="29248" calcext:value-type="float">
            <text:p>29248</text:p>
          </table:table-cell>
          <table:table-cell office:value-type="float" office:value="71.0169" calcext:value-type="float">
            <text:p>71.0169</text:p>
          </table:table-cell>
        </table:table-row>
        <table:table-row table:style-name="ro1">
          <table:table-cell office:value-type="float" office:value="29312" calcext:value-type="float">
            <text:p>29312</text:p>
          </table:table-cell>
          <table:table-cell office:value-type="float" office:value="87.9885" calcext:value-type="float">
            <text:p>87.9885</text:p>
          </table:table-cell>
        </table:table-row>
        <table:table-row table:style-name="ro1">
          <table:table-cell office:value-type="float" office:value="29376" calcext:value-type="float">
            <text:p>29376</text:p>
          </table:table-cell>
          <table:table-cell office:value-type="float" office:value="69.6778" calcext:value-type="float">
            <text:p>69.6778</text:p>
          </table:table-cell>
        </table:table-row>
        <table:table-row table:style-name="ro1">
          <table:table-cell office:value-type="float" office:value="29440" calcext:value-type="float">
            <text:p>29440</text:p>
          </table:table-cell>
          <table:table-cell office:value-type="float" office:value="66.0233" calcext:value-type="float">
            <text:p>66.0233</text:p>
          </table:table-cell>
        </table:table-row>
        <table:table-row table:style-name="ro1">
          <table:table-cell office:value-type="float" office:value="29504" calcext:value-type="float">
            <text:p>29504</text:p>
          </table:table-cell>
          <table:table-cell office:value-type="float" office:value="84.1479" calcext:value-type="float">
            <text:p>84.1479</text:p>
          </table:table-cell>
        </table:table-row>
        <table:table-row table:style-name="ro1">
          <table:table-cell office:value-type="float" office:value="29568" calcext:value-type="float">
            <text:p>29568</text:p>
          </table:table-cell>
          <table:table-cell office:value-type="float" office:value="80.1048" calcext:value-type="float">
            <text:p>80.1048</text:p>
          </table:table-cell>
        </table:table-row>
        <table:table-row table:style-name="ro1">
          <table:table-cell office:value-type="float" office:value="29632" calcext:value-type="float">
            <text:p>29632</text:p>
          </table:table-cell>
          <table:table-cell office:value-type="float" office:value="76.585" calcext:value-type="float">
            <text:p>76.585</text:p>
          </table:table-cell>
        </table:table-row>
        <table:table-row table:style-name="ro1">
          <table:table-cell office:value-type="float" office:value="29696" calcext:value-type="float">
            <text:p>29696</text:p>
          </table:table-cell>
          <table:table-cell office:value-type="float" office:value="60.5853" calcext:value-type="float">
            <text:p>60.5853</text:p>
          </table:table-cell>
        </table:table-row>
        <table:table-row table:style-name="ro1">
          <table:table-cell office:value-type="float" office:value="29760" calcext:value-type="float">
            <text:p>29760</text:p>
          </table:table-cell>
          <table:table-cell office:value-type="float" office:value="64.5917" calcext:value-type="float">
            <text:p>64.5917</text:p>
          </table:table-cell>
        </table:table-row>
        <table:table-row table:style-name="ro1">
          <table:table-cell office:value-type="float" office:value="29824" calcext:value-type="float">
            <text:p>29824</text:p>
          </table:table-cell>
          <table:table-cell office:value-type="float" office:value="84.0267" calcext:value-type="float">
            <text:p>84.0267</text:p>
          </table:table-cell>
        </table:table-row>
        <table:table-row table:style-name="ro1">
          <table:table-cell office:value-type="float" office:value="29888" calcext:value-type="float">
            <text:p>29888</text:p>
          </table:table-cell>
          <table:table-cell office:value-type="float" office:value="73.2446" calcext:value-type="float">
            <text:p>73.2446</text:p>
          </table:table-cell>
        </table:table-row>
        <table:table-row table:style-name="ro1">
          <table:table-cell office:value-type="float" office:value="29952" calcext:value-type="float">
            <text:p>29952</text:p>
          </table:table-cell>
          <table:table-cell office:value-type="float" office:value="81.0751" calcext:value-type="float">
            <text:p>81.0751</text:p>
          </table:table-cell>
        </table:table-row>
        <table:table-row table:style-name="ro1">
          <table:table-cell office:value-type="float" office:value="30016" calcext:value-type="float">
            <text:p>30016</text:p>
          </table:table-cell>
          <table:table-cell office:value-type="float" office:value="68.7221" calcext:value-type="float">
            <text:p>68.7221</text:p>
          </table:table-cell>
        </table:table-row>
        <table:table-row table:style-name="ro1">
          <table:table-cell office:value-type="float" office:value="30080" calcext:value-type="float">
            <text:p>30080</text:p>
          </table:table-cell>
          <table:table-cell office:value-type="float" office:value="76.3282" calcext:value-type="float">
            <text:p>76.3282</text:p>
          </table:table-cell>
        </table:table-row>
        <table:table-row table:style-name="ro1">
          <table:table-cell office:value-type="float" office:value="30144" calcext:value-type="float">
            <text:p>30144</text:p>
          </table:table-cell>
          <table:table-cell office:value-type="float" office:value="71.5622" calcext:value-type="float">
            <text:p>71.5622</text:p>
          </table:table-cell>
        </table:table-row>
        <table:table-row table:style-name="ro1">
          <table:table-cell office:value-type="float" office:value="30208" calcext:value-type="float">
            <text:p>30208</text:p>
          </table:table-cell>
          <table:table-cell office:value-type="float" office:value="85.6416" calcext:value-type="float">
            <text:p>85.6416</text:p>
          </table:table-cell>
        </table:table-row>
        <table:table-row table:style-name="ro1">
          <table:table-cell office:value-type="float" office:value="30272" calcext:value-type="float">
            <text:p>30272</text:p>
          </table:table-cell>
          <table:table-cell office:value-type="float" office:value="72.3751" calcext:value-type="float">
            <text:p>72.3751</text:p>
          </table:table-cell>
        </table:table-row>
        <table:table-row table:style-name="ro1">
          <table:table-cell office:value-type="float" office:value="30336" calcext:value-type="float">
            <text:p>30336</text:p>
          </table:table-cell>
          <table:table-cell office:value-type="float" office:value="82.7804" calcext:value-type="float">
            <text:p>82.7804</text:p>
          </table:table-cell>
        </table:table-row>
        <table:table-row table:style-name="ro1">
          <table:table-cell office:value-type="float" office:value="30400" calcext:value-type="float">
            <text:p>30400</text:p>
          </table:table-cell>
          <table:table-cell office:value-type="float" office:value="70.5247" calcext:value-type="float">
            <text:p>70.5247</text:p>
          </table:table-cell>
        </table:table-row>
        <table:table-row table:style-name="ro1">
          <table:table-cell office:value-type="float" office:value="30464" calcext:value-type="float">
            <text:p>30464</text:p>
          </table:table-cell>
          <table:table-cell office:value-type="float" office:value="61.5889" calcext:value-type="float">
            <text:p>61.5889</text:p>
          </table:table-cell>
        </table:table-row>
        <table:table-row table:style-name="ro1">
          <table:table-cell office:value-type="float" office:value="30528" calcext:value-type="float">
            <text:p>30528</text:p>
          </table:table-cell>
          <table:table-cell office:value-type="float" office:value="68.6538" calcext:value-type="float">
            <text:p>68.6538</text:p>
          </table:table-cell>
        </table:table-row>
        <table:table-row table:style-name="ro1">
          <table:table-cell office:value-type="float" office:value="30592" calcext:value-type="float">
            <text:p>30592</text:p>
          </table:table-cell>
          <table:table-cell office:value-type="float" office:value="85.5608" calcext:value-type="float">
            <text:p>85.5608</text:p>
          </table:table-cell>
        </table:table-row>
        <table:table-row table:style-name="ro1">
          <table:table-cell office:value-type="float" office:value="30656" calcext:value-type="float">
            <text:p>30656</text:p>
          </table:table-cell>
          <table:table-cell office:value-type="float" office:value="75.7552" calcext:value-type="float">
            <text:p>75.7552</text:p>
          </table:table-cell>
        </table:table-row>
        <table:table-row table:style-name="ro1">
          <table:table-cell office:value-type="float" office:value="30720" calcext:value-type="float">
            <text:p>30720</text:p>
          </table:table-cell>
          <table:table-cell office:value-type="float" office:value="81.862" calcext:value-type="float">
            <text:p>81.862</text:p>
          </table:table-cell>
        </table:table-row>
        <table:table-row table:style-name="ro1">
          <table:table-cell office:value-type="float" office:value="30784" calcext:value-type="float">
            <text:p>30784</text:p>
          </table:table-cell>
          <table:table-cell office:value-type="float" office:value="76.5308" calcext:value-type="float">
            <text:p>76.5308</text:p>
          </table:table-cell>
        </table:table-row>
        <table:table-row table:style-name="ro1">
          <table:table-cell office:value-type="float" office:value="30848" calcext:value-type="float">
            <text:p>30848</text:p>
          </table:table-cell>
          <table:table-cell office:value-type="float" office:value="71.4392" calcext:value-type="float">
            <text:p>71.4392</text:p>
          </table:table-cell>
        </table:table-row>
        <table:table-row table:style-name="ro1">
          <table:table-cell office:value-type="float" office:value="30912" calcext:value-type="float">
            <text:p>30912</text:p>
          </table:table-cell>
          <table:table-cell office:value-type="float" office:value="64.0991" calcext:value-type="float">
            <text:p>64.0991</text:p>
          </table:table-cell>
        </table:table-row>
        <table:table-row table:style-name="ro1">
          <table:table-cell office:value-type="float" office:value="30976" calcext:value-type="float">
            <text:p>30976</text:p>
          </table:table-cell>
          <table:table-cell office:value-type="float" office:value="85.5488" calcext:value-type="float">
            <text:p>85.5488</text:p>
          </table:table-cell>
        </table:table-row>
        <table:table-row table:style-name="ro1">
          <table:table-cell office:value-type="float" office:value="31040" calcext:value-type="float">
            <text:p>31040</text:p>
          </table:table-cell>
          <table:table-cell office:value-type="float" office:value="83.3625" calcext:value-type="float">
            <text:p>83.3625</text:p>
          </table:table-cell>
        </table:table-row>
        <table:table-row table:style-name="ro1">
          <table:table-cell office:value-type="float" office:value="31104" calcext:value-type="float">
            <text:p>31104</text:p>
          </table:table-cell>
          <table:table-cell office:value-type="float" office:value="72.0681" calcext:value-type="float">
            <text:p>72.0681</text:p>
          </table:table-cell>
        </table:table-row>
        <table:table-row table:style-name="ro1">
          <table:table-cell office:value-type="float" office:value="31168" calcext:value-type="float">
            <text:p>31168</text:p>
          </table:table-cell>
          <table:table-cell office:value-type="float" office:value="87.4179" calcext:value-type="float">
            <text:p>87.4179</text:p>
          </table:table-cell>
        </table:table-row>
        <table:table-row table:style-name="ro1">
          <table:table-cell office:value-type="float" office:value="31232" calcext:value-type="float">
            <text:p>31232</text:p>
          </table:table-cell>
          <table:table-cell office:value-type="float" office:value="64.3793" calcext:value-type="float">
            <text:p>64.3793</text:p>
          </table:table-cell>
        </table:table-row>
        <table:table-row table:style-name="ro1">
          <table:table-cell office:value-type="float" office:value="31296" calcext:value-type="float">
            <text:p>31296</text:p>
          </table:table-cell>
          <table:table-cell office:value-type="float" office:value="70.0565" calcext:value-type="float">
            <text:p>70.0565</text:p>
          </table:table-cell>
        </table:table-row>
        <table:table-row table:style-name="ro1">
          <table:table-cell office:value-type="float" office:value="31360" calcext:value-type="float">
            <text:p>31360</text:p>
          </table:table-cell>
          <table:table-cell office:value-type="float" office:value="67.0956" calcext:value-type="float">
            <text:p>67.0956</text:p>
          </table:table-cell>
        </table:table-row>
        <table:table-row table:style-name="ro1">
          <table:table-cell office:value-type="float" office:value="31424" calcext:value-type="float">
            <text:p>31424</text:p>
          </table:table-cell>
          <table:table-cell office:value-type="float" office:value="70.4025" calcext:value-type="float">
            <text:p>70.4025</text:p>
          </table:table-cell>
        </table:table-row>
        <table:table-row table:style-name="ro1">
          <table:table-cell office:value-type="float" office:value="31488" calcext:value-type="float">
            <text:p>31488</text:p>
          </table:table-cell>
          <table:table-cell office:value-type="float" office:value="64.2043" calcext:value-type="float">
            <text:p>64.2043</text:p>
          </table:table-cell>
        </table:table-row>
        <table:table-row table:style-name="ro1">
          <table:table-cell office:value-type="float" office:value="31552" calcext:value-type="float">
            <text:p>31552</text:p>
          </table:table-cell>
          <table:table-cell office:value-type="float" office:value="87.2003" calcext:value-type="float">
            <text:p>87.2003</text:p>
          </table:table-cell>
        </table:table-row>
        <table:table-row table:style-name="ro1">
          <table:table-cell office:value-type="float" office:value="31616" calcext:value-type="float">
            <text:p>31616</text:p>
          </table:table-cell>
          <table:table-cell office:value-type="float" office:value="86.9874" calcext:value-type="float">
            <text:p>86.9874</text:p>
          </table:table-cell>
        </table:table-row>
        <table:table-row table:style-name="ro1">
          <table:table-cell office:value-type="float" office:value="31680" calcext:value-type="float">
            <text:p>31680</text:p>
          </table:table-cell>
          <table:table-cell office:value-type="float" office:value="64.7895" calcext:value-type="float">
            <text:p>64.7895</text:p>
          </table:table-cell>
        </table:table-row>
        <table:table-row table:style-name="ro1">
          <table:table-cell office:value-type="float" office:value="31744" calcext:value-type="float">
            <text:p>31744</text:p>
          </table:table-cell>
          <table:table-cell office:value-type="float" office:value="61.7919" calcext:value-type="float">
            <text:p>61.7919</text:p>
          </table:table-cell>
        </table:table-row>
        <table:table-row table:style-name="ro1">
          <table:table-cell office:value-type="float" office:value="31808" calcext:value-type="float">
            <text:p>31808</text:p>
          </table:table-cell>
          <table:table-cell office:value-type="float" office:value="81.0141" calcext:value-type="float">
            <text:p>81.0141</text:p>
          </table:table-cell>
        </table:table-row>
        <table:table-row table:style-name="ro1">
          <table:table-cell office:value-type="float" office:value="31872" calcext:value-type="float">
            <text:p>31872</text:p>
          </table:table-cell>
          <table:table-cell office:value-type="float" office:value="78.0341" calcext:value-type="float">
            <text:p>78.0341</text:p>
          </table:table-cell>
        </table:table-row>
        <table:table-row table:style-name="ro1">
          <table:table-cell office:value-type="float" office:value="31936" calcext:value-type="float">
            <text:p>31936</text:p>
          </table:table-cell>
          <table:table-cell office:value-type="float" office:value="82.8669" calcext:value-type="float">
            <text:p>82.8669</text:p>
          </table:table-cell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89.7361" calcext:value-type="float">
            <text:p>89.7361</text:p>
          </table:table-cell>
        </table:table-row>
        <table:table-row table:style-name="ro1">
          <table:table-cell office:value-type="float" office:value="32064" calcext:value-type="float">
            <text:p>32064</text:p>
          </table:table-cell>
          <table:table-cell office:value-type="float" office:value="79.3622" calcext:value-type="float">
            <text:p>79.3622</text:p>
          </table:table-cell>
        </table:table-row>
        <table:table-row table:style-name="ro1">
          <table:table-cell office:value-type="float" office:value="32128" calcext:value-type="float">
            <text:p>32128</text:p>
          </table:table-cell>
          <table:table-cell office:value-type="float" office:value="79.429" calcext:value-type="float">
            <text:p>79.429</text:p>
          </table:table-cell>
        </table:table-row>
        <table:table-row table:style-name="ro1">
          <table:table-cell office:value-type="float" office:value="32192" calcext:value-type="float">
            <text:p>32192</text:p>
          </table:table-cell>
          <table:table-cell office:value-type="float" office:value="100.378" calcext:value-type="float">
            <text:p>100.378</text:p>
          </table:table-cell>
        </table:table-row>
        <table:table-row table:style-name="ro1">
          <table:table-cell office:value-type="float" office:value="32256" calcext:value-type="float">
            <text:p>32256</text:p>
          </table:table-cell>
          <table:table-cell office:value-type="float" office:value="91.7372" calcext:value-type="float">
            <text:p>91.7372</text:p>
          </table:table-cell>
        </table:table-row>
        <table:table-row table:style-name="ro1">
          <table:table-cell office:value-type="float" office:value="32320" calcext:value-type="float">
            <text:p>32320</text:p>
          </table:table-cell>
          <table:table-cell office:value-type="float" office:value="102.209" calcext:value-type="float">
            <text:p>102.209</text:p>
          </table:table-cell>
        </table:table-row>
        <table:table-row table:style-name="ro1">
          <table:table-cell office:value-type="float" office:value="32384" calcext:value-type="float">
            <text:p>32384</text:p>
          </table:table-cell>
          <table:table-cell office:value-type="float" office:value="80.9022" calcext:value-type="float">
            <text:p>80.9022</text:p>
          </table:table-cell>
        </table:table-row>
        <table:table-row table:style-name="ro1">
          <table:table-cell office:value-type="float" office:value="32448" calcext:value-type="float">
            <text:p>32448</text:p>
          </table:table-cell>
          <table:table-cell office:value-type="float" office:value="93.3259" calcext:value-type="float">
            <text:p>93.3259</text:p>
          </table:table-cell>
        </table:table-row>
        <table:table-row table:style-name="ro1">
          <table:table-cell office:value-type="float" office:value="32512" calcext:value-type="float">
            <text:p>32512</text:p>
          </table:table-cell>
          <table:table-cell office:value-type="float" office:value="80.8631" calcext:value-type="float">
            <text:p>80.8631</text:p>
          </table:table-cell>
        </table:table-row>
        <table:table-row table:style-name="ro1">
          <table:table-cell office:value-type="float" office:value="32576" calcext:value-type="float">
            <text:p>32576</text:p>
          </table:table-cell>
          <table:table-cell office:value-type="float" office:value="76.4629" calcext:value-type="float">
            <text:p>76.4629</text:p>
          </table:table-cell>
        </table:table-row>
        <table:table-row table:style-name="ro1">
          <table:table-cell office:value-type="float" office:value="32640" calcext:value-type="float">
            <text:p>32640</text:p>
          </table:table-cell>
          <table:table-cell office:value-type="float" office:value="79.081" calcext:value-type="float">
            <text:p>79.081</text:p>
          </table:table-cell>
        </table:table-row>
        <table:table-row table:style-name="ro1">
          <table:table-cell office:value-type="float" office:value="32704" calcext:value-type="float">
            <text:p>32704</text:p>
          </table:table-cell>
          <table:table-cell office:value-type="float" office:value="102.725" calcext:value-type="float">
            <text:p>102.725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92.9936" calcext:value-type="float">
            <text:p>92.9936</text:p>
          </table:table-cell>
        </table:table-row>
        <table:table-row table:style-name="ro1">
          <table:table-cell office:value-type="float" office:value="32832" calcext:value-type="float">
            <text:p>32832</text:p>
          </table:table-cell>
          <table:table-cell office:value-type="float" office:value="90.5201" calcext:value-type="float">
            <text:p>90.5201</text:p>
          </table:table-cell>
        </table:table-row>
        <table:table-row table:style-name="ro1">
          <table:table-cell office:value-type="float" office:value="32896" calcext:value-type="float">
            <text:p>32896</text:p>
          </table:table-cell>
          <table:table-cell office:value-type="float" office:value="76.824" calcext:value-type="float">
            <text:p>76.824</text:p>
          </table:table-cell>
        </table:table-row>
        <table:table-row table:style-name="ro1">
          <table:table-cell office:value-type="float" office:value="32960" calcext:value-type="float">
            <text:p>32960</text:p>
          </table:table-cell>
          <table:table-cell office:value-type="float" office:value="88.5423" calcext:value-type="float">
            <text:p>88.5423</text:p>
          </table:table-cell>
        </table:table-row>
        <table:table-row table:style-name="ro1">
          <table:table-cell office:value-type="float" office:value="33024" calcext:value-type="float">
            <text:p>33024</text:p>
          </table:table-cell>
          <table:table-cell office:value-type="float" office:value="83.8825" calcext:value-type="float">
            <text:p>83.8825</text:p>
          </table:table-cell>
        </table:table-row>
        <table:table-row table:style-name="ro1">
          <table:table-cell office:value-type="float" office:value="33088" calcext:value-type="float">
            <text:p>33088</text:p>
          </table:table-cell>
          <table:table-cell office:value-type="float" office:value="88.892" calcext:value-type="float">
            <text:p>88.892</text:p>
          </table:table-cell>
        </table:table-row>
        <table:table-row table:style-name="ro1">
          <table:table-cell office:value-type="float" office:value="33152" calcext:value-type="float">
            <text:p>33152</text:p>
          </table:table-cell>
          <table:table-cell office:value-type="float" office:value="85.9601" calcext:value-type="float">
            <text:p>85.9601</text:p>
          </table:table-cell>
        </table:table-row>
        <table:table-row table:style-name="ro1">
          <table:table-cell office:value-type="float" office:value="33216" calcext:value-type="float">
            <text:p>33216</text:p>
          </table:table-cell>
          <table:table-cell office:value-type="float" office:value="88.2617" calcext:value-type="float">
            <text:p>88.2617</text:p>
          </table:table-cell>
        </table:table-row>
        <table:table-row table:style-name="ro1">
          <table:table-cell office:value-type="float" office:value="33280" calcext:value-type="float">
            <text:p>33280</text:p>
          </table:table-cell>
          <table:table-cell office:value-type="float" office:value="98.9485" calcext:value-type="float">
            <text:p>98.9485</text:p>
          </table:table-cell>
        </table:table-row>
        <table:table-row table:style-name="ro1">
          <table:table-cell office:value-type="float" office:value="33344" calcext:value-type="float">
            <text:p>33344</text:p>
          </table:table-cell>
          <table:table-cell office:value-type="float" office:value="93.0556" calcext:value-type="float">
            <text:p>93.0556</text:p>
          </table:table-cell>
        </table:table-row>
        <table:table-row table:style-name="ro1">
          <table:table-cell office:value-type="float" office:value="33408" calcext:value-type="float">
            <text:p>33408</text:p>
          </table:table-cell>
          <table:table-cell office:value-type="float" office:value="98.6641" calcext:value-type="float">
            <text:p>98.6641</text:p>
          </table:table-cell>
        </table:table-row>
        <table:table-row table:style-name="ro1">
          <table:table-cell office:value-type="float" office:value="33472" calcext:value-type="float">
            <text:p>33472</text:p>
          </table:table-cell>
          <table:table-cell office:value-type="float" office:value="103.153" calcext:value-type="float">
            <text:p>103.153</text:p>
          </table:table-cell>
        </table:table-row>
        <table:table-row table:style-name="ro1">
          <table:table-cell office:value-type="float" office:value="33536" calcext:value-type="float">
            <text:p>33536</text:p>
          </table:table-cell>
          <table:table-cell office:value-type="float" office:value="90.2558" calcext:value-type="float">
            <text:p>90.2558</text:p>
          </table:table-cell>
        </table:table-row>
        <table:table-row table:style-name="ro1">
          <table:table-cell office:value-type="float" office:value="33600" calcext:value-type="float">
            <text:p>33600</text:p>
          </table:table-cell>
          <table:table-cell office:value-type="float" office:value="95.6515" calcext:value-type="float">
            <text:p>95.6515</text:p>
          </table:table-cell>
        </table:table-row>
        <table:table-row table:style-name="ro1">
          <table:table-cell office:value-type="float" office:value="33664" calcext:value-type="float">
            <text:p>33664</text:p>
          </table:table-cell>
          <table:table-cell office:value-type="float" office:value="77.9421" calcext:value-type="float">
            <text:p>77.9421</text:p>
          </table:table-cell>
        </table:table-row>
        <table:table-row table:style-name="ro1">
          <table:table-cell office:value-type="float" office:value="33728" calcext:value-type="float">
            <text:p>33728</text:p>
          </table:table-cell>
          <table:table-cell office:value-type="float" office:value="92.0477" calcext:value-type="float">
            <text:p>92.0477</text:p>
          </table:table-cell>
        </table:table-row>
        <table:table-row table:style-name="ro1">
          <table:table-cell office:value-type="float" office:value="33792" calcext:value-type="float">
            <text:p>33792</text:p>
          </table:table-cell>
          <table:table-cell office:value-type="float" office:value="86.6655" calcext:value-type="float">
            <text:p>86.6655</text:p>
          </table:table-cell>
        </table:table-row>
        <table:table-row table:style-name="ro1">
          <table:table-cell office:value-type="float" office:value="33856" calcext:value-type="float">
            <text:p>33856</text:p>
          </table:table-cell>
          <table:table-cell office:value-type="float" office:value="95.9761" calcext:value-type="float">
            <text:p>95.9761</text:p>
          </table:table-cell>
        </table:table-row>
        <table:table-row table:style-name="ro1">
          <table:table-cell office:value-type="float" office:value="33920" calcext:value-type="float">
            <text:p>33920</text:p>
          </table:table-cell>
          <table:table-cell office:value-type="float" office:value="84.9145" calcext:value-type="float">
            <text:p>84.9145</text:p>
          </table:table-cell>
        </table:table-row>
        <table:table-row table:style-name="ro1">
          <table:table-cell office:value-type="float" office:value="33984" calcext:value-type="float">
            <text:p>33984</text:p>
          </table:table-cell>
          <table:table-cell office:value-type="float" office:value="86.4015" calcext:value-type="float">
            <text:p>86.4015</text:p>
          </table:table-cell>
        </table:table-row>
        <table:table-row table:style-name="ro1">
          <table:table-cell office:value-type="float" office:value="34048" calcext:value-type="float">
            <text:p>34048</text:p>
          </table:table-cell>
          <table:table-cell office:value-type="float" office:value="100.338" calcext:value-type="float">
            <text:p>100.338</text:p>
          </table:table-cell>
        </table:table-row>
        <table:table-row table:style-name="ro1">
          <table:table-cell office:value-type="float" office:value="34112" calcext:value-type="float">
            <text:p>34112</text:p>
          </table:table-cell>
          <table:table-cell office:value-type="float" office:value="89.3434" calcext:value-type="float">
            <text:p>89.3434</text:p>
          </table:table-cell>
        </table:table-row>
        <table:table-row table:style-name="ro1">
          <table:table-cell office:value-type="float" office:value="34176" calcext:value-type="float">
            <text:p>34176</text:p>
          </table:table-cell>
          <table:table-cell office:value-type="float" office:value="81.779" calcext:value-type="float">
            <text:p>81.779</text:p>
          </table:table-cell>
        </table:table-row>
        <table:table-row table:style-name="ro1">
          <table:table-cell office:value-type="float" office:value="34240" calcext:value-type="float">
            <text:p>34240</text:p>
          </table:table-cell>
          <table:table-cell office:value-type="float" office:value="87.0753" calcext:value-type="float">
            <text:p>87.0753</text:p>
          </table:table-cell>
        </table:table-row>
        <table:table-row table:style-name="ro1">
          <table:table-cell office:value-type="float" office:value="34304" calcext:value-type="float">
            <text:p>34304</text:p>
          </table:table-cell>
          <table:table-cell office:value-type="float" office:value="86.5527" calcext:value-type="float">
            <text:p>86.5527</text:p>
          </table:table-cell>
        </table:table-row>
        <table:table-row table:style-name="ro1">
          <table:table-cell office:value-type="float" office:value="34368" calcext:value-type="float">
            <text:p>34368</text:p>
          </table:table-cell>
          <table:table-cell office:value-type="float" office:value="87.6811" calcext:value-type="float">
            <text:p>87.6811</text:p>
          </table:table-cell>
        </table:table-row>
        <table:table-row table:style-name="ro1">
          <table:table-cell office:value-type="float" office:value="34432" calcext:value-type="float">
            <text:p>34432</text:p>
          </table:table-cell>
          <table:table-cell office:value-type="float" office:value="75.4011" calcext:value-type="float">
            <text:p>75.4011</text:p>
          </table:table-cell>
        </table:table-row>
        <table:table-row table:style-name="ro1">
          <table:table-cell office:value-type="float" office:value="34496" calcext:value-type="float">
            <text:p>34496</text:p>
          </table:table-cell>
          <table:table-cell office:value-type="float" office:value="92.4156" calcext:value-type="float">
            <text:p>92.4156</text:p>
          </table:table-cell>
        </table:table-row>
        <table:table-row table:style-name="ro1">
          <table:table-cell office:value-type="float" office:value="34560" calcext:value-type="float">
            <text:p>34560</text:p>
          </table:table-cell>
          <table:table-cell office:value-type="float" office:value="89.1439" calcext:value-type="float">
            <text:p>89.1439</text:p>
          </table:table-cell>
        </table:table-row>
        <table:table-row table:style-name="ro1">
          <table:table-cell office:value-type="float" office:value="34624" calcext:value-type="float">
            <text:p>34624</text:p>
          </table:table-cell>
          <table:table-cell office:value-type="float" office:value="79.4821" calcext:value-type="float">
            <text:p>79.4821</text:p>
          </table:table-cell>
        </table:table-row>
        <table:table-row table:style-name="ro1">
          <table:table-cell office:value-type="float" office:value="34688" calcext:value-type="float">
            <text:p>34688</text:p>
          </table:table-cell>
          <table:table-cell office:value-type="float" office:value="90.1406" calcext:value-type="float">
            <text:p>90.1406</text:p>
          </table:table-cell>
        </table:table-row>
        <table:table-row table:style-name="ro1">
          <table:table-cell office:value-type="float" office:value="34752" calcext:value-type="float">
            <text:p>34752</text:p>
          </table:table-cell>
          <table:table-cell office:value-type="float" office:value="77.1374" calcext:value-type="float">
            <text:p>77.1374</text:p>
          </table:table-cell>
        </table:table-row>
        <table:table-row table:style-name="ro1">
          <table:table-cell office:value-type="float" office:value="34816" calcext:value-type="float">
            <text:p>34816</text:p>
          </table:table-cell>
          <table:table-cell office:value-type="float" office:value="95.0021" calcext:value-type="float">
            <text:p>95.0021</text:p>
          </table:table-cell>
        </table:table-row>
        <table:table-row table:style-name="ro1">
          <table:table-cell office:value-type="float" office:value="34880" calcext:value-type="float">
            <text:p>34880</text:p>
          </table:table-cell>
          <table:table-cell office:value-type="float" office:value="91.9645" calcext:value-type="float">
            <text:p>91.9645</text:p>
          </table:table-cell>
        </table:table-row>
        <table:table-row table:style-name="ro1">
          <table:table-cell office:value-type="float" office:value="34944" calcext:value-type="float">
            <text:p>34944</text:p>
          </table:table-cell>
          <table:table-cell office:value-type="float" office:value="90.6796" calcext:value-type="float">
            <text:p>90.6796</text:p>
          </table:table-cell>
        </table:table-row>
        <table:table-row table:style-name="ro1">
          <table:table-cell office:value-type="float" office:value="35008" calcext:value-type="float">
            <text:p>35008</text:p>
          </table:table-cell>
          <table:table-cell office:value-type="float" office:value="103.885" calcext:value-type="float">
            <text:p>103.885</text:p>
          </table:table-cell>
        </table:table-row>
        <table:table-row table:style-name="ro1">
          <table:table-cell office:value-type="float" office:value="35072" calcext:value-type="float">
            <text:p>35072</text:p>
          </table:table-cell>
          <table:table-cell office:value-type="float" office:value="75.8564" calcext:value-type="float">
            <text:p>75.8564</text:p>
          </table:table-cell>
        </table:table-row>
        <table:table-row table:style-name="ro1">
          <table:table-cell office:value-type="float" office:value="35136" calcext:value-type="float">
            <text:p>35136</text:p>
          </table:table-cell>
          <table:table-cell office:value-type="float" office:value="101.64" calcext:value-type="float">
            <text:p>101.64</text:p>
          </table:table-cell>
        </table:table-row>
        <table:table-row table:style-name="ro1">
          <table:table-cell office:value-type="float" office:value="35200" calcext:value-type="float">
            <text:p>35200</text:p>
          </table:table-cell>
          <table:table-cell office:value-type="float" office:value="87.1461" calcext:value-type="float">
            <text:p>87.1461</text:p>
          </table:table-cell>
        </table:table-row>
        <table:table-row table:style-name="ro1">
          <table:table-cell office:value-type="float" office:value="35264" calcext:value-type="float">
            <text:p>35264</text:p>
          </table:table-cell>
          <table:table-cell office:value-type="float" office:value="99.8047" calcext:value-type="float">
            <text:p>99.8047</text:p>
          </table:table-cell>
        </table:table-row>
        <table:table-row table:style-name="ro1">
          <table:table-cell office:value-type="float" office:value="35328" calcext:value-type="float">
            <text:p>35328</text:p>
          </table:table-cell>
          <table:table-cell office:value-type="float" office:value="89.6951" calcext:value-type="float">
            <text:p>89.6951</text:p>
          </table:table-cell>
        </table:table-row>
        <table:table-row table:style-name="ro1">
          <table:table-cell office:value-type="float" office:value="35392" calcext:value-type="float">
            <text:p>35392</text:p>
          </table:table-cell>
          <table:table-cell office:value-type="float" office:value="80.8102" calcext:value-type="float">
            <text:p>80.8102</text:p>
          </table:table-cell>
        </table:table-row>
        <table:table-row table:style-name="ro1">
          <table:table-cell office:value-type="float" office:value="35456" calcext:value-type="float">
            <text:p>35456</text:p>
          </table:table-cell>
          <table:table-cell office:value-type="float" office:value="97.9573" calcext:value-type="float">
            <text:p>97.9573</text:p>
          </table:table-cell>
        </table:table-row>
        <table:table-row table:style-name="ro1">
          <table:table-cell office:value-type="float" office:value="35520" calcext:value-type="float">
            <text:p>35520</text:p>
          </table:table-cell>
          <table:table-cell office:value-type="float" office:value="104.951" calcext:value-type="float">
            <text:p>104.951</text:p>
          </table:table-cell>
        </table:table-row>
        <table:table-row table:style-name="ro1">
          <table:table-cell office:value-type="float" office:value="35584" calcext:value-type="float">
            <text:p>35584</text:p>
          </table:table-cell>
          <table:table-cell office:value-type="float" office:value="101.462" calcext:value-type="float">
            <text:p>101.462</text:p>
          </table:table-cell>
        </table:table-row>
        <table:table-row table:style-name="ro1">
          <table:table-cell office:value-type="float" office:value="35648" calcext:value-type="float">
            <text:p>35648</text:p>
          </table:table-cell>
          <table:table-cell office:value-type="float" office:value="100.899" calcext:value-type="float">
            <text:p>100.899</text:p>
          </table:table-cell>
        </table:table-row>
        <table:table-row table:style-name="ro1">
          <table:table-cell office:value-type="float" office:value="35712" calcext:value-type="float">
            <text:p>35712</text:p>
          </table:table-cell>
          <table:table-cell office:value-type="float" office:value="91.9984" calcext:value-type="float">
            <text:p>91.9984</text:p>
          </table:table-cell>
        </table:table-row>
        <table:table-row table:style-name="ro1">
          <table:table-cell office:value-type="float" office:value="35776" calcext:value-type="float">
            <text:p>35776</text:p>
          </table:table-cell>
          <table:table-cell office:value-type="float" office:value="83.1269" calcext:value-type="float">
            <text:p>83.1269</text:p>
          </table:table-cell>
        </table:table-row>
        <table:table-row table:style-name="ro1">
          <table:table-cell office:value-type="float" office:value="35840" calcext:value-type="float">
            <text:p>35840</text:p>
          </table:table-cell>
          <table:table-cell office:value-type="float" office:value="91.8754" calcext:value-type="float">
            <text:p>91.8754</text:p>
          </table:table-cell>
        </table:table-row>
        <table:table-row table:style-name="ro1">
          <table:table-cell office:value-type="float" office:value="35904" calcext:value-type="float">
            <text:p>35904</text:p>
          </table:table-cell>
          <table:table-cell office:value-type="float" office:value="101.913" calcext:value-type="float">
            <text:p>101.913</text:p>
          </table:table-cell>
        </table:table-row>
        <table:table-row table:style-name="ro1">
          <table:table-cell office:value-type="float" office:value="35968" calcext:value-type="float">
            <text:p>35968</text:p>
          </table:table-cell>
          <table:table-cell office:value-type="float" office:value="94.5283" calcext:value-type="float">
            <text:p>94.5283</text:p>
          </table:table-cell>
        </table:table-row>
        <table:table-row table:style-name="ro1">
          <table:table-cell office:value-type="float" office:value="36032" calcext:value-type="float">
            <text:p>36032</text:p>
          </table:table-cell>
          <table:table-cell office:value-type="float" office:value="87.2136" calcext:value-type="float">
            <text:p>87.2136</text:p>
          </table:table-cell>
        </table:table-row>
        <table:table-row table:style-name="ro1">
          <table:table-cell office:value-type="float" office:value="36096" calcext:value-type="float">
            <text:p>36096</text:p>
          </table:table-cell>
          <table:table-cell office:value-type="float" office:value="86.2561" calcext:value-type="float">
            <text:p>86.2561</text:p>
          </table:table-cell>
        </table:table-row>
        <table:table-row table:style-name="ro1">
          <table:table-cell office:value-type="float" office:value="36160" calcext:value-type="float">
            <text:p>36160</text:p>
          </table:table-cell>
          <table:table-cell office:value-type="float" office:value="101.307" calcext:value-type="float">
            <text:p>101.307</text:p>
          </table:table-cell>
        </table:table-row>
        <table:table-row table:style-name="ro1">
          <table:table-cell office:value-type="float" office:value="36224" calcext:value-type="float">
            <text:p>36224</text:p>
          </table:table-cell>
          <table:table-cell office:value-type="float" office:value="99.2888" calcext:value-type="float">
            <text:p>99.2888</text:p>
          </table:table-cell>
        </table:table-row>
        <table:table-row table:style-name="ro1">
          <table:table-cell office:value-type="float" office:value="36288" calcext:value-type="float">
            <text:p>36288</text:p>
          </table:table-cell>
          <table:table-cell office:value-type="float" office:value="97.8086" calcext:value-type="float">
            <text:p>97.8086</text:p>
          </table:table-cell>
        </table:table-row>
        <table:table-row table:style-name="ro1">
          <table:table-cell office:value-type="float" office:value="36352" calcext:value-type="float">
            <text:p>36352</text:p>
          </table:table-cell>
          <table:table-cell office:value-type="float" office:value="83.9883" calcext:value-type="float">
            <text:p>83.9883</text:p>
          </table:table-cell>
        </table:table-row>
        <table:table-row table:style-name="ro1">
          <table:table-cell office:value-type="float" office:value="36416" calcext:value-type="float">
            <text:p>36416</text:p>
          </table:table-cell>
          <table:table-cell office:value-type="float" office:value="99.6898" calcext:value-type="float">
            <text:p>99.6898</text:p>
          </table:table-cell>
        </table:table-row>
        <table:table-row table:style-name="ro1">
          <table:table-cell office:value-type="float" office:value="36480" calcext:value-type="float">
            <text:p>36480</text:p>
          </table:table-cell>
          <table:table-cell office:value-type="float" office:value="85.2242" calcext:value-type="float">
            <text:p>85.2242</text:p>
          </table:table-cell>
        </table:table-row>
        <table:table-row table:style-name="ro1">
          <table:table-cell office:value-type="float" office:value="36544" calcext:value-type="float">
            <text:p>36544</text:p>
          </table:table-cell>
          <table:table-cell office:value-type="float" office:value="98.1321" calcext:value-type="float">
            <text:p>98.1321</text:p>
          </table:table-cell>
        </table:table-row>
        <table:table-row table:style-name="ro1">
          <table:table-cell office:value-type="float" office:value="36608" calcext:value-type="float">
            <text:p>36608</text:p>
          </table:table-cell>
          <table:table-cell office:value-type="float" office:value="104.172" calcext:value-type="float">
            <text:p>104.172</text:p>
          </table:table-cell>
        </table:table-row>
        <table:table-row table:style-name="ro1">
          <table:table-cell office:value-type="float" office:value="36672" calcext:value-type="float">
            <text:p>36672</text:p>
          </table:table-cell>
          <table:table-cell office:value-type="float" office:value="100.365" calcext:value-type="float">
            <text:p>100.365</text:p>
          </table:table-cell>
        </table:table-row>
        <table:table-row table:style-name="ro1">
          <table:table-cell office:value-type="float" office:value="36736" calcext:value-type="float">
            <text:p>36736</text:p>
          </table:table-cell>
          <table:table-cell office:value-type="float" office:value="100.269" calcext:value-type="float">
            <text:p>100.269</text:p>
          </table:table-cell>
        </table:table-row>
        <table:table-row table:style-name="ro1">
          <table:table-cell office:value-type="float" office:value="36800" calcext:value-type="float">
            <text:p>36800</text:p>
          </table:table-cell>
          <table:table-cell office:value-type="float" office:value="94.1737" calcext:value-type="float">
            <text:p>94.1737</text:p>
          </table:table-cell>
        </table:table-row>
        <table:table-row table:style-name="ro1">
          <table:table-cell office:value-type="float" office:value="36864" calcext:value-type="float">
            <text:p>36864</text:p>
          </table:table-cell>
          <table:table-cell office:value-type="float" office:value="87.329" calcext:value-type="float">
            <text:p>87.329</text:p>
          </table:table-cell>
        </table:table-row>
        <table:table-row table:style-name="ro1">
          <table:table-cell office:value-type="float" office:value="36928" calcext:value-type="float">
            <text:p>36928</text:p>
          </table:table-cell>
          <table:table-cell office:value-type="float" office:value="85.9488" calcext:value-type="float">
            <text:p>85.9488</text:p>
          </table:table-cell>
        </table:table-row>
        <table:table-row table:style-name="ro1">
          <table:table-cell office:value-type="float" office:value="36992" calcext:value-type="float">
            <text:p>36992</text:p>
          </table:table-cell>
          <table:table-cell office:value-type="float" office:value="93.0581" calcext:value-type="float">
            <text:p>93.0581</text:p>
          </table:table-cell>
        </table:table-row>
        <table:table-row table:style-name="ro1">
          <table:table-cell office:value-type="float" office:value="37056" calcext:value-type="float">
            <text:p>37056</text:p>
          </table:table-cell>
          <table:table-cell office:value-type="float" office:value="88.1853" calcext:value-type="float">
            <text:p>88.1853</text:p>
          </table:table-cell>
        </table:table-row>
        <table:table-row table:style-name="ro1">
          <table:table-cell office:value-type="float" office:value="37120" calcext:value-type="float">
            <text:p>37120</text:p>
          </table:table-cell>
          <table:table-cell office:value-type="float" office:value="82.5883" calcext:value-type="float">
            <text:p>82.5883</text:p>
          </table:table-cell>
        </table:table-row>
        <table:table-row table:style-name="ro1">
          <table:table-cell office:value-type="float" office:value="37184" calcext:value-type="float">
            <text:p>37184</text:p>
          </table:table-cell>
          <table:table-cell office:value-type="float" office:value="75.2042" calcext:value-type="float">
            <text:p>75.2042</text:p>
          </table:table-cell>
        </table:table-row>
        <table:table-row table:style-name="ro1">
          <table:table-cell office:value-type="float" office:value="37248" calcext:value-type="float">
            <text:p>37248</text:p>
          </table:table-cell>
          <table:table-cell office:value-type="float" office:value="82.9899" calcext:value-type="float">
            <text:p>82.9899</text:p>
          </table:table-cell>
        </table:table-row>
        <table:table-row table:style-name="ro1">
          <table:table-cell office:value-type="float" office:value="37312" calcext:value-type="float">
            <text:p>37312</text:p>
          </table:table-cell>
          <table:table-cell office:value-type="float" office:value="97.2833" calcext:value-type="float">
            <text:p>97.2833</text:p>
          </table:table-cell>
        </table:table-row>
        <table:table-row table:style-name="ro1">
          <table:table-cell office:value-type="float" office:value="37376" calcext:value-type="float">
            <text:p>37376</text:p>
          </table:table-cell>
          <table:table-cell office:value-type="float" office:value="81.0143" calcext:value-type="float">
            <text:p>81.0143</text:p>
          </table:table-cell>
        </table:table-row>
        <table:table-row table:style-name="ro1">
          <table:table-cell office:value-type="float" office:value="37440" calcext:value-type="float">
            <text:p>37440</text:p>
          </table:table-cell>
          <table:table-cell office:value-type="float" office:value="75.9472" calcext:value-type="float">
            <text:p>75.9472</text:p>
          </table:table-cell>
        </table:table-row>
        <table:table-row table:style-name="ro1">
          <table:table-cell office:value-type="float" office:value="37504" calcext:value-type="float">
            <text:p>37504</text:p>
          </table:table-cell>
          <table:table-cell office:value-type="float" office:value="97.2341" calcext:value-type="float">
            <text:p>97.2341</text:p>
          </table:table-cell>
        </table:table-row>
        <table:table-row table:style-name="ro1">
          <table:table-cell office:value-type="float" office:value="37568" calcext:value-type="float">
            <text:p>37568</text:p>
          </table:table-cell>
          <table:table-cell office:value-type="float" office:value="77.4757" calcext:value-type="float">
            <text:p>77.4757</text:p>
          </table:table-cell>
        </table:table-row>
        <table:table-row table:style-name="ro1">
          <table:table-cell office:value-type="float" office:value="37632" calcext:value-type="float">
            <text:p>37632</text:p>
          </table:table-cell>
          <table:table-cell office:value-type="float" office:value="101.846" calcext:value-type="float">
            <text:p>101.846</text:p>
          </table:table-cell>
        </table:table-row>
        <table:table-row table:style-name="ro1">
          <table:table-cell office:value-type="float" office:value="37696" calcext:value-type="float">
            <text:p>37696</text:p>
          </table:table-cell>
          <table:table-cell office:value-type="float" office:value="84.2324" calcext:value-type="float">
            <text:p>84.2324</text:p>
          </table:table-cell>
        </table:table-row>
        <table:table-row table:style-name="ro1">
          <table:table-cell office:value-type="float" office:value="37760" calcext:value-type="float">
            <text:p>37760</text:p>
          </table:table-cell>
          <table:table-cell office:value-type="float" office:value="85.6026" calcext:value-type="float">
            <text:p>85.6026</text:p>
          </table:table-cell>
        </table:table-row>
        <table:table-row table:style-name="ro1">
          <table:table-cell office:value-type="float" office:value="37824" calcext:value-type="float">
            <text:p>37824</text:p>
          </table:table-cell>
          <table:table-cell office:value-type="float" office:value="88.7218" calcext:value-type="float">
            <text:p>88.7218</text:p>
          </table:table-cell>
        </table:table-row>
        <table:table-row table:style-name="ro1">
          <table:table-cell office:value-type="float" office:value="37888" calcext:value-type="float">
            <text:p>37888</text:p>
          </table:table-cell>
          <table:table-cell office:value-type="float" office:value="81.1451" calcext:value-type="float">
            <text:p>81.1451</text:p>
          </table:table-cell>
        </table:table-row>
        <table:table-row table:style-name="ro1">
          <table:table-cell office:value-type="float" office:value="37952" calcext:value-type="float">
            <text:p>37952</text:p>
          </table:table-cell>
          <table:table-cell office:value-type="float" office:value="75.1308" calcext:value-type="float">
            <text:p>75.1308</text:p>
          </table:table-cell>
        </table:table-row>
        <table:table-row table:style-name="ro1">
          <table:table-cell office:value-type="float" office:value="38016" calcext:value-type="float">
            <text:p>38016</text:p>
          </table:table-cell>
          <table:table-cell office:value-type="float" office:value="100.935" calcext:value-type="float">
            <text:p>100.935</text:p>
          </table:table-cell>
        </table:table-row>
        <table:table-row table:style-name="ro1">
          <table:table-cell office:value-type="float" office:value="38080" calcext:value-type="float">
            <text:p>38080</text:p>
          </table:table-cell>
          <table:table-cell office:value-type="float" office:value="92.401" calcext:value-type="float">
            <text:p>92.401</text:p>
          </table:table-cell>
        </table:table-row>
        <table:table-row table:style-name="ro1">
          <table:table-cell office:value-type="float" office:value="38144" calcext:value-type="float">
            <text:p>38144</text:p>
          </table:table-cell>
          <table:table-cell office:value-type="float" office:value="101.438" calcext:value-type="float">
            <text:p>101.438</text:p>
          </table:table-cell>
        </table:table-row>
        <table:table-row table:style-name="ro1">
          <table:table-cell office:value-type="float" office:value="38208" calcext:value-type="float">
            <text:p>38208</text:p>
          </table:table-cell>
          <table:table-cell office:value-type="float" office:value="95.2239" calcext:value-type="float">
            <text:p>95.2239</text:p>
          </table:table-cell>
        </table:table-row>
        <table:table-row table:style-name="ro1">
          <table:table-cell office:value-type="float" office:value="38272" calcext:value-type="float">
            <text:p>38272</text:p>
          </table:table-cell>
          <table:table-cell office:value-type="float" office:value="85.2096" calcext:value-type="float">
            <text:p>85.2096</text:p>
          </table:table-cell>
        </table:table-row>
        <table:table-row table:style-name="ro1">
          <table:table-cell office:value-type="float" office:value="38336" calcext:value-type="float">
            <text:p>38336</text:p>
          </table:table-cell>
          <table:table-cell office:value-type="float" office:value="80.4262" calcext:value-type="float">
            <text:p>80.4262</text:p>
          </table:table-cell>
        </table:table-row>
        <table:table-row table:style-name="ro1">
          <table:table-cell office:value-type="float" office:value="38400" calcext:value-type="float">
            <text:p>38400</text:p>
          </table:table-cell>
          <table:table-cell office:value-type="float" office:value="89.9136" calcext:value-type="float">
            <text:p>89.9136</text:p>
          </table:table-cell>
        </table:table-row>
        <table:table-row table:style-name="ro1">
          <table:table-cell office:value-type="float" office:value="38464" calcext:value-type="float">
            <text:p>38464</text:p>
          </table:table-cell>
          <table:table-cell office:value-type="float" office:value="110.434" calcext:value-type="float">
            <text:p>110.434</text:p>
          </table:table-cell>
        </table:table-row>
        <table:table-row table:style-name="ro1">
          <table:table-cell office:value-type="float" office:value="38528" calcext:value-type="float">
            <text:p>38528</text:p>
          </table:table-cell>
          <table:table-cell office:value-type="float" office:value="118.558" calcext:value-type="float">
            <text:p>118.558</text:p>
          </table:table-cell>
        </table:table-row>
        <table:table-row table:style-name="ro1">
          <table:table-cell office:value-type="float" office:value="38592" calcext:value-type="float">
            <text:p>38592</text:p>
          </table:table-cell>
          <table:table-cell office:value-type="float" office:value="104.085" calcext:value-type="float">
            <text:p>104.085</text:p>
          </table:table-cell>
        </table:table-row>
        <table:table-row table:style-name="ro1">
          <table:table-cell office:value-type="float" office:value="38656" calcext:value-type="float">
            <text:p>38656</text:p>
          </table:table-cell>
          <table:table-cell office:value-type="float" office:value="105.798" calcext:value-type="float">
            <text:p>105.798</text:p>
          </table:table-cell>
        </table:table-row>
        <table:table-row table:style-name="ro1">
          <table:table-cell office:value-type="float" office:value="38720" calcext:value-type="float">
            <text:p>38720</text:p>
          </table:table-cell>
          <table:table-cell office:value-type="float" office:value="113.827" calcext:value-type="float">
            <text:p>113.827</text:p>
          </table:table-cell>
        </table:table-row>
        <table:table-row table:style-name="ro1">
          <table:table-cell office:value-type="float" office:value="38784" calcext:value-type="float">
            <text:p>38784</text:p>
          </table:table-cell>
          <table:table-cell office:value-type="float" office:value="93.2589" calcext:value-type="float">
            <text:p>93.2589</text:p>
          </table:table-cell>
        </table:table-row>
        <table:table-row table:style-name="ro1">
          <table:table-cell office:value-type="float" office:value="38848" calcext:value-type="float">
            <text:p>38848</text:p>
          </table:table-cell>
          <table:table-cell office:value-type="float" office:value="118.127" calcext:value-type="float">
            <text:p>118.127</text:p>
          </table:table-cell>
        </table:table-row>
        <table:table-row table:style-name="ro1">
          <table:table-cell office:value-type="float" office:value="38912" calcext:value-type="float">
            <text:p>38912</text:p>
          </table:table-cell>
          <table:table-cell office:value-type="float" office:value="94.7762" calcext:value-type="float">
            <text:p>94.7762</text:p>
          </table:table-cell>
        </table:table-row>
        <table:table-row table:style-name="ro1">
          <table:table-cell office:value-type="float" office:value="38976" calcext:value-type="float">
            <text:p>38976</text:p>
          </table:table-cell>
          <table:table-cell office:value-type="float" office:value="111.317" calcext:value-type="float">
            <text:p>111.317</text:p>
          </table:table-cell>
        </table:table-row>
        <table:table-row table:style-name="ro1">
          <table:table-cell office:value-type="float" office:value="39040" calcext:value-type="float">
            <text:p>39040</text:p>
          </table:table-cell>
          <table:table-cell office:value-type="float" office:value="101.312" calcext:value-type="float">
            <text:p>101.312</text:p>
          </table:table-cell>
        </table:table-row>
        <table:table-row table:style-name="ro1">
          <table:table-cell office:value-type="float" office:value="39104" calcext:value-type="float">
            <text:p>39104</text:p>
          </table:table-cell>
          <table:table-cell office:value-type="float" office:value="102.364" calcext:value-type="float">
            <text:p>102.364</text:p>
          </table:table-cell>
        </table:table-row>
        <table:table-row table:style-name="ro1">
          <table:table-cell office:value-type="float" office:value="39168" calcext:value-type="float">
            <text:p>39168</text:p>
          </table:table-cell>
          <table:table-cell office:value-type="float" office:value="111.521" calcext:value-type="float">
            <text:p>111.521</text:p>
          </table:table-cell>
        </table:table-row>
        <table:table-row table:style-name="ro1">
          <table:table-cell office:value-type="float" office:value="39232" calcext:value-type="float">
            <text:p>39232</text:p>
          </table:table-cell>
          <table:table-cell office:value-type="float" office:value="109.302" calcext:value-type="float">
            <text:p>109.302</text:p>
          </table:table-cell>
        </table:table-row>
        <table:table-row table:style-name="ro1">
          <table:table-cell office:value-type="float" office:value="39296" calcext:value-type="float">
            <text:p>39296</text:p>
          </table:table-cell>
          <table:table-cell office:value-type="float" office:value="94.6477" calcext:value-type="float">
            <text:p>94.6477</text:p>
          </table:table-cell>
        </table:table-row>
        <table:table-row table:style-name="ro1">
          <table:table-cell office:value-type="float" office:value="39360" calcext:value-type="float">
            <text:p>39360</text:p>
          </table:table-cell>
          <table:table-cell office:value-type="float" office:value="117.535" calcext:value-type="float">
            <text:p>117.535</text:p>
          </table:table-cell>
        </table:table-row>
        <table:table-row table:style-name="ro1">
          <table:table-cell office:value-type="float" office:value="39424" calcext:value-type="float">
            <text:p>39424</text:p>
          </table:table-cell>
          <table:table-cell office:value-type="float" office:value="110.249" calcext:value-type="float">
            <text:p>110.249</text:p>
          </table:table-cell>
        </table:table-row>
        <table:table-row table:style-name="ro1">
          <table:table-cell office:value-type="float" office:value="39488" calcext:value-type="float">
            <text:p>39488</text:p>
          </table:table-cell>
          <table:table-cell office:value-type="float" office:value="116.882" calcext:value-type="float">
            <text:p>116.882</text:p>
          </table:table-cell>
        </table:table-row>
        <table:table-row table:style-name="ro1">
          <table:table-cell office:value-type="float" office:value="39552" calcext:value-type="float">
            <text:p>39552</text:p>
          </table:table-cell>
          <table:table-cell office:value-type="float" office:value="90.0108" calcext:value-type="float">
            <text:p>90.0108</text:p>
          </table:table-cell>
        </table:table-row>
        <table:table-row table:style-name="ro1">
          <table:table-cell office:value-type="float" office:value="39616" calcext:value-type="float">
            <text:p>39616</text:p>
          </table:table-cell>
          <table:table-cell office:value-type="float" office:value="107.096" calcext:value-type="float">
            <text:p>107.096</text:p>
          </table:table-cell>
        </table:table-row>
        <table:table-row table:style-name="ro1">
          <table:table-cell office:value-type="float" office:value="39680" calcext:value-type="float">
            <text:p>39680</text:p>
          </table:table-cell>
          <table:table-cell office:value-type="float" office:value="96.1139" calcext:value-type="float">
            <text:p>96.1139</text:p>
          </table:table-cell>
        </table:table-row>
        <table:table-row table:style-name="ro1">
          <table:table-cell office:value-type="float" office:value="39744" calcext:value-type="float">
            <text:p>39744</text:p>
          </table:table-cell>
          <table:table-cell office:value-type="float" office:value="100.613" calcext:value-type="float">
            <text:p>100.613</text:p>
          </table:table-cell>
        </table:table-row>
        <table:table-row table:style-name="ro1">
          <table:table-cell office:value-type="float" office:value="39808" calcext:value-type="float">
            <text:p>39808</text:p>
          </table:table-cell>
          <table:table-cell office:value-type="float" office:value="90.8173" calcext:value-type="float">
            <text:p>90.8173</text:p>
          </table:table-cell>
        </table:table-row>
        <table:table-row table:style-name="ro1">
          <table:table-cell office:value-type="float" office:value="39872" calcext:value-type="float">
            <text:p>39872</text:p>
          </table:table-cell>
          <table:table-cell office:value-type="float" office:value="102.259" calcext:value-type="float">
            <text:p>102.259</text:p>
          </table:table-cell>
        </table:table-row>
        <table:table-row table:style-name="ro1">
          <table:table-cell office:value-type="float" office:value="39936" calcext:value-type="float">
            <text:p>39936</text:p>
          </table:table-cell>
          <table:table-cell office:value-type="float" office:value="100.744" calcext:value-type="float">
            <text:p>100.744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116.752" calcext:value-type="float">
            <text:p>116.752</text:p>
          </table:table-cell>
        </table:table-row>
        <table:table-row table:style-name="ro1">
          <table:table-cell office:value-type="float" office:value="40064" calcext:value-type="float">
            <text:p>40064</text:p>
          </table:table-cell>
          <table:table-cell office:value-type="float" office:value="119.66" calcext:value-type="float">
            <text:p>119.66</text:p>
          </table:table-cell>
        </table:table-row>
        <table:table-row table:style-name="ro1">
          <table:table-cell office:value-type="float" office:value="40128" calcext:value-type="float">
            <text:p>40128</text:p>
          </table:table-cell>
          <table:table-cell office:value-type="float" office:value="97.1819" calcext:value-type="float">
            <text:p>97.1819</text:p>
          </table:table-cell>
        </table:table-row>
        <table:table-row table:style-name="ro1">
          <table:table-cell office:value-type="float" office:value="40192" calcext:value-type="float">
            <text:p>40192</text:p>
          </table:table-cell>
          <table:table-cell office:value-type="float" office:value="106.976" calcext:value-type="float">
            <text:p>106.976</text:p>
          </table:table-cell>
        </table:table-row>
        <table:table-row table:style-name="ro1">
          <table:table-cell office:value-type="float" office:value="40256" calcext:value-type="float">
            <text:p>40256</text:p>
          </table:table-cell>
          <table:table-cell office:value-type="float" office:value="99.8693" calcext:value-type="float">
            <text:p>99.8693</text:p>
          </table:table-cell>
        </table:table-row>
        <table:table-row table:style-name="ro1">
          <table:table-cell office:value-type="float" office:value="40320" calcext:value-type="float">
            <text:p>40320</text:p>
          </table:table-cell>
          <table:table-cell office:value-type="float" office:value="102.608" calcext:value-type="float">
            <text:p>102.608</text:p>
          </table:table-cell>
        </table:table-row>
        <table:table-row table:style-name="ro1">
          <table:table-cell office:value-type="float" office:value="40384" calcext:value-type="float">
            <text:p>40384</text:p>
          </table:table-cell>
          <table:table-cell office:value-type="float" office:value="91.8898" calcext:value-type="float">
            <text:p>91.8898</text:p>
          </table:table-cell>
        </table:table-row>
        <table:table-row table:style-name="ro1">
          <table:table-cell office:value-type="float" office:value="40448" calcext:value-type="float">
            <text:p>40448</text:p>
          </table:table-cell>
          <table:table-cell office:value-type="float" office:value="90.3029" calcext:value-type="float">
            <text:p>90.3029</text:p>
          </table:table-cell>
        </table:table-row>
        <table:table-row table:style-name="ro1">
          <table:table-cell office:value-type="float" office:value="40512" calcext:value-type="float">
            <text:p>40512</text:p>
          </table:table-cell>
          <table:table-cell office:value-type="float" office:value="101.166" calcext:value-type="float">
            <text:p>101.166</text:p>
          </table:table-cell>
        </table:table-row>
        <table:table-row table:style-name="ro1">
          <table:table-cell office:value-type="float" office:value="40576" calcext:value-type="float">
            <text:p>40576</text:p>
          </table:table-cell>
          <table:table-cell office:value-type="float" office:value="105.975" calcext:value-type="float">
            <text:p>105.975</text:p>
          </table:table-cell>
        </table:table-row>
        <table:table-row table:style-name="ro1">
          <table:table-cell office:value-type="float" office:value="40640" calcext:value-type="float">
            <text:p>40640</text:p>
          </table:table-cell>
          <table:table-cell office:value-type="float" office:value="106.101" calcext:value-type="float">
            <text:p>106.101</text:p>
          </table:table-cell>
        </table:table-row>
        <table:table-row table:style-name="ro1">
          <table:table-cell office:value-type="float" office:value="40704" calcext:value-type="float">
            <text:p>40704</text:p>
          </table:table-cell>
          <table:table-cell office:value-type="float" office:value="94.9934" calcext:value-type="float">
            <text:p>94.9934</text:p>
          </table:table-cell>
        </table:table-row>
        <table:table-row table:style-name="ro1">
          <table:table-cell office:value-type="float" office:value="40768" calcext:value-type="float">
            <text:p>40768</text:p>
          </table:table-cell>
          <table:table-cell office:value-type="float" office:value="109.234" calcext:value-type="float">
            <text:p>109.234</text:p>
          </table:table-cell>
        </table:table-row>
        <table:table-row table:style-name="ro1">
          <table:table-cell office:value-type="float" office:value="40832" calcext:value-type="float">
            <text:p>40832</text:p>
          </table:table-cell>
          <table:table-cell office:value-type="float" office:value="104.228" calcext:value-type="float">
            <text:p>104.228</text:p>
          </table:table-cell>
        </table:table-row>
        <table:table-row table:style-name="ro1">
          <table:table-cell office:value-type="float" office:value="40896" calcext:value-type="float">
            <text:p>40896</text:p>
          </table:table-cell>
          <table:table-cell office:value-type="float" office:value="99.7695" calcext:value-type="float">
            <text:p>99.7695</text:p>
          </table:table-cell>
        </table:table-row>
        <table:table-row table:style-name="ro1">
          <table:table-cell office:value-type="float" office:value="40960" calcext:value-type="float">
            <text:p>40960</text:p>
          </table:table-cell>
          <table:table-cell office:value-type="float" office:value="100.551" calcext:value-type="float">
            <text:p>100.551</text:p>
          </table:table-cell>
        </table:table-row>
        <table:table-row table:style-name="ro1">
          <table:table-cell office:value-type="float" office:value="41024" calcext:value-type="float">
            <text:p>41024</text:p>
          </table:table-cell>
          <table:table-cell office:value-type="float" office:value="115.54" calcext:value-type="float">
            <text:p>115.54</text:p>
          </table:table-cell>
        </table:table-row>
        <table:table-row table:style-name="ro1">
          <table:table-cell office:value-type="float" office:value="41088" calcext:value-type="float">
            <text:p>41088</text:p>
          </table:table-cell>
          <table:table-cell office:value-type="float" office:value="112.134" calcext:value-type="float">
            <text:p>112.134</text:p>
          </table:table-cell>
        </table:table-row>
        <table:table-row table:style-name="ro1">
          <table:table-cell office:value-type="float" office:value="41152" calcext:value-type="float">
            <text:p>41152</text:p>
          </table:table-cell>
          <table:table-cell office:value-type="float" office:value="92.0716" calcext:value-type="float">
            <text:p>92.0716</text:p>
          </table:table-cell>
        </table:table-row>
        <table:table-row table:style-name="ro1">
          <table:table-cell office:value-type="float" office:value="41216" calcext:value-type="float">
            <text:p>41216</text:p>
          </table:table-cell>
          <table:table-cell office:value-type="float" office:value="104.842" calcext:value-type="float">
            <text:p>104.842</text:p>
          </table:table-cell>
        </table:table-row>
        <table:table-row table:style-name="ro1">
          <table:table-cell office:value-type="float" office:value="41280" calcext:value-type="float">
            <text:p>41280</text:p>
          </table:table-cell>
          <table:table-cell office:value-type="float" office:value="116.781" calcext:value-type="float">
            <text:p>116.781</text:p>
          </table:table-cell>
        </table:table-row>
        <table:table-row table:style-name="ro1">
          <table:table-cell office:value-type="float" office:value="41344" calcext:value-type="float">
            <text:p>41344</text:p>
          </table:table-cell>
          <table:table-cell office:value-type="float" office:value="119.607" calcext:value-type="float">
            <text:p>119.607</text:p>
          </table:table-cell>
        </table:table-row>
        <table:table-row table:style-name="ro1">
          <table:table-cell office:value-type="float" office:value="41408" calcext:value-type="float">
            <text:p>41408</text:p>
          </table:table-cell>
          <table:table-cell office:value-type="float" office:value="95.0914" calcext:value-type="float">
            <text:p>95.0914</text:p>
          </table:table-cell>
        </table:table-row>
        <table:table-row table:style-name="ro1">
          <table:table-cell office:value-type="float" office:value="41472" calcext:value-type="float">
            <text:p>41472</text:p>
          </table:table-cell>
          <table:table-cell office:value-type="float" office:value="113.663" calcext:value-type="float">
            <text:p>113.663</text:p>
          </table:table-cell>
        </table:table-row>
        <table:table-row table:style-name="ro1">
          <table:table-cell office:value-type="float" office:value="41536" calcext:value-type="float">
            <text:p>41536</text:p>
          </table:table-cell>
          <table:table-cell office:value-type="float" office:value="119.617" calcext:value-type="float">
            <text:p>119.617</text:p>
          </table:table-cell>
        </table:table-row>
        <table:table-row table:style-name="ro1">
          <table:table-cell office:value-type="float" office:value="41600" calcext:value-type="float">
            <text:p>41600</text:p>
          </table:table-cell>
          <table:table-cell office:value-type="float" office:value="112.187" calcext:value-type="float">
            <text:p>112.187</text:p>
          </table:table-cell>
        </table:table-row>
        <table:table-row table:style-name="ro1">
          <table:table-cell office:value-type="float" office:value="41664" calcext:value-type="float">
            <text:p>41664</text:p>
          </table:table-cell>
          <table:table-cell office:value-type="float" office:value="119.777" calcext:value-type="float">
            <text:p>119.777</text:p>
          </table:table-cell>
        </table:table-row>
        <table:table-row table:style-name="ro1">
          <table:table-cell office:value-type="float" office:value="41728" calcext:value-type="float">
            <text:p>41728</text:p>
          </table:table-cell>
          <table:table-cell office:value-type="float" office:value="100.231" calcext:value-type="float">
            <text:p>100.231</text:p>
          </table:table-cell>
        </table:table-row>
        <table:table-row table:style-name="ro1">
          <table:table-cell office:value-type="float" office:value="41792" calcext:value-type="float">
            <text:p>41792</text:p>
          </table:table-cell>
          <table:table-cell office:value-type="float" office:value="113.004" calcext:value-type="float">
            <text:p>113.004</text:p>
          </table:table-cell>
        </table:table-row>
        <table:table-row table:style-name="ro1">
          <table:table-cell office:value-type="float" office:value="41856" calcext:value-type="float">
            <text:p>41856</text:p>
          </table:table-cell>
          <table:table-cell office:value-type="float" office:value="102.035" calcext:value-type="float">
            <text:p>102.035</text:p>
          </table:table-cell>
        </table:table-row>
        <table:table-row table:style-name="ro1">
          <table:table-cell office:value-type="float" office:value="41920" calcext:value-type="float">
            <text:p>41920</text:p>
          </table:table-cell>
          <table:table-cell office:value-type="float" office:value="110.975" calcext:value-type="float">
            <text:p>110.975</text:p>
          </table:table-cell>
        </table:table-row>
        <table:table-row table:style-name="ro1">
          <table:table-cell office:value-type="float" office:value="41984" calcext:value-type="float">
            <text:p>41984</text:p>
          </table:table-cell>
          <table:table-cell office:value-type="float" office:value="109.756" calcext:value-type="float">
            <text:p>109.756</text:p>
          </table:table-cell>
        </table:table-row>
        <table:table-row table:style-name="ro1">
          <table:table-cell office:value-type="float" office:value="42048" calcext:value-type="float">
            <text:p>42048</text:p>
          </table:table-cell>
          <table:table-cell office:value-type="float" office:value="101.695" calcext:value-type="float">
            <text:p>101.695</text:p>
          </table:table-cell>
        </table:table-row>
        <table:table-row table:style-name="ro1">
          <table:table-cell office:value-type="float" office:value="42112" calcext:value-type="float">
            <text:p>42112</text:p>
          </table:table-cell>
          <table:table-cell office:value-type="float" office:value="118.156" calcext:value-type="float">
            <text:p>118.156</text:p>
          </table:table-cell>
        </table:table-row>
        <table:table-row table:style-name="ro1">
          <table:table-cell office:value-type="float" office:value="42176" calcext:value-type="float">
            <text:p>42176</text:p>
          </table:table-cell>
          <table:table-cell office:value-type="float" office:value="96.7326" calcext:value-type="float">
            <text:p>96.7326</text:p>
          </table:table-cell>
        </table:table-row>
        <table:table-row table:style-name="ro1">
          <table:table-cell office:value-type="float" office:value="42240" calcext:value-type="float">
            <text:p>42240</text:p>
          </table:table-cell>
          <table:table-cell office:value-type="float" office:value="111.564" calcext:value-type="float">
            <text:p>111.564</text:p>
          </table:table-cell>
        </table:table-row>
        <table:table-row table:style-name="ro1">
          <table:table-cell office:value-type="float" office:value="42304" calcext:value-type="float">
            <text:p>42304</text:p>
          </table:table-cell>
          <table:table-cell office:value-type="float" office:value="100.764" calcext:value-type="float">
            <text:p>100.764</text:p>
          </table:table-cell>
        </table:table-row>
        <table:table-row table:style-name="ro1">
          <table:table-cell office:value-type="float" office:value="42368" calcext:value-type="float">
            <text:p>42368</text:p>
          </table:table-cell>
          <table:table-cell office:value-type="float" office:value="98.6223" calcext:value-type="float">
            <text:p>98.6223</text:p>
          </table:table-cell>
        </table:table-row>
        <table:table-row table:style-name="ro1">
          <table:table-cell office:value-type="float" office:value="42432" calcext:value-type="float">
            <text:p>42432</text:p>
          </table:table-cell>
          <table:table-cell office:value-type="float" office:value="111.867" calcext:value-type="float">
            <text:p>111.867</text:p>
          </table:table-cell>
        </table:table-row>
        <table:table-row table:style-name="ro1">
          <table:table-cell office:value-type="float" office:value="42496" calcext:value-type="float">
            <text:p>42496</text:p>
          </table:table-cell>
          <table:table-cell office:value-type="float" office:value="111.93" calcext:value-type="float">
            <text:p>111.93</text:p>
          </table:table-cell>
        </table:table-row>
        <table:table-row table:style-name="ro1">
          <table:table-cell office:value-type="float" office:value="42560" calcext:value-type="float">
            <text:p>42560</text:p>
          </table:table-cell>
          <table:table-cell office:value-type="float" office:value="114.597" calcext:value-type="float">
            <text:p>114.597</text:p>
          </table:table-cell>
        </table:table-row>
        <table:table-row table:style-name="ro1">
          <table:table-cell office:value-type="float" office:value="42624" calcext:value-type="float">
            <text:p>42624</text:p>
          </table:table-cell>
          <table:table-cell office:value-type="float" office:value="97.9679" calcext:value-type="float">
            <text:p>97.9679</text:p>
          </table:table-cell>
        </table:table-row>
        <table:table-row table:style-name="ro1">
          <table:table-cell office:value-type="float" office:value="42688" calcext:value-type="float">
            <text:p>42688</text:p>
          </table:table-cell>
          <table:table-cell office:value-type="float" office:value="116.924" calcext:value-type="float">
            <text:p>116.924</text:p>
          </table:table-cell>
        </table:table-row>
        <table:table-row table:style-name="ro1">
          <table:table-cell office:value-type="float" office:value="42752" calcext:value-type="float">
            <text:p>42752</text:p>
          </table:table-cell>
          <table:table-cell office:value-type="float" office:value="103.831" calcext:value-type="float">
            <text:p>103.831</text:p>
          </table:table-cell>
        </table:table-row>
        <table:table-row table:style-name="ro1">
          <table:table-cell office:value-type="float" office:value="42816" calcext:value-type="float">
            <text:p>42816</text:p>
          </table:table-cell>
          <table:table-cell office:value-type="float" office:value="112.196" calcext:value-type="float">
            <text:p>112.196</text:p>
          </table:table-cell>
        </table:table-row>
        <table:table-row table:style-name="ro1">
          <table:table-cell office:value-type="float" office:value="42880" calcext:value-type="float">
            <text:p>42880</text:p>
          </table:table-cell>
          <table:table-cell office:value-type="float" office:value="96.6929" calcext:value-type="float">
            <text:p>96.6929</text:p>
          </table:table-cell>
        </table:table-row>
        <table:table-row table:style-name="ro1">
          <table:table-cell office:value-type="float" office:value="42944" calcext:value-type="float">
            <text:p>42944</text:p>
          </table:table-cell>
          <table:table-cell office:value-type="float" office:value="114.381" calcext:value-type="float">
            <text:p>114.381</text:p>
          </table:table-cell>
        </table:table-row>
        <table:table-row table:style-name="ro1">
          <table:table-cell office:value-type="float" office:value="43008" calcext:value-type="float">
            <text:p>43008</text:p>
          </table:table-cell>
          <table:table-cell office:value-type="float" office:value="107.736" calcext:value-type="float">
            <text:p>107.736</text:p>
          </table:table-cell>
        </table:table-row>
        <table:table-row table:style-name="ro1">
          <table:table-cell office:value-type="float" office:value="43072" calcext:value-type="float">
            <text:p>43072</text:p>
          </table:table-cell>
          <table:table-cell office:value-type="float" office:value="118.827" calcext:value-type="float">
            <text:p>118.827</text:p>
          </table:table-cell>
        </table:table-row>
        <table:table-row table:style-name="ro1">
          <table:table-cell office:value-type="float" office:value="43136" calcext:value-type="float">
            <text:p>43136</text:p>
          </table:table-cell>
          <table:table-cell office:value-type="float" office:value="116.453" calcext:value-type="float">
            <text:p>116.453</text:p>
          </table:table-cell>
        </table:table-row>
        <table:table-row table:style-name="ro1">
          <table:table-cell office:value-type="float" office:value="43200" calcext:value-type="float">
            <text:p>43200</text:p>
          </table:table-cell>
          <table:table-cell office:value-type="float" office:value="92.5781" calcext:value-type="float">
            <text:p>92.5781</text:p>
          </table:table-cell>
        </table:table-row>
        <table:table-row table:style-name="ro1">
          <table:table-cell office:value-type="float" office:value="43264" calcext:value-type="float">
            <text:p>43264</text:p>
          </table:table-cell>
          <table:table-cell office:value-type="float" office:value="115.608" calcext:value-type="float">
            <text:p>115.608</text:p>
          </table:table-cell>
        </table:table-row>
        <table:table-row table:style-name="ro1">
          <table:table-cell office:value-type="float" office:value="43328" calcext:value-type="float">
            <text:p>43328</text:p>
          </table:table-cell>
          <table:table-cell office:value-type="float" office:value="116.06" calcext:value-type="float">
            <text:p>116.06</text:p>
          </table:table-cell>
        </table:table-row>
        <table:table-row table:style-name="ro1">
          <table:table-cell office:value-type="float" office:value="43392" calcext:value-type="float">
            <text:p>43392</text:p>
          </table:table-cell>
          <table:table-cell office:value-type="float" office:value="97.6694" calcext:value-type="float">
            <text:p>97.6694</text:p>
          </table:table-cell>
        </table:table-row>
        <table:table-row table:style-name="ro1">
          <table:table-cell office:value-type="float" office:value="43456" calcext:value-type="float">
            <text:p>43456</text:p>
          </table:table-cell>
          <table:table-cell office:value-type="float" office:value="109.271" calcext:value-type="float">
            <text:p>109.271</text:p>
          </table:table-cell>
        </table:table-row>
        <table:table-row table:style-name="ro1">
          <table:table-cell office:value-type="float" office:value="43520" calcext:value-type="float">
            <text:p>43520</text:p>
          </table:table-cell>
          <table:table-cell office:value-type="float" office:value="115.677" calcext:value-type="float">
            <text:p>115.677</text:p>
          </table:table-cell>
        </table:table-row>
        <table:table-row table:style-name="ro1">
          <table:table-cell office:value-type="float" office:value="43584" calcext:value-type="float">
            <text:p>43584</text:p>
          </table:table-cell>
          <table:table-cell office:value-type="float" office:value="119.856" calcext:value-type="float">
            <text:p>119.856</text:p>
          </table:table-cell>
        </table:table-row>
        <table:table-row table:style-name="ro1">
          <table:table-cell office:value-type="float" office:value="43648" calcext:value-type="float">
            <text:p>43648</text:p>
          </table:table-cell>
          <table:table-cell office:value-type="float" office:value="109.047" calcext:value-type="float">
            <text:p>109.047</text:p>
          </table:table-cell>
        </table:table-row>
        <table:table-row table:style-name="ro1">
          <table:table-cell office:value-type="float" office:value="43712" calcext:value-type="float">
            <text:p>43712</text:p>
          </table:table-cell>
          <table:table-cell office:value-type="float" office:value="95.9074" calcext:value-type="float">
            <text:p>95.9074</text:p>
          </table:table-cell>
        </table:table-row>
        <table:table-row table:style-name="ro1">
          <table:table-cell office:value-type="float" office:value="43776" calcext:value-type="float">
            <text:p>43776</text:p>
          </table:table-cell>
          <table:table-cell office:value-type="float" office:value="112.86" calcext:value-type="float">
            <text:p>112.86</text:p>
          </table:table-cell>
        </table:table-row>
        <table:table-row table:style-name="ro1">
          <table:table-cell office:value-type="float" office:value="43840" calcext:value-type="float">
            <text:p>43840</text:p>
          </table:table-cell>
          <table:table-cell office:value-type="float" office:value="91.0825" calcext:value-type="float">
            <text:p>91.0825</text:p>
          </table:table-cell>
        </table:table-row>
        <table:table-row table:style-name="ro1">
          <table:table-cell office:value-type="float" office:value="43904" calcext:value-type="float">
            <text:p>43904</text:p>
          </table:table-cell>
          <table:table-cell office:value-type="float" office:value="116.882" calcext:value-type="float">
            <text:p>116.882</text:p>
          </table:table-cell>
        </table:table-row>
        <table:table-row table:style-name="ro1">
          <table:table-cell office:value-type="float" office:value="43968" calcext:value-type="float">
            <text:p>43968</text:p>
          </table:table-cell>
          <table:table-cell office:value-type="float" office:value="102.617" calcext:value-type="float">
            <text:p>102.617</text:p>
          </table:table-cell>
        </table:table-row>
        <table:table-row table:style-name="ro1">
          <table:table-cell office:value-type="float" office:value="44032" calcext:value-type="float">
            <text:p>44032</text:p>
          </table:table-cell>
          <table:table-cell office:value-type="float" office:value="102.778" calcext:value-type="float">
            <text:p>102.778</text:p>
          </table:table-cell>
        </table:table-row>
        <table:table-row table:style-name="ro1">
          <table:table-cell office:value-type="float" office:value="44096" calcext:value-type="float">
            <text:p>44096</text:p>
          </table:table-cell>
          <table:table-cell office:value-type="float" office:value="115.038" calcext:value-type="float">
            <text:p>115.038</text:p>
          </table:table-cell>
        </table:table-row>
        <table:table-row table:style-name="ro1">
          <table:table-cell office:value-type="float" office:value="44160" calcext:value-type="float">
            <text:p>44160</text:p>
          </table:table-cell>
          <table:table-cell office:value-type="float" office:value="109.349" calcext:value-type="float">
            <text:p>109.349</text:p>
          </table:table-cell>
        </table:table-row>
        <table:table-row table:style-name="ro1">
          <table:table-cell office:value-type="float" office:value="44224" calcext:value-type="float">
            <text:p>44224</text:p>
          </table:table-cell>
          <table:table-cell office:value-type="float" office:value="94.3418" calcext:value-type="float">
            <text:p>94.3418</text:p>
          </table:table-cell>
        </table:table-row>
        <table:table-row table:style-name="ro1">
          <table:table-cell office:value-type="float" office:value="44288" calcext:value-type="float">
            <text:p>44288</text:p>
          </table:table-cell>
          <table:table-cell office:value-type="float" office:value="95.8022" calcext:value-type="float">
            <text:p>95.8022</text:p>
          </table:table-cell>
        </table:table-row>
        <table:table-row table:style-name="ro1">
          <table:table-cell office:value-type="float" office:value="44352" calcext:value-type="float">
            <text:p>44352</text:p>
          </table:table-cell>
          <table:table-cell office:value-type="float" office:value="117.971" calcext:value-type="float">
            <text:p>117.971</text:p>
          </table:table-cell>
        </table:table-row>
        <table:table-row table:style-name="ro1">
          <table:table-cell office:value-type="float" office:value="44416" calcext:value-type="float">
            <text:p>44416</text:p>
          </table:table-cell>
          <table:table-cell office:value-type="float" office:value="116.209" calcext:value-type="float">
            <text:p>116.209</text:p>
          </table:table-cell>
        </table:table-row>
        <table:table-row table:style-name="ro1">
          <table:table-cell office:value-type="float" office:value="44480" calcext:value-type="float">
            <text:p>44480</text:p>
          </table:table-cell>
          <table:table-cell office:value-type="float" office:value="117.732" calcext:value-type="float">
            <text:p>117.732</text:p>
          </table:table-cell>
        </table:table-row>
        <table:table-row table:style-name="ro1">
          <table:table-cell office:value-type="float" office:value="44544" calcext:value-type="float">
            <text:p>44544</text:p>
          </table:table-cell>
          <table:table-cell office:value-type="float" office:value="112.569" calcext:value-type="float">
            <text:p>112.569</text:p>
          </table:table-cell>
        </table:table-row>
        <table:table-row table:style-name="ro1">
          <table:table-cell office:value-type="float" office:value="44608" calcext:value-type="float">
            <text:p>44608</text:p>
          </table:table-cell>
          <table:table-cell office:value-type="float" office:value="94.1766" calcext:value-type="float">
            <text:p>94.1766</text:p>
          </table:table-cell>
        </table:table-row>
        <table:table-row table:style-name="ro1">
          <table:table-cell office:value-type="float" office:value="44672" calcext:value-type="float">
            <text:p>44672</text:p>
          </table:table-cell>
          <table:table-cell office:value-type="float" office:value="114.656" calcext:value-type="float">
            <text:p>114.656</text:p>
          </table:table-cell>
        </table:table-row>
        <table:table-row table:style-name="ro1">
          <table:table-cell office:value-type="float" office:value="44736" calcext:value-type="float">
            <text:p>44736</text:p>
          </table:table-cell>
          <table:table-cell office:value-type="float" office:value="96.3993" calcext:value-type="float">
            <text:p>96.3993</text:p>
          </table:table-cell>
        </table:table-row>
        <table:table-row table:style-name="ro1">
          <table:table-cell office:value-type="float" office:value="44800" calcext:value-type="float">
            <text:p>44800</text:p>
          </table:table-cell>
          <table:table-cell office:value-type="float" office:value="116.372" calcext:value-type="float">
            <text:p>116.372</text:p>
          </table:table-cell>
        </table:table-row>
        <table:table-row table:style-name="ro1">
          <table:table-cell office:value-type="float" office:value="44864" calcext:value-type="float">
            <text:p>44864</text:p>
          </table:table-cell>
          <table:table-cell office:value-type="float" office:value="106.348" calcext:value-type="float">
            <text:p>106.348</text:p>
          </table:table-cell>
        </table:table-row>
        <table:table-row table:style-name="ro1">
          <table:table-cell office:value-type="float" office:value="44928" calcext:value-type="float">
            <text:p>44928</text:p>
          </table:table-cell>
          <table:table-cell office:value-type="float" office:value="105.781" calcext:value-type="float">
            <text:p>105.781</text:p>
          </table:table-cell>
        </table:table-row>
        <table:table-row table:style-name="ro1">
          <table:table-cell office:value-type="float" office:value="44992" calcext:value-type="float">
            <text:p>44992</text:p>
          </table:table-cell>
          <table:table-cell office:value-type="float" office:value="119.108" calcext:value-type="float">
            <text:p>119.108</text:p>
          </table:table-cell>
        </table:table-row>
        <table:table-row table:style-name="ro1">
          <table:table-cell office:value-type="float" office:value="45056" calcext:value-type="float">
            <text:p>45056</text:p>
          </table:table-cell>
          <table:table-cell office:value-type="float" office:value="105.175" calcext:value-type="float">
            <text:p>105.175</text:p>
          </table:table-cell>
        </table:table-row>
        <table:table-row table:style-name="ro1">
          <table:table-cell office:value-type="float" office:value="45120" calcext:value-type="float">
            <text:p>45120</text:p>
          </table:table-cell>
          <table:table-cell office:value-type="float" office:value="132.234" calcext:value-type="float">
            <text:p>132.234</text:p>
          </table:table-cell>
        </table:table-row>
        <table:table-row table:style-name="ro1">
          <table:table-cell office:value-type="float" office:value="45184" calcext:value-type="float">
            <text:p>45184</text:p>
          </table:table-cell>
          <table:table-cell office:value-type="float" office:value="121.686" calcext:value-type="float">
            <text:p>121.686</text:p>
          </table:table-cell>
        </table:table-row>
        <table:table-row table:style-name="ro1">
          <table:table-cell office:value-type="float" office:value="45248" calcext:value-type="float">
            <text:p>45248</text:p>
          </table:table-cell>
          <table:table-cell office:value-type="float" office:value="130.783" calcext:value-type="float">
            <text:p>130.783</text:p>
          </table:table-cell>
        </table:table-row>
        <table:table-row table:style-name="ro1">
          <table:table-cell office:value-type="float" office:value="45312" calcext:value-type="float">
            <text:p>45312</text:p>
          </table:table-cell>
          <table:table-cell office:value-type="float" office:value="128.293" calcext:value-type="float">
            <text:p>128.293</text:p>
          </table:table-cell>
        </table:table-row>
        <table:table-row table:style-name="ro1">
          <table:table-cell office:value-type="float" office:value="45376" calcext:value-type="float">
            <text:p>45376</text:p>
          </table:table-cell>
          <table:table-cell office:value-type="float" office:value="129.355" calcext:value-type="float">
            <text:p>129.355</text:p>
          </table:table-cell>
        </table:table-row>
        <table:table-row table:style-name="ro1">
          <table:table-cell office:value-type="float" office:value="45440" calcext:value-type="float">
            <text:p>45440</text:p>
          </table:table-cell>
          <table:table-cell office:value-type="float" office:value="120.053" calcext:value-type="float">
            <text:p>120.053</text:p>
          </table:table-cell>
        </table:table-row>
        <table:table-row table:style-name="ro1">
          <table:table-cell office:value-type="float" office:value="45504" calcext:value-type="float">
            <text:p>45504</text:p>
          </table:table-cell>
          <table:table-cell office:value-type="float" office:value="123.97" calcext:value-type="float">
            <text:p>123.97</text:p>
          </table:table-cell>
        </table:table-row>
        <table:table-row table:style-name="ro1">
          <table:table-cell office:value-type="float" office:value="45568" calcext:value-type="float">
            <text:p>45568</text:p>
          </table:table-cell>
          <table:table-cell office:value-type="float" office:value="129.212" calcext:value-type="float">
            <text:p>129.212</text:p>
          </table:table-cell>
        </table:table-row>
        <table:table-row table:style-name="ro1">
          <table:table-cell office:value-type="float" office:value="45632" calcext:value-type="float">
            <text:p>45632</text:p>
          </table:table-cell>
          <table:table-cell office:value-type="float" office:value="109.1" calcext:value-type="float">
            <text:p>109.1</text:p>
          </table:table-cell>
        </table:table-row>
        <table:table-row table:style-name="ro1">
          <table:table-cell office:value-type="float" office:value="45696" calcext:value-type="float">
            <text:p>45696</text:p>
          </table:table-cell>
          <table:table-cell office:value-type="float" office:value="129.877" calcext:value-type="float">
            <text:p>129.877</text:p>
          </table:table-cell>
        </table:table-row>
        <table:table-row table:style-name="ro1">
          <table:table-cell office:value-type="float" office:value="45760" calcext:value-type="float">
            <text:p>45760</text:p>
          </table:table-cell>
          <table:table-cell office:value-type="float" office:value="122.072" calcext:value-type="float">
            <text:p>122.072</text:p>
          </table:table-cell>
        </table:table-row>
        <table:table-row table:style-name="ro1">
          <table:table-cell office:value-type="float" office:value="45824" calcext:value-type="float">
            <text:p>45824</text:p>
          </table:table-cell>
          <table:table-cell office:value-type="float" office:value="110.183" calcext:value-type="float">
            <text:p>110.183</text:p>
          </table:table-cell>
        </table:table-row>
        <table:table-row table:style-name="ro1">
          <table:table-cell office:value-type="float" office:value="45888" calcext:value-type="float">
            <text:p>45888</text:p>
          </table:table-cell>
          <table:table-cell office:value-type="float" office:value="126.759" calcext:value-type="float">
            <text:p>126.759</text:p>
          </table:table-cell>
        </table:table-row>
        <table:table-row table:style-name="ro1">
          <table:table-cell office:value-type="float" office:value="45952" calcext:value-type="float">
            <text:p>45952</text:p>
          </table:table-cell>
          <table:table-cell office:value-type="float" office:value="134.688" calcext:value-type="float">
            <text:p>134.688</text:p>
          </table:table-cell>
        </table:table-row>
        <table:table-row table:style-name="ro1">
          <table:table-cell office:value-type="float" office:value="46016" calcext:value-type="float">
            <text:p>46016</text:p>
          </table:table-cell>
          <table:table-cell office:value-type="float" office:value="122.96" calcext:value-type="float">
            <text:p>122.96</text:p>
          </table:table-cell>
        </table:table-row>
        <table:table-row table:style-name="ro1">
          <table:table-cell office:value-type="float" office:value="46080" calcext:value-type="float">
            <text:p>46080</text:p>
          </table:table-cell>
          <table:table-cell office:value-type="float" office:value="121.797" calcext:value-type="float">
            <text:p>121.797</text:p>
          </table:table-cell>
        </table:table-row>
        <table:table-row table:style-name="ro1">
          <table:table-cell office:value-type="float" office:value="46144" calcext:value-type="float">
            <text:p>46144</text:p>
          </table:table-cell>
          <table:table-cell office:value-type="float" office:value="124.037" calcext:value-type="float">
            <text:p>124.037</text:p>
          </table:table-cell>
        </table:table-row>
        <table:table-row table:style-name="ro1">
          <table:table-cell office:value-type="float" office:value="46208" calcext:value-type="float">
            <text:p>46208</text:p>
          </table:table-cell>
          <table:table-cell office:value-type="float" office:value="127.302" calcext:value-type="float">
            <text:p>127.302</text:p>
          </table:table-cell>
        </table:table-row>
        <table:table-row table:style-name="ro1">
          <table:table-cell office:value-type="float" office:value="46272" calcext:value-type="float">
            <text:p>46272</text:p>
          </table:table-cell>
          <table:table-cell office:value-type="float" office:value="127.599" calcext:value-type="float">
            <text:p>127.599</text:p>
          </table:table-cell>
        </table:table-row>
        <table:table-row table:style-name="ro1">
          <table:table-cell office:value-type="float" office:value="46336" calcext:value-type="float">
            <text:p>46336</text:p>
          </table:table-cell>
          <table:table-cell office:value-type="float" office:value="122.009" calcext:value-type="float">
            <text:p>122.009</text:p>
          </table:table-cell>
        </table:table-row>
        <table:table-row table:style-name="ro1">
          <table:table-cell office:value-type="float" office:value="46400" calcext:value-type="float">
            <text:p>46400</text:p>
          </table:table-cell>
          <table:table-cell office:value-type="float" office:value="123.511" calcext:value-type="float">
            <text:p>123.511</text:p>
          </table:table-cell>
        </table:table-row>
        <table:table-row table:style-name="ro1">
          <table:table-cell office:value-type="float" office:value="46464" calcext:value-type="float">
            <text:p>46464</text:p>
          </table:table-cell>
          <table:table-cell office:value-type="float" office:value="125.331" calcext:value-type="float">
            <text:p>125.331</text:p>
          </table:table-cell>
        </table:table-row>
        <table:table-row table:style-name="ro1">
          <table:table-cell office:value-type="float" office:value="46528" calcext:value-type="float">
            <text:p>46528</text:p>
          </table:table-cell>
          <table:table-cell office:value-type="float" office:value="114.577" calcext:value-type="float">
            <text:p>114.577</text:p>
          </table:table-cell>
        </table:table-row>
        <table:table-row table:style-name="ro1">
          <table:table-cell office:value-type="float" office:value="46592" calcext:value-type="float">
            <text:p>46592</text:p>
          </table:table-cell>
          <table:table-cell office:value-type="float" office:value="127.687" calcext:value-type="float">
            <text:p>127.687</text:p>
          </table:table-cell>
        </table:table-row>
        <table:table-row table:style-name="ro1">
          <table:table-cell office:value-type="float" office:value="46656" calcext:value-type="float">
            <text:p>46656</text:p>
          </table:table-cell>
          <table:table-cell office:value-type="float" office:value="119.987" calcext:value-type="float">
            <text:p>119.987</text:p>
          </table:table-cell>
        </table:table-row>
        <table:table-row table:style-name="ro1">
          <table:table-cell office:value-type="float" office:value="46720" calcext:value-type="float">
            <text:p>46720</text:p>
          </table:table-cell>
          <table:table-cell office:value-type="float" office:value="120.976" calcext:value-type="float">
            <text:p>120.976</text:p>
          </table:table-cell>
        </table:table-row>
        <table:table-row table:style-name="ro1">
          <table:table-cell office:value-type="float" office:value="46784" calcext:value-type="float">
            <text:p>46784</text:p>
          </table:table-cell>
          <table:table-cell office:value-type="float" office:value="124.059" calcext:value-type="float">
            <text:p>124.059</text:p>
          </table:table-cell>
        </table:table-row>
        <table:table-row table:style-name="ro1">
          <table:table-cell office:value-type="float" office:value="46848" calcext:value-type="float">
            <text:p>46848</text:p>
          </table:table-cell>
          <table:table-cell office:value-type="float" office:value="121.335" calcext:value-type="float">
            <text:p>121.335</text:p>
          </table:table-cell>
        </table:table-row>
        <table:table-row table:style-name="ro1">
          <table:table-cell office:value-type="float" office:value="46912" calcext:value-type="float">
            <text:p>46912</text:p>
          </table:table-cell>
          <table:table-cell office:value-type="float" office:value="121.757" calcext:value-type="float">
            <text:p>121.757</text:p>
          </table:table-cell>
        </table:table-row>
        <table:table-row table:style-name="ro1">
          <table:table-cell office:value-type="float" office:value="46976" calcext:value-type="float">
            <text:p>46976</text:p>
          </table:table-cell>
          <table:table-cell office:value-type="float" office:value="108.167" calcext:value-type="float">
            <text:p>108.167</text:p>
          </table:table-cell>
        </table:table-row>
        <table:table-row table:style-name="ro1">
          <table:table-cell office:value-type="float" office:value="47040" calcext:value-type="float">
            <text:p>47040</text:p>
          </table:table-cell>
          <table:table-cell office:value-type="float" office:value="121.51" calcext:value-type="float">
            <text:p>121.51</text:p>
          </table:table-cell>
        </table:table-row>
        <table:table-row table:style-name="ro1">
          <table:table-cell office:value-type="float" office:value="47104" calcext:value-type="float">
            <text:p>47104</text:p>
          </table:table-cell>
          <table:table-cell office:value-type="float" office:value="118.99" calcext:value-type="float">
            <text:p>118.99</text:p>
          </table:table-cell>
        </table:table-row>
        <table:table-row table:style-name="ro1">
          <table:table-cell office:value-type="float" office:value="47168" calcext:value-type="float">
            <text:p>47168</text:p>
          </table:table-cell>
          <table:table-cell office:value-type="float" office:value="124.853" calcext:value-type="float">
            <text:p>124.853</text:p>
          </table:table-cell>
        </table:table-row>
        <table:table-row table:style-name="ro1">
          <table:table-cell office:value-type="float" office:value="47232" calcext:value-type="float">
            <text:p>47232</text:p>
          </table:table-cell>
          <table:table-cell office:value-type="float" office:value="117.293" calcext:value-type="float">
            <text:p>117.293</text:p>
          </table:table-cell>
        </table:table-row>
        <table:table-row table:style-name="ro1">
          <table:table-cell office:value-type="float" office:value="47296" calcext:value-type="float">
            <text:p>47296</text:p>
          </table:table-cell>
          <table:table-cell office:value-type="float" office:value="112.283" calcext:value-type="float">
            <text:p>112.283</text:p>
          </table:table-cell>
        </table:table-row>
        <table:table-row table:style-name="ro1">
          <table:table-cell office:value-type="float" office:value="47360" calcext:value-type="float">
            <text:p>47360</text:p>
          </table:table-cell>
          <table:table-cell office:value-type="float" office:value="119.209" calcext:value-type="float">
            <text:p>119.209</text:p>
          </table:table-cell>
        </table:table-row>
        <table:table-row table:style-name="ro1">
          <table:table-cell office:value-type="float" office:value="47424" calcext:value-type="float">
            <text:p>47424</text:p>
          </table:table-cell>
          <table:table-cell office:value-type="float" office:value="132.346" calcext:value-type="float">
            <text:p>132.346</text:p>
          </table:table-cell>
        </table:table-row>
        <table:table-row table:style-name="ro1">
          <table:table-cell office:value-type="float" office:value="47488" calcext:value-type="float">
            <text:p>47488</text:p>
          </table:table-cell>
          <table:table-cell office:value-type="float" office:value="131.253" calcext:value-type="float">
            <text:p>131.253</text:p>
          </table:table-cell>
        </table:table-row>
        <table:table-row table:style-name="ro1">
          <table:table-cell office:value-type="float" office:value="47552" calcext:value-type="float">
            <text:p>47552</text:p>
          </table:table-cell>
          <table:table-cell office:value-type="float" office:value="113.42" calcext:value-type="float">
            <text:p>113.42</text:p>
          </table:table-cell>
        </table:table-row>
        <table:table-row table:style-name="ro1">
          <table:table-cell office:value-type="float" office:value="47616" calcext:value-type="float">
            <text:p>47616</text:p>
          </table:table-cell>
          <table:table-cell office:value-type="float" office:value="106.446" calcext:value-type="float">
            <text:p>106.446</text:p>
          </table:table-cell>
        </table:table-row>
        <table:table-row table:style-name="ro1">
          <table:table-cell office:value-type="float" office:value="47680" calcext:value-type="float">
            <text:p>47680</text:p>
          </table:table-cell>
          <table:table-cell office:value-type="float" office:value="126.13" calcext:value-type="float">
            <text:p>126.13</text:p>
          </table:table-cell>
        </table:table-row>
        <table:table-row table:style-name="ro1">
          <table:table-cell office:value-type="float" office:value="47744" calcext:value-type="float">
            <text:p>47744</text:p>
          </table:table-cell>
          <table:table-cell office:value-type="float" office:value="130.492" calcext:value-type="float">
            <text:p>130.492</text:p>
          </table:table-cell>
        </table:table-row>
        <table:table-row table:style-name="ro1">
          <table:table-cell office:value-type="float" office:value="47808" calcext:value-type="float">
            <text:p>47808</text:p>
          </table:table-cell>
          <table:table-cell office:value-type="float" office:value="111.629" calcext:value-type="float">
            <text:p>111.629</text:p>
          </table:table-cell>
        </table:table-row>
        <table:table-row table:style-name="ro1">
          <table:table-cell office:value-type="float" office:value="47872" calcext:value-type="float">
            <text:p>47872</text:p>
          </table:table-cell>
          <table:table-cell office:value-type="float" office:value="117.889" calcext:value-type="float">
            <text:p>117.889</text:p>
          </table:table-cell>
        </table:table-row>
        <table:table-row table:style-name="ro1">
          <table:table-cell office:value-type="float" office:value="47936" calcext:value-type="float">
            <text:p>47936</text:p>
          </table:table-cell>
          <table:table-cell office:value-type="float" office:value="130.18" calcext:value-type="float">
            <text:p>130.18</text:p>
          </table:table-cell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129.589" calcext:value-type="float">
            <text:p>129.589</text:p>
          </table:table-cell>
        </table:table-row>
        <table:table-row table:style-name="ro1">
          <table:table-cell office:value-type="float" office:value="48064" calcext:value-type="float">
            <text:p>48064</text:p>
          </table:table-cell>
          <table:table-cell office:value-type="float" office:value="134.685" calcext:value-type="float">
            <text:p>134.685</text:p>
          </table:table-cell>
        </table:table-row>
        <table:table-row table:style-name="ro1">
          <table:table-cell office:value-type="float" office:value="48128" calcext:value-type="float">
            <text:p>48128</text:p>
          </table:table-cell>
          <table:table-cell office:value-type="float" office:value="119.217" calcext:value-type="float">
            <text:p>119.217</text:p>
          </table:table-cell>
        </table:table-row>
        <table:table-row table:style-name="ro1">
          <table:table-cell office:value-type="float" office:value="48192" calcext:value-type="float">
            <text:p>48192</text:p>
          </table:table-cell>
          <table:table-cell office:value-type="float" office:value="121.891" calcext:value-type="float">
            <text:p>121.891</text:p>
          </table:table-cell>
        </table:table-row>
        <table:table-row table:style-name="ro1">
          <table:table-cell office:value-type="float" office:value="48256" calcext:value-type="float">
            <text:p>48256</text:p>
          </table:table-cell>
          <table:table-cell office:value-type="float" office:value="127.284" calcext:value-type="float">
            <text:p>127.284</text:p>
          </table:table-cell>
        </table:table-row>
        <table:table-row table:style-name="ro1">
          <table:table-cell office:value-type="float" office:value="48320" calcext:value-type="float">
            <text:p>48320</text:p>
          </table:table-cell>
          <table:table-cell office:value-type="float" office:value="106.226" calcext:value-type="float">
            <text:p>106.226</text:p>
          </table:table-cell>
        </table:table-row>
        <table:table-row table:style-name="ro1">
          <table:table-cell office:value-type="float" office:value="48384" calcext:value-type="float">
            <text:p>48384</text:p>
          </table:table-cell>
          <table:table-cell office:value-type="float" office:value="110.401" calcext:value-type="float">
            <text:p>110.401</text:p>
          </table:table-cell>
        </table:table-row>
        <table:table-row table:style-name="ro1">
          <table:table-cell office:value-type="float" office:value="48448" calcext:value-type="float">
            <text:p>48448</text:p>
          </table:table-cell>
          <table:table-cell office:value-type="float" office:value="117.615" calcext:value-type="float">
            <text:p>117.615</text:p>
          </table:table-cell>
        </table:table-row>
        <table:table-row table:style-name="ro1">
          <table:table-cell office:value-type="float" office:value="48512" calcext:value-type="float">
            <text:p>48512</text:p>
          </table:table-cell>
          <table:table-cell office:value-type="float" office:value="115.803" calcext:value-type="float">
            <text:p>115.803</text:p>
          </table:table-cell>
        </table:table-row>
        <table:table-row table:style-name="ro1">
          <table:table-cell office:value-type="float" office:value="48576" calcext:value-type="float">
            <text:p>48576</text:p>
          </table:table-cell>
          <table:table-cell office:value-type="float" office:value="133.088" calcext:value-type="float">
            <text:p>133.088</text:p>
          </table:table-cell>
        </table:table-row>
        <table:table-row table:style-name="ro1">
          <table:table-cell office:value-type="float" office:value="48640" calcext:value-type="float">
            <text:p>48640</text:p>
          </table:table-cell>
          <table:table-cell office:value-type="float" office:value="132.602" calcext:value-type="float">
            <text:p>132.602</text:p>
          </table:table-cell>
        </table:table-row>
        <table:table-row table:style-name="ro1">
          <table:table-cell office:value-type="float" office:value="48704" calcext:value-type="float">
            <text:p>48704</text:p>
          </table:table-cell>
          <table:table-cell office:value-type="float" office:value="131.779" calcext:value-type="float">
            <text:p>131.779</text:p>
          </table:table-cell>
        </table:table-row>
        <table:table-row table:style-name="ro1">
          <table:table-cell office:value-type="float" office:value="48768" calcext:value-type="float">
            <text:p>48768</text:p>
          </table:table-cell>
          <table:table-cell office:value-type="float" office:value="122.147" calcext:value-type="float">
            <text:p>122.147</text:p>
          </table:table-cell>
        </table:table-row>
        <table:table-row table:style-name="ro1">
          <table:table-cell office:value-type="float" office:value="48832" calcext:value-type="float">
            <text:p>48832</text:p>
          </table:table-cell>
          <table:table-cell office:value-type="float" office:value="118.937" calcext:value-type="float">
            <text:p>118.937</text:p>
          </table:table-cell>
        </table:table-row>
        <table:table-row table:style-name="ro1">
          <table:table-cell office:value-type="float" office:value="48896" calcext:value-type="float">
            <text:p>48896</text:p>
          </table:table-cell>
          <table:table-cell office:value-type="float" office:value="118.536" calcext:value-type="float">
            <text:p>118.536</text:p>
          </table:table-cell>
        </table:table-row>
        <table:table-row table:style-name="ro1">
          <table:table-cell office:value-type="float" office:value="48960" calcext:value-type="float">
            <text:p>48960</text:p>
          </table:table-cell>
          <table:table-cell office:value-type="float" office:value="125.314" calcext:value-type="float">
            <text:p>125.314</text:p>
          </table:table-cell>
        </table:table-row>
        <table:table-row table:style-name="ro1">
          <table:table-cell office:value-type="float" office:value="49024" calcext:value-type="float">
            <text:p>49024</text:p>
          </table:table-cell>
          <table:table-cell office:value-type="float" office:value="105.447" calcext:value-type="float">
            <text:p>105.447</text:p>
          </table:table-cell>
        </table:table-row>
        <table:table-row table:style-name="ro1">
          <table:table-cell office:value-type="float" office:value="49088" calcext:value-type="float">
            <text:p>49088</text:p>
          </table:table-cell>
          <table:table-cell office:value-type="float" office:value="132.526" calcext:value-type="float">
            <text:p>132.526</text:p>
          </table:table-cell>
        </table:table-row>
        <table:table-row table:style-name="ro1">
          <table:table-cell office:value-type="float" office:value="49152" calcext:value-type="float">
            <text:p>49152</text:p>
          </table:table-cell>
          <table:table-cell office:value-type="float" office:value="115.167" calcext:value-type="float">
            <text:p>115.167</text:p>
          </table:table-cell>
        </table:table-row>
        <table:table-row table:style-name="ro1">
          <table:table-cell office:value-type="float" office:value="49216" calcext:value-type="float">
            <text:p>49216</text:p>
          </table:table-cell>
          <table:table-cell office:value-type="float" office:value="117.739" calcext:value-type="float">
            <text:p>117.739</text:p>
          </table:table-cell>
        </table:table-row>
        <table:table-row table:style-name="ro1">
          <table:table-cell office:value-type="float" office:value="49280" calcext:value-type="float">
            <text:p>49280</text:p>
          </table:table-cell>
          <table:table-cell office:value-type="float" office:value="109.809" calcext:value-type="float">
            <text:p>109.809</text:p>
          </table:table-cell>
        </table:table-row>
        <table:table-row table:style-name="ro1">
          <table:table-cell office:value-type="float" office:value="49344" calcext:value-type="float">
            <text:p>49344</text:p>
          </table:table-cell>
          <table:table-cell office:value-type="float" office:value="129.376" calcext:value-type="float">
            <text:p>129.376</text:p>
          </table:table-cell>
        </table:table-row>
        <table:table-row table:style-name="ro1">
          <table:table-cell office:value-type="float" office:value="49408" calcext:value-type="float">
            <text:p>49408</text:p>
          </table:table-cell>
          <table:table-cell office:value-type="float" office:value="115.085" calcext:value-type="float">
            <text:p>115.085</text:p>
          </table:table-cell>
        </table:table-row>
        <table:table-row table:style-name="ro1">
          <table:table-cell office:value-type="float" office:value="49472" calcext:value-type="float">
            <text:p>49472</text:p>
          </table:table-cell>
          <table:table-cell office:value-type="float" office:value="106.062" calcext:value-type="float">
            <text:p>106.062</text:p>
          </table:table-cell>
        </table:table-row>
        <table:table-row table:style-name="ro1">
          <table:table-cell office:value-type="float" office:value="49536" calcext:value-type="float">
            <text:p>49536</text:p>
          </table:table-cell>
          <table:table-cell office:value-type="float" office:value="107.796" calcext:value-type="float">
            <text:p>107.796</text:p>
          </table:table-cell>
        </table:table-row>
        <table:table-row table:style-name="ro1">
          <table:table-cell office:value-type="float" office:value="49600" calcext:value-type="float">
            <text:p>49600</text:p>
          </table:table-cell>
          <table:table-cell office:value-type="float" office:value="116.531" calcext:value-type="float">
            <text:p>116.531</text:p>
          </table:table-cell>
        </table:table-row>
        <table:table-row table:style-name="ro1">
          <table:table-cell office:value-type="float" office:value="49664" calcext:value-type="float">
            <text:p>49664</text:p>
          </table:table-cell>
          <table:table-cell office:value-type="float" office:value="127.192" calcext:value-type="float">
            <text:p>127.192</text:p>
          </table:table-cell>
        </table:table-row>
        <table:table-row table:style-name="ro1">
          <table:table-cell office:value-type="float" office:value="49728" calcext:value-type="float">
            <text:p>49728</text:p>
          </table:table-cell>
          <table:table-cell office:value-type="float" office:value="133.288" calcext:value-type="float">
            <text:p>133.288</text:p>
          </table:table-cell>
        </table:table-row>
        <table:table-row table:style-name="ro1">
          <table:table-cell office:value-type="float" office:value="49792" calcext:value-type="float">
            <text:p>49792</text:p>
          </table:table-cell>
          <table:table-cell office:value-type="float" office:value="123.159" calcext:value-type="float">
            <text:p>123.159</text:p>
          </table:table-cell>
        </table:table-row>
        <table:table-row table:style-name="ro1">
          <table:table-cell office:value-type="float" office:value="49856" calcext:value-type="float">
            <text:p>49856</text:p>
          </table:table-cell>
          <table:table-cell office:value-type="float" office:value="110.08" calcext:value-type="float">
            <text:p>110.08</text:p>
          </table:table-cell>
        </table:table-row>
        <table:table-row table:style-name="ro1">
          <table:table-cell office:value-type="float" office:value="49920" calcext:value-type="float">
            <text:p>49920</text:p>
          </table:table-cell>
          <table:table-cell office:value-type="float" office:value="128.467" calcext:value-type="float">
            <text:p>128.467</text:p>
          </table:table-cell>
        </table:table-row>
        <table:table-row table:style-name="ro1">
          <table:table-cell office:value-type="float" office:value="49984" calcext:value-type="float">
            <text:p>49984</text:p>
          </table:table-cell>
          <table:table-cell office:value-type="float" office:value="117.748" calcext:value-type="float">
            <text:p>117.748</text:p>
          </table:table-cell>
        </table:table-row>
        <table:table-row table:style-name="ro1">
          <table:table-cell office:value-type="float" office:value="50048" calcext:value-type="float">
            <text:p>50048</text:p>
          </table:table-cell>
          <table:table-cell office:value-type="float" office:value="109.765" calcext:value-type="float">
            <text:p>109.765</text:p>
          </table:table-cell>
        </table:table-row>
        <table:table-row table:style-name="ro1">
          <table:table-cell office:value-type="float" office:value="50112" calcext:value-type="float">
            <text:p>50112</text:p>
          </table:table-cell>
          <table:table-cell office:value-type="float" office:value="112.684" calcext:value-type="float">
            <text:p>112.684</text:p>
          </table:table-cell>
        </table:table-row>
        <table:table-row table:style-name="ro1">
          <table:table-cell office:value-type="float" office:value="50176" calcext:value-type="float">
            <text:p>50176</text:p>
          </table:table-cell>
          <table:table-cell office:value-type="float" office:value="134.638" calcext:value-type="float">
            <text:p>134.638</text:p>
          </table:table-cell>
        </table:table-row>
        <table:table-row table:style-name="ro1">
          <table:table-cell office:value-type="float" office:value="50240" calcext:value-type="float">
            <text:p>50240</text:p>
          </table:table-cell>
          <table:table-cell office:value-type="float" office:value="132.049" calcext:value-type="float">
            <text:p>132.049</text:p>
          </table:table-cell>
        </table:table-row>
        <table:table-row table:style-name="ro1">
          <table:table-cell office:value-type="float" office:value="50304" calcext:value-type="float">
            <text:p>50304</text:p>
          </table:table-cell>
          <table:table-cell office:value-type="float" office:value="113.91" calcext:value-type="float">
            <text:p>113.91</text:p>
          </table:table-cell>
        </table:table-row>
        <table:table-row table:style-name="ro1">
          <table:table-cell office:value-type="float" office:value="50368" calcext:value-type="float">
            <text:p>50368</text:p>
          </table:table-cell>
          <table:table-cell office:value-type="float" office:value="110.039" calcext:value-type="float">
            <text:p>110.039</text:p>
          </table:table-cell>
        </table:table-row>
        <table:table-row table:style-name="ro1">
          <table:table-cell office:value-type="float" office:value="50432" calcext:value-type="float">
            <text:p>50432</text:p>
          </table:table-cell>
          <table:table-cell office:value-type="float" office:value="114.664" calcext:value-type="float">
            <text:p>114.664</text:p>
          </table:table-cell>
        </table:table-row>
        <table:table-row table:style-name="ro1">
          <table:table-cell office:value-type="float" office:value="50496" calcext:value-type="float">
            <text:p>50496</text:p>
          </table:table-cell>
          <table:table-cell office:value-type="float" office:value="124.712" calcext:value-type="float">
            <text:p>124.712</text:p>
          </table:table-cell>
        </table:table-row>
        <table:table-row table:style-name="ro1">
          <table:table-cell office:value-type="float" office:value="50560" calcext:value-type="float">
            <text:p>50560</text:p>
          </table:table-cell>
          <table:table-cell office:value-type="float" office:value="108.127" calcext:value-type="float">
            <text:p>108.127</text:p>
          </table:table-cell>
        </table:table-row>
        <table:table-row table:style-name="ro1">
          <table:table-cell office:value-type="float" office:value="50624" calcext:value-type="float">
            <text:p>50624</text:p>
          </table:table-cell>
          <table:table-cell office:value-type="float" office:value="112.266" calcext:value-type="float">
            <text:p>112.266</text:p>
          </table:table-cell>
        </table:table-row>
        <table:table-row table:style-name="ro1">
          <table:table-cell office:value-type="float" office:value="50688" calcext:value-type="float">
            <text:p>50688</text:p>
          </table:table-cell>
          <table:table-cell office:value-type="float" office:value="121.491" calcext:value-type="float">
            <text:p>121.491</text:p>
          </table:table-cell>
        </table:table-row>
        <table:table-row table:style-name="ro1">
          <table:table-cell office:value-type="float" office:value="50752" calcext:value-type="float">
            <text:p>50752</text:p>
          </table:table-cell>
          <table:table-cell office:value-type="float" office:value="125.274" calcext:value-type="float">
            <text:p>125.274</text:p>
          </table:table-cell>
        </table:table-row>
        <table:table-row table:style-name="ro1">
          <table:table-cell office:value-type="float" office:value="50816" calcext:value-type="float">
            <text:p>50816</text:p>
          </table:table-cell>
          <table:table-cell office:value-type="float" office:value="126.202" calcext:value-type="float">
            <text:p>126.202</text:p>
          </table:table-cell>
        </table:table-row>
        <table:table-row table:style-name="ro1">
          <table:table-cell office:value-type="float" office:value="50880" calcext:value-type="float">
            <text:p>50880</text:p>
          </table:table-cell>
          <table:table-cell office:value-type="float" office:value="105.027" calcext:value-type="float">
            <text:p>105.027</text:p>
          </table:table-cell>
        </table:table-row>
        <table:table-row table:style-name="ro1">
          <table:table-cell office:value-type="float" office:value="50944" calcext:value-type="float">
            <text:p>50944</text:p>
          </table:table-cell>
          <table:table-cell office:value-type="float" office:value="115.589" calcext:value-type="float">
            <text:p>115.589</text:p>
          </table:table-cell>
        </table:table-row>
        <table:table-row table:style-name="ro1">
          <table:table-cell office:value-type="float" office:value="51008" calcext:value-type="float">
            <text:p>51008</text:p>
          </table:table-cell>
          <table:table-cell office:value-type="float" office:value="126.649" calcext:value-type="float">
            <text:p>126.649</text:p>
          </table:table-cell>
        </table:table-row>
        <table:table-row table:style-name="ro1">
          <table:table-cell office:value-type="float" office:value="51072" calcext:value-type="float">
            <text:p>51072</text:p>
          </table:table-cell>
          <table:table-cell office:value-type="float" office:value="132.553" calcext:value-type="float">
            <text:p>132.553</text:p>
          </table:table-cell>
        </table:table-row>
        <table:table-row table:style-name="ro1">
          <table:table-cell office:value-type="float" office:value="51136" calcext:value-type="float">
            <text:p>51136</text:p>
          </table:table-cell>
          <table:table-cell office:value-type="float" office:value="125.756" calcext:value-type="float">
            <text:p>125.756</text:p>
          </table:table-cell>
        </table:table-row>
        <table:table-row table:style-name="ro1">
          <table:table-cell office:value-type="float" office:value="51200" calcext:value-type="float">
            <text:p>51200</text:p>
          </table:table-cell>
          <table:table-cell office:value-type="float" office:value="109.388" calcext:value-type="float">
            <text:p>109.388</text:p>
          </table:table-cell>
        </table:table-row>
        <table:table-row table:style-name="ro1">
          <table:table-cell office:value-type="float" office:value="51264" calcext:value-type="float">
            <text:p>51264</text:p>
          </table:table-cell>
          <table:table-cell office:value-type="float" office:value="122.362" calcext:value-type="float">
            <text:p>122.362</text:p>
          </table:table-cell>
        </table:table-row>
        <table:table-row table:style-name="ro1">
          <table:table-cell office:value-type="float" office:value="51328" calcext:value-type="float">
            <text:p>51328</text:p>
          </table:table-cell>
          <table:table-cell office:value-type="float" office:value="135.132" calcext:value-type="float">
            <text:p>135.132</text:p>
          </table:table-cell>
        </table:table-row>
        <table:table-row table:style-name="ro1">
          <table:table-cell office:value-type="float" office:value="51392" calcext:value-type="float">
            <text:p>51392</text:p>
          </table:table-cell>
          <table:table-cell office:value-type="float" office:value="134.472" calcext:value-type="float">
            <text:p>134.472</text:p>
          </table:table-cell>
        </table:table-row>
        <table:table-row table:style-name="ro1">
          <table:table-cell office:value-type="float" office:value="51456" calcext:value-type="float">
            <text:p>51456</text:p>
          </table:table-cell>
          <table:table-cell office:value-type="float" office:value="123.423" calcext:value-type="float">
            <text:p>123.423</text:p>
          </table:table-cell>
        </table:table-row>
        <table:table-row table:style-name="ro1">
          <table:table-cell office:value-type="float" office:value="51520" calcext:value-type="float">
            <text:p>51520</text:p>
          </table:table-cell>
          <table:table-cell office:value-type="float" office:value="137.928" calcext:value-type="float">
            <text:p>137.928</text:p>
          </table:table-cell>
        </table:table-row>
        <table:table-row table:style-name="ro1">
          <table:table-cell office:value-type="float" office:value="51584" calcext:value-type="float">
            <text:p>51584</text:p>
          </table:table-cell>
          <table:table-cell office:value-type="float" office:value="146.003" calcext:value-type="float">
            <text:p>146.003</text:p>
          </table:table-cell>
        </table:table-row>
        <table:table-row table:style-name="ro1">
          <table:table-cell office:value-type="float" office:value="51648" calcext:value-type="float">
            <text:p>51648</text:p>
          </table:table-cell>
          <table:table-cell office:value-type="float" office:value="145.615" calcext:value-type="float">
            <text:p>145.615</text:p>
          </table:table-cell>
        </table:table-row>
        <table:table-row table:style-name="ro1">
          <table:table-cell office:value-type="float" office:value="51712" calcext:value-type="float">
            <text:p>51712</text:p>
          </table:table-cell>
          <table:table-cell office:value-type="float" office:value="136.215" calcext:value-type="float">
            <text:p>136.215</text:p>
          </table:table-cell>
        </table:table-row>
        <table:table-row table:style-name="ro1">
          <table:table-cell office:value-type="float" office:value="51776" calcext:value-type="float">
            <text:p>51776</text:p>
          </table:table-cell>
          <table:table-cell office:value-type="float" office:value="134.162" calcext:value-type="float">
            <text:p>134.162</text:p>
          </table:table-cell>
        </table:table-row>
        <table:table-row table:style-name="ro1">
          <table:table-cell office:value-type="float" office:value="51840" calcext:value-type="float">
            <text:p>51840</text:p>
          </table:table-cell>
          <table:table-cell office:value-type="float" office:value="120.695" calcext:value-type="float">
            <text:p>120.695</text:p>
          </table:table-cell>
        </table:table-row>
        <table:table-row table:style-name="ro1">
          <table:table-cell office:value-type="float" office:value="51904" calcext:value-type="float">
            <text:p>51904</text:p>
          </table:table-cell>
          <table:table-cell office:value-type="float" office:value="129.682" calcext:value-type="float">
            <text:p>129.682</text:p>
          </table:table-cell>
        </table:table-row>
        <table:table-row table:style-name="ro1">
          <table:table-cell office:value-type="float" office:value="51968" calcext:value-type="float">
            <text:p>51968</text:p>
          </table:table-cell>
          <table:table-cell office:value-type="float" office:value="146.91" calcext:value-type="float">
            <text:p>146.91</text:p>
          </table:table-cell>
        </table:table-row>
        <table:table-row table:style-name="ro1">
          <table:table-cell office:value-type="float" office:value="52032" calcext:value-type="float">
            <text:p>52032</text:p>
          </table:table-cell>
          <table:table-cell office:value-type="float" office:value="125.46" calcext:value-type="float">
            <text:p>125.46</text:p>
          </table:table-cell>
        </table:table-row>
        <table:table-row table:style-name="ro1">
          <table:table-cell office:value-type="float" office:value="52096" calcext:value-type="float">
            <text:p>52096</text:p>
          </table:table-cell>
          <table:table-cell office:value-type="float" office:value="137.366" calcext:value-type="float">
            <text:p>137.366</text:p>
          </table:table-cell>
        </table:table-row>
        <table:table-row table:style-name="ro1">
          <table:table-cell office:value-type="float" office:value="52160" calcext:value-type="float">
            <text:p>52160</text:p>
          </table:table-cell>
          <table:table-cell office:value-type="float" office:value="146.548" calcext:value-type="float">
            <text:p>146.548</text:p>
          </table:table-cell>
        </table:table-row>
        <table:table-row table:style-name="ro1">
          <table:table-cell office:value-type="float" office:value="52224" calcext:value-type="float">
            <text:p>52224</text:p>
          </table:table-cell>
          <table:table-cell office:value-type="float" office:value="122.509" calcext:value-type="float">
            <text:p>122.509</text:p>
          </table:table-cell>
        </table:table-row>
        <table:table-row table:style-name="ro1">
          <table:table-cell office:value-type="float" office:value="52288" calcext:value-type="float">
            <text:p>52288</text:p>
          </table:table-cell>
          <table:table-cell office:value-type="float" office:value="146.276" calcext:value-type="float">
            <text:p>146.276</text:p>
          </table:table-cell>
        </table:table-row>
        <table:table-row table:style-name="ro1">
          <table:table-cell office:value-type="float" office:value="52352" calcext:value-type="float">
            <text:p>52352</text:p>
          </table:table-cell>
          <table:table-cell office:value-type="float" office:value="121.587" calcext:value-type="float">
            <text:p>121.587</text:p>
          </table:table-cell>
        </table:table-row>
        <table:table-row table:style-name="ro1">
          <table:table-cell office:value-type="float" office:value="52416" calcext:value-type="float">
            <text:p>52416</text:p>
          </table:table-cell>
          <table:table-cell office:value-type="float" office:value="132.173" calcext:value-type="float">
            <text:p>132.173</text:p>
          </table:table-cell>
        </table:table-row>
        <table:table-row table:style-name="ro1">
          <table:table-cell office:value-type="float" office:value="52480" calcext:value-type="float">
            <text:p>52480</text:p>
          </table:table-cell>
          <table:table-cell office:value-type="float" office:value="135.989" calcext:value-type="float">
            <text:p>135.989</text:p>
          </table:table-cell>
        </table:table-row>
        <table:table-row table:style-name="ro1">
          <table:table-cell office:value-type="float" office:value="52544" calcext:value-type="float">
            <text:p>52544</text:p>
          </table:table-cell>
          <table:table-cell office:value-type="float" office:value="124.714" calcext:value-type="float">
            <text:p>124.714</text:p>
          </table:table-cell>
        </table:table-row>
        <table:table-row table:style-name="ro1">
          <table:table-cell office:value-type="float" office:value="52608" calcext:value-type="float">
            <text:p>52608</text:p>
          </table:table-cell>
          <table:table-cell office:value-type="float" office:value="139.439" calcext:value-type="float">
            <text:p>139.439</text:p>
          </table:table-cell>
        </table:table-row>
        <table:table-row table:style-name="ro1">
          <table:table-cell office:value-type="float" office:value="52672" calcext:value-type="float">
            <text:p>52672</text:p>
          </table:table-cell>
          <table:table-cell office:value-type="float" office:value="122.48" calcext:value-type="float">
            <text:p>122.48</text:p>
          </table:table-cell>
        </table:table-row>
        <table:table-row table:style-name="ro1">
          <table:table-cell office:value-type="float" office:value="52736" calcext:value-type="float">
            <text:p>52736</text:p>
          </table:table-cell>
          <table:table-cell office:value-type="float" office:value="144.989" calcext:value-type="float">
            <text:p>144.989</text:p>
          </table:table-cell>
        </table:table-row>
        <table:table-row table:style-name="ro1">
          <table:table-cell office:value-type="float" office:value="52800" calcext:value-type="float">
            <text:p>52800</text:p>
          </table:table-cell>
          <table:table-cell office:value-type="float" office:value="130.641" calcext:value-type="float">
            <text:p>130.641</text:p>
          </table:table-cell>
        </table:table-row>
        <table:table-row table:style-name="ro1">
          <table:table-cell office:value-type="float" office:value="52864" calcext:value-type="float">
            <text:p>52864</text:p>
          </table:table-cell>
          <table:table-cell office:value-type="float" office:value="122.506" calcext:value-type="float">
            <text:p>122.506</text:p>
          </table:table-cell>
        </table:table-row>
        <table:table-row table:style-name="ro1">
          <table:table-cell office:value-type="float" office:value="52928" calcext:value-type="float">
            <text:p>52928</text:p>
          </table:table-cell>
          <table:table-cell office:value-type="float" office:value="125.577" calcext:value-type="float">
            <text:p>125.577</text:p>
          </table:table-cell>
        </table:table-row>
        <table:table-row table:style-name="ro1">
          <table:table-cell office:value-type="float" office:value="52992" calcext:value-type="float">
            <text:p>52992</text:p>
          </table:table-cell>
          <table:table-cell office:value-type="float" office:value="122.29" calcext:value-type="float">
            <text:p>122.29</text:p>
          </table:table-cell>
        </table:table-row>
        <table:table-row table:style-name="ro1">
          <table:table-cell office:value-type="float" office:value="53056" calcext:value-type="float">
            <text:p>53056</text:p>
          </table:table-cell>
          <table:table-cell office:value-type="float" office:value="120.059" calcext:value-type="float">
            <text:p>120.059</text:p>
          </table:table-cell>
        </table:table-row>
        <table:table-row table:style-name="ro1">
          <table:table-cell office:value-type="float" office:value="53120" calcext:value-type="float">
            <text:p>53120</text:p>
          </table:table-cell>
          <table:table-cell office:value-type="float" office:value="146.333" calcext:value-type="float">
            <text:p>146.333</text:p>
          </table:table-cell>
        </table:table-row>
        <table:table-row table:style-name="ro1">
          <table:table-cell office:value-type="float" office:value="53184" calcext:value-type="float">
            <text:p>53184</text:p>
          </table:table-cell>
          <table:table-cell office:value-type="float" office:value="126.677" calcext:value-type="float">
            <text:p>126.677</text:p>
          </table:table-cell>
        </table:table-row>
        <table:table-row table:style-name="ro1">
          <table:table-cell office:value-type="float" office:value="53248" calcext:value-type="float">
            <text:p>53248</text:p>
          </table:table-cell>
          <table:table-cell office:value-type="float" office:value="122.42" calcext:value-type="float">
            <text:p>122.42</text:p>
          </table:table-cell>
        </table:table-row>
        <table:table-row table:style-name="ro1">
          <table:table-cell office:value-type="float" office:value="53312" calcext:value-type="float">
            <text:p>53312</text:p>
          </table:table-cell>
          <table:table-cell office:value-type="float" office:value="131.464" calcext:value-type="float">
            <text:p>131.464</text:p>
          </table:table-cell>
        </table:table-row>
        <table:table-row table:style-name="ro1">
          <table:table-cell office:value-type="float" office:value="53376" calcext:value-type="float">
            <text:p>53376</text:p>
          </table:table-cell>
          <table:table-cell office:value-type="float" office:value="141.149" calcext:value-type="float">
            <text:p>141.149</text:p>
          </table:table-cell>
        </table:table-row>
        <table:table-row table:style-name="ro1">
          <table:table-cell office:value-type="float" office:value="53440" calcext:value-type="float">
            <text:p>53440</text:p>
          </table:table-cell>
          <table:table-cell office:value-type="float" office:value="125.844" calcext:value-type="float">
            <text:p>125.844</text:p>
          </table:table-cell>
        </table:table-row>
        <table:table-row table:style-name="ro1">
          <table:table-cell office:value-type="float" office:value="53504" calcext:value-type="float">
            <text:p>53504</text:p>
          </table:table-cell>
          <table:table-cell office:value-type="float" office:value="149.392" calcext:value-type="float">
            <text:p>149.392</text:p>
          </table:table-cell>
        </table:table-row>
        <table:table-row table:style-name="ro1">
          <table:table-cell office:value-type="float" office:value="53568" calcext:value-type="float">
            <text:p>53568</text:p>
          </table:table-cell>
          <table:table-cell office:value-type="float" office:value="137.152" calcext:value-type="float">
            <text:p>137.152</text:p>
          </table:table-cell>
        </table:table-row>
        <table:table-row table:style-name="ro1">
          <table:table-cell office:value-type="float" office:value="53632" calcext:value-type="float">
            <text:p>53632</text:p>
          </table:table-cell>
          <table:table-cell office:value-type="float" office:value="121.458" calcext:value-type="float">
            <text:p>121.458</text:p>
          </table:table-cell>
        </table:table-row>
        <table:table-row table:style-name="ro1">
          <table:table-cell office:value-type="float" office:value="53696" calcext:value-type="float">
            <text:p>53696</text:p>
          </table:table-cell>
          <table:table-cell office:value-type="float" office:value="135.607" calcext:value-type="float">
            <text:p>135.607</text:p>
          </table:table-cell>
        </table:table-row>
        <table:table-row table:style-name="ro1">
          <table:table-cell office:value-type="float" office:value="53760" calcext:value-type="float">
            <text:p>53760</text:p>
          </table:table-cell>
          <table:table-cell office:value-type="float" office:value="121.314" calcext:value-type="float">
            <text:p>121.314</text:p>
          </table:table-cell>
        </table:table-row>
        <table:table-row table:style-name="ro1">
          <table:table-cell office:value-type="float" office:value="53824" calcext:value-type="float">
            <text:p>53824</text:p>
          </table:table-cell>
          <table:table-cell office:value-type="float" office:value="122.153" calcext:value-type="float">
            <text:p>122.153</text:p>
          </table:table-cell>
        </table:table-row>
        <table:table-row table:style-name="ro1">
          <table:table-cell office:value-type="float" office:value="53888" calcext:value-type="float">
            <text:p>53888</text:p>
          </table:table-cell>
          <table:table-cell office:value-type="float" office:value="145.289" calcext:value-type="float">
            <text:p>145.289</text:p>
          </table:table-cell>
        </table:table-row>
        <table:table-row table:style-name="ro1">
          <table:table-cell office:value-type="float" office:value="53952" calcext:value-type="float">
            <text:p>53952</text:p>
          </table:table-cell>
          <table:table-cell office:value-type="float" office:value="148.224" calcext:value-type="float">
            <text:p>148.224</text:p>
          </table:table-cell>
        </table:table-row>
        <table:table-row table:style-name="ro1">
          <table:table-cell office:value-type="float" office:value="54016" calcext:value-type="float">
            <text:p>54016</text:p>
          </table:table-cell>
          <table:table-cell office:value-type="float" office:value="127.613" calcext:value-type="float">
            <text:p>127.613</text:p>
          </table:table-cell>
        </table:table-row>
        <table:table-row table:style-name="ro1">
          <table:table-cell office:value-type="float" office:value="54080" calcext:value-type="float">
            <text:p>54080</text:p>
          </table:table-cell>
          <table:table-cell office:value-type="float" office:value="132.655" calcext:value-type="float">
            <text:p>132.655</text:p>
          </table:table-cell>
        </table:table-row>
        <table:table-row table:style-name="ro1">
          <table:table-cell office:value-type="float" office:value="54144" calcext:value-type="float">
            <text:p>54144</text:p>
          </table:table-cell>
          <table:table-cell office:value-type="float" office:value="144.771" calcext:value-type="float">
            <text:p>144.771</text:p>
          </table:table-cell>
        </table:table-row>
        <table:table-row table:style-name="ro1">
          <table:table-cell office:value-type="float" office:value="54208" calcext:value-type="float">
            <text:p>54208</text:p>
          </table:table-cell>
          <table:table-cell office:value-type="float" office:value="130.122" calcext:value-type="float">
            <text:p>130.122</text:p>
          </table:table-cell>
        </table:table-row>
        <table:table-row table:style-name="ro1">
          <table:table-cell office:value-type="float" office:value="54272" calcext:value-type="float">
            <text:p>54272</text:p>
          </table:table-cell>
          <table:table-cell office:value-type="float" office:value="128.932" calcext:value-type="float">
            <text:p>128.932</text:p>
          </table:table-cell>
        </table:table-row>
        <table:table-row table:style-name="ro1">
          <table:table-cell office:value-type="float" office:value="54336" calcext:value-type="float">
            <text:p>54336</text:p>
          </table:table-cell>
          <table:table-cell office:value-type="float" office:value="146.359" calcext:value-type="float">
            <text:p>146.359</text:p>
          </table:table-cell>
        </table:table-row>
        <table:table-row table:style-name="ro1">
          <table:table-cell office:value-type="float" office:value="54400" calcext:value-type="float">
            <text:p>54400</text:p>
          </table:table-cell>
          <table:table-cell office:value-type="float" office:value="142.295" calcext:value-type="float">
            <text:p>142.295</text:p>
          </table:table-cell>
        </table:table-row>
        <table:table-row table:style-name="ro1">
          <table:table-cell office:value-type="float" office:value="54464" calcext:value-type="float">
            <text:p>54464</text:p>
          </table:table-cell>
          <table:table-cell office:value-type="float" office:value="144.92" calcext:value-type="float">
            <text:p>144.92</text:p>
          </table:table-cell>
        </table:table-row>
        <table:table-row table:style-name="ro1">
          <table:table-cell office:value-type="float" office:value="54528" calcext:value-type="float">
            <text:p>54528</text:p>
          </table:table-cell>
          <table:table-cell office:value-type="float" office:value="121.073" calcext:value-type="float">
            <text:p>121.073</text:p>
          </table:table-cell>
        </table:table-row>
        <table:table-row table:style-name="ro1">
          <table:table-cell office:value-type="float" office:value="54592" calcext:value-type="float">
            <text:p>54592</text:p>
          </table:table-cell>
          <table:table-cell office:value-type="float" office:value="131.734" calcext:value-type="float">
            <text:p>131.734</text:p>
          </table:table-cell>
        </table:table-row>
        <table:table-row table:style-name="ro1">
          <table:table-cell office:value-type="float" office:value="54656" calcext:value-type="float">
            <text:p>54656</text:p>
          </table:table-cell>
          <table:table-cell office:value-type="float" office:value="147.4" calcext:value-type="float">
            <text:p>147.4</text:p>
          </table:table-cell>
        </table:table-row>
        <table:table-row table:style-name="ro1">
          <table:table-cell office:value-type="float" office:value="54720" calcext:value-type="float">
            <text:p>54720</text:p>
          </table:table-cell>
          <table:table-cell office:value-type="float" office:value="146.062" calcext:value-type="float">
            <text:p>146.062</text:p>
          </table:table-cell>
        </table:table-row>
        <table:table-row table:style-name="ro1">
          <table:table-cell office:value-type="float" office:value="54784" calcext:value-type="float">
            <text:p>54784</text:p>
          </table:table-cell>
          <table:table-cell office:value-type="float" office:value="142.375" calcext:value-type="float">
            <text:p>142.375</text:p>
          </table:table-cell>
        </table:table-row>
        <table:table-row table:style-name="ro1">
          <table:table-cell office:value-type="float" office:value="54848" calcext:value-type="float">
            <text:p>54848</text:p>
          </table:table-cell>
          <table:table-cell office:value-type="float" office:value="149.906" calcext:value-type="float">
            <text:p>149.906</text:p>
          </table:table-cell>
        </table:table-row>
        <table:table-row table:style-name="ro1">
          <table:table-cell office:value-type="float" office:value="54912" calcext:value-type="float">
            <text:p>54912</text:p>
          </table:table-cell>
          <table:table-cell office:value-type="float" office:value="121.639" calcext:value-type="float">
            <text:p>121.639</text:p>
          </table:table-cell>
        </table:table-row>
        <table:table-row table:style-name="ro1">
          <table:table-cell office:value-type="float" office:value="54976" calcext:value-type="float">
            <text:p>54976</text:p>
          </table:table-cell>
          <table:table-cell office:value-type="float" office:value="144.664" calcext:value-type="float">
            <text:p>144.664</text:p>
          </table:table-cell>
        </table:table-row>
        <table:table-row table:style-name="ro1">
          <table:table-cell office:value-type="float" office:value="55040" calcext:value-type="float">
            <text:p>55040</text:p>
          </table:table-cell>
          <table:table-cell office:value-type="float" office:value="149.965" calcext:value-type="float">
            <text:p>149.965</text:p>
          </table:table-cell>
        </table:table-row>
        <table:table-row table:style-name="ro1">
          <table:table-cell office:value-type="float" office:value="55104" calcext:value-type="float">
            <text:p>55104</text:p>
          </table:table-cell>
          <table:table-cell office:value-type="float" office:value="147.971" calcext:value-type="float">
            <text:p>147.971</text:p>
          </table:table-cell>
        </table:table-row>
        <table:table-row table:style-name="ro1">
          <table:table-cell office:value-type="float" office:value="55168" calcext:value-type="float">
            <text:p>55168</text:p>
          </table:table-cell>
          <table:table-cell office:value-type="float" office:value="121.341" calcext:value-type="float">
            <text:p>121.341</text:p>
          </table:table-cell>
        </table:table-row>
        <table:table-row table:style-name="ro1">
          <table:table-cell office:value-type="float" office:value="55232" calcext:value-type="float">
            <text:p>55232</text:p>
          </table:table-cell>
          <table:table-cell office:value-type="float" office:value="122.385" calcext:value-type="float">
            <text:p>122.385</text:p>
          </table:table-cell>
        </table:table-row>
        <table:table-row table:style-name="ro1">
          <table:table-cell office:value-type="float" office:value="55296" calcext:value-type="float">
            <text:p>55296</text:p>
          </table:table-cell>
          <table:table-cell office:value-type="float" office:value="129.436" calcext:value-type="float">
            <text:p>129.436</text:p>
          </table:table-cell>
        </table:table-row>
        <table:table-row table:style-name="ro1">
          <table:table-cell office:value-type="float" office:value="55360" calcext:value-type="float">
            <text:p>55360</text:p>
          </table:table-cell>
          <table:table-cell office:value-type="float" office:value="142.491" calcext:value-type="float">
            <text:p>142.491</text:p>
          </table:table-cell>
        </table:table-row>
        <table:table-row table:style-name="ro1">
          <table:table-cell office:value-type="float" office:value="55424" calcext:value-type="float">
            <text:p>55424</text:p>
          </table:table-cell>
          <table:table-cell office:value-type="float" office:value="128.229" calcext:value-type="float">
            <text:p>128.229</text:p>
          </table:table-cell>
        </table:table-row>
        <table:table-row table:style-name="ro1">
          <table:table-cell office:value-type="float" office:value="55488" calcext:value-type="float">
            <text:p>55488</text:p>
          </table:table-cell>
          <table:table-cell office:value-type="float" office:value="128.828" calcext:value-type="float">
            <text:p>128.828</text:p>
          </table:table-cell>
        </table:table-row>
        <table:table-row table:style-name="ro1">
          <table:table-cell office:value-type="float" office:value="55552" calcext:value-type="float">
            <text:p>55552</text:p>
          </table:table-cell>
          <table:table-cell office:value-type="float" office:value="129.643" calcext:value-type="float">
            <text:p>129.643</text:p>
          </table:table-cell>
        </table:table-row>
        <table:table-row table:style-name="ro1">
          <table:table-cell office:value-type="float" office:value="55616" calcext:value-type="float">
            <text:p>55616</text:p>
          </table:table-cell>
          <table:table-cell office:value-type="float" office:value="129.687" calcext:value-type="float">
            <text:p>129.687</text:p>
          </table:table-cell>
        </table:table-row>
        <table:table-row table:style-name="ro1">
          <table:table-cell office:value-type="float" office:value="55680" calcext:value-type="float">
            <text:p>55680</text:p>
          </table:table-cell>
          <table:table-cell office:value-type="float" office:value="144.434" calcext:value-type="float">
            <text:p>144.434</text:p>
          </table:table-cell>
        </table:table-row>
        <table:table-row table:style-name="ro1">
          <table:table-cell office:value-type="float" office:value="55744" calcext:value-type="float">
            <text:p>55744</text:p>
          </table:table-cell>
          <table:table-cell office:value-type="float" office:value="130.956" calcext:value-type="float">
            <text:p>130.956</text:p>
          </table:table-cell>
        </table:table-row>
        <table:table-row table:style-name="ro1">
          <table:table-cell office:value-type="float" office:value="55808" calcext:value-type="float">
            <text:p>55808</text:p>
          </table:table-cell>
          <table:table-cell office:value-type="float" office:value="131.84" calcext:value-type="float">
            <text:p>131.84</text:p>
          </table:table-cell>
        </table:table-row>
        <table:table-row table:style-name="ro1">
          <table:table-cell office:value-type="float" office:value="55872" calcext:value-type="float">
            <text:p>55872</text:p>
          </table:table-cell>
          <table:table-cell office:value-type="float" office:value="139.723" calcext:value-type="float">
            <text:p>139.723</text:p>
          </table:table-cell>
        </table:table-row>
        <table:table-row table:style-name="ro1">
          <table:table-cell office:value-type="float" office:value="55936" calcext:value-type="float">
            <text:p>55936</text:p>
          </table:table-cell>
          <table:table-cell office:value-type="float" office:value="129.18" calcext:value-type="float">
            <text:p>129.18</text:p>
          </table:table-cell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139.453" calcext:value-type="float">
            <text:p>139.453</text:p>
          </table:table-cell>
        </table:table-row>
        <table:table-row table:style-name="ro1">
          <table:table-cell office:value-type="float" office:value="56064" calcext:value-type="float">
            <text:p>56064</text:p>
          </table:table-cell>
          <table:table-cell office:value-type="float" office:value="122.379" calcext:value-type="float">
            <text:p>122.379</text:p>
          </table:table-cell>
        </table:table-row>
        <table:table-row table:style-name="ro1">
          <table:table-cell office:value-type="float" office:value="56128" calcext:value-type="float">
            <text:p>56128</text:p>
          </table:table-cell>
          <table:table-cell office:value-type="float" office:value="123.951" calcext:value-type="float">
            <text:p>123.951</text:p>
          </table:table-cell>
        </table:table-row>
        <table:table-row table:style-name="ro1">
          <table:table-cell office:value-type="float" office:value="56192" calcext:value-type="float">
            <text:p>56192</text:p>
          </table:table-cell>
          <table:table-cell office:value-type="float" office:value="149.575" calcext:value-type="float">
            <text:p>149.575</text:p>
          </table:table-cell>
        </table:table-row>
        <table:table-row table:style-name="ro1">
          <table:table-cell office:value-type="float" office:value="56256" calcext:value-type="float">
            <text:p>56256</text:p>
          </table:table-cell>
          <table:table-cell office:value-type="float" office:value="131.31" calcext:value-type="float">
            <text:p>131.31</text:p>
          </table:table-cell>
        </table:table-row>
        <table:table-row table:style-name="ro1">
          <table:table-cell office:value-type="float" office:value="56320" calcext:value-type="float">
            <text:p>56320</text:p>
          </table:table-cell>
          <table:table-cell office:value-type="float" office:value="120.31" calcext:value-type="float">
            <text:p>120.31</text:p>
          </table:table-cell>
        </table:table-row>
        <table:table-row table:style-name="ro1">
          <table:table-cell office:value-type="float" office:value="56384" calcext:value-type="float">
            <text:p>56384</text:p>
          </table:table-cell>
          <table:table-cell office:value-type="float" office:value="141.869" calcext:value-type="float">
            <text:p>141.869</text:p>
          </table:table-cell>
        </table:table-row>
        <table:table-row table:style-name="ro1">
          <table:table-cell office:value-type="float" office:value="56448" calcext:value-type="float">
            <text:p>56448</text:p>
          </table:table-cell>
          <table:table-cell office:value-type="float" office:value="126.23" calcext:value-type="float">
            <text:p>126.23</text:p>
          </table:table-cell>
        </table:table-row>
        <table:table-row table:style-name="ro1">
          <table:table-cell office:value-type="float" office:value="56512" calcext:value-type="float">
            <text:p>56512</text:p>
          </table:table-cell>
          <table:table-cell office:value-type="float" office:value="121.382" calcext:value-type="float">
            <text:p>121.382</text:p>
          </table:table-cell>
        </table:table-row>
        <table:table-row table:style-name="ro1">
          <table:table-cell office:value-type="float" office:value="56576" calcext:value-type="float">
            <text:p>56576</text:p>
          </table:table-cell>
          <table:table-cell office:value-type="float" office:value="123.603" calcext:value-type="float">
            <text:p>123.603</text:p>
          </table:table-cell>
        </table:table-row>
        <table:table-row table:style-name="ro1">
          <table:table-cell office:value-type="float" office:value="56640" calcext:value-type="float">
            <text:p>56640</text:p>
          </table:table-cell>
          <table:table-cell office:value-type="float" office:value="123.63" calcext:value-type="float">
            <text:p>123.63</text:p>
          </table:table-cell>
        </table:table-row>
        <table:table-row table:style-name="ro1">
          <table:table-cell office:value-type="float" office:value="56704" calcext:value-type="float">
            <text:p>56704</text:p>
          </table:table-cell>
          <table:table-cell office:value-type="float" office:value="147.444" calcext:value-type="float">
            <text:p>147.444</text:p>
          </table:table-cell>
        </table:table-row>
        <table:table-row table:style-name="ro1">
          <table:table-cell office:value-type="float" office:value="56768" calcext:value-type="float">
            <text:p>56768</text:p>
          </table:table-cell>
          <table:table-cell office:value-type="float" office:value="145.978" calcext:value-type="float">
            <text:p>145.978</text:p>
          </table:table-cell>
        </table:table-row>
        <table:table-row table:style-name="ro1">
          <table:table-cell office:value-type="float" office:value="56832" calcext:value-type="float">
            <text:p>56832</text:p>
          </table:table-cell>
          <table:table-cell office:value-type="float" office:value="123.536" calcext:value-type="float">
            <text:p>123.536</text:p>
          </table:table-cell>
        </table:table-row>
        <table:table-row table:style-name="ro1">
          <table:table-cell office:value-type="float" office:value="56896" calcext:value-type="float">
            <text:p>56896</text:p>
          </table:table-cell>
          <table:table-cell office:value-type="float" office:value="149.082" calcext:value-type="float">
            <text:p>149.082</text:p>
          </table:table-cell>
        </table:table-row>
        <table:table-row table:style-name="ro1">
          <table:table-cell office:value-type="float" office:value="56960" calcext:value-type="float">
            <text:p>56960</text:p>
          </table:table-cell>
          <table:table-cell office:value-type="float" office:value="140.642" calcext:value-type="float">
            <text:p>140.642</text:p>
          </table:table-cell>
        </table:table-row>
        <table:table-row table:style-name="ro1">
          <table:table-cell office:value-type="float" office:value="57024" calcext:value-type="float">
            <text:p>57024</text:p>
          </table:table-cell>
          <table:table-cell office:value-type="float" office:value="123.501" calcext:value-type="float">
            <text:p>123.501</text:p>
          </table:table-cell>
        </table:table-row>
        <table:table-row table:style-name="ro1">
          <table:table-cell office:value-type="float" office:value="57088" calcext:value-type="float">
            <text:p>57088</text:p>
          </table:table-cell>
          <table:table-cell office:value-type="float" office:value="147.053" calcext:value-type="float">
            <text:p>147.053</text:p>
          </table:table-cell>
        </table:table-row>
        <table:table-row table:style-name="ro1">
          <table:table-cell office:value-type="float" office:value="57152" calcext:value-type="float">
            <text:p>57152</text:p>
          </table:table-cell>
          <table:table-cell office:value-type="float" office:value="141.983" calcext:value-type="float">
            <text:p>141.983</text:p>
          </table:table-cell>
        </table:table-row>
        <table:table-row table:style-name="ro1">
          <table:table-cell office:value-type="float" office:value="57216" calcext:value-type="float">
            <text:p>57216</text:p>
          </table:table-cell>
          <table:table-cell office:value-type="float" office:value="125.886" calcext:value-type="float">
            <text:p>125.886</text:p>
          </table:table-cell>
        </table:table-row>
        <table:table-row table:style-name="ro1">
          <table:table-cell office:value-type="float" office:value="57280" calcext:value-type="float">
            <text:p>57280</text:p>
          </table:table-cell>
          <table:table-cell office:value-type="float" office:value="126.489" calcext:value-type="float">
            <text:p>126.489</text:p>
          </table:table-cell>
        </table:table-row>
        <table:table-row table:style-name="ro1">
          <table:table-cell office:value-type="float" office:value="57344" calcext:value-type="float">
            <text:p>57344</text:p>
          </table:table-cell>
          <table:table-cell office:value-type="float" office:value="134.473" calcext:value-type="float">
            <text:p>134.473</text:p>
          </table:table-cell>
        </table:table-row>
        <table:table-row table:style-name="ro1">
          <table:table-cell office:value-type="float" office:value="57408" calcext:value-type="float">
            <text:p>57408</text:p>
          </table:table-cell>
          <table:table-cell office:value-type="float" office:value="134.115" calcext:value-type="float">
            <text:p>134.115</text:p>
          </table:table-cell>
        </table:table-row>
        <table:table-row table:style-name="ro1">
          <table:table-cell office:value-type="float" office:value="57472" calcext:value-type="float">
            <text:p>57472</text:p>
          </table:table-cell>
          <table:table-cell office:value-type="float" office:value="135.317" calcext:value-type="float">
            <text:p>135.317</text:p>
          </table:table-cell>
        </table:table-row>
        <table:table-row table:style-name="ro1">
          <table:table-cell office:value-type="float" office:value="57536" calcext:value-type="float">
            <text:p>57536</text:p>
          </table:table-cell>
          <table:table-cell office:value-type="float" office:value="144.116" calcext:value-type="float">
            <text:p>144.116</text:p>
          </table:table-cell>
        </table:table-row>
        <table:table-row table:style-name="ro1">
          <table:table-cell office:value-type="float" office:value="57600" calcext:value-type="float">
            <text:p>57600</text:p>
          </table:table-cell>
          <table:table-cell office:value-type="float" office:value="143.802" calcext:value-type="float">
            <text:p>143.802</text:p>
          </table:table-cell>
        </table:table-row>
        <table:table-row table:style-name="ro1">
          <table:table-cell office:value-type="float" office:value="57664" calcext:value-type="float">
            <text:p>57664</text:p>
          </table:table-cell>
          <table:table-cell office:value-type="float" office:value="144.751" calcext:value-type="float">
            <text:p>144.751</text:p>
          </table:table-cell>
        </table:table-row>
        <table:table-row table:style-name="ro1">
          <table:table-cell office:value-type="float" office:value="57728" calcext:value-type="float">
            <text:p>57728</text:p>
          </table:table-cell>
          <table:table-cell office:value-type="float" office:value="140.072" calcext:value-type="float">
            <text:p>140.072</text:p>
          </table:table-cell>
        </table:table-row>
        <table:table-row table:style-name="ro1">
          <table:table-cell office:value-type="float" office:value="57792" calcext:value-type="float">
            <text:p>57792</text:p>
          </table:table-cell>
          <table:table-cell office:value-type="float" office:value="140.642" calcext:value-type="float">
            <text:p>140.642</text:p>
          </table:table-cell>
        </table:table-row>
        <table:table-row table:style-name="ro1">
          <table:table-cell office:value-type="float" office:value="57856" calcext:value-type="float">
            <text:p>57856</text:p>
          </table:table-cell>
          <table:table-cell office:value-type="float" office:value="164.474" calcext:value-type="float">
            <text:p>164.474</text:p>
          </table:table-cell>
        </table:table-row>
        <table:table-row table:style-name="ro1">
          <table:table-cell office:value-type="float" office:value="57920" calcext:value-type="float">
            <text:p>57920</text:p>
          </table:table-cell>
          <table:table-cell office:value-type="float" office:value="149.252" calcext:value-type="float">
            <text:p>149.252</text:p>
          </table:table-cell>
        </table:table-row>
        <table:table-row table:style-name="ro1">
          <table:table-cell office:value-type="float" office:value="57984" calcext:value-type="float">
            <text:p>57984</text:p>
          </table:table-cell>
          <table:table-cell office:value-type="float" office:value="160.094" calcext:value-type="float">
            <text:p>160.094</text:p>
          </table:table-cell>
        </table:table-row>
        <table:table-row table:style-name="ro1">
          <table:table-cell office:value-type="float" office:value="58048" calcext:value-type="float">
            <text:p>58048</text:p>
          </table:table-cell>
          <table:table-cell office:value-type="float" office:value="136.853" calcext:value-type="float">
            <text:p>136.853</text:p>
          </table:table-cell>
        </table:table-row>
        <table:table-row table:style-name="ro1">
          <table:table-cell office:value-type="float" office:value="58112" calcext:value-type="float">
            <text:p>58112</text:p>
          </table:table-cell>
          <table:table-cell office:value-type="float" office:value="153.203" calcext:value-type="float">
            <text:p>153.203</text:p>
          </table:table-cell>
        </table:table-row>
        <table:table-row table:style-name="ro1">
          <table:table-cell office:value-type="float" office:value="58176" calcext:value-type="float">
            <text:p>58176</text:p>
          </table:table-cell>
          <table:table-cell office:value-type="float" office:value="159.669" calcext:value-type="float">
            <text:p>159.669</text:p>
          </table:table-cell>
        </table:table-row>
        <table:table-row table:style-name="ro1">
          <table:table-cell office:value-type="float" office:value="58240" calcext:value-type="float">
            <text:p>58240</text:p>
          </table:table-cell>
          <table:table-cell office:value-type="float" office:value="148.163" calcext:value-type="float">
            <text:p>148.163</text:p>
          </table:table-cell>
        </table:table-row>
        <table:table-row table:style-name="ro1">
          <table:table-cell office:value-type="float" office:value="58304" calcext:value-type="float">
            <text:p>58304</text:p>
          </table:table-cell>
          <table:table-cell office:value-type="float" office:value="153.512" calcext:value-type="float">
            <text:p>153.512</text:p>
          </table:table-cell>
        </table:table-row>
        <table:table-row table:style-name="ro1">
          <table:table-cell office:value-type="float" office:value="58368" calcext:value-type="float">
            <text:p>58368</text:p>
          </table:table-cell>
          <table:table-cell office:value-type="float" office:value="151.538" calcext:value-type="float">
            <text:p>151.538</text:p>
          </table:table-cell>
        </table:table-row>
        <table:table-row table:style-name="ro1">
          <table:table-cell office:value-type="float" office:value="58432" calcext:value-type="float">
            <text:p>58432</text:p>
          </table:table-cell>
          <table:table-cell office:value-type="float" office:value="154.393" calcext:value-type="float">
            <text:p>154.393</text:p>
          </table:table-cell>
        </table:table-row>
        <table:table-row table:style-name="ro1">
          <table:table-cell office:value-type="float" office:value="58496" calcext:value-type="float">
            <text:p>58496</text:p>
          </table:table-cell>
          <table:table-cell office:value-type="float" office:value="154.895" calcext:value-type="float">
            <text:p>154.895</text:p>
          </table:table-cell>
        </table:table-row>
        <table:table-row table:style-name="ro1">
          <table:table-cell office:value-type="float" office:value="58560" calcext:value-type="float">
            <text:p>58560</text:p>
          </table:table-cell>
          <table:table-cell office:value-type="float" office:value="155.141" calcext:value-type="float">
            <text:p>155.141</text:p>
          </table:table-cell>
        </table:table-row>
        <table:table-row table:style-name="ro1">
          <table:table-cell office:value-type="float" office:value="58624" calcext:value-type="float">
            <text:p>58624</text:p>
          </table:table-cell>
          <table:table-cell office:value-type="float" office:value="158.023" calcext:value-type="float">
            <text:p>158.023</text:p>
          </table:table-cell>
        </table:table-row>
        <table:table-row table:style-name="ro1">
          <table:table-cell office:value-type="float" office:value="58688" calcext:value-type="float">
            <text:p>58688</text:p>
          </table:table-cell>
          <table:table-cell office:value-type="float" office:value="152.338" calcext:value-type="float">
            <text:p>152.338</text:p>
          </table:table-cell>
        </table:table-row>
        <table:table-row table:style-name="ro1">
          <table:table-cell office:value-type="float" office:value="58752" calcext:value-type="float">
            <text:p>58752</text:p>
          </table:table-cell>
          <table:table-cell office:value-type="float" office:value="151.119" calcext:value-type="float">
            <text:p>151.119</text:p>
          </table:table-cell>
        </table:table-row>
        <table:table-row table:style-name="ro1">
          <table:table-cell office:value-type="float" office:value="58816" calcext:value-type="float">
            <text:p>58816</text:p>
          </table:table-cell>
          <table:table-cell office:value-type="float" office:value="161.559" calcext:value-type="float">
            <text:p>161.559</text:p>
          </table:table-cell>
        </table:table-row>
        <table:table-row table:style-name="ro1">
          <table:table-cell office:value-type="float" office:value="58880" calcext:value-type="float">
            <text:p>58880</text:p>
          </table:table-cell>
          <table:table-cell office:value-type="float" office:value="151.421" calcext:value-type="float">
            <text:p>151.421</text:p>
          </table:table-cell>
        </table:table-row>
        <table:table-row table:style-name="ro1">
          <table:table-cell office:value-type="float" office:value="58944" calcext:value-type="float">
            <text:p>58944</text:p>
          </table:table-cell>
          <table:table-cell office:value-type="float" office:value="141.76" calcext:value-type="float">
            <text:p>141.76</text:p>
          </table:table-cell>
        </table:table-row>
        <table:table-row table:style-name="ro1">
          <table:table-cell office:value-type="float" office:value="59008" calcext:value-type="float">
            <text:p>59008</text:p>
          </table:table-cell>
          <table:table-cell office:value-type="float" office:value="135.06" calcext:value-type="float">
            <text:p>135.06</text:p>
          </table:table-cell>
        </table:table-row>
        <table:table-row table:style-name="ro1">
          <table:table-cell office:value-type="float" office:value="59072" calcext:value-type="float">
            <text:p>59072</text:p>
          </table:table-cell>
          <table:table-cell office:value-type="float" office:value="148.474" calcext:value-type="float">
            <text:p>148.474</text:p>
          </table:table-cell>
        </table:table-row>
        <table:table-row table:style-name="ro1">
          <table:table-cell office:value-type="float" office:value="59136" calcext:value-type="float">
            <text:p>59136</text:p>
          </table:table-cell>
          <table:table-cell office:value-type="float" office:value="163.743" calcext:value-type="float">
            <text:p>163.743</text:p>
          </table:table-cell>
        </table:table-row>
        <table:table-row table:style-name="ro1">
          <table:table-cell office:value-type="float" office:value="59200" calcext:value-type="float">
            <text:p>59200</text:p>
          </table:table-cell>
          <table:table-cell office:value-type="float" office:value="140.946" calcext:value-type="float">
            <text:p>140.946</text:p>
          </table:table-cell>
        </table:table-row>
        <table:table-row table:style-name="ro1">
          <table:table-cell office:value-type="float" office:value="59264" calcext:value-type="float">
            <text:p>59264</text:p>
          </table:table-cell>
          <table:table-cell office:value-type="float" office:value="154.963" calcext:value-type="float">
            <text:p>154.963</text:p>
          </table:table-cell>
        </table:table-row>
        <table:table-row table:style-name="ro1">
          <table:table-cell office:value-type="float" office:value="59328" calcext:value-type="float">
            <text:p>59328</text:p>
          </table:table-cell>
          <table:table-cell office:value-type="float" office:value="148.216" calcext:value-type="float">
            <text:p>148.216</text:p>
          </table:table-cell>
        </table:table-row>
        <table:table-row table:style-name="ro1">
          <table:table-cell office:value-type="float" office:value="59392" calcext:value-type="float">
            <text:p>59392</text:p>
          </table:table-cell>
          <table:table-cell office:value-type="float" office:value="155.061" calcext:value-type="float">
            <text:p>155.061</text:p>
          </table:table-cell>
        </table:table-row>
        <table:table-row table:style-name="ro1">
          <table:table-cell office:value-type="float" office:value="59456" calcext:value-type="float">
            <text:p>59456</text:p>
          </table:table-cell>
          <table:table-cell office:value-type="float" office:value="140.279" calcext:value-type="float">
            <text:p>140.279</text:p>
          </table:table-cell>
        </table:table-row>
        <table:table-row table:style-name="ro1">
          <table:table-cell office:value-type="float" office:value="59520" calcext:value-type="float">
            <text:p>59520</text:p>
          </table:table-cell>
          <table:table-cell office:value-type="float" office:value="142.331" calcext:value-type="float">
            <text:p>142.331</text:p>
          </table:table-cell>
        </table:table-row>
        <table:table-row table:style-name="ro1">
          <table:table-cell office:value-type="float" office:value="59584" calcext:value-type="float">
            <text:p>59584</text:p>
          </table:table-cell>
          <table:table-cell office:value-type="float" office:value="148.863" calcext:value-type="float">
            <text:p>148.863</text:p>
          </table:table-cell>
        </table:table-row>
        <table:table-row table:style-name="ro1">
          <table:table-cell office:value-type="float" office:value="59648" calcext:value-type="float">
            <text:p>59648</text:p>
          </table:table-cell>
          <table:table-cell office:value-type="float" office:value="150.03" calcext:value-type="float">
            <text:p>150.03</text:p>
          </table:table-cell>
        </table:table-row>
        <table:table-row table:style-name="ro1">
          <table:table-cell office:value-type="float" office:value="59712" calcext:value-type="float">
            <text:p>59712</text:p>
          </table:table-cell>
          <table:table-cell office:value-type="float" office:value="147.403" calcext:value-type="float">
            <text:p>147.403</text:p>
          </table:table-cell>
        </table:table-row>
        <table:table-row table:style-name="ro1">
          <table:table-cell office:value-type="float" office:value="59776" calcext:value-type="float">
            <text:p>59776</text:p>
          </table:table-cell>
          <table:table-cell office:value-type="float" office:value="154.504" calcext:value-type="float">
            <text:p>154.504</text:p>
          </table:table-cell>
        </table:table-row>
        <table:table-row table:style-name="ro1">
          <table:table-cell office:value-type="float" office:value="59840" calcext:value-type="float">
            <text:p>59840</text:p>
          </table:table-cell>
          <table:table-cell office:value-type="float" office:value="149.504" calcext:value-type="float">
            <text:p>149.504</text:p>
          </table:table-cell>
        </table:table-row>
        <table:table-row table:style-name="ro1">
          <table:table-cell office:value-type="float" office:value="59904" calcext:value-type="float">
            <text:p>59904</text:p>
          </table:table-cell>
          <table:table-cell office:value-type="float" office:value="161.655" calcext:value-type="float">
            <text:p>161.655</text:p>
          </table:table-cell>
        </table:table-row>
        <table:table-row table:style-name="ro1">
          <table:table-cell office:value-type="float" office:value="59968" calcext:value-type="float">
            <text:p>59968</text:p>
          </table:table-cell>
          <table:table-cell office:value-type="float" office:value="149.599" calcext:value-type="float">
            <text:p>149.599</text:p>
          </table:table-cell>
        </table:table-row>
        <table:table-row table:style-name="ro1">
          <table:table-cell office:value-type="float" office:value="60032" calcext:value-type="float">
            <text:p>60032</text:p>
          </table:table-cell>
          <table:table-cell office:value-type="float" office:value="151.356" calcext:value-type="float">
            <text:p>151.356</text:p>
          </table:table-cell>
        </table:table-row>
        <table:table-row table:style-name="ro1">
          <table:table-cell office:value-type="float" office:value="60096" calcext:value-type="float">
            <text:p>60096</text:p>
          </table:table-cell>
          <table:table-cell office:value-type="float" office:value="149.857" calcext:value-type="float">
            <text:p>149.857</text:p>
          </table:table-cell>
        </table:table-row>
        <table:table-row table:style-name="ro1">
          <table:table-cell office:value-type="float" office:value="60160" calcext:value-type="float">
            <text:p>60160</text:p>
          </table:table-cell>
          <table:table-cell office:value-type="float" office:value="144.267" calcext:value-type="float">
            <text:p>144.267</text:p>
          </table:table-cell>
        </table:table-row>
        <table:table-row table:style-name="ro1">
          <table:table-cell office:value-type="float" office:value="60224" calcext:value-type="float">
            <text:p>60224</text:p>
          </table:table-cell>
          <table:table-cell office:value-type="float" office:value="164.519" calcext:value-type="float">
            <text:p>164.519</text:p>
          </table:table-cell>
        </table:table-row>
        <table:table-row table:style-name="ro1">
          <table:table-cell office:value-type="float" office:value="60288" calcext:value-type="float">
            <text:p>60288</text:p>
          </table:table-cell>
          <table:table-cell office:value-type="float" office:value="138.369" calcext:value-type="float">
            <text:p>138.369</text:p>
          </table:table-cell>
        </table:table-row>
        <table:table-row table:style-name="ro1">
          <table:table-cell office:value-type="float" office:value="60352" calcext:value-type="float">
            <text:p>60352</text:p>
          </table:table-cell>
          <table:table-cell office:value-type="float" office:value="160.805" calcext:value-type="float">
            <text:p>160.805</text:p>
          </table:table-cell>
        </table:table-row>
        <table:table-row table:style-name="ro1">
          <table:table-cell office:value-type="float" office:value="60416" calcext:value-type="float">
            <text:p>60416</text:p>
          </table:table-cell>
          <table:table-cell office:value-type="float" office:value="153.912" calcext:value-type="float">
            <text:p>153.912</text:p>
          </table:table-cell>
        </table:table-row>
        <table:table-row table:style-name="ro1">
          <table:table-cell office:value-type="float" office:value="60480" calcext:value-type="float">
            <text:p>60480</text:p>
          </table:table-cell>
          <table:table-cell office:value-type="float" office:value="158.264" calcext:value-type="float">
            <text:p>158.264</text:p>
          </table:table-cell>
        </table:table-row>
        <table:table-row table:style-name="ro1">
          <table:table-cell office:value-type="float" office:value="60544" calcext:value-type="float">
            <text:p>60544</text:p>
          </table:table-cell>
          <table:table-cell office:value-type="float" office:value="150.946" calcext:value-type="float">
            <text:p>150.946</text:p>
          </table:table-cell>
        </table:table-row>
        <table:table-row table:style-name="ro1">
          <table:table-cell office:value-type="float" office:value="60608" calcext:value-type="float">
            <text:p>60608</text:p>
          </table:table-cell>
          <table:table-cell office:value-type="float" office:value="146.934" calcext:value-type="float">
            <text:p>146.934</text:p>
          </table:table-cell>
        </table:table-row>
        <table:table-row table:style-name="ro1">
          <table:table-cell office:value-type="float" office:value="60672" calcext:value-type="float">
            <text:p>60672</text:p>
          </table:table-cell>
          <table:table-cell office:value-type="float" office:value="145.602" calcext:value-type="float">
            <text:p>145.602</text:p>
          </table:table-cell>
        </table:table-row>
        <table:table-row table:style-name="ro1">
          <table:table-cell office:value-type="float" office:value="60736" calcext:value-type="float">
            <text:p>60736</text:p>
          </table:table-cell>
          <table:table-cell office:value-type="float" office:value="137.065" calcext:value-type="float">
            <text:p>137.065</text:p>
          </table:table-cell>
        </table:table-row>
        <table:table-row table:style-name="ro1">
          <table:table-cell office:value-type="float" office:value="60800" calcext:value-type="float">
            <text:p>60800</text:p>
          </table:table-cell>
          <table:table-cell office:value-type="float" office:value="143.493" calcext:value-type="float">
            <text:p>143.493</text:p>
          </table:table-cell>
        </table:table-row>
        <table:table-row table:style-name="ro1">
          <table:table-cell office:value-type="float" office:value="60864" calcext:value-type="float">
            <text:p>60864</text:p>
          </table:table-cell>
          <table:table-cell office:value-type="float" office:value="162.023" calcext:value-type="float">
            <text:p>162.023</text:p>
          </table:table-cell>
        </table:table-row>
        <table:table-row table:style-name="ro1">
          <table:table-cell office:value-type="float" office:value="60928" calcext:value-type="float">
            <text:p>60928</text:p>
          </table:table-cell>
          <table:table-cell office:value-type="float" office:value="143.825" calcext:value-type="float">
            <text:p>143.825</text:p>
          </table:table-cell>
        </table:table-row>
        <table:table-row table:style-name="ro1">
          <table:table-cell office:value-type="float" office:value="60992" calcext:value-type="float">
            <text:p>60992</text:p>
          </table:table-cell>
          <table:table-cell office:value-type="float" office:value="143.552" calcext:value-type="float">
            <text:p>143.552</text:p>
          </table:table-cell>
        </table:table-row>
        <table:table-row table:style-name="ro1">
          <table:table-cell office:value-type="float" office:value="61056" calcext:value-type="float">
            <text:p>61056</text:p>
          </table:table-cell>
          <table:table-cell office:value-type="float" office:value="145.497" calcext:value-type="float">
            <text:p>145.497</text:p>
          </table:table-cell>
        </table:table-row>
        <table:table-row table:style-name="ro1">
          <table:table-cell office:value-type="float" office:value="61120" calcext:value-type="float">
            <text:p>61120</text:p>
          </table:table-cell>
          <table:table-cell office:value-type="float" office:value="142.567" calcext:value-type="float">
            <text:p>142.567</text:p>
          </table:table-cell>
        </table:table-row>
        <table:table-row table:style-name="ro1">
          <table:table-cell office:value-type="float" office:value="61184" calcext:value-type="float">
            <text:p>61184</text:p>
          </table:table-cell>
          <table:table-cell office:value-type="float" office:value="149.498" calcext:value-type="float">
            <text:p>149.498</text:p>
          </table:table-cell>
        </table:table-row>
        <table:table-row table:style-name="ro1">
          <table:table-cell office:value-type="float" office:value="61248" calcext:value-type="float">
            <text:p>61248</text:p>
          </table:table-cell>
          <table:table-cell office:value-type="float" office:value="135.459" calcext:value-type="float">
            <text:p>135.459</text:p>
          </table:table-cell>
        </table:table-row>
        <table:table-row table:style-name="ro1">
          <table:table-cell office:value-type="float" office:value="61312" calcext:value-type="float">
            <text:p>61312</text:p>
          </table:table-cell>
          <table:table-cell office:value-type="float" office:value="155.783" calcext:value-type="float">
            <text:p>155.783</text:p>
          </table:table-cell>
        </table:table-row>
        <table:table-row table:style-name="ro1">
          <table:table-cell office:value-type="float" office:value="61376" calcext:value-type="float">
            <text:p>61376</text:p>
          </table:table-cell>
          <table:table-cell office:value-type="float" office:value="139.559" calcext:value-type="float">
            <text:p>139.559</text:p>
          </table:table-cell>
        </table:table-row>
        <table:table-row table:style-name="ro1">
          <table:table-cell office:value-type="float" office:value="61440" calcext:value-type="float">
            <text:p>61440</text:p>
          </table:table-cell>
          <table:table-cell office:value-type="float" office:value="140.739" calcext:value-type="float">
            <text:p>140.739</text:p>
          </table:table-cell>
        </table:table-row>
        <table:table-row table:style-name="ro1">
          <table:table-cell office:value-type="float" office:value="61504" calcext:value-type="float">
            <text:p>61504</text:p>
          </table:table-cell>
          <table:table-cell office:value-type="float" office:value="163.114" calcext:value-type="float">
            <text:p>163.114</text:p>
          </table:table-cell>
        </table:table-row>
        <table:table-row table:style-name="ro1">
          <table:table-cell office:value-type="float" office:value="61568" calcext:value-type="float">
            <text:p>61568</text:p>
          </table:table-cell>
          <table:table-cell office:value-type="float" office:value="153.422" calcext:value-type="float">
            <text:p>153.422</text:p>
          </table:table-cell>
        </table:table-row>
        <table:table-row table:style-name="ro1">
          <table:table-cell office:value-type="float" office:value="61632" calcext:value-type="float">
            <text:p>61632</text:p>
          </table:table-cell>
          <table:table-cell office:value-type="float" office:value="155.769" calcext:value-type="float">
            <text:p>155.769</text:p>
          </table:table-cell>
        </table:table-row>
        <table:table-row table:style-name="ro1">
          <table:table-cell office:value-type="float" office:value="61696" calcext:value-type="float">
            <text:p>61696</text:p>
          </table:table-cell>
          <table:table-cell office:value-type="float" office:value="145.516" calcext:value-type="float">
            <text:p>145.516</text:p>
          </table:table-cell>
        </table:table-row>
        <table:table-row table:style-name="ro1">
          <table:table-cell office:value-type="float" office:value="61760" calcext:value-type="float">
            <text:p>61760</text:p>
          </table:table-cell>
          <table:table-cell office:value-type="float" office:value="142.926" calcext:value-type="float">
            <text:p>142.926</text:p>
          </table:table-cell>
        </table:table-row>
        <table:table-row table:style-name="ro1">
          <table:table-cell office:value-type="float" office:value="61824" calcext:value-type="float">
            <text:p>61824</text:p>
          </table:table-cell>
          <table:table-cell office:value-type="float" office:value="140.272" calcext:value-type="float">
            <text:p>140.272</text:p>
          </table:table-cell>
        </table:table-row>
        <table:table-row table:style-name="ro1">
          <table:table-cell office:value-type="float" office:value="61888" calcext:value-type="float">
            <text:p>61888</text:p>
          </table:table-cell>
          <table:table-cell office:value-type="float" office:value="142.171" calcext:value-type="float">
            <text:p>142.171</text:p>
          </table:table-cell>
        </table:table-row>
        <table:table-row table:style-name="ro1">
          <table:table-cell office:value-type="float" office:value="61952" calcext:value-type="float">
            <text:p>61952</text:p>
          </table:table-cell>
          <table:table-cell office:value-type="float" office:value="157.524" calcext:value-type="float">
            <text:p>157.524</text:p>
          </table:table-cell>
        </table:table-row>
        <table:table-row table:style-name="ro1">
          <table:table-cell office:value-type="float" office:value="62016" calcext:value-type="float">
            <text:p>62016</text:p>
          </table:table-cell>
          <table:table-cell office:value-type="float" office:value="156.629" calcext:value-type="float">
            <text:p>156.629</text:p>
          </table:table-cell>
        </table:table-row>
        <table:table-row table:style-name="ro1">
          <table:table-cell office:value-type="float" office:value="62080" calcext:value-type="float">
            <text:p>62080</text:p>
          </table:table-cell>
          <table:table-cell office:value-type="float" office:value="157.028" calcext:value-type="float">
            <text:p>157.028</text:p>
          </table:table-cell>
        </table:table-row>
        <table:table-row table:style-name="ro1">
          <table:table-cell office:value-type="float" office:value="62144" calcext:value-type="float">
            <text:p>62144</text:p>
          </table:table-cell>
          <table:table-cell office:value-type="float" office:value="136.791" calcext:value-type="float">
            <text:p>136.791</text:p>
          </table:table-cell>
        </table:table-row>
        <table:table-row table:style-name="ro1">
          <table:table-cell office:value-type="float" office:value="62208" calcext:value-type="float">
            <text:p>62208</text:p>
          </table:table-cell>
          <table:table-cell office:value-type="float" office:value="156.148" calcext:value-type="float">
            <text:p>156.148</text:p>
          </table:table-cell>
        </table:table-row>
        <table:table-row table:style-name="ro1">
          <table:table-cell office:value-type="float" office:value="62272" calcext:value-type="float">
            <text:p>62272</text:p>
          </table:table-cell>
          <table:table-cell office:value-type="float" office:value="160.397" calcext:value-type="float">
            <text:p>160.397</text:p>
          </table:table-cell>
        </table:table-row>
        <table:table-row table:style-name="ro1">
          <table:table-cell office:value-type="float" office:value="62336" calcext:value-type="float">
            <text:p>62336</text:p>
          </table:table-cell>
          <table:table-cell office:value-type="float" office:value="162.596" calcext:value-type="float">
            <text:p>162.596</text:p>
          </table:table-cell>
        </table:table-row>
        <table:table-row table:style-name="ro1">
          <table:table-cell office:value-type="float" office:value="62400" calcext:value-type="float">
            <text:p>62400</text:p>
          </table:table-cell>
          <table:table-cell office:value-type="float" office:value="145.059" calcext:value-type="float">
            <text:p>145.059</text:p>
          </table:table-cell>
        </table:table-row>
        <table:table-row table:style-name="ro1">
          <table:table-cell office:value-type="float" office:value="62464" calcext:value-type="float">
            <text:p>62464</text:p>
          </table:table-cell>
          <table:table-cell office:value-type="float" office:value="153.661" calcext:value-type="float">
            <text:p>153.661</text:p>
          </table:table-cell>
        </table:table-row>
        <table:table-row table:style-name="ro1">
          <table:table-cell office:value-type="float" office:value="62528" calcext:value-type="float">
            <text:p>62528</text:p>
          </table:table-cell>
          <table:table-cell office:value-type="float" office:value="148.543" calcext:value-type="float">
            <text:p>148.543</text:p>
          </table:table-cell>
        </table:table-row>
        <table:table-row table:style-name="ro1">
          <table:table-cell office:value-type="float" office:value="62592" calcext:value-type="float">
            <text:p>62592</text:p>
          </table:table-cell>
          <table:table-cell office:value-type="float" office:value="156.993" calcext:value-type="float">
            <text:p>156.993</text:p>
          </table:table-cell>
        </table:table-row>
        <table:table-row table:style-name="ro1">
          <table:table-cell office:value-type="float" office:value="62656" calcext:value-type="float">
            <text:p>62656</text:p>
          </table:table-cell>
          <table:table-cell office:value-type="float" office:value="164.263" calcext:value-type="float">
            <text:p>164.263</text:p>
          </table:table-cell>
        </table:table-row>
        <table:table-row table:style-name="ro1">
          <table:table-cell office:value-type="float" office:value="62720" calcext:value-type="float">
            <text:p>62720</text:p>
          </table:table-cell>
          <table:table-cell office:value-type="float" office:value="150.607" calcext:value-type="float">
            <text:p>150.607</text:p>
          </table:table-cell>
        </table:table-row>
        <table:table-row table:style-name="ro1">
          <table:table-cell office:value-type="float" office:value="62784" calcext:value-type="float">
            <text:p>62784</text:p>
          </table:table-cell>
          <table:table-cell office:value-type="float" office:value="135.486" calcext:value-type="float">
            <text:p>135.486</text:p>
          </table:table-cell>
        </table:table-row>
        <table:table-row table:style-name="ro1">
          <table:table-cell office:value-type="float" office:value="62848" calcext:value-type="float">
            <text:p>62848</text:p>
          </table:table-cell>
          <table:table-cell office:value-type="float" office:value="161.286" calcext:value-type="float">
            <text:p>161.286</text:p>
          </table:table-cell>
        </table:table-row>
        <table:table-row table:style-name="ro1">
          <table:table-cell office:value-type="float" office:value="62912" calcext:value-type="float">
            <text:p>62912</text:p>
          </table:table-cell>
          <table:table-cell office:value-type="float" office:value="159.431" calcext:value-type="float">
            <text:p>159.431</text:p>
          </table:table-cell>
        </table:table-row>
        <table:table-row table:style-name="ro1">
          <table:table-cell office:value-type="float" office:value="62976" calcext:value-type="float">
            <text:p>62976</text:p>
          </table:table-cell>
          <table:table-cell office:value-type="float" office:value="144.038" calcext:value-type="float">
            <text:p>144.038</text:p>
          </table:table-cell>
        </table:table-row>
        <table:table-row table:style-name="ro1">
          <table:table-cell office:value-type="float" office:value="63040" calcext:value-type="float">
            <text:p>63040</text:p>
          </table:table-cell>
          <table:table-cell office:value-type="float" office:value="141.782" calcext:value-type="float">
            <text:p>141.782</text:p>
          </table:table-cell>
        </table:table-row>
        <table:table-row table:style-name="ro1">
          <table:table-cell office:value-type="float" office:value="63104" calcext:value-type="float">
            <text:p>63104</text:p>
          </table:table-cell>
          <table:table-cell office:value-type="float" office:value="136.998" calcext:value-type="float">
            <text:p>136.998</text:p>
          </table:table-cell>
        </table:table-row>
        <table:table-row table:style-name="ro1">
          <table:table-cell office:value-type="float" office:value="63168" calcext:value-type="float">
            <text:p>63168</text:p>
          </table:table-cell>
          <table:table-cell office:value-type="float" office:value="158.536" calcext:value-type="float">
            <text:p>158.536</text:p>
          </table:table-cell>
        </table:table-row>
        <table:table-row table:style-name="ro1">
          <table:table-cell office:value-type="float" office:value="63232" calcext:value-type="float">
            <text:p>63232</text:p>
          </table:table-cell>
          <table:table-cell office:value-type="float" office:value="142.242" calcext:value-type="float">
            <text:p>142.242</text:p>
          </table:table-cell>
        </table:table-row>
        <table:table-row table:style-name="ro1">
          <table:table-cell office:value-type="float" office:value="63296" calcext:value-type="float">
            <text:p>63296</text:p>
          </table:table-cell>
          <table:table-cell office:value-type="float" office:value="157.781" calcext:value-type="float">
            <text:p>157.781</text:p>
          </table:table-cell>
        </table:table-row>
        <table:table-row table:style-name="ro1">
          <table:table-cell office:value-type="float" office:value="63360" calcext:value-type="float">
            <text:p>63360</text:p>
          </table:table-cell>
          <table:table-cell office:value-type="float" office:value="163.095" calcext:value-type="float">
            <text:p>163.095</text:p>
          </table:table-cell>
        </table:table-row>
        <table:table-row table:style-name="ro1">
          <table:table-cell office:value-type="float" office:value="63424" calcext:value-type="float">
            <text:p>63424</text:p>
          </table:table-cell>
          <table:table-cell office:value-type="float" office:value="147.98" calcext:value-type="float">
            <text:p>147.98</text:p>
          </table:table-cell>
        </table:table-row>
        <table:table-row table:style-name="ro1">
          <table:table-cell office:value-type="float" office:value="63488" calcext:value-type="float">
            <text:p>63488</text:p>
          </table:table-cell>
          <table:table-cell office:value-type="float" office:value="155.894" calcext:value-type="float">
            <text:p>155.894</text:p>
          </table:table-cell>
        </table:table-row>
        <table:table-row table:style-name="ro1">
          <table:table-cell office:value-type="float" office:value="63552" calcext:value-type="float">
            <text:p>63552</text:p>
          </table:table-cell>
          <table:table-cell office:value-type="float" office:value="151.517" calcext:value-type="float">
            <text:p>151.517</text:p>
          </table:table-cell>
        </table:table-row>
        <table:table-row table:style-name="ro1">
          <table:table-cell office:value-type="float" office:value="63616" calcext:value-type="float">
            <text:p>63616</text:p>
          </table:table-cell>
          <table:table-cell office:value-type="float" office:value="138.749" calcext:value-type="float">
            <text:p>138.749</text:p>
          </table:table-cell>
        </table:table-row>
        <table:table-row table:style-name="ro1">
          <table:table-cell office:value-type="float" office:value="63680" calcext:value-type="float">
            <text:p>63680</text:p>
          </table:table-cell>
          <table:table-cell office:value-type="float" office:value="136.41" calcext:value-type="float">
            <text:p>136.41</text:p>
          </table:table-cell>
        </table:table-row>
        <table:table-row table:style-name="ro1">
          <table:table-cell office:value-type="float" office:value="63744" calcext:value-type="float">
            <text:p>63744</text:p>
          </table:table-cell>
          <table:table-cell office:value-type="float" office:value="159.442" calcext:value-type="float">
            <text:p>159.442</text:p>
          </table:table-cell>
        </table:table-row>
        <table:table-row table:style-name="ro1">
          <table:table-cell office:value-type="float" office:value="63808" calcext:value-type="float">
            <text:p>63808</text:p>
          </table:table-cell>
          <table:table-cell office:value-type="float" office:value="144.021" calcext:value-type="float">
            <text:p>144.021</text:p>
          </table:table-cell>
        </table:table-row>
        <table:table-row table:style-name="ro1">
          <table:table-cell office:value-type="float" office:value="63872" calcext:value-type="float">
            <text:p>63872</text:p>
          </table:table-cell>
          <table:table-cell office:value-type="float" office:value="143.581" calcext:value-type="float">
            <text:p>143.581</text:p>
          </table:table-cell>
        </table:table-row>
        <table:table-row table:style-name="ro1">
          <table:table-cell office:value-type="float" office:value="63936" calcext:value-type="float">
            <text:p>63936</text:p>
          </table:table-cell>
          <table:table-cell office:value-type="float" office:value="151.966" calcext:value-type="float">
            <text:p>151.966</text:p>
          </table:table-cell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135.65" calcext:value-type="float">
            <text:p>135.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2:37:34.081022661</meta:creation-date>
    <dc:date>2017-01-25T12:41:36.934475911</dc:date>
    <meta:editing-duration>PT4M6S</meta:editing-duration>
    <meta:editing-cycles>1</meta:editing-cycles>
    <meta:document-statistic meta:table-count="1" meta:cell-count="2000" meta:object-count="1"/>
    <meta:generator>LibreOffice/5.2.2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671cm" svg:height="9.856cm" xlink:href=".." xlink:type="simple" chart:class="chart:line" chart:style-name="ch1">
        <chart:title svg:x="9.791cm" svg:y="0.333cm" chart:style-name="ch2">
          <text:p>A Random Time Function</text:p>
        </chart:title>
        <chart:plot-area chart:style-name="ch3" table:cell-range-address="Sheet1.A1:Sheet1.B1000" chart:data-source-has-labels="column" svg:x="1.504cm" svg:y="1.309cm" svg:width="22.674cm" svg:height="7.369cm">
          <chartooo:coordinate-region svg:x="2.311cm" svg:y="1.309cm" svg:width="21.867cm" svg:height="5.985cm"/>
          <chart:axis chart:dimension="x" chart:name="primary-x" chart:style-name="ch4" chartooo:axis-type="auto">
            <chartooo:date-scale/>
            <chart:title svg:x="12.466cm" svg:y="8.875cm" chart:style-name="ch5">
              <text:p>Size</text:p>
            </chart:title>
            <chart:categories table:cell-range-address="Sheet1.A1:Sheet1.A1000"/>
          </chart:axis>
          <chart:axis chart:dimension="y" chart:name="primary-y" chart:style-name="ch4">
            <chart:title svg:x="0.451cm" svg:y="6.042cm" chart:style-name="ch6">
              <text:p>Exec. Time (s)</text:p>
            </chart:title>
            <chart:grid chart:style-name="ch7" chart:class="major"/>
          </chart:axis>
          <chart:series chart:style-name="ch8" chart:values-cell-range-address="Sheet1.B1:Sheet1.B1000" chart:class="chart:line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64">
                <text:p>64</text:p>
                <draw:g>
                  <svg:desc>Sheet1.A1:Sheet1.A1000</svg:desc>
                </draw:g>
              </table:table-cell>
              <table:table-cell office:value-type="float" office:value="17.1975">
                <text:p>17.1975</text:p>
                <draw:g>
                  <svg:desc>Sheet1.B1:Sheet1.B1000</svg:desc>
                </draw:g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2.5687">
                <text:p>12.568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11.0241">
                <text:p>11.024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23.1921">
                <text:p>23.192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8.5693">
                <text:p>8.5693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10.2928">
                <text:p>10.2928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10.0679">
                <text:p>10.067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13.4175">
                <text:p>13.4175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11.858">
                <text:p>11.858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16.6762">
                <text:p>16.6762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9.22164">
                <text:p>9.22164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3.93353">
                <text:p>3.93353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19.9346">
                <text:p>19.9346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15.2861">
                <text:p>15.2861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10.2867">
                <text:p>10.286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1088">
                <text:p>1088</text:p>
              </table:table-cell>
              <table:table-cell office:value-type="float" office:value="17.7521">
                <text:p>17.7521</text:p>
              </table:table-cell>
            </table:table-row>
            <table:table-row>
              <table:table-cell office:value-type="float" office:value="1152">
                <text:p>1152</text:p>
              </table:table-cell>
              <table:table-cell office:value-type="float" office:value="16.1716">
                <text:p>16.1716</text:p>
              </table:table-cell>
            </table:table-row>
            <table:table-row>
              <table:table-cell office:value-type="float" office:value="1216">
                <text:p>1216</text:p>
              </table:table-cell>
              <table:table-cell office:value-type="float" office:value="13.6954">
                <text:p>13.6954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22.454">
                <text:p>22.454</text:p>
              </table:table-cell>
            </table:table-row>
            <table:table-row>
              <table:table-cell office:value-type="float" office:value="1344">
                <text:p>1344</text:p>
              </table:table-cell>
              <table:table-cell office:value-type="float" office:value="26.013">
                <text:p>26.013</text:p>
              </table:table-cell>
            </table:table-row>
            <table:table-row>
              <table:table-cell office:value-type="float" office:value="1408">
                <text:p>1408</text:p>
              </table:table-cell>
              <table:table-cell office:value-type="float" office:value="13.6406">
                <text:p>13.6406</text:p>
              </table:table-cell>
            </table:table-row>
            <table:table-row>
              <table:table-cell office:value-type="float" office:value="1472">
                <text:p>1472</text:p>
              </table:table-cell>
              <table:table-cell office:value-type="float" office:value="1.90688">
                <text:p>1.90688</text:p>
              </table:table-cell>
            </table:table-row>
            <table:table-row>
              <table:table-cell office:value-type="float" office:value="1536">
                <text:p>1536</text:p>
              </table:table-cell>
              <table:table-cell office:value-type="float" office:value="21.1627">
                <text:p>21.1627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16.5774">
                <text:p>16.5774</text:p>
              </table:table-cell>
            </table:table-row>
            <table:table-row>
              <table:table-cell office:value-type="float" office:value="1664">
                <text:p>1664</text:p>
              </table:table-cell>
              <table:table-cell office:value-type="float" office:value="17.5695">
                <text:p>17.5695</text:p>
              </table:table-cell>
            </table:table-row>
            <table:table-row>
              <table:table-cell office:value-type="float" office:value="1728">
                <text:p>1728</text:p>
              </table:table-cell>
              <table:table-cell office:value-type="float" office:value="17.6845">
                <text:p>17.6845</text:p>
              </table:table-cell>
            </table:table-row>
            <table:table-row>
              <table:table-cell office:value-type="float" office:value="1792">
                <text:p>1792</text:p>
              </table:table-cell>
              <table:table-cell office:value-type="float" office:value="10.8076">
                <text:p>10.8076</text:p>
              </table:table-cell>
            </table:table-row>
            <table:table-row>
              <table:table-cell office:value-type="float" office:value="1856">
                <text:p>1856</text:p>
              </table:table-cell>
              <table:table-cell office:value-type="float" office:value="18.1038">
                <text:p>18.1038</text:p>
              </table:table-cell>
            </table:table-row>
            <table:table-row>
              <table:table-cell office:value-type="float" office:value="1920">
                <text:p>1920</text:p>
              </table:table-cell>
              <table:table-cell office:value-type="float" office:value="19.5731">
                <text:p>19.5731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11.2558">
                <text:p>11.2558</text:p>
              </table:table-cell>
            </table:table-row>
            <table:table-row>
              <table:table-cell office:value-type="float" office:value="2048">
                <text:p>2048</text:p>
              </table:table-cell>
              <table:table-cell office:value-type="float" office:value="5.30116">
                <text:p>5.30116</text:p>
              </table:table-cell>
            </table:table-row>
            <table:table-row>
              <table:table-cell office:value-type="float" office:value="2112">
                <text:p>2112</text:p>
              </table:table-cell>
              <table:table-cell office:value-type="float" office:value="2.14169">
                <text:p>2.14169</text:p>
              </table:table-cell>
            </table:table-row>
            <table:table-row>
              <table:table-cell office:value-type="float" office:value="2176">
                <text:p>2176</text:p>
              </table:table-cell>
              <table:table-cell office:value-type="float" office:value="22.2798">
                <text:p>22.2798</text:p>
              </table:table-cell>
            </table:table-row>
            <table:table-row>
              <table:table-cell office:value-type="float" office:value="2240">
                <text:p>2240</text:p>
              </table:table-cell>
              <table:table-cell office:value-type="float" office:value="28.4931">
                <text:p>28.4931</text:p>
              </table:table-cell>
            </table:table-row>
            <table:table-row>
              <table:table-cell office:value-type="float" office:value="2304">
                <text:p>2304</text:p>
              </table:table-cell>
              <table:table-cell office:value-type="float" office:value="10.7109">
                <text:p>10.7109</text:p>
              </table:table-cell>
            </table:table-row>
            <table:table-row>
              <table:table-cell office:value-type="float" office:value="2368">
                <text:p>2368</text:p>
              </table:table-cell>
              <table:table-cell office:value-type="float" office:value="2.57251">
                <text:p>2.57251</text:p>
              </table:table-cell>
            </table:table-row>
            <table:table-row>
              <table:table-cell office:value-type="float" office:value="2432">
                <text:p>2432</text:p>
              </table:table-cell>
              <table:table-cell office:value-type="float" office:value="8.56089">
                <text:p>8.56089</text:p>
              </table:table-cell>
            </table:table-row>
            <table:table-row>
              <table:table-cell office:value-type="float" office:value="2496">
                <text:p>2496</text:p>
              </table:table-cell>
              <table:table-cell office:value-type="float" office:value="24.1283">
                <text:p>24.1283</text:p>
              </table:table-cell>
            </table:table-row>
            <table:table-row>
              <table:table-cell office:value-type="float" office:value="2560">
                <text:p>2560</text:p>
              </table:table-cell>
              <table:table-cell office:value-type="float" office:value="14.4305">
                <text:p>14.4305</text:p>
              </table:table-cell>
            </table:table-row>
            <table:table-row>
              <table:table-cell office:value-type="float" office:value="2624">
                <text:p>2624</text:p>
              </table:table-cell>
              <table:table-cell office:value-type="float" office:value="25.237">
                <text:p>25.237</text:p>
              </table:table-cell>
            </table:table-row>
            <table:table-row>
              <table:table-cell office:value-type="float" office:value="2688">
                <text:p>2688</text:p>
              </table:table-cell>
              <table:table-cell office:value-type="float" office:value="3.34984">
                <text:p>3.34984</text:p>
              </table:table-cell>
            </table:table-row>
            <table:table-row>
              <table:table-cell office:value-type="float" office:value="2752">
                <text:p>2752</text:p>
              </table:table-cell>
              <table:table-cell office:value-type="float" office:value="18.3639">
                <text:p>18.3639</text:p>
              </table:table-cell>
            </table:table-row>
            <table:table-row>
              <table:table-cell office:value-type="float" office:value="2816">
                <text:p>2816</text:p>
              </table:table-cell>
              <table:table-cell office:value-type="float" office:value="15.1715">
                <text:p>15.1715</text:p>
              </table:table-cell>
            </table:table-row>
            <table:table-row>
              <table:table-cell office:value-type="float" office:value="2880">
                <text:p>2880</text:p>
              </table:table-cell>
              <table:table-cell office:value-type="float" office:value="18.6358">
                <text:p>18.6358</text:p>
              </table:table-cell>
            </table:table-row>
            <table:table-row>
              <table:table-cell office:value-type="float" office:value="2944">
                <text:p>2944</text:p>
              </table:table-cell>
              <table:table-cell office:value-type="float" office:value="28.6505">
                <text:p>28.6505</text:p>
              </table:table-cell>
            </table:table-row>
            <table:table-row>
              <table:table-cell office:value-type="float" office:value="3008">
                <text:p>3008</text:p>
              </table:table-cell>
              <table:table-cell office:value-type="float" office:value="18.1994">
                <text:p>18.1994</text:p>
              </table:table-cell>
            </table:table-row>
            <table:table-row>
              <table:table-cell office:value-type="float" office:value="3072">
                <text:p>3072</text:p>
              </table:table-cell>
              <table:table-cell office:value-type="float" office:value="6.38776">
                <text:p>6.38776</text:p>
              </table:table-cell>
            </table:table-row>
            <table:table-row>
              <table:table-cell office:value-type="float" office:value="3136">
                <text:p>3136</text:p>
              </table:table-cell>
              <table:table-cell office:value-type="float" office:value="14.822">
                <text:p>14.822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1.89463">
                <text:p>1.89463</text:p>
              </table:table-cell>
            </table:table-row>
            <table:table-row>
              <table:table-cell office:value-type="float" office:value="3264">
                <text:p>3264</text:p>
              </table:table-cell>
              <table:table-cell office:value-type="float" office:value="28.8417">
                <text:p>28.8417</text:p>
              </table:table-cell>
            </table:table-row>
            <table:table-row>
              <table:table-cell office:value-type="float" office:value="3328">
                <text:p>3328</text:p>
              </table:table-cell>
              <table:table-cell office:value-type="float" office:value="10.8349">
                <text:p>10.8349</text:p>
              </table:table-cell>
            </table:table-row>
            <table:table-row>
              <table:table-cell office:value-type="float" office:value="3392">
                <text:p>3392</text:p>
              </table:table-cell>
              <table:table-cell office:value-type="float" office:value="15.5351">
                <text:p>15.5351</text:p>
              </table:table-cell>
            </table:table-row>
            <table:table-row>
              <table:table-cell office:value-type="float" office:value="3456">
                <text:p>3456</text:p>
              </table:table-cell>
              <table:table-cell office:value-type="float" office:value="0.748443">
                <text:p>0.748443</text:p>
              </table:table-cell>
            </table:table-row>
            <table:table-row>
              <table:table-cell office:value-type="float" office:value="3520">
                <text:p>3520</text:p>
              </table:table-cell>
              <table:table-cell office:value-type="float" office:value="1.9975">
                <text:p>1.9975</text:p>
              </table:table-cell>
            </table:table-row>
            <table:table-row>
              <table:table-cell office:value-type="float" office:value="3584">
                <text:p>3584</text:p>
              </table:table-cell>
              <table:table-cell office:value-type="float" office:value="2.11238">
                <text:p>2.11238</text:p>
              </table:table-cell>
            </table:table-row>
            <table:table-row>
              <table:table-cell office:value-type="float" office:value="3648">
                <text:p>3648</text:p>
              </table:table-cell>
              <table:table-cell office:value-type="float" office:value="18.3179">
                <text:p>18.3179</text:p>
              </table:table-cell>
            </table:table-row>
            <table:table-row>
              <table:table-cell office:value-type="float" office:value="3712">
                <text:p>3712</text:p>
              </table:table-cell>
              <table:table-cell office:value-type="float" office:value="19.6819">
                <text:p>19.6819</text:p>
              </table:table-cell>
            </table:table-row>
            <table:table-row>
              <table:table-cell office:value-type="float" office:value="3776">
                <text:p>3776</text:p>
              </table:table-cell>
              <table:table-cell office:value-type="float" office:value="12.9199">
                <text:p>12.9199</text:p>
              </table:table-cell>
            </table:table-row>
            <table:table-row>
              <table:table-cell office:value-type="float" office:value="3840">
                <text:p>3840</text:p>
              </table:table-cell>
              <table:table-cell office:value-type="float" office:value="6.42151">
                <text:p>6.42151</text:p>
              </table:table-cell>
            </table:table-row>
            <table:table-row>
              <table:table-cell office:value-type="float" office:value="3904">
                <text:p>3904</text:p>
              </table:table-cell>
              <table:table-cell office:value-type="float" office:value="9.25489">
                <text:p>9.25489</text:p>
              </table:table-cell>
            </table:table-row>
            <table:table-row>
              <table:table-cell office:value-type="float" office:value="3968">
                <text:p>3968</text:p>
              </table:table-cell>
              <table:table-cell office:value-type="float" office:value="24.1755">
                <text:p>24.1755</text:p>
              </table:table-cell>
            </table:table-row>
            <table:table-row>
              <table:table-cell office:value-type="float" office:value="4032">
                <text:p>4032</text:p>
              </table:table-cell>
              <table:table-cell office:value-type="float" office:value="11.7226">
                <text:p>11.7226</text:p>
              </table:table-cell>
            </table:table-row>
            <table:table-row>
              <table:table-cell office:value-type="float" office:value="4096">
                <text:p>4096</text:p>
              </table:table-cell>
              <table:table-cell office:value-type="float" office:value="11.3965">
                <text:p>11.3965</text:p>
              </table:table-cell>
            </table:table-row>
            <table:table-row>
              <table:table-cell office:value-type="float" office:value="4160">
                <text:p>4160</text:p>
              </table:table-cell>
              <table:table-cell office:value-type="float" office:value="16.4552">
                <text:p>16.4552</text:p>
              </table:table-cell>
            </table:table-row>
            <table:table-row>
              <table:table-cell office:value-type="float" office:value="4224">
                <text:p>4224</text:p>
              </table:table-cell>
              <table:table-cell office:value-type="float" office:value="10.2156">
                <text:p>10.2156</text:p>
              </table:table-cell>
            </table:table-row>
            <table:table-row>
              <table:table-cell office:value-type="float" office:value="4288">
                <text:p>4288</text:p>
              </table:table-cell>
              <table:table-cell office:value-type="float" office:value="22.1073">
                <text:p>22.1073</text:p>
              </table:table-cell>
            </table:table-row>
            <table:table-row>
              <table:table-cell office:value-type="float" office:value="4352">
                <text:p>4352</text:p>
              </table:table-cell>
              <table:table-cell office:value-type="float" office:value="19.0276">
                <text:p>19.0276</text:p>
              </table:table-cell>
            </table:table-row>
            <table:table-row>
              <table:table-cell office:value-type="float" office:value="4416">
                <text:p>4416</text:p>
              </table:table-cell>
              <table:table-cell office:value-type="float" office:value="18.7764">
                <text:p>18.7764</text:p>
              </table:table-cell>
            </table:table-row>
            <table:table-row>
              <table:table-cell office:value-type="float" office:value="4480">
                <text:p>4480</text:p>
              </table:table-cell>
              <table:table-cell office:value-type="float" office:value="16.2355">
                <text:p>16.2355</text:p>
              </table:table-cell>
            </table:table-row>
            <table:table-row>
              <table:table-cell office:value-type="float" office:value="4544">
                <text:p>4544</text:p>
              </table:table-cell>
              <table:table-cell office:value-type="float" office:value="3.45798">
                <text:p>3.45798</text:p>
              </table:table-cell>
            </table:table-row>
            <table:table-row>
              <table:table-cell office:value-type="float" office:value="4608">
                <text:p>4608</text:p>
              </table:table-cell>
              <table:table-cell office:value-type="float" office:value="14.0133">
                <text:p>14.0133</text:p>
              </table:table-cell>
            </table:table-row>
            <table:table-row>
              <table:table-cell office:value-type="float" office:value="4672">
                <text:p>4672</text:p>
              </table:table-cell>
              <table:table-cell office:value-type="float" office:value="19.5852">
                <text:p>19.5852</text:p>
              </table:table-cell>
            </table:table-row>
            <table:table-row>
              <table:table-cell office:value-type="float" office:value="4736">
                <text:p>4736</text:p>
              </table:table-cell>
              <table:table-cell office:value-type="float" office:value="21.8218">
                <text:p>21.8218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29.1846">
                <text:p>29.1846</text:p>
              </table:table-cell>
            </table:table-row>
            <table:table-row>
              <table:table-cell office:value-type="float" office:value="4864">
                <text:p>4864</text:p>
              </table:table-cell>
              <table:table-cell office:value-type="float" office:value="8.2209">
                <text:p>8.2209</text:p>
              </table:table-cell>
            </table:table-row>
            <table:table-row>
              <table:table-cell office:value-type="float" office:value="4928">
                <text:p>4928</text:p>
              </table:table-cell>
              <table:table-cell office:value-type="float" office:value="20.4722">
                <text:p>20.4722</text:p>
              </table:table-cell>
            </table:table-row>
            <table:table-row>
              <table:table-cell office:value-type="float" office:value="4992">
                <text:p>4992</text:p>
              </table:table-cell>
              <table:table-cell office:value-type="float" office:value="17.3839">
                <text:p>17.3839</text:p>
              </table:table-cell>
            </table:table-row>
            <table:table-row>
              <table:table-cell office:value-type="float" office:value="5056">
                <text:p>5056</text:p>
              </table:table-cell>
              <table:table-cell office:value-type="float" office:value="14.6086">
                <text:p>14.6086</text:p>
              </table:table-cell>
            </table:table-row>
            <table:table-row>
              <table:table-cell office:value-type="float" office:value="5120">
                <text:p>5120</text:p>
              </table:table-cell>
              <table:table-cell office:value-type="float" office:value="5.29403">
                <text:p>5.29403</text:p>
              </table:table-cell>
            </table:table-row>
            <table:table-row>
              <table:table-cell office:value-type="float" office:value="5184">
                <text:p>5184</text:p>
              </table:table-cell>
              <table:table-cell office:value-type="float" office:value="19.2785">
                <text:p>19.2785</text:p>
              </table:table-cell>
            </table:table-row>
            <table:table-row>
              <table:table-cell office:value-type="float" office:value="5248">
                <text:p>5248</text:p>
              </table:table-cell>
              <table:table-cell office:value-type="float" office:value="13.4501">
                <text:p>13.4501</text:p>
              </table:table-cell>
            </table:table-row>
            <table:table-row>
              <table:table-cell office:value-type="float" office:value="5312">
                <text:p>5312</text:p>
              </table:table-cell>
              <table:table-cell office:value-type="float" office:value="16.1288">
                <text:p>16.1288</text:p>
              </table:table-cell>
            </table:table-row>
            <table:table-row>
              <table:table-cell office:value-type="float" office:value="5376">
                <text:p>5376</text:p>
              </table:table-cell>
              <table:table-cell office:value-type="float" office:value="4.81345">
                <text:p>4.81345</text:p>
              </table:table-cell>
            </table:table-row>
            <table:table-row>
              <table:table-cell office:value-type="float" office:value="5440">
                <text:p>5440</text:p>
              </table:table-cell>
              <table:table-cell office:value-type="float" office:value="14.1985">
                <text:p>14.1985</text:p>
              </table:table-cell>
            </table:table-row>
            <table:table-row>
              <table:table-cell office:value-type="float" office:value="5504">
                <text:p>5504</text:p>
              </table:table-cell>
              <table:table-cell office:value-type="float" office:value="18.1262">
                <text:p>18.1262</text:p>
              </table:table-cell>
            </table:table-row>
            <table:table-row>
              <table:table-cell office:value-type="float" office:value="5568">
                <text:p>5568</text:p>
              </table:table-cell>
              <table:table-cell office:value-type="float" office:value="6.92574">
                <text:p>6.92574</text:p>
              </table:table-cell>
            </table:table-row>
            <table:table-row>
              <table:table-cell office:value-type="float" office:value="5632">
                <text:p>5632</text:p>
              </table:table-cell>
              <table:table-cell office:value-type="float" office:value="2.51622">
                <text:p>2.51622</text:p>
              </table:table-cell>
            </table:table-row>
            <table:table-row>
              <table:table-cell office:value-type="float" office:value="5696">
                <text:p>5696</text:p>
              </table:table-cell>
              <table:table-cell office:value-type="float" office:value="7.80803">
                <text:p>7.80803</text:p>
              </table:table-cell>
            </table:table-row>
            <table:table-row>
              <table:table-cell office:value-type="float" office:value="5760">
                <text:p>5760</text:p>
              </table:table-cell>
              <table:table-cell office:value-type="float" office:value="19.8455">
                <text:p>19.8455</text:p>
              </table:table-cell>
            </table:table-row>
            <table:table-row>
              <table:table-cell office:value-type="float" office:value="5824">
                <text:p>5824</text:p>
              </table:table-cell>
              <table:table-cell office:value-type="float" office:value="8.93763">
                <text:p>8.93763</text:p>
              </table:table-cell>
            </table:table-row>
            <table:table-row>
              <table:table-cell office:value-type="float" office:value="5888">
                <text:p>5888</text:p>
              </table:table-cell>
              <table:table-cell office:value-type="float" office:value="17.0628">
                <text:p>17.0628</text:p>
              </table:table-cell>
            </table:table-row>
            <table:table-row>
              <table:table-cell office:value-type="float" office:value="5952">
                <text:p>5952</text:p>
              </table:table-cell>
              <table:table-cell office:value-type="float" office:value="14.021">
                <text:p>14.021</text:p>
              </table:table-cell>
            </table:table-row>
            <table:table-row>
              <table:table-cell office:value-type="float" office:value="6016">
                <text:p>6016</text:p>
              </table:table-cell>
              <table:table-cell office:value-type="float" office:value="20.6601">
                <text:p>20.6601</text:p>
              </table:table-cell>
            </table:table-row>
            <table:table-row>
              <table:table-cell office:value-type="float" office:value="6080">
                <text:p>6080</text:p>
              </table:table-cell>
              <table:table-cell office:value-type="float" office:value="28.4592">
                <text:p>28.4592</text:p>
              </table:table-cell>
            </table:table-row>
            <table:table-row>
              <table:table-cell office:value-type="float" office:value="6144">
                <text:p>6144</text:p>
              </table:table-cell>
              <table:table-cell office:value-type="float" office:value="0.47607">
                <text:p>0.47607</text:p>
              </table:table-cell>
            </table:table-row>
            <table:table-row>
              <table:table-cell office:value-type="float" office:value="6208">
                <text:p>6208</text:p>
              </table:table-cell>
              <table:table-cell office:value-type="float" office:value="0.875592">
                <text:p>0.875592</text:p>
              </table:table-cell>
            </table:table-row>
            <table:table-row>
              <table:table-cell office:value-type="float" office:value="6272">
                <text:p>6272</text:p>
              </table:table-cell>
              <table:table-cell office:value-type="float" office:value="20.5664">
                <text:p>20.5664</text:p>
              </table:table-cell>
            </table:table-row>
            <table:table-row>
              <table:table-cell office:value-type="float" office:value="6336">
                <text:p>6336</text:p>
              </table:table-cell>
              <table:table-cell office:value-type="float" office:value="19.5036">
                <text:p>19.5036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19.6519">
                <text:p>19.6519</text:p>
              </table:table-cell>
            </table:table-row>
            <table:table-row>
              <table:table-cell office:value-type="float" office:value="6464">
                <text:p>6464</text:p>
              </table:table-cell>
              <table:table-cell office:value-type="float" office:value="21.8017">
                <text:p>21.8017</text:p>
              </table:table-cell>
            </table:table-row>
            <table:table-row>
              <table:table-cell office:value-type="float" office:value="6528">
                <text:p>6528</text:p>
              </table:table-cell>
              <table:table-cell office:value-type="float" office:value="37.9615">
                <text:p>37.9615</text:p>
              </table:table-cell>
            </table:table-row>
            <table:table-row>
              <table:table-cell office:value-type="float" office:value="6592">
                <text:p>6592</text:p>
              </table:table-cell>
              <table:table-cell office:value-type="float" office:value="18.665">
                <text:p>18.665</text:p>
              </table:table-cell>
            </table:table-row>
            <table:table-row>
              <table:table-cell office:value-type="float" office:value="6656">
                <text:p>6656</text:p>
              </table:table-cell>
              <table:table-cell office:value-type="float" office:value="41.3868">
                <text:p>41.3868</text:p>
              </table:table-cell>
            </table:table-row>
            <table:table-row>
              <table:table-cell office:value-type="float" office:value="6720">
                <text:p>6720</text:p>
              </table:table-cell>
              <table:table-cell office:value-type="float" office:value="29.7831">
                <text:p>29.7831</text:p>
              </table:table-cell>
            </table:table-row>
            <table:table-row>
              <table:table-cell office:value-type="float" office:value="6784">
                <text:p>6784</text:p>
              </table:table-cell>
              <table:table-cell office:value-type="float" office:value="17.8496">
                <text:p>17.8496</text:p>
              </table:table-cell>
            </table:table-row>
            <table:table-row>
              <table:table-cell office:value-type="float" office:value="6848">
                <text:p>6848</text:p>
              </table:table-cell>
              <table:table-cell office:value-type="float" office:value="19.6076">
                <text:p>19.6076</text:p>
              </table:table-cell>
            </table:table-row>
            <table:table-row>
              <table:table-cell office:value-type="float" office:value="6912">
                <text:p>6912</text:p>
              </table:table-cell>
              <table:table-cell office:value-type="float" office:value="20.2552">
                <text:p>20.2552</text:p>
              </table:table-cell>
            </table:table-row>
            <table:table-row>
              <table:table-cell office:value-type="float" office:value="6976">
                <text:p>6976</text:p>
              </table:table-cell>
              <table:table-cell office:value-type="float" office:value="35.2334">
                <text:p>35.2334</text:p>
              </table:table-cell>
            </table:table-row>
            <table:table-row>
              <table:table-cell office:value-type="float" office:value="7040">
                <text:p>7040</text:p>
              </table:table-cell>
              <table:table-cell office:value-type="float" office:value="34.2161">
                <text:p>34.2161</text:p>
              </table:table-cell>
            </table:table-row>
            <table:table-row>
              <table:table-cell office:value-type="float" office:value="7104">
                <text:p>7104</text:p>
              </table:table-cell>
              <table:table-cell office:value-type="float" office:value="25.5491">
                <text:p>25.5491</text:p>
              </table:table-cell>
            </table:table-row>
            <table:table-row>
              <table:table-cell office:value-type="float" office:value="7168">
                <text:p>7168</text:p>
              </table:table-cell>
              <table:table-cell office:value-type="float" office:value="24.5118">
                <text:p>24.5118</text:p>
              </table:table-cell>
            </table:table-row>
            <table:table-row>
              <table:table-cell office:value-type="float" office:value="7232">
                <text:p>7232</text:p>
              </table:table-cell>
              <table:table-cell office:value-type="float" office:value="17.6661">
                <text:p>17.6661</text:p>
              </table:table-cell>
            </table:table-row>
            <table:table-row>
              <table:table-cell office:value-type="float" office:value="7296">
                <text:p>7296</text:p>
              </table:table-cell>
              <table:table-cell office:value-type="float" office:value="41.6778">
                <text:p>41.6778</text:p>
              </table:table-cell>
            </table:table-row>
            <table:table-row>
              <table:table-cell office:value-type="float" office:value="7360">
                <text:p>7360</text:p>
              </table:table-cell>
              <table:table-cell office:value-type="float" office:value="29.3251">
                <text:p>29.3251</text:p>
              </table:table-cell>
            </table:table-row>
            <table:table-row>
              <table:table-cell office:value-type="float" office:value="7424">
                <text:p>7424</text:p>
              </table:table-cell>
              <table:table-cell office:value-type="float" office:value="31.8645">
                <text:p>31.8645</text:p>
              </table:table-cell>
            </table:table-row>
            <table:table-row>
              <table:table-cell office:value-type="float" office:value="7488">
                <text:p>7488</text:p>
              </table:table-cell>
              <table:table-cell office:value-type="float" office:value="29.8039">
                <text:p>29.8039</text:p>
              </table:table-cell>
            </table:table-row>
            <table:table-row>
              <table:table-cell office:value-type="float" office:value="7552">
                <text:p>7552</text:p>
              </table:table-cell>
              <table:table-cell office:value-type="float" office:value="36.2507">
                <text:p>36.2507</text:p>
              </table:table-cell>
            </table:table-row>
            <table:table-row>
              <table:table-cell office:value-type="float" office:value="7616">
                <text:p>7616</text:p>
              </table:table-cell>
              <table:table-cell office:value-type="float" office:value="34.3806">
                <text:p>34.3806</text:p>
              </table:table-cell>
            </table:table-row>
            <table:table-row>
              <table:table-cell office:value-type="float" office:value="7680">
                <text:p>7680</text:p>
              </table:table-cell>
              <table:table-cell office:value-type="float" office:value="37.6119">
                <text:p>37.6119</text:p>
              </table:table-cell>
            </table:table-row>
            <table:table-row>
              <table:table-cell office:value-type="float" office:value="7744">
                <text:p>7744</text:p>
              </table:table-cell>
              <table:table-cell office:value-type="float" office:value="26.0962">
                <text:p>26.0962</text:p>
              </table:table-cell>
            </table:table-row>
            <table:table-row>
              <table:table-cell office:value-type="float" office:value="7808">
                <text:p>7808</text:p>
              </table:table-cell>
              <table:table-cell office:value-type="float" office:value="43.3181">
                <text:p>43.3181</text:p>
              </table:table-cell>
            </table:table-row>
            <table:table-row>
              <table:table-cell office:value-type="float" office:value="7872">
                <text:p>7872</text:p>
              </table:table-cell>
              <table:table-cell office:value-type="float" office:value="24.6746">
                <text:p>24.6746</text:p>
              </table:table-cell>
            </table:table-row>
            <table:table-row>
              <table:table-cell office:value-type="float" office:value="7936">
                <text:p>7936</text:p>
              </table:table-cell>
              <table:table-cell office:value-type="float" office:value="40.117">
                <text:p>40.117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33.9781">
                <text:p>33.9781</text:p>
              </table:table-cell>
            </table:table-row>
            <table:table-row>
              <table:table-cell office:value-type="float" office:value="8064">
                <text:p>8064</text:p>
              </table:table-cell>
              <table:table-cell office:value-type="float" office:value="23.1337">
                <text:p>23.1337</text:p>
              </table:table-cell>
            </table:table-row>
            <table:table-row>
              <table:table-cell office:value-type="float" office:value="8128">
                <text:p>8128</text:p>
              </table:table-cell>
              <table:table-cell office:value-type="float" office:value="40.593">
                <text:p>40.593</text:p>
              </table:table-cell>
            </table:table-row>
            <table:table-row>
              <table:table-cell office:value-type="float" office:value="8192">
                <text:p>8192</text:p>
              </table:table-cell>
              <table:table-cell office:value-type="float" office:value="34.8536">
                <text:p>34.8536</text:p>
              </table:table-cell>
            </table:table-row>
            <table:table-row>
              <table:table-cell office:value-type="float" office:value="8256">
                <text:p>8256</text:p>
              </table:table-cell>
              <table:table-cell office:value-type="float" office:value="43.6999">
                <text:p>43.6999</text:p>
              </table:table-cell>
            </table:table-row>
            <table:table-row>
              <table:table-cell office:value-type="float" office:value="8320">
                <text:p>8320</text:p>
              </table:table-cell>
              <table:table-cell office:value-type="float" office:value="30.0965">
                <text:p>30.0965</text:p>
              </table:table-cell>
            </table:table-row>
            <table:table-row>
              <table:table-cell office:value-type="float" office:value="8384">
                <text:p>8384</text:p>
              </table:table-cell>
              <table:table-cell office:value-type="float" office:value="24.5054">
                <text:p>24.5054</text:p>
              </table:table-cell>
            </table:table-row>
            <table:table-row>
              <table:table-cell office:value-type="float" office:value="8448">
                <text:p>8448</text:p>
              </table:table-cell>
              <table:table-cell office:value-type="float" office:value="20.5016">
                <text:p>20.5016</text:p>
              </table:table-cell>
            </table:table-row>
            <table:table-row>
              <table:table-cell office:value-type="float" office:value="8512">
                <text:p>8512</text:p>
              </table:table-cell>
              <table:table-cell office:value-type="float" office:value="23.0579">
                <text:p>23.0579</text:p>
              </table:table-cell>
            </table:table-row>
            <table:table-row>
              <table:table-cell office:value-type="float" office:value="8576">
                <text:p>8576</text:p>
              </table:table-cell>
              <table:table-cell office:value-type="float" office:value="28.1703">
                <text:p>28.1703</text:p>
              </table:table-cell>
            </table:table-row>
            <table:table-row>
              <table:table-cell office:value-type="float" office:value="8640">
                <text:p>8640</text:p>
              </table:table-cell>
              <table:table-cell office:value-type="float" office:value="16.8883">
                <text:p>16.8883</text:p>
              </table:table-cell>
            </table:table-row>
            <table:table-row>
              <table:table-cell office:value-type="float" office:value="8704">
                <text:p>8704</text:p>
              </table:table-cell>
              <table:table-cell office:value-type="float" office:value="37.8409">
                <text:p>37.8409</text:p>
              </table:table-cell>
            </table:table-row>
            <table:table-row>
              <table:table-cell office:value-type="float" office:value="8768">
                <text:p>8768</text:p>
              </table:table-cell>
              <table:table-cell office:value-type="float" office:value="31.0198">
                <text:p>31.0198</text:p>
              </table:table-cell>
            </table:table-row>
            <table:table-row>
              <table:table-cell office:value-type="float" office:value="8832">
                <text:p>8832</text:p>
              </table:table-cell>
              <table:table-cell office:value-type="float" office:value="21.4958">
                <text:p>21.4958</text:p>
              </table:table-cell>
            </table:table-row>
            <table:table-row>
              <table:table-cell office:value-type="float" office:value="8896">
                <text:p>8896</text:p>
              </table:table-cell>
              <table:table-cell office:value-type="float" office:value="43.096">
                <text:p>43.096</text:p>
              </table:table-cell>
            </table:table-row>
            <table:table-row>
              <table:table-cell office:value-type="float" office:value="8960">
                <text:p>8960</text:p>
              </table:table-cell>
              <table:table-cell office:value-type="float" office:value="21.2531">
                <text:p>21.2531</text:p>
              </table:table-cell>
            </table:table-row>
            <table:table-row>
              <table:table-cell office:value-type="float" office:value="9024">
                <text:p>9024</text:p>
              </table:table-cell>
              <table:table-cell office:value-type="float" office:value="40.7118">
                <text:p>40.7118</text:p>
              </table:table-cell>
            </table:table-row>
            <table:table-row>
              <table:table-cell office:value-type="float" office:value="9088">
                <text:p>9088</text:p>
              </table:table-cell>
              <table:table-cell office:value-type="float" office:value="23.6451">
                <text:p>23.6451</text:p>
              </table:table-cell>
            </table:table-row>
            <table:table-row>
              <table:table-cell office:value-type="float" office:value="9152">
                <text:p>9152</text:p>
              </table:table-cell>
              <table:table-cell office:value-type="float" office:value="30.7648">
                <text:p>30.7648</text:p>
              </table:table-cell>
            </table:table-row>
            <table:table-row>
              <table:table-cell office:value-type="float" office:value="9216">
                <text:p>9216</text:p>
              </table:table-cell>
              <table:table-cell office:value-type="float" office:value="43.3778">
                <text:p>43.3778</text:p>
              </table:table-cell>
            </table:table-row>
            <table:table-row>
              <table:table-cell office:value-type="float" office:value="9280">
                <text:p>9280</text:p>
              </table:table-cell>
              <table:table-cell office:value-type="float" office:value="20.3228">
                <text:p>20.3228</text:p>
              </table:table-cell>
            </table:table-row>
            <table:table-row>
              <table:table-cell office:value-type="float" office:value="9344">
                <text:p>9344</text:p>
              </table:table-cell>
              <table:table-cell office:value-type="float" office:value="15.0898">
                <text:p>15.0898</text:p>
              </table:table-cell>
            </table:table-row>
            <table:table-row>
              <table:table-cell office:value-type="float" office:value="9408">
                <text:p>9408</text:p>
              </table:table-cell>
              <table:table-cell office:value-type="float" office:value="30.2422">
                <text:p>30.2422</text:p>
              </table:table-cell>
            </table:table-row>
            <table:table-row>
              <table:table-cell office:value-type="float" office:value="9472">
                <text:p>9472</text:p>
              </table:table-cell>
              <table:table-cell office:value-type="float" office:value="35.1267">
                <text:p>35.1267</text:p>
              </table:table-cell>
            </table:table-row>
            <table:table-row>
              <table:table-cell office:value-type="float" office:value="9536">
                <text:p>9536</text:p>
              </table:table-cell>
              <table:table-cell office:value-type="float" office:value="36.3404">
                <text:p>36.3404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19.6227">
                <text:p>19.6227</text:p>
              </table:table-cell>
            </table:table-row>
            <table:table-row>
              <table:table-cell office:value-type="float" office:value="9664">
                <text:p>9664</text:p>
              </table:table-cell>
              <table:table-cell office:value-type="float" office:value="27.7384">
                <text:p>27.7384</text:p>
              </table:table-cell>
            </table:table-row>
            <table:table-row>
              <table:table-cell office:value-type="float" office:value="9728">
                <text:p>9728</text:p>
              </table:table-cell>
              <table:table-cell office:value-type="float" office:value="17.4365">
                <text:p>17.4365</text:p>
              </table:table-cell>
            </table:table-row>
            <table:table-row>
              <table:table-cell office:value-type="float" office:value="9792">
                <text:p>9792</text:p>
              </table:table-cell>
              <table:table-cell office:value-type="float" office:value="17.9407">
                <text:p>17.9407</text:p>
              </table:table-cell>
            </table:table-row>
            <table:table-row>
              <table:table-cell office:value-type="float" office:value="9856">
                <text:p>9856</text:p>
              </table:table-cell>
              <table:table-cell office:value-type="float" office:value="37.4129">
                <text:p>37.4129</text:p>
              </table:table-cell>
            </table:table-row>
            <table:table-row>
              <table:table-cell office:value-type="float" office:value="9920">
                <text:p>9920</text:p>
              </table:table-cell>
              <table:table-cell office:value-type="float" office:value="42.5534">
                <text:p>42.5534</text:p>
              </table:table-cell>
            </table:table-row>
            <table:table-row>
              <table:table-cell office:value-type="float" office:value="9984">
                <text:p>9984</text:p>
              </table:table-cell>
              <table:table-cell office:value-type="float" office:value="36.9188">
                <text:p>36.9188</text:p>
              </table:table-cell>
            </table:table-row>
            <table:table-row>
              <table:table-cell office:value-type="float" office:value="10048">
                <text:p>10048</text:p>
              </table:table-cell>
              <table:table-cell office:value-type="float" office:value="15.5465">
                <text:p>15.5465</text:p>
              </table:table-cell>
            </table:table-row>
            <table:table-row>
              <table:table-cell office:value-type="float" office:value="10112">
                <text:p>10112</text:p>
              </table:table-cell>
              <table:table-cell office:value-type="float" office:value="38.1463">
                <text:p>38.1463</text:p>
              </table:table-cell>
            </table:table-row>
            <table:table-row>
              <table:table-cell office:value-type="float" office:value="10176">
                <text:p>10176</text:p>
              </table:table-cell>
              <table:table-cell office:value-type="float" office:value="26.7723">
                <text:p>26.7723</text:p>
              </table:table-cell>
            </table:table-row>
            <table:table-row>
              <table:table-cell office:value-type="float" office:value="10240">
                <text:p>10240</text:p>
              </table:table-cell>
              <table:table-cell office:value-type="float" office:value="44.2463">
                <text:p>44.2463</text:p>
              </table:table-cell>
            </table:table-row>
            <table:table-row>
              <table:table-cell office:value-type="float" office:value="10304">
                <text:p>10304</text:p>
              </table:table-cell>
              <table:table-cell office:value-type="float" office:value="23.2427">
                <text:p>23.2427</text:p>
              </table:table-cell>
            </table:table-row>
            <table:table-row>
              <table:table-cell office:value-type="float" office:value="10368">
                <text:p>10368</text:p>
              </table:table-cell>
              <table:table-cell office:value-type="float" office:value="36.2776">
                <text:p>36.2776</text:p>
              </table:table-cell>
            </table:table-row>
            <table:table-row>
              <table:table-cell office:value-type="float" office:value="10432">
                <text:p>10432</text:p>
              </table:table-cell>
              <table:table-cell office:value-type="float" office:value="19.7478">
                <text:p>19.7478</text:p>
              </table:table-cell>
            </table:table-row>
            <table:table-row>
              <table:table-cell office:value-type="float" office:value="10496">
                <text:p>10496</text:p>
              </table:table-cell>
              <table:table-cell office:value-type="float" office:value="31.3004">
                <text:p>31.3004</text:p>
              </table:table-cell>
            </table:table-row>
            <table:table-row>
              <table:table-cell office:value-type="float" office:value="10560">
                <text:p>10560</text:p>
              </table:table-cell>
              <table:table-cell office:value-type="float" office:value="19.4478">
                <text:p>19.4478</text:p>
              </table:table-cell>
            </table:table-row>
            <table:table-row>
              <table:table-cell office:value-type="float" office:value="10624">
                <text:p>10624</text:p>
              </table:table-cell>
              <table:table-cell office:value-type="float" office:value="21.636">
                <text:p>21.636</text:p>
              </table:table-cell>
            </table:table-row>
            <table:table-row>
              <table:table-cell office:value-type="float" office:value="10688">
                <text:p>10688</text:p>
              </table:table-cell>
              <table:table-cell office:value-type="float" office:value="24.1412">
                <text:p>24.1412</text:p>
              </table:table-cell>
            </table:table-row>
            <table:table-row>
              <table:table-cell office:value-type="float" office:value="10752">
                <text:p>10752</text:p>
              </table:table-cell>
              <table:table-cell office:value-type="float" office:value="35.4675">
                <text:p>35.4675</text:p>
              </table:table-cell>
            </table:table-row>
            <table:table-row>
              <table:table-cell office:value-type="float" office:value="10816">
                <text:p>10816</text:p>
              </table:table-cell>
              <table:table-cell office:value-type="float" office:value="28.1318">
                <text:p>28.1318</text:p>
              </table:table-cell>
            </table:table-row>
            <table:table-row>
              <table:table-cell office:value-type="float" office:value="10880">
                <text:p>10880</text:p>
              </table:table-cell>
              <table:table-cell office:value-type="float" office:value="22.2371">
                <text:p>22.2371</text:p>
              </table:table-cell>
            </table:table-row>
            <table:table-row>
              <table:table-cell office:value-type="float" office:value="10944">
                <text:p>10944</text:p>
              </table:table-cell>
              <table:table-cell office:value-type="float" office:value="41.7205">
                <text:p>41.7205</text:p>
              </table:table-cell>
            </table:table-row>
            <table:table-row>
              <table:table-cell office:value-type="float" office:value="11008">
                <text:p>11008</text:p>
              </table:table-cell>
              <table:table-cell office:value-type="float" office:value="23.8435">
                <text:p>23.8435</text:p>
              </table:table-cell>
            </table:table-row>
            <table:table-row>
              <table:table-cell office:value-type="float" office:value="11072">
                <text:p>11072</text:p>
              </table:table-cell>
              <table:table-cell office:value-type="float" office:value="30.8821">
                <text:p>30.8821</text:p>
              </table:table-cell>
            </table:table-row>
            <table:table-row>
              <table:table-cell office:value-type="float" office:value="11136">
                <text:p>11136</text:p>
              </table:table-cell>
              <table:table-cell office:value-type="float" office:value="27.4852">
                <text:p>27.4852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22.2212">
                <text:p>22.2212</text:p>
              </table:table-cell>
            </table:table-row>
            <table:table-row>
              <table:table-cell office:value-type="float" office:value="11264">
                <text:p>11264</text:p>
              </table:table-cell>
              <table:table-cell office:value-type="float" office:value="36.2048">
                <text:p>36.2048</text:p>
              </table:table-cell>
            </table:table-row>
            <table:table-row>
              <table:table-cell office:value-type="float" office:value="11328">
                <text:p>11328</text:p>
              </table:table-cell>
              <table:table-cell office:value-type="float" office:value="27.5749">
                <text:p>27.5749</text:p>
              </table:table-cell>
            </table:table-row>
            <table:table-row>
              <table:table-cell office:value-type="float" office:value="11392">
                <text:p>11392</text:p>
              </table:table-cell>
              <table:table-cell office:value-type="float" office:value="37.4633">
                <text:p>37.4633</text:p>
              </table:table-cell>
            </table:table-row>
            <table:table-row>
              <table:table-cell office:value-type="float" office:value="11456">
                <text:p>11456</text:p>
              </table:table-cell>
              <table:table-cell office:value-type="float" office:value="26.3314">
                <text:p>26.3314</text:p>
              </table:table-cell>
            </table:table-row>
            <table:table-row>
              <table:table-cell office:value-type="float" office:value="11520">
                <text:p>11520</text:p>
              </table:table-cell>
              <table:table-cell office:value-type="float" office:value="18.9152">
                <text:p>18.9152</text:p>
              </table:table-cell>
            </table:table-row>
            <table:table-row>
              <table:table-cell office:value-type="float" office:value="11584">
                <text:p>11584</text:p>
              </table:table-cell>
              <table:table-cell office:value-type="float" office:value="42.0859">
                <text:p>42.0859</text:p>
              </table:table-cell>
            </table:table-row>
            <table:table-row>
              <table:table-cell office:value-type="float" office:value="11648">
                <text:p>11648</text:p>
              </table:table-cell>
              <table:table-cell office:value-type="float" office:value="39.0697">
                <text:p>39.0697</text:p>
              </table:table-cell>
            </table:table-row>
            <table:table-row>
              <table:table-cell office:value-type="float" office:value="11712">
                <text:p>11712</text:p>
              </table:table-cell>
              <table:table-cell office:value-type="float" office:value="21.3515">
                <text:p>21.3515</text:p>
              </table:table-cell>
            </table:table-row>
            <table:table-row>
              <table:table-cell office:value-type="float" office:value="11776">
                <text:p>11776</text:p>
              </table:table-cell>
              <table:table-cell office:value-type="float" office:value="15.0265">
                <text:p>15.0265</text:p>
              </table:table-cell>
            </table:table-row>
            <table:table-row>
              <table:table-cell office:value-type="float" office:value="11840">
                <text:p>11840</text:p>
              </table:table-cell>
              <table:table-cell office:value-type="float" office:value="31.4825">
                <text:p>31.4825</text:p>
              </table:table-cell>
            </table:table-row>
            <table:table-row>
              <table:table-cell office:value-type="float" office:value="11904">
                <text:p>11904</text:p>
              </table:table-cell>
              <table:table-cell office:value-type="float" office:value="18.9048">
                <text:p>18.9048</text:p>
              </table:table-cell>
            </table:table-row>
            <table:table-row>
              <table:table-cell office:value-type="float" office:value="11968">
                <text:p>11968</text:p>
              </table:table-cell>
              <table:table-cell office:value-type="float" office:value="36.9452">
                <text:p>36.9452</text:p>
              </table:table-cell>
            </table:table-row>
            <table:table-row>
              <table:table-cell office:value-type="float" office:value="12032">
                <text:p>12032</text:p>
              </table:table-cell>
              <table:table-cell office:value-type="float" office:value="32.0289">
                <text:p>32.0289</text:p>
              </table:table-cell>
            </table:table-row>
            <table:table-row>
              <table:table-cell office:value-type="float" office:value="12096">
                <text:p>12096</text:p>
              </table:table-cell>
              <table:table-cell office:value-type="float" office:value="42.051">
                <text:p>42.051</text:p>
              </table:table-cell>
            </table:table-row>
            <table:table-row>
              <table:table-cell office:value-type="float" office:value="12160">
                <text:p>12160</text:p>
              </table:table-cell>
              <table:table-cell office:value-type="float" office:value="18.7174">
                <text:p>18.7174</text:p>
              </table:table-cell>
            </table:table-row>
            <table:table-row>
              <table:table-cell office:value-type="float" office:value="12224">
                <text:p>12224</text:p>
              </table:table-cell>
              <table:table-cell office:value-type="float" office:value="31.2751">
                <text:p>31.2751</text:p>
              </table:table-cell>
            </table:table-row>
            <table:table-row>
              <table:table-cell office:value-type="float" office:value="12288">
                <text:p>12288</text:p>
              </table:table-cell>
              <table:table-cell office:value-type="float" office:value="20.2935">
                <text:p>20.2935</text:p>
              </table:table-cell>
            </table:table-row>
            <table:table-row>
              <table:table-cell office:value-type="float" office:value="12352">
                <text:p>12352</text:p>
              </table:table-cell>
              <table:table-cell office:value-type="float" office:value="39.9949">
                <text:p>39.9949</text:p>
              </table:table-cell>
            </table:table-row>
            <table:table-row>
              <table:table-cell office:value-type="float" office:value="12416">
                <text:p>12416</text:p>
              </table:table-cell>
              <table:table-cell office:value-type="float" office:value="36.0229">
                <text:p>36.0229</text:p>
              </table:table-cell>
            </table:table-row>
            <table:table-row>
              <table:table-cell office:value-type="float" office:value="12480">
                <text:p>12480</text:p>
              </table:table-cell>
              <table:table-cell office:value-type="float" office:value="36.5939">
                <text:p>36.5939</text:p>
              </table:table-cell>
            </table:table-row>
            <table:table-row>
              <table:table-cell office:value-type="float" office:value="12544">
                <text:p>12544</text:p>
              </table:table-cell>
              <table:table-cell office:value-type="float" office:value="44.4426">
                <text:p>44.4426</text:p>
              </table:table-cell>
            </table:table-row>
            <table:table-row>
              <table:table-cell office:value-type="float" office:value="12608">
                <text:p>12608</text:p>
              </table:table-cell>
              <table:table-cell office:value-type="float" office:value="42.6588">
                <text:p>42.6588</text:p>
              </table:table-cell>
            </table:table-row>
            <table:table-row>
              <table:table-cell office:value-type="float" office:value="12672">
                <text:p>12672</text:p>
              </table:table-cell>
              <table:table-cell office:value-type="float" office:value="15.735">
                <text:p>15.735</text:p>
              </table:table-cell>
            </table:table-row>
            <table:table-row>
              <table:table-cell office:value-type="float" office:value="12736">
                <text:p>12736</text:p>
              </table:table-cell>
              <table:table-cell office:value-type="float" office:value="34.91">
                <text:p>34.91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25.7904">
                <text:p>25.7904</text:p>
              </table:table-cell>
            </table:table-row>
            <table:table-row>
              <table:table-cell office:value-type="float" office:value="12864">
                <text:p>12864</text:p>
              </table:table-cell>
              <table:table-cell office:value-type="float" office:value="37.972">
                <text:p>37.972</text:p>
              </table:table-cell>
            </table:table-row>
            <table:table-row>
              <table:table-cell office:value-type="float" office:value="12928">
                <text:p>12928</text:p>
              </table:table-cell>
              <table:table-cell office:value-type="float" office:value="46.6304">
                <text:p>46.6304</text:p>
              </table:table-cell>
            </table:table-row>
            <table:table-row>
              <table:table-cell office:value-type="float" office:value="12992">
                <text:p>12992</text:p>
              </table:table-cell>
              <table:table-cell office:value-type="float" office:value="49.6338">
                <text:p>49.6338</text:p>
              </table:table-cell>
            </table:table-row>
            <table:table-row>
              <table:table-cell office:value-type="float" office:value="13056">
                <text:p>13056</text:p>
              </table:table-cell>
              <table:table-cell office:value-type="float" office:value="53.854">
                <text:p>53.854</text:p>
              </table:table-cell>
            </table:table-row>
            <table:table-row>
              <table:table-cell office:value-type="float" office:value="13120">
                <text:p>13120</text:p>
              </table:table-cell>
              <table:table-cell office:value-type="float" office:value="59.1155">
                <text:p>59.1155</text:p>
              </table:table-cell>
            </table:table-row>
            <table:table-row>
              <table:table-cell office:value-type="float" office:value="13184">
                <text:p>13184</text:p>
              </table:table-cell>
              <table:table-cell office:value-type="float" office:value="56.8549">
                <text:p>56.8549</text:p>
              </table:table-cell>
            </table:table-row>
            <table:table-row>
              <table:table-cell office:value-type="float" office:value="13248">
                <text:p>13248</text:p>
              </table:table-cell>
              <table:table-cell office:value-type="float" office:value="45.0588">
                <text:p>45.0588</text:p>
              </table:table-cell>
            </table:table-row>
            <table:table-row>
              <table:table-cell office:value-type="float" office:value="13312">
                <text:p>13312</text:p>
              </table:table-cell>
              <table:table-cell office:value-type="float" office:value="41.6902">
                <text:p>41.6902</text:p>
              </table:table-cell>
            </table:table-row>
            <table:table-row>
              <table:table-cell office:value-type="float" office:value="13376">
                <text:p>13376</text:p>
              </table:table-cell>
              <table:table-cell office:value-type="float" office:value="49.3181">
                <text:p>49.3181</text:p>
              </table:table-cell>
            </table:table-row>
            <table:table-row>
              <table:table-cell office:value-type="float" office:value="13440">
                <text:p>13440</text:p>
              </table:table-cell>
              <table:table-cell office:value-type="float" office:value="56.39">
                <text:p>56.39</text:p>
              </table:table-cell>
            </table:table-row>
            <table:table-row>
              <table:table-cell office:value-type="float" office:value="13504">
                <text:p>13504</text:p>
              </table:table-cell>
              <table:table-cell office:value-type="float" office:value="45.6053">
                <text:p>45.6053</text:p>
              </table:table-cell>
            </table:table-row>
            <table:table-row>
              <table:table-cell office:value-type="float" office:value="13568">
                <text:p>13568</text:p>
              </table:table-cell>
              <table:table-cell office:value-type="float" office:value="46.4039">
                <text:p>46.4039</text:p>
              </table:table-cell>
            </table:table-row>
            <table:table-row>
              <table:table-cell office:value-type="float" office:value="13632">
                <text:p>13632</text:p>
              </table:table-cell>
              <table:table-cell office:value-type="float" office:value="50.4596">
                <text:p>50.4596</text:p>
              </table:table-cell>
            </table:table-row>
            <table:table-row>
              <table:table-cell office:value-type="float" office:value="13696">
                <text:p>13696</text:p>
              </table:table-cell>
              <table:table-cell office:value-type="float" office:value="51.9567">
                <text:p>51.9567</text:p>
              </table:table-cell>
            </table:table-row>
            <table:table-row>
              <table:table-cell office:value-type="float" office:value="13760">
                <text:p>13760</text:p>
              </table:table-cell>
              <table:table-cell office:value-type="float" office:value="46.4304">
                <text:p>46.4304</text:p>
              </table:table-cell>
            </table:table-row>
            <table:table-row>
              <table:table-cell office:value-type="float" office:value="13824">
                <text:p>13824</text:p>
              </table:table-cell>
              <table:table-cell office:value-type="float" office:value="36.9421">
                <text:p>36.9421</text:p>
              </table:table-cell>
            </table:table-row>
            <table:table-row>
              <table:table-cell office:value-type="float" office:value="13888">
                <text:p>13888</text:p>
              </table:table-cell>
              <table:table-cell office:value-type="float" office:value="55.8615">
                <text:p>55.8615</text:p>
              </table:table-cell>
            </table:table-row>
            <table:table-row>
              <table:table-cell office:value-type="float" office:value="13952">
                <text:p>13952</text:p>
              </table:table-cell>
              <table:table-cell office:value-type="float" office:value="38.3755">
                <text:p>38.3755</text:p>
              </table:table-cell>
            </table:table-row>
            <table:table-row>
              <table:table-cell office:value-type="float" office:value="14016">
                <text:p>14016</text:p>
              </table:table-cell>
              <table:table-cell office:value-type="float" office:value="53.9709">
                <text:p>53.9709</text:p>
              </table:table-cell>
            </table:table-row>
            <table:table-row>
              <table:table-cell office:value-type="float" office:value="14080">
                <text:p>14080</text:p>
              </table:table-cell>
              <table:table-cell office:value-type="float" office:value="52.9124">
                <text:p>52.9124</text:p>
              </table:table-cell>
            </table:table-row>
            <table:table-row>
              <table:table-cell office:value-type="float" office:value="14144">
                <text:p>14144</text:p>
              </table:table-cell>
              <table:table-cell office:value-type="float" office:value="42.0927">
                <text:p>42.0927</text:p>
              </table:table-cell>
            </table:table-row>
            <table:table-row>
              <table:table-cell office:value-type="float" office:value="14208">
                <text:p>14208</text:p>
              </table:table-cell>
              <table:table-cell office:value-type="float" office:value="40.2459">
                <text:p>40.2459</text:p>
              </table:table-cell>
            </table:table-row>
            <table:table-row>
              <table:table-cell office:value-type="float" office:value="14272">
                <text:p>14272</text:p>
              </table:table-cell>
              <table:table-cell office:value-type="float" office:value="58.2058">
                <text:p>58.2058</text:p>
              </table:table-cell>
            </table:table-row>
            <table:table-row>
              <table:table-cell office:value-type="float" office:value="14336">
                <text:p>14336</text:p>
              </table:table-cell>
              <table:table-cell office:value-type="float" office:value="37.0875">
                <text:p>37.0875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31.2687">
                <text:p>31.2687</text:p>
              </table:table-cell>
            </table:table-row>
            <table:table-row>
              <table:table-cell office:value-type="float" office:value="14464">
                <text:p>14464</text:p>
              </table:table-cell>
              <table:table-cell office:value-type="float" office:value="49.7996">
                <text:p>49.7996</text:p>
              </table:table-cell>
            </table:table-row>
            <table:table-row>
              <table:table-cell office:value-type="float" office:value="14528">
                <text:p>14528</text:p>
              </table:table-cell>
              <table:table-cell office:value-type="float" office:value="36.53">
                <text:p>36.53</text:p>
              </table:table-cell>
            </table:table-row>
            <table:table-row>
              <table:table-cell office:value-type="float" office:value="14592">
                <text:p>14592</text:p>
              </table:table-cell>
              <table:table-cell office:value-type="float" office:value="58.9273">
                <text:p>58.9273</text:p>
              </table:table-cell>
            </table:table-row>
            <table:table-row>
              <table:table-cell office:value-type="float" office:value="14656">
                <text:p>14656</text:p>
              </table:table-cell>
              <table:table-cell office:value-type="float" office:value="50.5344">
                <text:p>50.5344</text:p>
              </table:table-cell>
            </table:table-row>
            <table:table-row>
              <table:table-cell office:value-type="float" office:value="14720">
                <text:p>14720</text:p>
              </table:table-cell>
              <table:table-cell office:value-type="float" office:value="56.4398">
                <text:p>56.4398</text:p>
              </table:table-cell>
            </table:table-row>
            <table:table-row>
              <table:table-cell office:value-type="float" office:value="14784">
                <text:p>14784</text:p>
              </table:table-cell>
              <table:table-cell office:value-type="float" office:value="39.7177">
                <text:p>39.7177</text:p>
              </table:table-cell>
            </table:table-row>
            <table:table-row>
              <table:table-cell office:value-type="float" office:value="14848">
                <text:p>14848</text:p>
              </table:table-cell>
              <table:table-cell office:value-type="float" office:value="58.5064">
                <text:p>58.5064</text:p>
              </table:table-cell>
            </table:table-row>
            <table:table-row>
              <table:table-cell office:value-type="float" office:value="14912">
                <text:p>14912</text:p>
              </table:table-cell>
              <table:table-cell office:value-type="float" office:value="43.0701">
                <text:p>43.0701</text:p>
              </table:table-cell>
            </table:table-row>
            <table:table-row>
              <table:table-cell office:value-type="float" office:value="14976">
                <text:p>14976</text:p>
              </table:table-cell>
              <table:table-cell office:value-type="float" office:value="59.3514">
                <text:p>59.3514</text:p>
              </table:table-cell>
            </table:table-row>
            <table:table-row>
              <table:table-cell office:value-type="float" office:value="15040">
                <text:p>15040</text:p>
              </table:table-cell>
              <table:table-cell office:value-type="float" office:value="52.3603">
                <text:p>52.3603</text:p>
              </table:table-cell>
            </table:table-row>
            <table:table-row>
              <table:table-cell office:value-type="float" office:value="15104">
                <text:p>15104</text:p>
              </table:table-cell>
              <table:table-cell office:value-type="float" office:value="42.1855">
                <text:p>42.1855</text:p>
              </table:table-cell>
            </table:table-row>
            <table:table-row>
              <table:table-cell office:value-type="float" office:value="15168">
                <text:p>15168</text:p>
              </table:table-cell>
              <table:table-cell office:value-type="float" office:value="56.2062">
                <text:p>56.2062</text:p>
              </table:table-cell>
            </table:table-row>
            <table:table-row>
              <table:table-cell office:value-type="float" office:value="15232">
                <text:p>15232</text:p>
              </table:table-cell>
              <table:table-cell office:value-type="float" office:value="37.4189">
                <text:p>37.4189</text:p>
              </table:table-cell>
            </table:table-row>
            <table:table-row>
              <table:table-cell office:value-type="float" office:value="15296">
                <text:p>15296</text:p>
              </table:table-cell>
              <table:table-cell office:value-type="float" office:value="53.8757">
                <text:p>53.8757</text:p>
              </table:table-cell>
            </table:table-row>
            <table:table-row>
              <table:table-cell office:value-type="float" office:value="15360">
                <text:p>15360</text:p>
              </table:table-cell>
              <table:table-cell office:value-type="float" office:value="45.5242">
                <text:p>45.5242</text:p>
              </table:table-cell>
            </table:table-row>
            <table:table-row>
              <table:table-cell office:value-type="float" office:value="15424">
                <text:p>15424</text:p>
              </table:table-cell>
              <table:table-cell office:value-type="float" office:value="33.8089">
                <text:p>33.8089</text:p>
              </table:table-cell>
            </table:table-row>
            <table:table-row>
              <table:table-cell office:value-type="float" office:value="15488">
                <text:p>15488</text:p>
              </table:table-cell>
              <table:table-cell office:value-type="float" office:value="39.4809">
                <text:p>39.4809</text:p>
              </table:table-cell>
            </table:table-row>
            <table:table-row>
              <table:table-cell office:value-type="float" office:value="15552">
                <text:p>15552</text:p>
              </table:table-cell>
              <table:table-cell office:value-type="float" office:value="31.928">
                <text:p>31.928</text:p>
              </table:table-cell>
            </table:table-row>
            <table:table-row>
              <table:table-cell office:value-type="float" office:value="15616">
                <text:p>15616</text:p>
              </table:table-cell>
              <table:table-cell office:value-type="float" office:value="54.2684">
                <text:p>54.2684</text:p>
              </table:table-cell>
            </table:table-row>
            <table:table-row>
              <table:table-cell office:value-type="float" office:value="15680">
                <text:p>15680</text:p>
              </table:table-cell>
              <table:table-cell office:value-type="float" office:value="31.4375">
                <text:p>31.4375</text:p>
              </table:table-cell>
            </table:table-row>
            <table:table-row>
              <table:table-cell office:value-type="float" office:value="15744">
                <text:p>15744</text:p>
              </table:table-cell>
              <table:table-cell office:value-type="float" office:value="48.3583">
                <text:p>48.3583</text:p>
              </table:table-cell>
            </table:table-row>
            <table:table-row>
              <table:table-cell office:value-type="float" office:value="15808">
                <text:p>15808</text:p>
              </table:table-cell>
              <table:table-cell office:value-type="float" office:value="31.2104">
                <text:p>31.2104</text:p>
              </table:table-cell>
            </table:table-row>
            <table:table-row>
              <table:table-cell office:value-type="float" office:value="15872">
                <text:p>15872</text:p>
              </table:table-cell>
              <table:table-cell office:value-type="float" office:value="57.2989">
                <text:p>57.2989</text:p>
              </table:table-cell>
            </table:table-row>
            <table:table-row>
              <table:table-cell office:value-type="float" office:value="15936">
                <text:p>15936</text:p>
              </table:table-cell>
              <table:table-cell office:value-type="float" office:value="56.7337">
                <text:p>56.7337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55.1811">
                <text:p>55.1811</text:p>
              </table:table-cell>
            </table:table-row>
            <table:table-row>
              <table:table-cell office:value-type="float" office:value="16064">
                <text:p>16064</text:p>
              </table:table-cell>
              <table:table-cell office:value-type="float" office:value="50.2112">
                <text:p>50.2112</text:p>
              </table:table-cell>
            </table:table-row>
            <table:table-row>
              <table:table-cell office:value-type="float" office:value="16128">
                <text:p>16128</text:p>
              </table:table-cell>
              <table:table-cell office:value-type="float" office:value="38.8263">
                <text:p>38.8263</text:p>
              </table:table-cell>
            </table:table-row>
            <table:table-row>
              <table:table-cell office:value-type="float" office:value="16192">
                <text:p>16192</text:p>
              </table:table-cell>
              <table:table-cell office:value-type="float" office:value="35.4269">
                <text:p>35.4269</text:p>
              </table:table-cell>
            </table:table-row>
            <table:table-row>
              <table:table-cell office:value-type="float" office:value="16256">
                <text:p>16256</text:p>
              </table:table-cell>
              <table:table-cell office:value-type="float" office:value="48.4169">
                <text:p>48.4169</text:p>
              </table:table-cell>
            </table:table-row>
            <table:table-row>
              <table:table-cell office:value-type="float" office:value="16320">
                <text:p>16320</text:p>
              </table:table-cell>
              <table:table-cell office:value-type="float" office:value="45.9137">
                <text:p>45.9137</text:p>
              </table:table-cell>
            </table:table-row>
            <table:table-row>
              <table:table-cell office:value-type="float" office:value="16384">
                <text:p>16384</text:p>
              </table:table-cell>
              <table:table-cell office:value-type="float" office:value="36.6955">
                <text:p>36.6955</text:p>
              </table:table-cell>
            </table:table-row>
            <table:table-row>
              <table:table-cell office:value-type="float" office:value="16448">
                <text:p>16448</text:p>
              </table:table-cell>
              <table:table-cell office:value-type="float" office:value="38.2163">
                <text:p>38.2163</text:p>
              </table:table-cell>
            </table:table-row>
            <table:table-row>
              <table:table-cell office:value-type="float" office:value="16512">
                <text:p>16512</text:p>
              </table:table-cell>
              <table:table-cell office:value-type="float" office:value="52.4436">
                <text:p>52.4436</text:p>
              </table:table-cell>
            </table:table-row>
            <table:table-row>
              <table:table-cell office:value-type="float" office:value="16576">
                <text:p>16576</text:p>
              </table:table-cell>
              <table:table-cell office:value-type="float" office:value="35.6227">
                <text:p>35.6227</text:p>
              </table:table-cell>
            </table:table-row>
            <table:table-row>
              <table:table-cell office:value-type="float" office:value="16640">
                <text:p>16640</text:p>
              </table:table-cell>
              <table:table-cell office:value-type="float" office:value="58.7507">
                <text:p>58.7507</text:p>
              </table:table-cell>
            </table:table-row>
            <table:table-row>
              <table:table-cell office:value-type="float" office:value="16704">
                <text:p>16704</text:p>
              </table:table-cell>
              <table:table-cell office:value-type="float" office:value="48.8833">
                <text:p>48.8833</text:p>
              </table:table-cell>
            </table:table-row>
            <table:table-row>
              <table:table-cell office:value-type="float" office:value="16768">
                <text:p>16768</text:p>
              </table:table-cell>
              <table:table-cell office:value-type="float" office:value="45.3403">
                <text:p>45.3403</text:p>
              </table:table-cell>
            </table:table-row>
            <table:table-row>
              <table:table-cell office:value-type="float" office:value="16832">
                <text:p>16832</text:p>
              </table:table-cell>
              <table:table-cell office:value-type="float" office:value="57.2569">
                <text:p>57.2569</text:p>
              </table:table-cell>
            </table:table-row>
            <table:table-row>
              <table:table-cell office:value-type="float" office:value="16896">
                <text:p>16896</text:p>
              </table:table-cell>
              <table:table-cell office:value-type="float" office:value="31.9534">
                <text:p>31.9534</text:p>
              </table:table-cell>
            </table:table-row>
            <table:table-row>
              <table:table-cell office:value-type="float" office:value="16960">
                <text:p>16960</text:p>
              </table:table-cell>
              <table:table-cell office:value-type="float" office:value="44.6916">
                <text:p>44.6916</text:p>
              </table:table-cell>
            </table:table-row>
            <table:table-row>
              <table:table-cell office:value-type="float" office:value="17024">
                <text:p>17024</text:p>
              </table:table-cell>
              <table:table-cell office:value-type="float" office:value="49.6171">
                <text:p>49.6171</text:p>
              </table:table-cell>
            </table:table-row>
            <table:table-row>
              <table:table-cell office:value-type="float" office:value="17088">
                <text:p>17088</text:p>
              </table:table-cell>
              <table:table-cell office:value-type="float" office:value="44.1388">
                <text:p>44.1388</text:p>
              </table:table-cell>
            </table:table-row>
            <table:table-row>
              <table:table-cell office:value-type="float" office:value="17152">
                <text:p>17152</text:p>
              </table:table-cell>
              <table:table-cell office:value-type="float" office:value="40.8976">
                <text:p>40.8976</text:p>
              </table:table-cell>
            </table:table-row>
            <table:table-row>
              <table:table-cell office:value-type="float" office:value="17216">
                <text:p>17216</text:p>
              </table:table-cell>
              <table:table-cell office:value-type="float" office:value="57.036">
                <text:p>57.036</text:p>
              </table:table-cell>
            </table:table-row>
            <table:table-row>
              <table:table-cell office:value-type="float" office:value="17280">
                <text:p>17280</text:p>
              </table:table-cell>
              <table:table-cell office:value-type="float" office:value="38.0144">
                <text:p>38.0144</text:p>
              </table:table-cell>
            </table:table-row>
            <table:table-row>
              <table:table-cell office:value-type="float" office:value="17344">
                <text:p>17344</text:p>
              </table:table-cell>
              <table:table-cell office:value-type="float" office:value="56.4218">
                <text:p>56.4218</text:p>
              </table:table-cell>
            </table:table-row>
            <table:table-row>
              <table:table-cell office:value-type="float" office:value="17408">
                <text:p>17408</text:p>
              </table:table-cell>
              <table:table-cell office:value-type="float" office:value="30.8448">
                <text:p>30.8448</text:p>
              </table:table-cell>
            </table:table-row>
            <table:table-row>
              <table:table-cell office:value-type="float" office:value="17472">
                <text:p>17472</text:p>
              </table:table-cell>
              <table:table-cell office:value-type="float" office:value="47.4952">
                <text:p>47.4952</text:p>
              </table:table-cell>
            </table:table-row>
            <table:table-row>
              <table:table-cell office:value-type="float" office:value="17536">
                <text:p>17536</text:p>
              </table:table-cell>
              <table:table-cell office:value-type="float" office:value="58.3497">
                <text:p>58.3497</text:p>
              </table:table-cell>
            </table:table-row>
            <table:table-row>
              <table:table-cell office:value-type="float" office:value="17600">
                <text:p>17600</text:p>
              </table:table-cell>
              <table:table-cell office:value-type="float" office:value="55.1131">
                <text:p>55.1131</text:p>
              </table:table-cell>
            </table:table-row>
            <table:table-row>
              <table:table-cell office:value-type="float" office:value="17664">
                <text:p>17664</text:p>
              </table:table-cell>
              <table:table-cell office:value-type="float" office:value="48.9326">
                <text:p>48.9326</text:p>
              </table:table-cell>
            </table:table-row>
            <table:table-row>
              <table:table-cell office:value-type="float" office:value="17728">
                <text:p>17728</text:p>
              </table:table-cell>
              <table:table-cell office:value-type="float" office:value="46.7079">
                <text:p>46.7079</text:p>
              </table:table-cell>
            </table:table-row>
            <table:table-row>
              <table:table-cell office:value-type="float" office:value="17792">
                <text:p>17792</text:p>
              </table:table-cell>
              <table:table-cell office:value-type="float" office:value="56.3234">
                <text:p>56.3234</text:p>
              </table:table-cell>
            </table:table-row>
            <table:table-row>
              <table:table-cell office:value-type="float" office:value="17856">
                <text:p>17856</text:p>
              </table:table-cell>
              <table:table-cell office:value-type="float" office:value="46.2314">
                <text:p>46.2314</text:p>
              </table:table-cell>
            </table:table-row>
            <table:table-row>
              <table:table-cell office:value-type="float" office:value="17920">
                <text:p>17920</text:p>
              </table:table-cell>
              <table:table-cell office:value-type="float" office:value="43.4415">
                <text:p>43.4415</text:p>
              </table:table-cell>
            </table:table-row>
            <table:table-row>
              <table:table-cell office:value-type="float" office:value="17984">
                <text:p>17984</text:p>
              </table:table-cell>
              <table:table-cell office:value-type="float" office:value="51.5044">
                <text:p>51.5044</text:p>
              </table:table-cell>
            </table:table-row>
            <table:table-row>
              <table:table-cell office:value-type="float" office:value="18048">
                <text:p>18048</text:p>
              </table:table-cell>
              <table:table-cell office:value-type="float" office:value="36.4425">
                <text:p>36.4425</text:p>
              </table:table-cell>
            </table:table-row>
            <table:table-row>
              <table:table-cell office:value-type="float" office:value="18112">
                <text:p>18112</text:p>
              </table:table-cell>
              <table:table-cell office:value-type="float" office:value="52.2677">
                <text:p>52.2677</text:p>
              </table:table-cell>
            </table:table-row>
            <table:table-row>
              <table:table-cell office:value-type="float" office:value="18176">
                <text:p>18176</text:p>
              </table:table-cell>
              <table:table-cell office:value-type="float" office:value="56.9312">
                <text:p>56.9312</text:p>
              </table:table-cell>
            </table:table-row>
            <table:table-row>
              <table:table-cell office:value-type="float" office:value="18240">
                <text:p>18240</text:p>
              </table:table-cell>
              <table:table-cell office:value-type="float" office:value="54.8593">
                <text:p>54.8593</text:p>
              </table:table-cell>
            </table:table-row>
            <table:table-row>
              <table:table-cell office:value-type="float" office:value="18304">
                <text:p>18304</text:p>
              </table:table-cell>
              <table:table-cell office:value-type="float" office:value="38.1814">
                <text:p>38.1814</text:p>
              </table:table-cell>
            </table:table-row>
            <table:table-row>
              <table:table-cell office:value-type="float" office:value="18368">
                <text:p>18368</text:p>
              </table:table-cell>
              <table:table-cell office:value-type="float" office:value="33.6266">
                <text:p>33.6266</text:p>
              </table:table-cell>
            </table:table-row>
            <table:table-row>
              <table:table-cell office:value-type="float" office:value="18432">
                <text:p>18432</text:p>
              </table:table-cell>
              <table:table-cell office:value-type="float" office:value="33.0755">
                <text:p>33.0755</text:p>
              </table:table-cell>
            </table:table-row>
            <table:table-row>
              <table:table-cell office:value-type="float" office:value="18496">
                <text:p>18496</text:p>
              </table:table-cell>
              <table:table-cell office:value-type="float" office:value="30.6249">
                <text:p>30.6249</text:p>
              </table:table-cell>
            </table:table-row>
            <table:table-row>
              <table:table-cell office:value-type="float" office:value="18560">
                <text:p>18560</text:p>
              </table:table-cell>
              <table:table-cell office:value-type="float" office:value="39.2493">
                <text:p>39.2493</text:p>
              </table:table-cell>
            </table:table-row>
            <table:table-row>
              <table:table-cell office:value-type="float" office:value="18624">
                <text:p>18624</text:p>
              </table:table-cell>
              <table:table-cell office:value-type="float" office:value="31.8261">
                <text:p>31.8261</text:p>
              </table:table-cell>
            </table:table-row>
            <table:table-row>
              <table:table-cell office:value-type="float" office:value="18688">
                <text:p>18688</text:p>
              </table:table-cell>
              <table:table-cell office:value-type="float" office:value="49.5081">
                <text:p>49.5081</text:p>
              </table:table-cell>
            </table:table-row>
            <table:table-row>
              <table:table-cell office:value-type="float" office:value="18752">
                <text:p>18752</text:p>
              </table:table-cell>
              <table:table-cell office:value-type="float" office:value="54.5895">
                <text:p>54.5895</text:p>
              </table:table-cell>
            </table:table-row>
            <table:table-row>
              <table:table-cell office:value-type="float" office:value="18816">
                <text:p>18816</text:p>
              </table:table-cell>
              <table:table-cell office:value-type="float" office:value="59.083">
                <text:p>59.083</text:p>
              </table:table-cell>
            </table:table-row>
            <table:table-row>
              <table:table-cell office:value-type="float" office:value="18880">
                <text:p>18880</text:p>
              </table:table-cell>
              <table:table-cell office:value-type="float" office:value="51.4613">
                <text:p>51.4613</text:p>
              </table:table-cell>
            </table:table-row>
            <table:table-row>
              <table:table-cell office:value-type="float" office:value="18944">
                <text:p>18944</text:p>
              </table:table-cell>
              <table:table-cell office:value-type="float" office:value="39.2809">
                <text:p>39.2809</text:p>
              </table:table-cell>
            </table:table-row>
            <table:table-row>
              <table:table-cell office:value-type="float" office:value="19008">
                <text:p>19008</text:p>
              </table:table-cell>
              <table:table-cell office:value-type="float" office:value="48.7">
                <text:p>48.7</text:p>
              </table:table-cell>
            </table:table-row>
            <table:table-row>
              <table:table-cell office:value-type="float" office:value="19072">
                <text:p>19072</text:p>
              </table:table-cell>
              <table:table-cell office:value-type="float" office:value="35.6">
                <text:p>35.6</text:p>
              </table:table-cell>
            </table:table-row>
            <table:table-row>
              <table:table-cell office:value-type="float" office:value="19136">
                <text:p>19136</text:p>
              </table:table-cell>
              <table:table-cell office:value-type="float" office:value="50.1785">
                <text:p>50.1785</text:p>
              </table:table-cell>
            </table:table-row>
            <table:table-row>
              <table:table-cell office:value-type="float" office:value="19200">
                <text:p>19200</text:p>
              </table:table-cell>
              <table:table-cell office:value-type="float" office:value="45.7359">
                <text:p>45.7359</text:p>
              </table:table-cell>
            </table:table-row>
            <table:table-row>
              <table:table-cell office:value-type="float" office:value="19264">
                <text:p>19264</text:p>
              </table:table-cell>
              <table:table-cell office:value-type="float" office:value="58.6143">
                <text:p>58.6143</text:p>
              </table:table-cell>
            </table:table-row>
            <table:table-row>
              <table:table-cell office:value-type="float" office:value="19328">
                <text:p>19328</text:p>
              </table:table-cell>
              <table:table-cell office:value-type="float" office:value="61.6001">
                <text:p>61.6001</text:p>
              </table:table-cell>
            </table:table-row>
            <table:table-row>
              <table:table-cell office:value-type="float" office:value="19392">
                <text:p>19392</text:p>
              </table:table-cell>
              <table:table-cell office:value-type="float" office:value="61.5805">
                <text:p>61.5805</text:p>
              </table:table-cell>
            </table:table-row>
            <table:table-row>
              <table:table-cell office:value-type="float" office:value="19456">
                <text:p>19456</text:p>
              </table:table-cell>
              <table:table-cell office:value-type="float" office:value="46.1094">
                <text:p>46.1094</text:p>
              </table:table-cell>
            </table:table-row>
            <table:table-row>
              <table:table-cell office:value-type="float" office:value="19520">
                <text:p>19520</text:p>
              </table:table-cell>
              <table:table-cell office:value-type="float" office:value="59.9497">
                <text:p>59.9497</text:p>
              </table:table-cell>
            </table:table-row>
            <table:table-row>
              <table:table-cell office:value-type="float" office:value="19584">
                <text:p>19584</text:p>
              </table:table-cell>
              <table:table-cell office:value-type="float" office:value="56.6935">
                <text:p>56.6935</text:p>
              </table:table-cell>
            </table:table-row>
            <table:table-row>
              <table:table-cell office:value-type="float" office:value="19648">
                <text:p>19648</text:p>
              </table:table-cell>
              <table:table-cell office:value-type="float" office:value="65.0419">
                <text:p>65.0419</text:p>
              </table:table-cell>
            </table:table-row>
            <table:table-row>
              <table:table-cell office:value-type="float" office:value="19712">
                <text:p>19712</text:p>
              </table:table-cell>
              <table:table-cell office:value-type="float" office:value="46.6576">
                <text:p>46.6576</text:p>
              </table:table-cell>
            </table:table-row>
            <table:table-row>
              <table:table-cell office:value-type="float" office:value="19776">
                <text:p>19776</text:p>
              </table:table-cell>
              <table:table-cell office:value-type="float" office:value="53.0168">
                <text:p>53.0168</text:p>
              </table:table-cell>
            </table:table-row>
            <table:table-row>
              <table:table-cell office:value-type="float" office:value="19840">
                <text:p>19840</text:p>
              </table:table-cell>
              <table:table-cell office:value-type="float" office:value="51.2732">
                <text:p>51.2732</text:p>
              </table:table-cell>
            </table:table-row>
            <table:table-row>
              <table:table-cell office:value-type="float" office:value="19904">
                <text:p>19904</text:p>
              </table:table-cell>
              <table:table-cell office:value-type="float" office:value="60.099">
                <text:p>60.099</text:p>
              </table:table-cell>
            </table:table-row>
            <table:table-row>
              <table:table-cell office:value-type="float" office:value="19968">
                <text:p>19968</text:p>
              </table:table-cell>
              <table:table-cell office:value-type="float" office:value="74.5211">
                <text:p>74.5211</text:p>
              </table:table-cell>
            </table:table-row>
            <table:table-row>
              <table:table-cell office:value-type="float" office:value="20032">
                <text:p>20032</text:p>
              </table:table-cell>
              <table:table-cell office:value-type="float" office:value="57.7156">
                <text:p>57.7156</text:p>
              </table:table-cell>
            </table:table-row>
            <table:table-row>
              <table:table-cell office:value-type="float" office:value="20096">
                <text:p>20096</text:p>
              </table:table-cell>
              <table:table-cell office:value-type="float" office:value="52.3666">
                <text:p>52.3666</text:p>
              </table:table-cell>
            </table:table-row>
            <table:table-row>
              <table:table-cell office:value-type="float" office:value="20160">
                <text:p>20160</text:p>
              </table:table-cell>
              <table:table-cell office:value-type="float" office:value="71.4522">
                <text:p>71.4522</text:p>
              </table:table-cell>
            </table:table-row>
            <table:table-row>
              <table:table-cell office:value-type="float" office:value="20224">
                <text:p>20224</text:p>
              </table:table-cell>
              <table:table-cell office:value-type="float" office:value="52.5748">
                <text:p>52.5748</text:p>
              </table:table-cell>
            </table:table-row>
            <table:table-row>
              <table:table-cell office:value-type="float" office:value="20288">
                <text:p>20288</text:p>
              </table:table-cell>
              <table:table-cell office:value-type="float" office:value="60.5479">
                <text:p>60.5479</text:p>
              </table:table-cell>
            </table:table-row>
            <table:table-row>
              <table:table-cell office:value-type="float" office:value="20352">
                <text:p>20352</text:p>
              </table:table-cell>
              <table:table-cell office:value-type="float" office:value="45.0787">
                <text:p>45.0787</text:p>
              </table:table-cell>
            </table:table-row>
            <table:table-row>
              <table:table-cell office:value-type="float" office:value="20416">
                <text:p>20416</text:p>
              </table:table-cell>
              <table:table-cell office:value-type="float" office:value="55.6502">
                <text:p>55.6502</text:p>
              </table:table-cell>
            </table:table-row>
            <table:table-row>
              <table:table-cell office:value-type="float" office:value="20480">
                <text:p>20480</text:p>
              </table:table-cell>
              <table:table-cell office:value-type="float" office:value="61.1726">
                <text:p>61.1726</text:p>
              </table:table-cell>
            </table:table-row>
            <table:table-row>
              <table:table-cell office:value-type="float" office:value="20544">
                <text:p>20544</text:p>
              </table:table-cell>
              <table:table-cell office:value-type="float" office:value="54.3279">
                <text:p>54.3279</text:p>
              </table:table-cell>
            </table:table-row>
            <table:table-row>
              <table:table-cell office:value-type="float" office:value="20608">
                <text:p>20608</text:p>
              </table:table-cell>
              <table:table-cell office:value-type="float" office:value="57.4762">
                <text:p>57.4762</text:p>
              </table:table-cell>
            </table:table-row>
            <table:table-row>
              <table:table-cell office:value-type="float" office:value="20672">
                <text:p>20672</text:p>
              </table:table-cell>
              <table:table-cell office:value-type="float" office:value="50.6806">
                <text:p>50.6806</text:p>
              </table:table-cell>
            </table:table-row>
            <table:table-row>
              <table:table-cell office:value-type="float" office:value="20736">
                <text:p>20736</text:p>
              </table:table-cell>
              <table:table-cell office:value-type="float" office:value="48.9173">
                <text:p>48.9173</text:p>
              </table:table-cell>
            </table:table-row>
            <table:table-row>
              <table:table-cell office:value-type="float" office:value="20800">
                <text:p>20800</text:p>
              </table:table-cell>
              <table:table-cell office:value-type="float" office:value="56.5591">
                <text:p>56.5591</text:p>
              </table:table-cell>
            </table:table-row>
            <table:table-row>
              <table:table-cell office:value-type="float" office:value="20864">
                <text:p>20864</text:p>
              </table:table-cell>
              <table:table-cell office:value-type="float" office:value="72.1419">
                <text:p>72.1419</text:p>
              </table:table-cell>
            </table:table-row>
            <table:table-row>
              <table:table-cell office:value-type="float" office:value="20928">
                <text:p>20928</text:p>
              </table:table-cell>
              <table:table-cell office:value-type="float" office:value="58.1981">
                <text:p>58.1981</text:p>
              </table:table-cell>
            </table:table-row>
            <table:table-row>
              <table:table-cell office:value-type="float" office:value="20992">
                <text:p>20992</text:p>
              </table:table-cell>
              <table:table-cell office:value-type="float" office:value="45.259">
                <text:p>45.259</text:p>
              </table:table-cell>
            </table:table-row>
            <table:table-row>
              <table:table-cell office:value-type="float" office:value="21056">
                <text:p>21056</text:p>
              </table:table-cell>
              <table:table-cell office:value-type="float" office:value="47.7418">
                <text:p>47.7418</text:p>
              </table:table-cell>
            </table:table-row>
            <table:table-row>
              <table:table-cell office:value-type="float" office:value="21120">
                <text:p>21120</text:p>
              </table:table-cell>
              <table:table-cell office:value-type="float" office:value="48.3765">
                <text:p>48.3765</text:p>
              </table:table-cell>
            </table:table-row>
            <table:table-row>
              <table:table-cell office:value-type="float" office:value="21184">
                <text:p>21184</text:p>
              </table:table-cell>
              <table:table-cell office:value-type="float" office:value="60.9948">
                <text:p>60.9948</text:p>
              </table:table-cell>
            </table:table-row>
            <table:table-row>
              <table:table-cell office:value-type="float" office:value="21248">
                <text:p>21248</text:p>
              </table:table-cell>
              <table:table-cell office:value-type="float" office:value="61.356">
                <text:p>61.356</text:p>
              </table:table-cell>
            </table:table-row>
            <table:table-row>
              <table:table-cell office:value-type="float" office:value="21312">
                <text:p>21312</text:p>
              </table:table-cell>
              <table:table-cell office:value-type="float" office:value="64.9766">
                <text:p>64.9766</text:p>
              </table:table-cell>
            </table:table-row>
            <table:table-row>
              <table:table-cell office:value-type="float" office:value="21376">
                <text:p>21376</text:p>
              </table:table-cell>
              <table:table-cell office:value-type="float" office:value="47.5752">
                <text:p>47.5752</text:p>
              </table:table-cell>
            </table:table-row>
            <table:table-row>
              <table:table-cell office:value-type="float" office:value="21440">
                <text:p>21440</text:p>
              </table:table-cell>
              <table:table-cell office:value-type="float" office:value="62.4653">
                <text:p>62.4653</text:p>
              </table:table-cell>
            </table:table-row>
            <table:table-row>
              <table:table-cell office:value-type="float" office:value="21504">
                <text:p>21504</text:p>
              </table:table-cell>
              <table:table-cell office:value-type="float" office:value="49.9262">
                <text:p>49.9262</text:p>
              </table:table-cell>
            </table:table-row>
            <table:table-row>
              <table:table-cell office:value-type="float" office:value="21568">
                <text:p>21568</text:p>
              </table:table-cell>
              <table:table-cell office:value-type="float" office:value="59.2686">
                <text:p>59.2686</text:p>
              </table:table-cell>
            </table:table-row>
            <table:table-row>
              <table:table-cell office:value-type="float" office:value="21632">
                <text:p>21632</text:p>
              </table:table-cell>
              <table:table-cell office:value-type="float" office:value="52.507">
                <text:p>52.507</text:p>
              </table:table-cell>
            </table:table-row>
            <table:table-row>
              <table:table-cell office:value-type="float" office:value="21696">
                <text:p>21696</text:p>
              </table:table-cell>
              <table:table-cell office:value-type="float" office:value="51.5837">
                <text:p>51.5837</text:p>
              </table:table-cell>
            </table:table-row>
            <table:table-row>
              <table:table-cell office:value-type="float" office:value="21760">
                <text:p>21760</text:p>
              </table:table-cell>
              <table:table-cell office:value-type="float" office:value="67.2853">
                <text:p>67.2853</text:p>
              </table:table-cell>
            </table:table-row>
            <table:table-row>
              <table:table-cell office:value-type="float" office:value="21824">
                <text:p>21824</text:p>
              </table:table-cell>
              <table:table-cell office:value-type="float" office:value="58.7802">
                <text:p>58.7802</text:p>
              </table:table-cell>
            </table:table-row>
            <table:table-row>
              <table:table-cell office:value-type="float" office:value="21888">
                <text:p>21888</text:p>
              </table:table-cell>
              <table:table-cell office:value-type="float" office:value="66.6825">
                <text:p>66.6825</text:p>
              </table:table-cell>
            </table:table-row>
            <table:table-row>
              <table:table-cell office:value-type="float" office:value="21952">
                <text:p>21952</text:p>
              </table:table-cell>
              <table:table-cell office:value-type="float" office:value="66.8062">
                <text:p>66.8062</text:p>
              </table:table-cell>
            </table:table-row>
            <table:table-row>
              <table:table-cell office:value-type="float" office:value="22016">
                <text:p>22016</text:p>
              </table:table-cell>
              <table:table-cell office:value-type="float" office:value="71.4957">
                <text:p>71.4957</text:p>
              </table:table-cell>
            </table:table-row>
            <table:table-row>
              <table:table-cell office:value-type="float" office:value="22080">
                <text:p>22080</text:p>
              </table:table-cell>
              <table:table-cell office:value-type="float" office:value="74.049">
                <text:p>74.049</text:p>
              </table:table-cell>
            </table:table-row>
            <table:table-row>
              <table:table-cell office:value-type="float" office:value="22144">
                <text:p>22144</text:p>
              </table:table-cell>
              <table:table-cell office:value-type="float" office:value="63.2583">
                <text:p>63.2583</text:p>
              </table:table-cell>
            </table:table-row>
            <table:table-row>
              <table:table-cell office:value-type="float" office:value="22208">
                <text:p>22208</text:p>
              </table:table-cell>
              <table:table-cell office:value-type="float" office:value="49.0704">
                <text:p>49.0704</text:p>
              </table:table-cell>
            </table:table-row>
            <table:table-row>
              <table:table-cell office:value-type="float" office:value="22272">
                <text:p>22272</text:p>
              </table:table-cell>
              <table:table-cell office:value-type="float" office:value="59.5968">
                <text:p>59.5968</text:p>
              </table:table-cell>
            </table:table-row>
            <table:table-row>
              <table:table-cell office:value-type="float" office:value="22336">
                <text:p>22336</text:p>
              </table:table-cell>
              <table:table-cell office:value-type="float" office:value="63.3369">
                <text:p>63.3369</text:p>
              </table:table-cell>
            </table:table-row>
            <table:table-row>
              <table:table-cell office:value-type="float" office:value="22400">
                <text:p>22400</text:p>
              </table:table-cell>
              <table:table-cell office:value-type="float" office:value="59.7205">
                <text:p>59.7205</text:p>
              </table:table-cell>
            </table:table-row>
            <table:table-row>
              <table:table-cell office:value-type="float" office:value="22464">
                <text:p>22464</text:p>
              </table:table-cell>
              <table:table-cell office:value-type="float" office:value="45.7693">
                <text:p>45.7693</text:p>
              </table:table-cell>
            </table:table-row>
            <table:table-row>
              <table:table-cell office:value-type="float" office:value="22528">
                <text:p>22528</text:p>
              </table:table-cell>
              <table:table-cell office:value-type="float" office:value="72.6647">
                <text:p>72.6647</text:p>
              </table:table-cell>
            </table:table-row>
            <table:table-row>
              <table:table-cell office:value-type="float" office:value="22592">
                <text:p>22592</text:p>
              </table:table-cell>
              <table:table-cell office:value-type="float" office:value="72.1967">
                <text:p>72.1967</text:p>
              </table:table-cell>
            </table:table-row>
            <table:table-row>
              <table:table-cell office:value-type="float" office:value="22656">
                <text:p>22656</text:p>
              </table:table-cell>
              <table:table-cell office:value-type="float" office:value="51.4499">
                <text:p>51.4499</text:p>
              </table:table-cell>
            </table:table-row>
            <table:table-row>
              <table:table-cell office:value-type="float" office:value="22720">
                <text:p>22720</text:p>
              </table:table-cell>
              <table:table-cell office:value-type="float" office:value="46.5819">
                <text:p>46.5819</text:p>
              </table:table-cell>
            </table:table-row>
            <table:table-row>
              <table:table-cell office:value-type="float" office:value="22784">
                <text:p>22784</text:p>
              </table:table-cell>
              <table:table-cell office:value-type="float" office:value="53.7557">
                <text:p>53.7557</text:p>
              </table:table-cell>
            </table:table-row>
            <table:table-row>
              <table:table-cell office:value-type="float" office:value="22848">
                <text:p>22848</text:p>
              </table:table-cell>
              <table:table-cell office:value-type="float" office:value="48.5916">
                <text:p>48.5916</text:p>
              </table:table-cell>
            </table:table-row>
            <table:table-row>
              <table:table-cell office:value-type="float" office:value="22912">
                <text:p>22912</text:p>
              </table:table-cell>
              <table:table-cell office:value-type="float" office:value="59.7799">
                <text:p>59.7799</text:p>
              </table:table-cell>
            </table:table-row>
            <table:table-row>
              <table:table-cell office:value-type="float" office:value="22976">
                <text:p>22976</text:p>
              </table:table-cell>
              <table:table-cell office:value-type="float" office:value="54.0145">
                <text:p>54.0145</text:p>
              </table:table-cell>
            </table:table-row>
            <table:table-row>
              <table:table-cell office:value-type="float" office:value="23040">
                <text:p>23040</text:p>
              </table:table-cell>
              <table:table-cell office:value-type="float" office:value="51.3333">
                <text:p>51.3333</text:p>
              </table:table-cell>
            </table:table-row>
            <table:table-row>
              <table:table-cell office:value-type="float" office:value="23104">
                <text:p>23104</text:p>
              </table:table-cell>
              <table:table-cell office:value-type="float" office:value="63.1563">
                <text:p>63.1563</text:p>
              </table:table-cell>
            </table:table-row>
            <table:table-row>
              <table:table-cell office:value-type="float" office:value="23168">
                <text:p>23168</text:p>
              </table:table-cell>
              <table:table-cell office:value-type="float" office:value="70.0092">
                <text:p>70.0092</text:p>
              </table:table-cell>
            </table:table-row>
            <table:table-row>
              <table:table-cell office:value-type="float" office:value="23232">
                <text:p>23232</text:p>
              </table:table-cell>
              <table:table-cell office:value-type="float" office:value="67.6892">
                <text:p>67.6892</text:p>
              </table:table-cell>
            </table:table-row>
            <table:table-row>
              <table:table-cell office:value-type="float" office:value="23296">
                <text:p>23296</text:p>
              </table:table-cell>
              <table:table-cell office:value-type="float" office:value="53.1328">
                <text:p>53.1328</text:p>
              </table:table-cell>
            </table:table-row>
            <table:table-row>
              <table:table-cell office:value-type="float" office:value="23360">
                <text:p>23360</text:p>
              </table:table-cell>
              <table:table-cell office:value-type="float" office:value="72.5843">
                <text:p>72.5843</text:p>
              </table:table-cell>
            </table:table-row>
            <table:table-row>
              <table:table-cell office:value-type="float" office:value="23424">
                <text:p>23424</text:p>
              </table:table-cell>
              <table:table-cell office:value-type="float" office:value="55.1543">
                <text:p>55.1543</text:p>
              </table:table-cell>
            </table:table-row>
            <table:table-row>
              <table:table-cell office:value-type="float" office:value="23488">
                <text:p>23488</text:p>
              </table:table-cell>
              <table:table-cell office:value-type="float" office:value="58.0589">
                <text:p>58.0589</text:p>
              </table:table-cell>
            </table:table-row>
            <table:table-row>
              <table:table-cell office:value-type="float" office:value="23552">
                <text:p>23552</text:p>
              </table:table-cell>
              <table:table-cell office:value-type="float" office:value="56.8528">
                <text:p>56.8528</text:p>
              </table:table-cell>
            </table:table-row>
            <table:table-row>
              <table:table-cell office:value-type="float" office:value="23616">
                <text:p>23616</text:p>
              </table:table-cell>
              <table:table-cell office:value-type="float" office:value="62.6613">
                <text:p>62.6613</text:p>
              </table:table-cell>
            </table:table-row>
            <table:table-row>
              <table:table-cell office:value-type="float" office:value="23680">
                <text:p>23680</text:p>
              </table:table-cell>
              <table:table-cell office:value-type="float" office:value="64.6424">
                <text:p>64.6424</text:p>
              </table:table-cell>
            </table:table-row>
            <table:table-row>
              <table:table-cell office:value-type="float" office:value="23744">
                <text:p>23744</text:p>
              </table:table-cell>
              <table:table-cell office:value-type="float" office:value="49.138">
                <text:p>49.138</text:p>
              </table:table-cell>
            </table:table-row>
            <table:table-row>
              <table:table-cell office:value-type="float" office:value="23808">
                <text:p>23808</text:p>
              </table:table-cell>
              <table:table-cell office:value-type="float" office:value="46.4413">
                <text:p>46.4413</text:p>
              </table:table-cell>
            </table:table-row>
            <table:table-row>
              <table:table-cell office:value-type="float" office:value="23872">
                <text:p>23872</text:p>
              </table:table-cell>
              <table:table-cell office:value-type="float" office:value="56.3248">
                <text:p>56.3248</text:p>
              </table:table-cell>
            </table:table-row>
            <table:table-row>
              <table:table-cell office:value-type="float" office:value="23936">
                <text:p>23936</text:p>
              </table:table-cell>
              <table:table-cell office:value-type="float" office:value="70.9441">
                <text:p>70.9441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72.9369">
                <text:p>72.9369</text:p>
              </table:table-cell>
            </table:table-row>
            <table:table-row>
              <table:table-cell office:value-type="float" office:value="24064">
                <text:p>24064</text:p>
              </table:table-cell>
              <table:table-cell office:value-type="float" office:value="55.3738">
                <text:p>55.3738</text:p>
              </table:table-cell>
            </table:table-row>
            <table:table-row>
              <table:table-cell office:value-type="float" office:value="24128">
                <text:p>24128</text:p>
              </table:table-cell>
              <table:table-cell office:value-type="float" office:value="59.2023">
                <text:p>59.2023</text:p>
              </table:table-cell>
            </table:table-row>
            <table:table-row>
              <table:table-cell office:value-type="float" office:value="24192">
                <text:p>24192</text:p>
              </table:table-cell>
              <table:table-cell office:value-type="float" office:value="47.0072">
                <text:p>47.0072</text:p>
              </table:table-cell>
            </table:table-row>
            <table:table-row>
              <table:table-cell office:value-type="float" office:value="24256">
                <text:p>24256</text:p>
              </table:table-cell>
              <table:table-cell office:value-type="float" office:value="69.9705">
                <text:p>69.9705</text:p>
              </table:table-cell>
            </table:table-row>
            <table:table-row>
              <table:table-cell office:value-type="float" office:value="24320">
                <text:p>24320</text:p>
              </table:table-cell>
              <table:table-cell office:value-type="float" office:value="47.5392">
                <text:p>47.5392</text:p>
              </table:table-cell>
            </table:table-row>
            <table:table-row>
              <table:table-cell office:value-type="float" office:value="24384">
                <text:p>24384</text:p>
              </table:table-cell>
              <table:table-cell office:value-type="float" office:value="61.7276">
                <text:p>61.7276</text:p>
              </table:table-cell>
            </table:table-row>
            <table:table-row>
              <table:table-cell office:value-type="float" office:value="24448">
                <text:p>24448</text:p>
              </table:table-cell>
              <table:table-cell office:value-type="float" office:value="70.7397">
                <text:p>70.7397</text:p>
              </table:table-cell>
            </table:table-row>
            <table:table-row>
              <table:table-cell office:value-type="float" office:value="24512">
                <text:p>24512</text:p>
              </table:table-cell>
              <table:table-cell office:value-type="float" office:value="45.2038">
                <text:p>45.2038</text:p>
              </table:table-cell>
            </table:table-row>
            <table:table-row>
              <table:table-cell office:value-type="float" office:value="24576">
                <text:p>24576</text:p>
              </table:table-cell>
              <table:table-cell office:value-type="float" office:value="58.9241">
                <text:p>58.9241</text:p>
              </table:table-cell>
            </table:table-row>
            <table:table-row>
              <table:table-cell office:value-type="float" office:value="24640">
                <text:p>24640</text:p>
              </table:table-cell>
              <table:table-cell office:value-type="float" office:value="47.1895">
                <text:p>47.1895</text:p>
              </table:table-cell>
            </table:table-row>
            <table:table-row>
              <table:table-cell office:value-type="float" office:value="24704">
                <text:p>24704</text:p>
              </table:table-cell>
              <table:table-cell office:value-type="float" office:value="46.7856">
                <text:p>46.7856</text:p>
              </table:table-cell>
            </table:table-row>
            <table:table-row>
              <table:table-cell office:value-type="float" office:value="24768">
                <text:p>24768</text:p>
              </table:table-cell>
              <table:table-cell office:value-type="float" office:value="67.6797">
                <text:p>67.6797</text:p>
              </table:table-cell>
            </table:table-row>
            <table:table-row>
              <table:table-cell office:value-type="float" office:value="24832">
                <text:p>24832</text:p>
              </table:table-cell>
              <table:table-cell office:value-type="float" office:value="50.781">
                <text:p>50.781</text:p>
              </table:table-cell>
            </table:table-row>
            <table:table-row>
              <table:table-cell office:value-type="float" office:value="24896">
                <text:p>24896</text:p>
              </table:table-cell>
              <table:table-cell office:value-type="float" office:value="61.5654">
                <text:p>61.5654</text:p>
              </table:table-cell>
            </table:table-row>
            <table:table-row>
              <table:table-cell office:value-type="float" office:value="24960">
                <text:p>24960</text:p>
              </table:table-cell>
              <table:table-cell office:value-type="float" office:value="46.6941">
                <text:p>46.6941</text:p>
              </table:table-cell>
            </table:table-row>
            <table:table-row>
              <table:table-cell office:value-type="float" office:value="25024">
                <text:p>25024</text:p>
              </table:table-cell>
              <table:table-cell office:value-type="float" office:value="57.1142">
                <text:p>57.1142</text:p>
              </table:table-cell>
            </table:table-row>
            <table:table-row>
              <table:table-cell office:value-type="float" office:value="25088">
                <text:p>25088</text:p>
              </table:table-cell>
              <table:table-cell office:value-type="float" office:value="49.7216">
                <text:p>49.7216</text:p>
              </table:table-cell>
            </table:table-row>
            <table:table-row>
              <table:table-cell office:value-type="float" office:value="25152">
                <text:p>25152</text:p>
              </table:table-cell>
              <table:table-cell office:value-type="float" office:value="71.7033">
                <text:p>71.7033</text:p>
              </table:table-cell>
            </table:table-row>
            <table:table-row>
              <table:table-cell office:value-type="float" office:value="25216">
                <text:p>25216</text:p>
              </table:table-cell>
              <table:table-cell office:value-type="float" office:value="49.8033">
                <text:p>49.8033</text:p>
              </table:table-cell>
            </table:table-row>
            <table:table-row>
              <table:table-cell office:value-type="float" office:value="25280">
                <text:p>25280</text:p>
              </table:table-cell>
              <table:table-cell office:value-type="float" office:value="57.8543">
                <text:p>57.8543</text:p>
              </table:table-cell>
            </table:table-row>
            <table:table-row>
              <table:table-cell office:value-type="float" office:value="25344">
                <text:p>25344</text:p>
              </table:table-cell>
              <table:table-cell office:value-type="float" office:value="69.2875">
                <text:p>69.2875</text:p>
              </table:table-cell>
            </table:table-row>
            <table:table-row>
              <table:table-cell office:value-type="float" office:value="25408">
                <text:p>25408</text:p>
              </table:table-cell>
              <table:table-cell office:value-type="float" office:value="59.9575">
                <text:p>59.9575</text:p>
              </table:table-cell>
            </table:table-row>
            <table:table-row>
              <table:table-cell office:value-type="float" office:value="25472">
                <text:p>25472</text:p>
              </table:table-cell>
              <table:table-cell office:value-type="float" office:value="70.9131">
                <text:p>70.9131</text:p>
              </table:table-cell>
            </table:table-row>
            <table:table-row>
              <table:table-cell office:value-type="float" office:value="25536">
                <text:p>25536</text:p>
              </table:table-cell>
              <table:table-cell office:value-type="float" office:value="51.1402">
                <text:p>51.1402</text:p>
              </table:table-cell>
            </table:table-row>
            <table:table-row>
              <table:table-cell office:value-type="float" office:value="25600">
                <text:p>25600</text:p>
              </table:table-cell>
              <table:table-cell office:value-type="float" office:value="47.6187">
                <text:p>47.6187</text:p>
              </table:table-cell>
            </table:table-row>
            <table:table-row>
              <table:table-cell office:value-type="float" office:value="25664">
                <text:p>25664</text:p>
              </table:table-cell>
              <table:table-cell office:value-type="float" office:value="75.5554">
                <text:p>75.5554</text:p>
              </table:table-cell>
            </table:table-row>
            <table:table-row>
              <table:table-cell office:value-type="float" office:value="25728">
                <text:p>25728</text:p>
              </table:table-cell>
              <table:table-cell office:value-type="float" office:value="70.2781">
                <text:p>70.2781</text:p>
              </table:table-cell>
            </table:table-row>
            <table:table-row>
              <table:table-cell office:value-type="float" office:value="25792">
                <text:p>25792</text:p>
              </table:table-cell>
              <table:table-cell office:value-type="float" office:value="64.0599">
                <text:p>64.0599</text:p>
              </table:table-cell>
            </table:table-row>
            <table:table-row>
              <table:table-cell office:value-type="float" office:value="25856">
                <text:p>25856</text:p>
              </table:table-cell>
              <table:table-cell office:value-type="float" office:value="86.8801">
                <text:p>86.8801</text:p>
              </table:table-cell>
            </table:table-row>
            <table:table-row>
              <table:table-cell office:value-type="float" office:value="25920">
                <text:p>25920</text:p>
              </table:table-cell>
              <table:table-cell office:value-type="float" office:value="66.2221">
                <text:p>66.2221</text:p>
              </table:table-cell>
            </table:table-row>
            <table:table-row>
              <table:table-cell office:value-type="float" office:value="25984">
                <text:p>25984</text:p>
              </table:table-cell>
              <table:table-cell office:value-type="float" office:value="61.9967">
                <text:p>61.9967</text:p>
              </table:table-cell>
            </table:table-row>
            <table:table-row>
              <table:table-cell office:value-type="float" office:value="26048">
                <text:p>26048</text:p>
              </table:table-cell>
              <table:table-cell office:value-type="float" office:value="67.2538">
                <text:p>67.2538</text:p>
              </table:table-cell>
            </table:table-row>
            <table:table-row>
              <table:table-cell office:value-type="float" office:value="26112">
                <text:p>26112</text:p>
              </table:table-cell>
              <table:table-cell office:value-type="float" office:value="80.4243">
                <text:p>80.4243</text:p>
              </table:table-cell>
            </table:table-row>
            <table:table-row>
              <table:table-cell office:value-type="float" office:value="26176">
                <text:p>26176</text:p>
              </table:table-cell>
              <table:table-cell office:value-type="float" office:value="64.0038">
                <text:p>64.0038</text:p>
              </table:table-cell>
            </table:table-row>
            <table:table-row>
              <table:table-cell office:value-type="float" office:value="26240">
                <text:p>26240</text:p>
              </table:table-cell>
              <table:table-cell office:value-type="float" office:value="62.2241">
                <text:p>62.2241</text:p>
              </table:table-cell>
            </table:table-row>
            <table:table-row>
              <table:table-cell office:value-type="float" office:value="26304">
                <text:p>26304</text:p>
              </table:table-cell>
              <table:table-cell office:value-type="float" office:value="82.9634">
                <text:p>82.9634</text:p>
              </table:table-cell>
            </table:table-row>
            <table:table-row>
              <table:table-cell office:value-type="float" office:value="26368">
                <text:p>26368</text:p>
              </table:table-cell>
              <table:table-cell office:value-type="float" office:value="80.7312">
                <text:p>80.7312</text:p>
              </table:table-cell>
            </table:table-row>
            <table:table-row>
              <table:table-cell office:value-type="float" office:value="26432">
                <text:p>26432</text:p>
              </table:table-cell>
              <table:table-cell office:value-type="float" office:value="87.9637">
                <text:p>87.9637</text:p>
              </table:table-cell>
            </table:table-row>
            <table:table-row>
              <table:table-cell office:value-type="float" office:value="26496">
                <text:p>26496</text:p>
              </table:table-cell>
              <table:table-cell office:value-type="float" office:value="83.1671">
                <text:p>83.1671</text:p>
              </table:table-cell>
            </table:table-row>
            <table:table-row>
              <table:table-cell office:value-type="float" office:value="26560">
                <text:p>26560</text:p>
              </table:table-cell>
              <table:table-cell office:value-type="float" office:value="64.6553">
                <text:p>64.6553</text:p>
              </table:table-cell>
            </table:table-row>
            <table:table-row>
              <table:table-cell office:value-type="float" office:value="26624">
                <text:p>26624</text:p>
              </table:table-cell>
              <table:table-cell office:value-type="float" office:value="60.1531">
                <text:p>60.1531</text:p>
              </table:table-cell>
            </table:table-row>
            <table:table-row>
              <table:table-cell office:value-type="float" office:value="26688">
                <text:p>26688</text:p>
              </table:table-cell>
              <table:table-cell office:value-type="float" office:value="84.9526">
                <text:p>84.9526</text:p>
              </table:table-cell>
            </table:table-row>
            <table:table-row>
              <table:table-cell office:value-type="float" office:value="26752">
                <text:p>26752</text:p>
              </table:table-cell>
              <table:table-cell office:value-type="float" office:value="87.3349">
                <text:p>87.3349</text:p>
              </table:table-cell>
            </table:table-row>
            <table:table-row>
              <table:table-cell office:value-type="float" office:value="26816">
                <text:p>26816</text:p>
              </table:table-cell>
              <table:table-cell office:value-type="float" office:value="65.934">
                <text:p>65.934</text:p>
              </table:table-cell>
            </table:table-row>
            <table:table-row>
              <table:table-cell office:value-type="float" office:value="26880">
                <text:p>26880</text:p>
              </table:table-cell>
              <table:table-cell office:value-type="float" office:value="71.5179">
                <text:p>71.5179</text:p>
              </table:table-cell>
            </table:table-row>
            <table:table-row>
              <table:table-cell office:value-type="float" office:value="26944">
                <text:p>26944</text:p>
              </table:table-cell>
              <table:table-cell office:value-type="float" office:value="89.0289">
                <text:p>89.0289</text:p>
              </table:table-cell>
            </table:table-row>
            <table:table-row>
              <table:table-cell office:value-type="float" office:value="27008">
                <text:p>27008</text:p>
              </table:table-cell>
              <table:table-cell office:value-type="float" office:value="78.0481">
                <text:p>78.0481</text:p>
              </table:table-cell>
            </table:table-row>
            <table:table-row>
              <table:table-cell office:value-type="float" office:value="27072">
                <text:p>27072</text:p>
              </table:table-cell>
              <table:table-cell office:value-type="float" office:value="76.2394">
                <text:p>76.2394</text:p>
              </table:table-cell>
            </table:table-row>
            <table:table-row>
              <table:table-cell office:value-type="float" office:value="27136">
                <text:p>27136</text:p>
              </table:table-cell>
              <table:table-cell office:value-type="float" office:value="85.7321">
                <text:p>85.7321</text:p>
              </table:table-cell>
            </table:table-row>
            <table:table-row>
              <table:table-cell office:value-type="float" office:value="27200">
                <text:p>27200</text:p>
              </table:table-cell>
              <table:table-cell office:value-type="float" office:value="82.8512">
                <text:p>82.8512</text:p>
              </table:table-cell>
            </table:table-row>
            <table:table-row>
              <table:table-cell office:value-type="float" office:value="27264">
                <text:p>27264</text:p>
              </table:table-cell>
              <table:table-cell office:value-type="float" office:value="89.0936">
                <text:p>89.0936</text:p>
              </table:table-cell>
            </table:table-row>
            <table:table-row>
              <table:table-cell office:value-type="float" office:value="27328">
                <text:p>27328</text:p>
              </table:table-cell>
              <table:table-cell office:value-type="float" office:value="80.0195">
                <text:p>80.0195</text:p>
              </table:table-cell>
            </table:table-row>
            <table:table-row>
              <table:table-cell office:value-type="float" office:value="27392">
                <text:p>27392</text:p>
              </table:table-cell>
              <table:table-cell office:value-type="float" office:value="67.8086">
                <text:p>67.8086</text:p>
              </table:table-cell>
            </table:table-row>
            <table:table-row>
              <table:table-cell office:value-type="float" office:value="27456">
                <text:p>27456</text:p>
              </table:table-cell>
              <table:table-cell office:value-type="float" office:value="85.0065">
                <text:p>85.0065</text:p>
              </table:table-cell>
            </table:table-row>
            <table:table-row>
              <table:table-cell office:value-type="float" office:value="27520">
                <text:p>27520</text:p>
              </table:table-cell>
              <table:table-cell office:value-type="float" office:value="86.1595">
                <text:p>86.1595</text:p>
              </table:table-cell>
            </table:table-row>
            <table:table-row>
              <table:table-cell office:value-type="float" office:value="27584">
                <text:p>27584</text:p>
              </table:table-cell>
              <table:table-cell office:value-type="float" office:value="70.4272">
                <text:p>70.4272</text:p>
              </table:table-cell>
            </table:table-row>
            <table:table-row>
              <table:table-cell office:value-type="float" office:value="27648">
                <text:p>27648</text:p>
              </table:table-cell>
              <table:table-cell office:value-type="float" office:value="70.5618">
                <text:p>70.5618</text:p>
              </table:table-cell>
            </table:table-row>
            <table:table-row>
              <table:table-cell office:value-type="float" office:value="27712">
                <text:p>27712</text:p>
              </table:table-cell>
              <table:table-cell office:value-type="float" office:value="66.4375">
                <text:p>66.4375</text:p>
              </table:table-cell>
            </table:table-row>
            <table:table-row>
              <table:table-cell office:value-type="float" office:value="27776">
                <text:p>27776</text:p>
              </table:table-cell>
              <table:table-cell office:value-type="float" office:value="74.487">
                <text:p>74.487</text:p>
              </table:table-cell>
            </table:table-row>
            <table:table-row>
              <table:table-cell office:value-type="float" office:value="27840">
                <text:p>27840</text:p>
              </table:table-cell>
              <table:table-cell office:value-type="float" office:value="67.4418">
                <text:p>67.4418</text:p>
              </table:table-cell>
            </table:table-row>
            <table:table-row>
              <table:table-cell office:value-type="float" office:value="27904">
                <text:p>27904</text:p>
              </table:table-cell>
              <table:table-cell office:value-type="float" office:value="72.6595">
                <text:p>72.6595</text:p>
              </table:table-cell>
            </table:table-row>
            <table:table-row>
              <table:table-cell office:value-type="float" office:value="27968">
                <text:p>27968</text:p>
              </table:table-cell>
              <table:table-cell office:value-type="float" office:value="76.4835">
                <text:p>76.4835</text:p>
              </table:table-cell>
            </table:table-row>
            <table:table-row>
              <table:table-cell office:value-type="float" office:value="28032">
                <text:p>28032</text:p>
              </table:table-cell>
              <table:table-cell office:value-type="float" office:value="74.6955">
                <text:p>74.6955</text:p>
              </table:table-cell>
            </table:table-row>
            <table:table-row>
              <table:table-cell office:value-type="float" office:value="28096">
                <text:p>28096</text:p>
              </table:table-cell>
              <table:table-cell office:value-type="float" office:value="63.0837">
                <text:p>63.0837</text:p>
              </table:table-cell>
            </table:table-row>
            <table:table-row>
              <table:table-cell office:value-type="float" office:value="28160">
                <text:p>28160</text:p>
              </table:table-cell>
              <table:table-cell office:value-type="float" office:value="80.4872">
                <text:p>80.4872</text:p>
              </table:table-cell>
            </table:table-row>
            <table:table-row>
              <table:table-cell office:value-type="float" office:value="28224">
                <text:p>28224</text:p>
              </table:table-cell>
              <table:table-cell office:value-type="float" office:value="76.9195">
                <text:p>76.9195</text:p>
              </table:table-cell>
            </table:table-row>
            <table:table-row>
              <table:table-cell office:value-type="float" office:value="28288">
                <text:p>28288</text:p>
              </table:table-cell>
              <table:table-cell office:value-type="float" office:value="86.0469">
                <text:p>86.0469</text:p>
              </table:table-cell>
            </table:table-row>
            <table:table-row>
              <table:table-cell office:value-type="float" office:value="28352">
                <text:p>28352</text:p>
              </table:table-cell>
              <table:table-cell office:value-type="float" office:value="71.2183">
                <text:p>71.2183</text:p>
              </table:table-cell>
            </table:table-row>
            <table:table-row>
              <table:table-cell office:value-type="float" office:value="28416">
                <text:p>28416</text:p>
              </table:table-cell>
              <table:table-cell office:value-type="float" office:value="74.8832">
                <text:p>74.8832</text:p>
              </table:table-cell>
            </table:table-row>
            <table:table-row>
              <table:table-cell office:value-type="float" office:value="28480">
                <text:p>28480</text:p>
              </table:table-cell>
              <table:table-cell office:value-type="float" office:value="79.2139">
                <text:p>79.2139</text:p>
              </table:table-cell>
            </table:table-row>
            <table:table-row>
              <table:table-cell office:value-type="float" office:value="28544">
                <text:p>28544</text:p>
              </table:table-cell>
              <table:table-cell office:value-type="float" office:value="75.8735">
                <text:p>75.8735</text:p>
              </table:table-cell>
            </table:table-row>
            <table:table-row>
              <table:table-cell office:value-type="float" office:value="28608">
                <text:p>28608</text:p>
              </table:table-cell>
              <table:table-cell office:value-type="float" office:value="75.0362">
                <text:p>75.0362</text:p>
              </table:table-cell>
            </table:table-row>
            <table:table-row>
              <table:table-cell office:value-type="float" office:value="28672">
                <text:p>28672</text:p>
              </table:table-cell>
              <table:table-cell office:value-type="float" office:value="74.1664">
                <text:p>74.1664</text:p>
              </table:table-cell>
            </table:table-row>
            <table:table-row>
              <table:table-cell office:value-type="float" office:value="28736">
                <text:p>28736</text:p>
              </table:table-cell>
              <table:table-cell office:value-type="float" office:value="73.2083">
                <text:p>73.2083</text:p>
              </table:table-cell>
            </table:table-row>
            <table:table-row>
              <table:table-cell office:value-type="float" office:value="28800">
                <text:p>28800</text:p>
              </table:table-cell>
              <table:table-cell office:value-type="float" office:value="80.9701">
                <text:p>80.9701</text:p>
              </table:table-cell>
            </table:table-row>
            <table:table-row>
              <table:table-cell office:value-type="float" office:value="28864">
                <text:p>28864</text:p>
              </table:table-cell>
              <table:table-cell office:value-type="float" office:value="85.6841">
                <text:p>85.6841</text:p>
              </table:table-cell>
            </table:table-row>
            <table:table-row>
              <table:table-cell office:value-type="float" office:value="28928">
                <text:p>28928</text:p>
              </table:table-cell>
              <table:table-cell office:value-type="float" office:value="72.2371">
                <text:p>72.2371</text:p>
              </table:table-cell>
            </table:table-row>
            <table:table-row>
              <table:table-cell office:value-type="float" office:value="28992">
                <text:p>28992</text:p>
              </table:table-cell>
              <table:table-cell office:value-type="float" office:value="69.0181">
                <text:p>69.0181</text:p>
              </table:table-cell>
            </table:table-row>
            <table:table-row>
              <table:table-cell office:value-type="float" office:value="29056">
                <text:p>29056</text:p>
              </table:table-cell>
              <table:table-cell office:value-type="float" office:value="71.9234">
                <text:p>71.9234</text:p>
              </table:table-cell>
            </table:table-row>
            <table:table-row>
              <table:table-cell office:value-type="float" office:value="29120">
                <text:p>29120</text:p>
              </table:table-cell>
              <table:table-cell office:value-type="float" office:value="67.9691">
                <text:p>67.9691</text:p>
              </table:table-cell>
            </table:table-row>
            <table:table-row>
              <table:table-cell office:value-type="float" office:value="29184">
                <text:p>29184</text:p>
              </table:table-cell>
              <table:table-cell office:value-type="float" office:value="61.8692">
                <text:p>61.8692</text:p>
              </table:table-cell>
            </table:table-row>
            <table:table-row>
              <table:table-cell office:value-type="float" office:value="29248">
                <text:p>29248</text:p>
              </table:table-cell>
              <table:table-cell office:value-type="float" office:value="71.0169">
                <text:p>71.0169</text:p>
              </table:table-cell>
            </table:table-row>
            <table:table-row>
              <table:table-cell office:value-type="float" office:value="29312">
                <text:p>29312</text:p>
              </table:table-cell>
              <table:table-cell office:value-type="float" office:value="87.9885">
                <text:p>87.9885</text:p>
              </table:table-cell>
            </table:table-row>
            <table:table-row>
              <table:table-cell office:value-type="float" office:value="29376">
                <text:p>29376</text:p>
              </table:table-cell>
              <table:table-cell office:value-type="float" office:value="69.6778">
                <text:p>69.6778</text:p>
              </table:table-cell>
            </table:table-row>
            <table:table-row>
              <table:table-cell office:value-type="float" office:value="29440">
                <text:p>29440</text:p>
              </table:table-cell>
              <table:table-cell office:value-type="float" office:value="66.0233">
                <text:p>66.0233</text:p>
              </table:table-cell>
            </table:table-row>
            <table:table-row>
              <table:table-cell office:value-type="float" office:value="29504">
                <text:p>29504</text:p>
              </table:table-cell>
              <table:table-cell office:value-type="float" office:value="84.1479">
                <text:p>84.1479</text:p>
              </table:table-cell>
            </table:table-row>
            <table:table-row>
              <table:table-cell office:value-type="float" office:value="29568">
                <text:p>29568</text:p>
              </table:table-cell>
              <table:table-cell office:value-type="float" office:value="80.1048">
                <text:p>80.1048</text:p>
              </table:table-cell>
            </table:table-row>
            <table:table-row>
              <table:table-cell office:value-type="float" office:value="29632">
                <text:p>29632</text:p>
              </table:table-cell>
              <table:table-cell office:value-type="float" office:value="76.585">
                <text:p>76.585</text:p>
              </table:table-cell>
            </table:table-row>
            <table:table-row>
              <table:table-cell office:value-type="float" office:value="29696">
                <text:p>29696</text:p>
              </table:table-cell>
              <table:table-cell office:value-type="float" office:value="60.5853">
                <text:p>60.5853</text:p>
              </table:table-cell>
            </table:table-row>
            <table:table-row>
              <table:table-cell office:value-type="float" office:value="29760">
                <text:p>29760</text:p>
              </table:table-cell>
              <table:table-cell office:value-type="float" office:value="64.5917">
                <text:p>64.5917</text:p>
              </table:table-cell>
            </table:table-row>
            <table:table-row>
              <table:table-cell office:value-type="float" office:value="29824">
                <text:p>29824</text:p>
              </table:table-cell>
              <table:table-cell office:value-type="float" office:value="84.0267">
                <text:p>84.0267</text:p>
              </table:table-cell>
            </table:table-row>
            <table:table-row>
              <table:table-cell office:value-type="float" office:value="29888">
                <text:p>29888</text:p>
              </table:table-cell>
              <table:table-cell office:value-type="float" office:value="73.2446">
                <text:p>73.2446</text:p>
              </table:table-cell>
            </table:table-row>
            <table:table-row>
              <table:table-cell office:value-type="float" office:value="29952">
                <text:p>29952</text:p>
              </table:table-cell>
              <table:table-cell office:value-type="float" office:value="81.0751">
                <text:p>81.0751</text:p>
              </table:table-cell>
            </table:table-row>
            <table:table-row>
              <table:table-cell office:value-type="float" office:value="30016">
                <text:p>30016</text:p>
              </table:table-cell>
              <table:table-cell office:value-type="float" office:value="68.7221">
                <text:p>68.7221</text:p>
              </table:table-cell>
            </table:table-row>
            <table:table-row>
              <table:table-cell office:value-type="float" office:value="30080">
                <text:p>30080</text:p>
              </table:table-cell>
              <table:table-cell office:value-type="float" office:value="76.3282">
                <text:p>76.3282</text:p>
              </table:table-cell>
            </table:table-row>
            <table:table-row>
              <table:table-cell office:value-type="float" office:value="30144">
                <text:p>30144</text:p>
              </table:table-cell>
              <table:table-cell office:value-type="float" office:value="71.5622">
                <text:p>71.5622</text:p>
              </table:table-cell>
            </table:table-row>
            <table:table-row>
              <table:table-cell office:value-type="float" office:value="30208">
                <text:p>30208</text:p>
              </table:table-cell>
              <table:table-cell office:value-type="float" office:value="85.6416">
                <text:p>85.6416</text:p>
              </table:table-cell>
            </table:table-row>
            <table:table-row>
              <table:table-cell office:value-type="float" office:value="30272">
                <text:p>30272</text:p>
              </table:table-cell>
              <table:table-cell office:value-type="float" office:value="72.3751">
                <text:p>72.3751</text:p>
              </table:table-cell>
            </table:table-row>
            <table:table-row>
              <table:table-cell office:value-type="float" office:value="30336">
                <text:p>30336</text:p>
              </table:table-cell>
              <table:table-cell office:value-type="float" office:value="82.7804">
                <text:p>82.7804</text:p>
              </table:table-cell>
            </table:table-row>
            <table:table-row>
              <table:table-cell office:value-type="float" office:value="30400">
                <text:p>30400</text:p>
              </table:table-cell>
              <table:table-cell office:value-type="float" office:value="70.5247">
                <text:p>70.5247</text:p>
              </table:table-cell>
            </table:table-row>
            <table:table-row>
              <table:table-cell office:value-type="float" office:value="30464">
                <text:p>30464</text:p>
              </table:table-cell>
              <table:table-cell office:value-type="float" office:value="61.5889">
                <text:p>61.5889</text:p>
              </table:table-cell>
            </table:table-row>
            <table:table-row>
              <table:table-cell office:value-type="float" office:value="30528">
                <text:p>30528</text:p>
              </table:table-cell>
              <table:table-cell office:value-type="float" office:value="68.6538">
                <text:p>68.6538</text:p>
              </table:table-cell>
            </table:table-row>
            <table:table-row>
              <table:table-cell office:value-type="float" office:value="30592">
                <text:p>30592</text:p>
              </table:table-cell>
              <table:table-cell office:value-type="float" office:value="85.5608">
                <text:p>85.5608</text:p>
              </table:table-cell>
            </table:table-row>
            <table:table-row>
              <table:table-cell office:value-type="float" office:value="30656">
                <text:p>30656</text:p>
              </table:table-cell>
              <table:table-cell office:value-type="float" office:value="75.7552">
                <text:p>75.7552</text:p>
              </table:table-cell>
            </table:table-row>
            <table:table-row>
              <table:table-cell office:value-type="float" office:value="30720">
                <text:p>30720</text:p>
              </table:table-cell>
              <table:table-cell office:value-type="float" office:value="81.862">
                <text:p>81.862</text:p>
              </table:table-cell>
            </table:table-row>
            <table:table-row>
              <table:table-cell office:value-type="float" office:value="30784">
                <text:p>30784</text:p>
              </table:table-cell>
              <table:table-cell office:value-type="float" office:value="76.5308">
                <text:p>76.5308</text:p>
              </table:table-cell>
            </table:table-row>
            <table:table-row>
              <table:table-cell office:value-type="float" office:value="30848">
                <text:p>30848</text:p>
              </table:table-cell>
              <table:table-cell office:value-type="float" office:value="71.4392">
                <text:p>71.4392</text:p>
              </table:table-cell>
            </table:table-row>
            <table:table-row>
              <table:table-cell office:value-type="float" office:value="30912">
                <text:p>30912</text:p>
              </table:table-cell>
              <table:table-cell office:value-type="float" office:value="64.0991">
                <text:p>64.0991</text:p>
              </table:table-cell>
            </table:table-row>
            <table:table-row>
              <table:table-cell office:value-type="float" office:value="30976">
                <text:p>30976</text:p>
              </table:table-cell>
              <table:table-cell office:value-type="float" office:value="85.5488">
                <text:p>85.5488</text:p>
              </table:table-cell>
            </table:table-row>
            <table:table-row>
              <table:table-cell office:value-type="float" office:value="31040">
                <text:p>31040</text:p>
              </table:table-cell>
              <table:table-cell office:value-type="float" office:value="83.3625">
                <text:p>83.3625</text:p>
              </table:table-cell>
            </table:table-row>
            <table:table-row>
              <table:table-cell office:value-type="float" office:value="31104">
                <text:p>31104</text:p>
              </table:table-cell>
              <table:table-cell office:value-type="float" office:value="72.0681">
                <text:p>72.0681</text:p>
              </table:table-cell>
            </table:table-row>
            <table:table-row>
              <table:table-cell office:value-type="float" office:value="31168">
                <text:p>31168</text:p>
              </table:table-cell>
              <table:table-cell office:value-type="float" office:value="87.4179">
                <text:p>87.4179</text:p>
              </table:table-cell>
            </table:table-row>
            <table:table-row>
              <table:table-cell office:value-type="float" office:value="31232">
                <text:p>31232</text:p>
              </table:table-cell>
              <table:table-cell office:value-type="float" office:value="64.3793">
                <text:p>64.3793</text:p>
              </table:table-cell>
            </table:table-row>
            <table:table-row>
              <table:table-cell office:value-type="float" office:value="31296">
                <text:p>31296</text:p>
              </table:table-cell>
              <table:table-cell office:value-type="float" office:value="70.0565">
                <text:p>70.0565</text:p>
              </table:table-cell>
            </table:table-row>
            <table:table-row>
              <table:table-cell office:value-type="float" office:value="31360">
                <text:p>31360</text:p>
              </table:table-cell>
              <table:table-cell office:value-type="float" office:value="67.0956">
                <text:p>67.0956</text:p>
              </table:table-cell>
            </table:table-row>
            <table:table-row>
              <table:table-cell office:value-type="float" office:value="31424">
                <text:p>31424</text:p>
              </table:table-cell>
              <table:table-cell office:value-type="float" office:value="70.4025">
                <text:p>70.4025</text:p>
              </table:table-cell>
            </table:table-row>
            <table:table-row>
              <table:table-cell office:value-type="float" office:value="31488">
                <text:p>31488</text:p>
              </table:table-cell>
              <table:table-cell office:value-type="float" office:value="64.2043">
                <text:p>64.2043</text:p>
              </table:table-cell>
            </table:table-row>
            <table:table-row>
              <table:table-cell office:value-type="float" office:value="31552">
                <text:p>31552</text:p>
              </table:table-cell>
              <table:table-cell office:value-type="float" office:value="87.2003">
                <text:p>87.2003</text:p>
              </table:table-cell>
            </table:table-row>
            <table:table-row>
              <table:table-cell office:value-type="float" office:value="31616">
                <text:p>31616</text:p>
              </table:table-cell>
              <table:table-cell office:value-type="float" office:value="86.9874">
                <text:p>86.9874</text:p>
              </table:table-cell>
            </table:table-row>
            <table:table-row>
              <table:table-cell office:value-type="float" office:value="31680">
                <text:p>31680</text:p>
              </table:table-cell>
              <table:table-cell office:value-type="float" office:value="64.7895">
                <text:p>64.7895</text:p>
              </table:table-cell>
            </table:table-row>
            <table:table-row>
              <table:table-cell office:value-type="float" office:value="31744">
                <text:p>31744</text:p>
              </table:table-cell>
              <table:table-cell office:value-type="float" office:value="61.7919">
                <text:p>61.7919</text:p>
              </table:table-cell>
            </table:table-row>
            <table:table-row>
              <table:table-cell office:value-type="float" office:value="31808">
                <text:p>31808</text:p>
              </table:table-cell>
              <table:table-cell office:value-type="float" office:value="81.0141">
                <text:p>81.0141</text:p>
              </table:table-cell>
            </table:table-row>
            <table:table-row>
              <table:table-cell office:value-type="float" office:value="31872">
                <text:p>31872</text:p>
              </table:table-cell>
              <table:table-cell office:value-type="float" office:value="78.0341">
                <text:p>78.0341</text:p>
              </table:table-cell>
            </table:table-row>
            <table:table-row>
              <table:table-cell office:value-type="float" office:value="31936">
                <text:p>31936</text:p>
              </table:table-cell>
              <table:table-cell office:value-type="float" office:value="82.8669">
                <text:p>82.8669</text:p>
              </table:table-cell>
            </table:table-row>
            <table:table-row>
              <table:table-cell office:value-type="float" office:value="32000">
                <text:p>32000</text:p>
              </table:table-cell>
              <table:table-cell office:value-type="float" office:value="89.7361">
                <text:p>89.7361</text:p>
              </table:table-cell>
            </table:table-row>
            <table:table-row>
              <table:table-cell office:value-type="float" office:value="32064">
                <text:p>32064</text:p>
              </table:table-cell>
              <table:table-cell office:value-type="float" office:value="79.3622">
                <text:p>79.3622</text:p>
              </table:table-cell>
            </table:table-row>
            <table:table-row>
              <table:table-cell office:value-type="float" office:value="32128">
                <text:p>32128</text:p>
              </table:table-cell>
              <table:table-cell office:value-type="float" office:value="79.429">
                <text:p>79.429</text:p>
              </table:table-cell>
            </table:table-row>
            <table:table-row>
              <table:table-cell office:value-type="float" office:value="32192">
                <text:p>32192</text:p>
              </table:table-cell>
              <table:table-cell office:value-type="float" office:value="100.378">
                <text:p>100.378</text:p>
              </table:table-cell>
            </table:table-row>
            <table:table-row>
              <table:table-cell office:value-type="float" office:value="32256">
                <text:p>32256</text:p>
              </table:table-cell>
              <table:table-cell office:value-type="float" office:value="91.7372">
                <text:p>91.7372</text:p>
              </table:table-cell>
            </table:table-row>
            <table:table-row>
              <table:table-cell office:value-type="float" office:value="32320">
                <text:p>32320</text:p>
              </table:table-cell>
              <table:table-cell office:value-type="float" office:value="102.209">
                <text:p>102.209</text:p>
              </table:table-cell>
            </table:table-row>
            <table:table-row>
              <table:table-cell office:value-type="float" office:value="32384">
                <text:p>32384</text:p>
              </table:table-cell>
              <table:table-cell office:value-type="float" office:value="80.9022">
                <text:p>80.9022</text:p>
              </table:table-cell>
            </table:table-row>
            <table:table-row>
              <table:table-cell office:value-type="float" office:value="32448">
                <text:p>32448</text:p>
              </table:table-cell>
              <table:table-cell office:value-type="float" office:value="93.3259">
                <text:p>93.3259</text:p>
              </table:table-cell>
            </table:table-row>
            <table:table-row>
              <table:table-cell office:value-type="float" office:value="32512">
                <text:p>32512</text:p>
              </table:table-cell>
              <table:table-cell office:value-type="float" office:value="80.8631">
                <text:p>80.8631</text:p>
              </table:table-cell>
            </table:table-row>
            <table:table-row>
              <table:table-cell office:value-type="float" office:value="32576">
                <text:p>32576</text:p>
              </table:table-cell>
              <table:table-cell office:value-type="float" office:value="76.4629">
                <text:p>76.4629</text:p>
              </table:table-cell>
            </table:table-row>
            <table:table-row>
              <table:table-cell office:value-type="float" office:value="32640">
                <text:p>32640</text:p>
              </table:table-cell>
              <table:table-cell office:value-type="float" office:value="79.081">
                <text:p>79.081</text:p>
              </table:table-cell>
            </table:table-row>
            <table:table-row>
              <table:table-cell office:value-type="float" office:value="32704">
                <text:p>32704</text:p>
              </table:table-cell>
              <table:table-cell office:value-type="float" office:value="102.725">
                <text:p>102.725</text:p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92.9936">
                <text:p>92.9936</text:p>
              </table:table-cell>
            </table:table-row>
            <table:table-row>
              <table:table-cell office:value-type="float" office:value="32832">
                <text:p>32832</text:p>
              </table:table-cell>
              <table:table-cell office:value-type="float" office:value="90.5201">
                <text:p>90.5201</text:p>
              </table:table-cell>
            </table:table-row>
            <table:table-row>
              <table:table-cell office:value-type="float" office:value="32896">
                <text:p>32896</text:p>
              </table:table-cell>
              <table:table-cell office:value-type="float" office:value="76.824">
                <text:p>76.824</text:p>
              </table:table-cell>
            </table:table-row>
            <table:table-row>
              <table:table-cell office:value-type="float" office:value="32960">
                <text:p>32960</text:p>
              </table:table-cell>
              <table:table-cell office:value-type="float" office:value="88.5423">
                <text:p>88.5423</text:p>
              </table:table-cell>
            </table:table-row>
            <table:table-row>
              <table:table-cell office:value-type="float" office:value="33024">
                <text:p>33024</text:p>
              </table:table-cell>
              <table:table-cell office:value-type="float" office:value="83.8825">
                <text:p>83.8825</text:p>
              </table:table-cell>
            </table:table-row>
            <table:table-row>
              <table:table-cell office:value-type="float" office:value="33088">
                <text:p>33088</text:p>
              </table:table-cell>
              <table:table-cell office:value-type="float" office:value="88.892">
                <text:p>88.892</text:p>
              </table:table-cell>
            </table:table-row>
            <table:table-row>
              <table:table-cell office:value-type="float" office:value="33152">
                <text:p>33152</text:p>
              </table:table-cell>
              <table:table-cell office:value-type="float" office:value="85.9601">
                <text:p>85.9601</text:p>
              </table:table-cell>
            </table:table-row>
            <table:table-row>
              <table:table-cell office:value-type="float" office:value="33216">
                <text:p>33216</text:p>
              </table:table-cell>
              <table:table-cell office:value-type="float" office:value="88.2617">
                <text:p>88.2617</text:p>
              </table:table-cell>
            </table:table-row>
            <table:table-row>
              <table:table-cell office:value-type="float" office:value="33280">
                <text:p>33280</text:p>
              </table:table-cell>
              <table:table-cell office:value-type="float" office:value="98.9485">
                <text:p>98.9485</text:p>
              </table:table-cell>
            </table:table-row>
            <table:table-row>
              <table:table-cell office:value-type="float" office:value="33344">
                <text:p>33344</text:p>
              </table:table-cell>
              <table:table-cell office:value-type="float" office:value="93.0556">
                <text:p>93.0556</text:p>
              </table:table-cell>
            </table:table-row>
            <table:table-row>
              <table:table-cell office:value-type="float" office:value="33408">
                <text:p>33408</text:p>
              </table:table-cell>
              <table:table-cell office:value-type="float" office:value="98.6641">
                <text:p>98.6641</text:p>
              </table:table-cell>
            </table:table-row>
            <table:table-row>
              <table:table-cell office:value-type="float" office:value="33472">
                <text:p>33472</text:p>
              </table:table-cell>
              <table:table-cell office:value-type="float" office:value="103.153">
                <text:p>103.153</text:p>
              </table:table-cell>
            </table:table-row>
            <table:table-row>
              <table:table-cell office:value-type="float" office:value="33536">
                <text:p>33536</text:p>
              </table:table-cell>
              <table:table-cell office:value-type="float" office:value="90.2558">
                <text:p>90.2558</text:p>
              </table:table-cell>
            </table:table-row>
            <table:table-row>
              <table:table-cell office:value-type="float" office:value="33600">
                <text:p>33600</text:p>
              </table:table-cell>
              <table:table-cell office:value-type="float" office:value="95.6515">
                <text:p>95.6515</text:p>
              </table:table-cell>
            </table:table-row>
            <table:table-row>
              <table:table-cell office:value-type="float" office:value="33664">
                <text:p>33664</text:p>
              </table:table-cell>
              <table:table-cell office:value-type="float" office:value="77.9421">
                <text:p>77.9421</text:p>
              </table:table-cell>
            </table:table-row>
            <table:table-row>
              <table:table-cell office:value-type="float" office:value="33728">
                <text:p>33728</text:p>
              </table:table-cell>
              <table:table-cell office:value-type="float" office:value="92.0477">
                <text:p>92.0477</text:p>
              </table:table-cell>
            </table:table-row>
            <table:table-row>
              <table:table-cell office:value-type="float" office:value="33792">
                <text:p>33792</text:p>
              </table:table-cell>
              <table:table-cell office:value-type="float" office:value="86.6655">
                <text:p>86.6655</text:p>
              </table:table-cell>
            </table:table-row>
            <table:table-row>
              <table:table-cell office:value-type="float" office:value="33856">
                <text:p>33856</text:p>
              </table:table-cell>
              <table:table-cell office:value-type="float" office:value="95.9761">
                <text:p>95.9761</text:p>
              </table:table-cell>
            </table:table-row>
            <table:table-row>
              <table:table-cell office:value-type="float" office:value="33920">
                <text:p>33920</text:p>
              </table:table-cell>
              <table:table-cell office:value-type="float" office:value="84.9145">
                <text:p>84.9145</text:p>
              </table:table-cell>
            </table:table-row>
            <table:table-row>
              <table:table-cell office:value-type="float" office:value="33984">
                <text:p>33984</text:p>
              </table:table-cell>
              <table:table-cell office:value-type="float" office:value="86.4015">
                <text:p>86.4015</text:p>
              </table:table-cell>
            </table:table-row>
            <table:table-row>
              <table:table-cell office:value-type="float" office:value="34048">
                <text:p>34048</text:p>
              </table:table-cell>
              <table:table-cell office:value-type="float" office:value="100.338">
                <text:p>100.338</text:p>
              </table:table-cell>
            </table:table-row>
            <table:table-row>
              <table:table-cell office:value-type="float" office:value="34112">
                <text:p>34112</text:p>
              </table:table-cell>
              <table:table-cell office:value-type="float" office:value="89.3434">
                <text:p>89.3434</text:p>
              </table:table-cell>
            </table:table-row>
            <table:table-row>
              <table:table-cell office:value-type="float" office:value="34176">
                <text:p>34176</text:p>
              </table:table-cell>
              <table:table-cell office:value-type="float" office:value="81.779">
                <text:p>81.779</text:p>
              </table:table-cell>
            </table:table-row>
            <table:table-row>
              <table:table-cell office:value-type="float" office:value="34240">
                <text:p>34240</text:p>
              </table:table-cell>
              <table:table-cell office:value-type="float" office:value="87.0753">
                <text:p>87.0753</text:p>
              </table:table-cell>
            </table:table-row>
            <table:table-row>
              <table:table-cell office:value-type="float" office:value="34304">
                <text:p>34304</text:p>
              </table:table-cell>
              <table:table-cell office:value-type="float" office:value="86.5527">
                <text:p>86.5527</text:p>
              </table:table-cell>
            </table:table-row>
            <table:table-row>
              <table:table-cell office:value-type="float" office:value="34368">
                <text:p>34368</text:p>
              </table:table-cell>
              <table:table-cell office:value-type="float" office:value="87.6811">
                <text:p>87.6811</text:p>
              </table:table-cell>
            </table:table-row>
            <table:table-row>
              <table:table-cell office:value-type="float" office:value="34432">
                <text:p>34432</text:p>
              </table:table-cell>
              <table:table-cell office:value-type="float" office:value="75.4011">
                <text:p>75.4011</text:p>
              </table:table-cell>
            </table:table-row>
            <table:table-row>
              <table:table-cell office:value-type="float" office:value="34496">
                <text:p>34496</text:p>
              </table:table-cell>
              <table:table-cell office:value-type="float" office:value="92.4156">
                <text:p>92.4156</text:p>
              </table:table-cell>
            </table:table-row>
            <table:table-row>
              <table:table-cell office:value-type="float" office:value="34560">
                <text:p>34560</text:p>
              </table:table-cell>
              <table:table-cell office:value-type="float" office:value="89.1439">
                <text:p>89.1439</text:p>
              </table:table-cell>
            </table:table-row>
            <table:table-row>
              <table:table-cell office:value-type="float" office:value="34624">
                <text:p>34624</text:p>
              </table:table-cell>
              <table:table-cell office:value-type="float" office:value="79.4821">
                <text:p>79.4821</text:p>
              </table:table-cell>
            </table:table-row>
            <table:table-row>
              <table:table-cell office:value-type="float" office:value="34688">
                <text:p>34688</text:p>
              </table:table-cell>
              <table:table-cell office:value-type="float" office:value="90.1406">
                <text:p>90.1406</text:p>
              </table:table-cell>
            </table:table-row>
            <table:table-row>
              <table:table-cell office:value-type="float" office:value="34752">
                <text:p>34752</text:p>
              </table:table-cell>
              <table:table-cell office:value-type="float" office:value="77.1374">
                <text:p>77.1374</text:p>
              </table:table-cell>
            </table:table-row>
            <table:table-row>
              <table:table-cell office:value-type="float" office:value="34816">
                <text:p>34816</text:p>
              </table:table-cell>
              <table:table-cell office:value-type="float" office:value="95.0021">
                <text:p>95.0021</text:p>
              </table:table-cell>
            </table:table-row>
            <table:table-row>
              <table:table-cell office:value-type="float" office:value="34880">
                <text:p>34880</text:p>
              </table:table-cell>
              <table:table-cell office:value-type="float" office:value="91.9645">
                <text:p>91.9645</text:p>
              </table:table-cell>
            </table:table-row>
            <table:table-row>
              <table:table-cell office:value-type="float" office:value="34944">
                <text:p>34944</text:p>
              </table:table-cell>
              <table:table-cell office:value-type="float" office:value="90.6796">
                <text:p>90.6796</text:p>
              </table:table-cell>
            </table:table-row>
            <table:table-row>
              <table:table-cell office:value-type="float" office:value="35008">
                <text:p>35008</text:p>
              </table:table-cell>
              <table:table-cell office:value-type="float" office:value="103.885">
                <text:p>103.885</text:p>
              </table:table-cell>
            </table:table-row>
            <table:table-row>
              <table:table-cell office:value-type="float" office:value="35072">
                <text:p>35072</text:p>
              </table:table-cell>
              <table:table-cell office:value-type="float" office:value="75.8564">
                <text:p>75.8564</text:p>
              </table:table-cell>
            </table:table-row>
            <table:table-row>
              <table:table-cell office:value-type="float" office:value="35136">
                <text:p>35136</text:p>
              </table:table-cell>
              <table:table-cell office:value-type="float" office:value="101.64">
                <text:p>101.64</text:p>
              </table:table-cell>
            </table:table-row>
            <table:table-row>
              <table:table-cell office:value-type="float" office:value="35200">
                <text:p>35200</text:p>
              </table:table-cell>
              <table:table-cell office:value-type="float" office:value="87.1461">
                <text:p>87.1461</text:p>
              </table:table-cell>
            </table:table-row>
            <table:table-row>
              <table:table-cell office:value-type="float" office:value="35264">
                <text:p>35264</text:p>
              </table:table-cell>
              <table:table-cell office:value-type="float" office:value="99.8047">
                <text:p>99.8047</text:p>
              </table:table-cell>
            </table:table-row>
            <table:table-row>
              <table:table-cell office:value-type="float" office:value="35328">
                <text:p>35328</text:p>
              </table:table-cell>
              <table:table-cell office:value-type="float" office:value="89.6951">
                <text:p>89.6951</text:p>
              </table:table-cell>
            </table:table-row>
            <table:table-row>
              <table:table-cell office:value-type="float" office:value="35392">
                <text:p>35392</text:p>
              </table:table-cell>
              <table:table-cell office:value-type="float" office:value="80.8102">
                <text:p>80.8102</text:p>
              </table:table-cell>
            </table:table-row>
            <table:table-row>
              <table:table-cell office:value-type="float" office:value="35456">
                <text:p>35456</text:p>
              </table:table-cell>
              <table:table-cell office:value-type="float" office:value="97.9573">
                <text:p>97.9573</text:p>
              </table:table-cell>
            </table:table-row>
            <table:table-row>
              <table:table-cell office:value-type="float" office:value="35520">
                <text:p>35520</text:p>
              </table:table-cell>
              <table:table-cell office:value-type="float" office:value="104.951">
                <text:p>104.951</text:p>
              </table:table-cell>
            </table:table-row>
            <table:table-row>
              <table:table-cell office:value-type="float" office:value="35584">
                <text:p>35584</text:p>
              </table:table-cell>
              <table:table-cell office:value-type="float" office:value="101.462">
                <text:p>101.462</text:p>
              </table:table-cell>
            </table:table-row>
            <table:table-row>
              <table:table-cell office:value-type="float" office:value="35648">
                <text:p>35648</text:p>
              </table:table-cell>
              <table:table-cell office:value-type="float" office:value="100.899">
                <text:p>100.899</text:p>
              </table:table-cell>
            </table:table-row>
            <table:table-row>
              <table:table-cell office:value-type="float" office:value="35712">
                <text:p>35712</text:p>
              </table:table-cell>
              <table:table-cell office:value-type="float" office:value="91.9984">
                <text:p>91.9984</text:p>
              </table:table-cell>
            </table:table-row>
            <table:table-row>
              <table:table-cell office:value-type="float" office:value="35776">
                <text:p>35776</text:p>
              </table:table-cell>
              <table:table-cell office:value-type="float" office:value="83.1269">
                <text:p>83.1269</text:p>
              </table:table-cell>
            </table:table-row>
            <table:table-row>
              <table:table-cell office:value-type="float" office:value="35840">
                <text:p>35840</text:p>
              </table:table-cell>
              <table:table-cell office:value-type="float" office:value="91.8754">
                <text:p>91.8754</text:p>
              </table:table-cell>
            </table:table-row>
            <table:table-row>
              <table:table-cell office:value-type="float" office:value="35904">
                <text:p>35904</text:p>
              </table:table-cell>
              <table:table-cell office:value-type="float" office:value="101.913">
                <text:p>101.913</text:p>
              </table:table-cell>
            </table:table-row>
            <table:table-row>
              <table:table-cell office:value-type="float" office:value="35968">
                <text:p>35968</text:p>
              </table:table-cell>
              <table:table-cell office:value-type="float" office:value="94.5283">
                <text:p>94.5283</text:p>
              </table:table-cell>
            </table:table-row>
            <table:table-row>
              <table:table-cell office:value-type="float" office:value="36032">
                <text:p>36032</text:p>
              </table:table-cell>
              <table:table-cell office:value-type="float" office:value="87.2136">
                <text:p>87.2136</text:p>
              </table:table-cell>
            </table:table-row>
            <table:table-row>
              <table:table-cell office:value-type="float" office:value="36096">
                <text:p>36096</text:p>
              </table:table-cell>
              <table:table-cell office:value-type="float" office:value="86.2561">
                <text:p>86.2561</text:p>
              </table:table-cell>
            </table:table-row>
            <table:table-row>
              <table:table-cell office:value-type="float" office:value="36160">
                <text:p>36160</text:p>
              </table:table-cell>
              <table:table-cell office:value-type="float" office:value="101.307">
                <text:p>101.307</text:p>
              </table:table-cell>
            </table:table-row>
            <table:table-row>
              <table:table-cell office:value-type="float" office:value="36224">
                <text:p>36224</text:p>
              </table:table-cell>
              <table:table-cell office:value-type="float" office:value="99.2888">
                <text:p>99.2888</text:p>
              </table:table-cell>
            </table:table-row>
            <table:table-row>
              <table:table-cell office:value-type="float" office:value="36288">
                <text:p>36288</text:p>
              </table:table-cell>
              <table:table-cell office:value-type="float" office:value="97.8086">
                <text:p>97.8086</text:p>
              </table:table-cell>
            </table:table-row>
            <table:table-row>
              <table:table-cell office:value-type="float" office:value="36352">
                <text:p>36352</text:p>
              </table:table-cell>
              <table:table-cell office:value-type="float" office:value="83.9883">
                <text:p>83.9883</text:p>
              </table:table-cell>
            </table:table-row>
            <table:table-row>
              <table:table-cell office:value-type="float" office:value="36416">
                <text:p>36416</text:p>
              </table:table-cell>
              <table:table-cell office:value-type="float" office:value="99.6898">
                <text:p>99.6898</text:p>
              </table:table-cell>
            </table:table-row>
            <table:table-row>
              <table:table-cell office:value-type="float" office:value="36480">
                <text:p>36480</text:p>
              </table:table-cell>
              <table:table-cell office:value-type="float" office:value="85.2242">
                <text:p>85.2242</text:p>
              </table:table-cell>
            </table:table-row>
            <table:table-row>
              <table:table-cell office:value-type="float" office:value="36544">
                <text:p>36544</text:p>
              </table:table-cell>
              <table:table-cell office:value-type="float" office:value="98.1321">
                <text:p>98.1321</text:p>
              </table:table-cell>
            </table:table-row>
            <table:table-row>
              <table:table-cell office:value-type="float" office:value="36608">
                <text:p>36608</text:p>
              </table:table-cell>
              <table:table-cell office:value-type="float" office:value="104.172">
                <text:p>104.172</text:p>
              </table:table-cell>
            </table:table-row>
            <table:table-row>
              <table:table-cell office:value-type="float" office:value="36672">
                <text:p>36672</text:p>
              </table:table-cell>
              <table:table-cell office:value-type="float" office:value="100.365">
                <text:p>100.365</text:p>
              </table:table-cell>
            </table:table-row>
            <table:table-row>
              <table:table-cell office:value-type="float" office:value="36736">
                <text:p>36736</text:p>
              </table:table-cell>
              <table:table-cell office:value-type="float" office:value="100.269">
                <text:p>100.269</text:p>
              </table:table-cell>
            </table:table-row>
            <table:table-row>
              <table:table-cell office:value-type="float" office:value="36800">
                <text:p>36800</text:p>
              </table:table-cell>
              <table:table-cell office:value-type="float" office:value="94.1737">
                <text:p>94.1737</text:p>
              </table:table-cell>
            </table:table-row>
            <table:table-row>
              <table:table-cell office:value-type="float" office:value="36864">
                <text:p>36864</text:p>
              </table:table-cell>
              <table:table-cell office:value-type="float" office:value="87.329">
                <text:p>87.329</text:p>
              </table:table-cell>
            </table:table-row>
            <table:table-row>
              <table:table-cell office:value-type="float" office:value="36928">
                <text:p>36928</text:p>
              </table:table-cell>
              <table:table-cell office:value-type="float" office:value="85.9488">
                <text:p>85.9488</text:p>
              </table:table-cell>
            </table:table-row>
            <table:table-row>
              <table:table-cell office:value-type="float" office:value="36992">
                <text:p>36992</text:p>
              </table:table-cell>
              <table:table-cell office:value-type="float" office:value="93.0581">
                <text:p>93.0581</text:p>
              </table:table-cell>
            </table:table-row>
            <table:table-row>
              <table:table-cell office:value-type="float" office:value="37056">
                <text:p>37056</text:p>
              </table:table-cell>
              <table:table-cell office:value-type="float" office:value="88.1853">
                <text:p>88.1853</text:p>
              </table:table-cell>
            </table:table-row>
            <table:table-row>
              <table:table-cell office:value-type="float" office:value="37120">
                <text:p>37120</text:p>
              </table:table-cell>
              <table:table-cell office:value-type="float" office:value="82.5883">
                <text:p>82.5883</text:p>
              </table:table-cell>
            </table:table-row>
            <table:table-row>
              <table:table-cell office:value-type="float" office:value="37184">
                <text:p>37184</text:p>
              </table:table-cell>
              <table:table-cell office:value-type="float" office:value="75.2042">
                <text:p>75.2042</text:p>
              </table:table-cell>
            </table:table-row>
            <table:table-row>
              <table:table-cell office:value-type="float" office:value="37248">
                <text:p>37248</text:p>
              </table:table-cell>
              <table:table-cell office:value-type="float" office:value="82.9899">
                <text:p>82.9899</text:p>
              </table:table-cell>
            </table:table-row>
            <table:table-row>
              <table:table-cell office:value-type="float" office:value="37312">
                <text:p>37312</text:p>
              </table:table-cell>
              <table:table-cell office:value-type="float" office:value="97.2833">
                <text:p>97.2833</text:p>
              </table:table-cell>
            </table:table-row>
            <table:table-row>
              <table:table-cell office:value-type="float" office:value="37376">
                <text:p>37376</text:p>
              </table:table-cell>
              <table:table-cell office:value-type="float" office:value="81.0143">
                <text:p>81.0143</text:p>
              </table:table-cell>
            </table:table-row>
            <table:table-row>
              <table:table-cell office:value-type="float" office:value="37440">
                <text:p>37440</text:p>
              </table:table-cell>
              <table:table-cell office:value-type="float" office:value="75.9472">
                <text:p>75.9472</text:p>
              </table:table-cell>
            </table:table-row>
            <table:table-row>
              <table:table-cell office:value-type="float" office:value="37504">
                <text:p>37504</text:p>
              </table:table-cell>
              <table:table-cell office:value-type="float" office:value="97.2341">
                <text:p>97.2341</text:p>
              </table:table-cell>
            </table:table-row>
            <table:table-row>
              <table:table-cell office:value-type="float" office:value="37568">
                <text:p>37568</text:p>
              </table:table-cell>
              <table:table-cell office:value-type="float" office:value="77.4757">
                <text:p>77.4757</text:p>
              </table:table-cell>
            </table:table-row>
            <table:table-row>
              <table:table-cell office:value-type="float" office:value="37632">
                <text:p>37632</text:p>
              </table:table-cell>
              <table:table-cell office:value-type="float" office:value="101.846">
                <text:p>101.846</text:p>
              </table:table-cell>
            </table:table-row>
            <table:table-row>
              <table:table-cell office:value-type="float" office:value="37696">
                <text:p>37696</text:p>
              </table:table-cell>
              <table:table-cell office:value-type="float" office:value="84.2324">
                <text:p>84.2324</text:p>
              </table:table-cell>
            </table:table-row>
            <table:table-row>
              <table:table-cell office:value-type="float" office:value="37760">
                <text:p>37760</text:p>
              </table:table-cell>
              <table:table-cell office:value-type="float" office:value="85.6026">
                <text:p>85.6026</text:p>
              </table:table-cell>
            </table:table-row>
            <table:table-row>
              <table:table-cell office:value-type="float" office:value="37824">
                <text:p>37824</text:p>
              </table:table-cell>
              <table:table-cell office:value-type="float" office:value="88.7218">
                <text:p>88.7218</text:p>
              </table:table-cell>
            </table:table-row>
            <table:table-row>
              <table:table-cell office:value-type="float" office:value="37888">
                <text:p>37888</text:p>
              </table:table-cell>
              <table:table-cell office:value-type="float" office:value="81.1451">
                <text:p>81.1451</text:p>
              </table:table-cell>
            </table:table-row>
            <table:table-row>
              <table:table-cell office:value-type="float" office:value="37952">
                <text:p>37952</text:p>
              </table:table-cell>
              <table:table-cell office:value-type="float" office:value="75.1308">
                <text:p>75.1308</text:p>
              </table:table-cell>
            </table:table-row>
            <table:table-row>
              <table:table-cell office:value-type="float" office:value="38016">
                <text:p>38016</text:p>
              </table:table-cell>
              <table:table-cell office:value-type="float" office:value="100.935">
                <text:p>100.935</text:p>
              </table:table-cell>
            </table:table-row>
            <table:table-row>
              <table:table-cell office:value-type="float" office:value="38080">
                <text:p>38080</text:p>
              </table:table-cell>
              <table:table-cell office:value-type="float" office:value="92.401">
                <text:p>92.401</text:p>
              </table:table-cell>
            </table:table-row>
            <table:table-row>
              <table:table-cell office:value-type="float" office:value="38144">
                <text:p>38144</text:p>
              </table:table-cell>
              <table:table-cell office:value-type="float" office:value="101.438">
                <text:p>101.438</text:p>
              </table:table-cell>
            </table:table-row>
            <table:table-row>
              <table:table-cell office:value-type="float" office:value="38208">
                <text:p>38208</text:p>
              </table:table-cell>
              <table:table-cell office:value-type="float" office:value="95.2239">
                <text:p>95.2239</text:p>
              </table:table-cell>
            </table:table-row>
            <table:table-row>
              <table:table-cell office:value-type="float" office:value="38272">
                <text:p>38272</text:p>
              </table:table-cell>
              <table:table-cell office:value-type="float" office:value="85.2096">
                <text:p>85.2096</text:p>
              </table:table-cell>
            </table:table-row>
            <table:table-row>
              <table:table-cell office:value-type="float" office:value="38336">
                <text:p>38336</text:p>
              </table:table-cell>
              <table:table-cell office:value-type="float" office:value="80.4262">
                <text:p>80.4262</text:p>
              </table:table-cell>
            </table:table-row>
            <table:table-row>
              <table:table-cell office:value-type="float" office:value="38400">
                <text:p>38400</text:p>
              </table:table-cell>
              <table:table-cell office:value-type="float" office:value="89.9136">
                <text:p>89.9136</text:p>
              </table:table-cell>
            </table:table-row>
            <table:table-row>
              <table:table-cell office:value-type="float" office:value="38464">
                <text:p>38464</text:p>
              </table:table-cell>
              <table:table-cell office:value-type="float" office:value="110.434">
                <text:p>110.434</text:p>
              </table:table-cell>
            </table:table-row>
            <table:table-row>
              <table:table-cell office:value-type="float" office:value="38528">
                <text:p>38528</text:p>
              </table:table-cell>
              <table:table-cell office:value-type="float" office:value="118.558">
                <text:p>118.558</text:p>
              </table:table-cell>
            </table:table-row>
            <table:table-row>
              <table:table-cell office:value-type="float" office:value="38592">
                <text:p>38592</text:p>
              </table:table-cell>
              <table:table-cell office:value-type="float" office:value="104.085">
                <text:p>104.085</text:p>
              </table:table-cell>
            </table:table-row>
            <table:table-row>
              <table:table-cell office:value-type="float" office:value="38656">
                <text:p>38656</text:p>
              </table:table-cell>
              <table:table-cell office:value-type="float" office:value="105.798">
                <text:p>105.798</text:p>
              </table:table-cell>
            </table:table-row>
            <table:table-row>
              <table:table-cell office:value-type="float" office:value="38720">
                <text:p>38720</text:p>
              </table:table-cell>
              <table:table-cell office:value-type="float" office:value="113.827">
                <text:p>113.827</text:p>
              </table:table-cell>
            </table:table-row>
            <table:table-row>
              <table:table-cell office:value-type="float" office:value="38784">
                <text:p>38784</text:p>
              </table:table-cell>
              <table:table-cell office:value-type="float" office:value="93.2589">
                <text:p>93.2589</text:p>
              </table:table-cell>
            </table:table-row>
            <table:table-row>
              <table:table-cell office:value-type="float" office:value="38848">
                <text:p>38848</text:p>
              </table:table-cell>
              <table:table-cell office:value-type="float" office:value="118.127">
                <text:p>118.127</text:p>
              </table:table-cell>
            </table:table-row>
            <table:table-row>
              <table:table-cell office:value-type="float" office:value="38912">
                <text:p>38912</text:p>
              </table:table-cell>
              <table:table-cell office:value-type="float" office:value="94.7762">
                <text:p>94.7762</text:p>
              </table:table-cell>
            </table:table-row>
            <table:table-row>
              <table:table-cell office:value-type="float" office:value="38976">
                <text:p>38976</text:p>
              </table:table-cell>
              <table:table-cell office:value-type="float" office:value="111.317">
                <text:p>111.317</text:p>
              </table:table-cell>
            </table:table-row>
            <table:table-row>
              <table:table-cell office:value-type="float" office:value="39040">
                <text:p>39040</text:p>
              </table:table-cell>
              <table:table-cell office:value-type="float" office:value="101.312">
                <text:p>101.312</text:p>
              </table:table-cell>
            </table:table-row>
            <table:table-row>
              <table:table-cell office:value-type="float" office:value="39104">
                <text:p>39104</text:p>
              </table:table-cell>
              <table:table-cell office:value-type="float" office:value="102.364">
                <text:p>102.364</text:p>
              </table:table-cell>
            </table:table-row>
            <table:table-row>
              <table:table-cell office:value-type="float" office:value="39168">
                <text:p>39168</text:p>
              </table:table-cell>
              <table:table-cell office:value-type="float" office:value="111.521">
                <text:p>111.521</text:p>
              </table:table-cell>
            </table:table-row>
            <table:table-row>
              <table:table-cell office:value-type="float" office:value="39232">
                <text:p>39232</text:p>
              </table:table-cell>
              <table:table-cell office:value-type="float" office:value="109.302">
                <text:p>109.302</text:p>
              </table:table-cell>
            </table:table-row>
            <table:table-row>
              <table:table-cell office:value-type="float" office:value="39296">
                <text:p>39296</text:p>
              </table:table-cell>
              <table:table-cell office:value-type="float" office:value="94.6477">
                <text:p>94.6477</text:p>
              </table:table-cell>
            </table:table-row>
            <table:table-row>
              <table:table-cell office:value-type="float" office:value="39360">
                <text:p>39360</text:p>
              </table:table-cell>
              <table:table-cell office:value-type="float" office:value="117.535">
                <text:p>117.535</text:p>
              </table:table-cell>
            </table:table-row>
            <table:table-row>
              <table:table-cell office:value-type="float" office:value="39424">
                <text:p>39424</text:p>
              </table:table-cell>
              <table:table-cell office:value-type="float" office:value="110.249">
                <text:p>110.249</text:p>
              </table:table-cell>
            </table:table-row>
            <table:table-row>
              <table:table-cell office:value-type="float" office:value="39488">
                <text:p>39488</text:p>
              </table:table-cell>
              <table:table-cell office:value-type="float" office:value="116.882">
                <text:p>116.882</text:p>
              </table:table-cell>
            </table:table-row>
            <table:table-row>
              <table:table-cell office:value-type="float" office:value="39552">
                <text:p>39552</text:p>
              </table:table-cell>
              <table:table-cell office:value-type="float" office:value="90.0108">
                <text:p>90.0108</text:p>
              </table:table-cell>
            </table:table-row>
            <table:table-row>
              <table:table-cell office:value-type="float" office:value="39616">
                <text:p>39616</text:p>
              </table:table-cell>
              <table:table-cell office:value-type="float" office:value="107.096">
                <text:p>107.096</text:p>
              </table:table-cell>
            </table:table-row>
            <table:table-row>
              <table:table-cell office:value-type="float" office:value="39680">
                <text:p>39680</text:p>
              </table:table-cell>
              <table:table-cell office:value-type="float" office:value="96.1139">
                <text:p>96.1139</text:p>
              </table:table-cell>
            </table:table-row>
            <table:table-row>
              <table:table-cell office:value-type="float" office:value="39744">
                <text:p>39744</text:p>
              </table:table-cell>
              <table:table-cell office:value-type="float" office:value="100.613">
                <text:p>100.613</text:p>
              </table:table-cell>
            </table:table-row>
            <table:table-row>
              <table:table-cell office:value-type="float" office:value="39808">
                <text:p>39808</text:p>
              </table:table-cell>
              <table:table-cell office:value-type="float" office:value="90.8173">
                <text:p>90.8173</text:p>
              </table:table-cell>
            </table:table-row>
            <table:table-row>
              <table:table-cell office:value-type="float" office:value="39872">
                <text:p>39872</text:p>
              </table:table-cell>
              <table:table-cell office:value-type="float" office:value="102.259">
                <text:p>102.259</text:p>
              </table:table-cell>
            </table:table-row>
            <table:table-row>
              <table:table-cell office:value-type="float" office:value="39936">
                <text:p>39936</text:p>
              </table:table-cell>
              <table:table-cell office:value-type="float" office:value="100.744">
                <text:p>100.744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116.752">
                <text:p>116.752</text:p>
              </table:table-cell>
            </table:table-row>
            <table:table-row>
              <table:table-cell office:value-type="float" office:value="40064">
                <text:p>40064</text:p>
              </table:table-cell>
              <table:table-cell office:value-type="float" office:value="119.66">
                <text:p>119.66</text:p>
              </table:table-cell>
            </table:table-row>
            <table:table-row>
              <table:table-cell office:value-type="float" office:value="40128">
                <text:p>40128</text:p>
              </table:table-cell>
              <table:table-cell office:value-type="float" office:value="97.1819">
                <text:p>97.1819</text:p>
              </table:table-cell>
            </table:table-row>
            <table:table-row>
              <table:table-cell office:value-type="float" office:value="40192">
                <text:p>40192</text:p>
              </table:table-cell>
              <table:table-cell office:value-type="float" office:value="106.976">
                <text:p>106.976</text:p>
              </table:table-cell>
            </table:table-row>
            <table:table-row>
              <table:table-cell office:value-type="float" office:value="40256">
                <text:p>40256</text:p>
              </table:table-cell>
              <table:table-cell office:value-type="float" office:value="99.8693">
                <text:p>99.8693</text:p>
              </table:table-cell>
            </table:table-row>
            <table:table-row>
              <table:table-cell office:value-type="float" office:value="40320">
                <text:p>40320</text:p>
              </table:table-cell>
              <table:table-cell office:value-type="float" office:value="102.608">
                <text:p>102.608</text:p>
              </table:table-cell>
            </table:table-row>
            <table:table-row>
              <table:table-cell office:value-type="float" office:value="40384">
                <text:p>40384</text:p>
              </table:table-cell>
              <table:table-cell office:value-type="float" office:value="91.8898">
                <text:p>91.8898</text:p>
              </table:table-cell>
            </table:table-row>
            <table:table-row>
              <table:table-cell office:value-type="float" office:value="40448">
                <text:p>40448</text:p>
              </table:table-cell>
              <table:table-cell office:value-type="float" office:value="90.3029">
                <text:p>90.3029</text:p>
              </table:table-cell>
            </table:table-row>
            <table:table-row>
              <table:table-cell office:value-type="float" office:value="40512">
                <text:p>40512</text:p>
              </table:table-cell>
              <table:table-cell office:value-type="float" office:value="101.166">
                <text:p>101.166</text:p>
              </table:table-cell>
            </table:table-row>
            <table:table-row>
              <table:table-cell office:value-type="float" office:value="40576">
                <text:p>40576</text:p>
              </table:table-cell>
              <table:table-cell office:value-type="float" office:value="105.975">
                <text:p>105.975</text:p>
              </table:table-cell>
            </table:table-row>
            <table:table-row>
              <table:table-cell office:value-type="float" office:value="40640">
                <text:p>40640</text:p>
              </table:table-cell>
              <table:table-cell office:value-type="float" office:value="106.101">
                <text:p>106.101</text:p>
              </table:table-cell>
            </table:table-row>
            <table:table-row>
              <table:table-cell office:value-type="float" office:value="40704">
                <text:p>40704</text:p>
              </table:table-cell>
              <table:table-cell office:value-type="float" office:value="94.9934">
                <text:p>94.9934</text:p>
              </table:table-cell>
            </table:table-row>
            <table:table-row>
              <table:table-cell office:value-type="float" office:value="40768">
                <text:p>40768</text:p>
              </table:table-cell>
              <table:table-cell office:value-type="float" office:value="109.234">
                <text:p>109.234</text:p>
              </table:table-cell>
            </table:table-row>
            <table:table-row>
              <table:table-cell office:value-type="float" office:value="40832">
                <text:p>40832</text:p>
              </table:table-cell>
              <table:table-cell office:value-type="float" office:value="104.228">
                <text:p>104.228</text:p>
              </table:table-cell>
            </table:table-row>
            <table:table-row>
              <table:table-cell office:value-type="float" office:value="40896">
                <text:p>40896</text:p>
              </table:table-cell>
              <table:table-cell office:value-type="float" office:value="99.7695">
                <text:p>99.7695</text:p>
              </table:table-cell>
            </table:table-row>
            <table:table-row>
              <table:table-cell office:value-type="float" office:value="40960">
                <text:p>40960</text:p>
              </table:table-cell>
              <table:table-cell office:value-type="float" office:value="100.551">
                <text:p>100.551</text:p>
              </table:table-cell>
            </table:table-row>
            <table:table-row>
              <table:table-cell office:value-type="float" office:value="41024">
                <text:p>41024</text:p>
              </table:table-cell>
              <table:table-cell office:value-type="float" office:value="115.54">
                <text:p>115.54</text:p>
              </table:table-cell>
            </table:table-row>
            <table:table-row>
              <table:table-cell office:value-type="float" office:value="41088">
                <text:p>41088</text:p>
              </table:table-cell>
              <table:table-cell office:value-type="float" office:value="112.134">
                <text:p>112.134</text:p>
              </table:table-cell>
            </table:table-row>
            <table:table-row>
              <table:table-cell office:value-type="float" office:value="41152">
                <text:p>41152</text:p>
              </table:table-cell>
              <table:table-cell office:value-type="float" office:value="92.0716">
                <text:p>92.0716</text:p>
              </table:table-cell>
            </table:table-row>
            <table:table-row>
              <table:table-cell office:value-type="float" office:value="41216">
                <text:p>41216</text:p>
              </table:table-cell>
              <table:table-cell office:value-type="float" office:value="104.842">
                <text:p>104.842</text:p>
              </table:table-cell>
            </table:table-row>
            <table:table-row>
              <table:table-cell office:value-type="float" office:value="41280">
                <text:p>41280</text:p>
              </table:table-cell>
              <table:table-cell office:value-type="float" office:value="116.781">
                <text:p>116.781</text:p>
              </table:table-cell>
            </table:table-row>
            <table:table-row>
              <table:table-cell office:value-type="float" office:value="41344">
                <text:p>41344</text:p>
              </table:table-cell>
              <table:table-cell office:value-type="float" office:value="119.607">
                <text:p>119.607</text:p>
              </table:table-cell>
            </table:table-row>
            <table:table-row>
              <table:table-cell office:value-type="float" office:value="41408">
                <text:p>41408</text:p>
              </table:table-cell>
              <table:table-cell office:value-type="float" office:value="95.0914">
                <text:p>95.0914</text:p>
              </table:table-cell>
            </table:table-row>
            <table:table-row>
              <table:table-cell office:value-type="float" office:value="41472">
                <text:p>41472</text:p>
              </table:table-cell>
              <table:table-cell office:value-type="float" office:value="113.663">
                <text:p>113.663</text:p>
              </table:table-cell>
            </table:table-row>
            <table:table-row>
              <table:table-cell office:value-type="float" office:value="41536">
                <text:p>41536</text:p>
              </table:table-cell>
              <table:table-cell office:value-type="float" office:value="119.617">
                <text:p>119.617</text:p>
              </table:table-cell>
            </table:table-row>
            <table:table-row>
              <table:table-cell office:value-type="float" office:value="41600">
                <text:p>41600</text:p>
              </table:table-cell>
              <table:table-cell office:value-type="float" office:value="112.187">
                <text:p>112.187</text:p>
              </table:table-cell>
            </table:table-row>
            <table:table-row>
              <table:table-cell office:value-type="float" office:value="41664">
                <text:p>41664</text:p>
              </table:table-cell>
              <table:table-cell office:value-type="float" office:value="119.777">
                <text:p>119.777</text:p>
              </table:table-cell>
            </table:table-row>
            <table:table-row>
              <table:table-cell office:value-type="float" office:value="41728">
                <text:p>41728</text:p>
              </table:table-cell>
              <table:table-cell office:value-type="float" office:value="100.231">
                <text:p>100.231</text:p>
              </table:table-cell>
            </table:table-row>
            <table:table-row>
              <table:table-cell office:value-type="float" office:value="41792">
                <text:p>41792</text:p>
              </table:table-cell>
              <table:table-cell office:value-type="float" office:value="113.004">
                <text:p>113.004</text:p>
              </table:table-cell>
            </table:table-row>
            <table:table-row>
              <table:table-cell office:value-type="float" office:value="41856">
                <text:p>41856</text:p>
              </table:table-cell>
              <table:table-cell office:value-type="float" office:value="102.035">
                <text:p>102.035</text:p>
              </table:table-cell>
            </table:table-row>
            <table:table-row>
              <table:table-cell office:value-type="float" office:value="41920">
                <text:p>41920</text:p>
              </table:table-cell>
              <table:table-cell office:value-type="float" office:value="110.975">
                <text:p>110.975</text:p>
              </table:table-cell>
            </table:table-row>
            <table:table-row>
              <table:table-cell office:value-type="float" office:value="41984">
                <text:p>41984</text:p>
              </table:table-cell>
              <table:table-cell office:value-type="float" office:value="109.756">
                <text:p>109.756</text:p>
              </table:table-cell>
            </table:table-row>
            <table:table-row>
              <table:table-cell office:value-type="float" office:value="42048">
                <text:p>42048</text:p>
              </table:table-cell>
              <table:table-cell office:value-type="float" office:value="101.695">
                <text:p>101.695</text:p>
              </table:table-cell>
            </table:table-row>
            <table:table-row>
              <table:table-cell office:value-type="float" office:value="42112">
                <text:p>42112</text:p>
              </table:table-cell>
              <table:table-cell office:value-type="float" office:value="118.156">
                <text:p>118.156</text:p>
              </table:table-cell>
            </table:table-row>
            <table:table-row>
              <table:table-cell office:value-type="float" office:value="42176">
                <text:p>42176</text:p>
              </table:table-cell>
              <table:table-cell office:value-type="float" office:value="96.7326">
                <text:p>96.7326</text:p>
              </table:table-cell>
            </table:table-row>
            <table:table-row>
              <table:table-cell office:value-type="float" office:value="42240">
                <text:p>42240</text:p>
              </table:table-cell>
              <table:table-cell office:value-type="float" office:value="111.564">
                <text:p>111.564</text:p>
              </table:table-cell>
            </table:table-row>
            <table:table-row>
              <table:table-cell office:value-type="float" office:value="42304">
                <text:p>42304</text:p>
              </table:table-cell>
              <table:table-cell office:value-type="float" office:value="100.764">
                <text:p>100.764</text:p>
              </table:table-cell>
            </table:table-row>
            <table:table-row>
              <table:table-cell office:value-type="float" office:value="42368">
                <text:p>42368</text:p>
              </table:table-cell>
              <table:table-cell office:value-type="float" office:value="98.6223">
                <text:p>98.6223</text:p>
              </table:table-cell>
            </table:table-row>
            <table:table-row>
              <table:table-cell office:value-type="float" office:value="42432">
                <text:p>42432</text:p>
              </table:table-cell>
              <table:table-cell office:value-type="float" office:value="111.867">
                <text:p>111.867</text:p>
              </table:table-cell>
            </table:table-row>
            <table:table-row>
              <table:table-cell office:value-type="float" office:value="42496">
                <text:p>42496</text:p>
              </table:table-cell>
              <table:table-cell office:value-type="float" office:value="111.93">
                <text:p>111.93</text:p>
              </table:table-cell>
            </table:table-row>
            <table:table-row>
              <table:table-cell office:value-type="float" office:value="42560">
                <text:p>42560</text:p>
              </table:table-cell>
              <table:table-cell office:value-type="float" office:value="114.597">
                <text:p>114.597</text:p>
              </table:table-cell>
            </table:table-row>
            <table:table-row>
              <table:table-cell office:value-type="float" office:value="42624">
                <text:p>42624</text:p>
              </table:table-cell>
              <table:table-cell office:value-type="float" office:value="97.9679">
                <text:p>97.9679</text:p>
              </table:table-cell>
            </table:table-row>
            <table:table-row>
              <table:table-cell office:value-type="float" office:value="42688">
                <text:p>42688</text:p>
              </table:table-cell>
              <table:table-cell office:value-type="float" office:value="116.924">
                <text:p>116.924</text:p>
              </table:table-cell>
            </table:table-row>
            <table:table-row>
              <table:table-cell office:value-type="float" office:value="42752">
                <text:p>42752</text:p>
              </table:table-cell>
              <table:table-cell office:value-type="float" office:value="103.831">
                <text:p>103.831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12.196">
                <text:p>112.196</text:p>
              </table:table-cell>
            </table:table-row>
            <table:table-row>
              <table:table-cell office:value-type="float" office:value="42880">
                <text:p>42880</text:p>
              </table:table-cell>
              <table:table-cell office:value-type="float" office:value="96.6929">
                <text:p>96.6929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114.381">
                <text:p>114.381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07.736">
                <text:p>107.736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118.827">
                <text:p>118.827</text:p>
              </table:table-cell>
            </table:table-row>
            <table:table-row>
              <table:table-cell office:value-type="float" office:value="43136">
                <text:p>43136</text:p>
              </table:table-cell>
              <table:table-cell office:value-type="float" office:value="116.453">
                <text:p>116.453</text:p>
              </table:table-cell>
            </table:table-row>
            <table:table-row>
              <table:table-cell office:value-type="float" office:value="43200">
                <text:p>43200</text:p>
              </table:table-cell>
              <table:table-cell office:value-type="float" office:value="92.5781">
                <text:p>92.5781</text:p>
              </table:table-cell>
            </table:table-row>
            <table:table-row>
              <table:table-cell office:value-type="float" office:value="43264">
                <text:p>43264</text:p>
              </table:table-cell>
              <table:table-cell office:value-type="float" office:value="115.608">
                <text:p>115.608</text:p>
              </table:table-cell>
            </table:table-row>
            <table:table-row>
              <table:table-cell office:value-type="float" office:value="43328">
                <text:p>43328</text:p>
              </table:table-cell>
              <table:table-cell office:value-type="float" office:value="116.06">
                <text:p>116.06</text:p>
              </table:table-cell>
            </table:table-row>
            <table:table-row>
              <table:table-cell office:value-type="float" office:value="43392">
                <text:p>43392</text:p>
              </table:table-cell>
              <table:table-cell office:value-type="float" office:value="97.6694">
                <text:p>97.6694</text:p>
              </table:table-cell>
            </table:table-row>
            <table:table-row>
              <table:table-cell office:value-type="float" office:value="43456">
                <text:p>43456</text:p>
              </table:table-cell>
              <table:table-cell office:value-type="float" office:value="109.271">
                <text:p>109.271</text:p>
              </table:table-cell>
            </table:table-row>
            <table:table-row>
              <table:table-cell office:value-type="float" office:value="43520">
                <text:p>43520</text:p>
              </table:table-cell>
              <table:table-cell office:value-type="float" office:value="115.677">
                <text:p>115.677</text:p>
              </table:table-cell>
            </table:table-row>
            <table:table-row>
              <table:table-cell office:value-type="float" office:value="43584">
                <text:p>43584</text:p>
              </table:table-cell>
              <table:table-cell office:value-type="float" office:value="119.856">
                <text:p>119.856</text:p>
              </table:table-cell>
            </table:table-row>
            <table:table-row>
              <table:table-cell office:value-type="float" office:value="43648">
                <text:p>43648</text:p>
              </table:table-cell>
              <table:table-cell office:value-type="float" office:value="109.047">
                <text:p>109.047</text:p>
              </table:table-cell>
            </table:table-row>
            <table:table-row>
              <table:table-cell office:value-type="float" office:value="43712">
                <text:p>43712</text:p>
              </table:table-cell>
              <table:table-cell office:value-type="float" office:value="95.9074">
                <text:p>95.9074</text:p>
              </table:table-cell>
            </table:table-row>
            <table:table-row>
              <table:table-cell office:value-type="float" office:value="43776">
                <text:p>43776</text:p>
              </table:table-cell>
              <table:table-cell office:value-type="float" office:value="112.86">
                <text:p>112.86</text:p>
              </table:table-cell>
            </table:table-row>
            <table:table-row>
              <table:table-cell office:value-type="float" office:value="43840">
                <text:p>43840</text:p>
              </table:table-cell>
              <table:table-cell office:value-type="float" office:value="91.0825">
                <text:p>91.0825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116.882">
                <text:p>116.882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102.617">
                <text:p>102.617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102.778">
                <text:p>102.778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115.038">
                <text:p>115.038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09.349">
                <text:p>109.349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94.3418">
                <text:p>94.3418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95.8022">
                <text:p>95.8022</text:p>
              </table:table-cell>
            </table:table-row>
            <table:table-row>
              <table:table-cell office:value-type="float" office:value="44352">
                <text:p>44352</text:p>
              </table:table-cell>
              <table:table-cell office:value-type="float" office:value="117.971">
                <text:p>117.971</text:p>
              </table:table-cell>
            </table:table-row>
            <table:table-row>
              <table:table-cell office:value-type="float" office:value="44416">
                <text:p>44416</text:p>
              </table:table-cell>
              <table:table-cell office:value-type="float" office:value="116.209">
                <text:p>116.209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17.732">
                <text:p>117.732</text:p>
              </table:table-cell>
            </table:table-row>
            <table:table-row>
              <table:table-cell office:value-type="float" office:value="44544">
                <text:p>44544</text:p>
              </table:table-cell>
              <table:table-cell office:value-type="float" office:value="112.569">
                <text:p>112.569</text:p>
              </table:table-cell>
            </table:table-row>
            <table:table-row>
              <table:table-cell office:value-type="float" office:value="44608">
                <text:p>44608</text:p>
              </table:table-cell>
              <table:table-cell office:value-type="float" office:value="94.1766">
                <text:p>94.1766</text:p>
              </table:table-cell>
            </table:table-row>
            <table:table-row>
              <table:table-cell office:value-type="float" office:value="44672">
                <text:p>44672</text:p>
              </table:table-cell>
              <table:table-cell office:value-type="float" office:value="114.656">
                <text:p>114.656</text:p>
              </table:table-cell>
            </table:table-row>
            <table:table-row>
              <table:table-cell office:value-type="float" office:value="44736">
                <text:p>44736</text:p>
              </table:table-cell>
              <table:table-cell office:value-type="float" office:value="96.3993">
                <text:p>96.3993</text:p>
              </table:table-cell>
            </table:table-row>
            <table:table-row>
              <table:table-cell office:value-type="float" office:value="44800">
                <text:p>44800</text:p>
              </table:table-cell>
              <table:table-cell office:value-type="float" office:value="116.372">
                <text:p>116.372</text:p>
              </table:table-cell>
            </table:table-row>
            <table:table-row>
              <table:table-cell office:value-type="float" office:value="44864">
                <text:p>44864</text:p>
              </table:table-cell>
              <table:table-cell office:value-type="float" office:value="106.348">
                <text:p>106.348</text:p>
              </table:table-cell>
            </table:table-row>
            <table:table-row>
              <table:table-cell office:value-type="float" office:value="44928">
                <text:p>44928</text:p>
              </table:table-cell>
              <table:table-cell office:value-type="float" office:value="105.781">
                <text:p>105.781</text:p>
              </table:table-cell>
            </table:table-row>
            <table:table-row>
              <table:table-cell office:value-type="float" office:value="44992">
                <text:p>44992</text:p>
              </table:table-cell>
              <table:table-cell office:value-type="float" office:value="119.108">
                <text:p>119.108</text:p>
              </table:table-cell>
            </table:table-row>
            <table:table-row>
              <table:table-cell office:value-type="float" office:value="45056">
                <text:p>45056</text:p>
              </table:table-cell>
              <table:table-cell office:value-type="float" office:value="105.175">
                <text:p>105.175</text:p>
              </table:table-cell>
            </table:table-row>
            <table:table-row>
              <table:table-cell office:value-type="float" office:value="45120">
                <text:p>45120</text:p>
              </table:table-cell>
              <table:table-cell office:value-type="float" office:value="132.234">
                <text:p>132.234</text:p>
              </table:table-cell>
            </table:table-row>
            <table:table-row>
              <table:table-cell office:value-type="float" office:value="45184">
                <text:p>45184</text:p>
              </table:table-cell>
              <table:table-cell office:value-type="float" office:value="121.686">
                <text:p>121.686</text:p>
              </table:table-cell>
            </table:table-row>
            <table:table-row>
              <table:table-cell office:value-type="float" office:value="45248">
                <text:p>45248</text:p>
              </table:table-cell>
              <table:table-cell office:value-type="float" office:value="130.783">
                <text:p>130.783</text:p>
              </table:table-cell>
            </table:table-row>
            <table:table-row>
              <table:table-cell office:value-type="float" office:value="45312">
                <text:p>45312</text:p>
              </table:table-cell>
              <table:table-cell office:value-type="float" office:value="128.293">
                <text:p>128.293</text:p>
              </table:table-cell>
            </table:table-row>
            <table:table-row>
              <table:table-cell office:value-type="float" office:value="45376">
                <text:p>45376</text:p>
              </table:table-cell>
              <table:table-cell office:value-type="float" office:value="129.355">
                <text:p>129.355</text:p>
              </table:table-cell>
            </table:table-row>
            <table:table-row>
              <table:table-cell office:value-type="float" office:value="45440">
                <text:p>45440</text:p>
              </table:table-cell>
              <table:table-cell office:value-type="float" office:value="120.053">
                <text:p>120.053</text:p>
              </table:table-cell>
            </table:table-row>
            <table:table-row>
              <table:table-cell office:value-type="float" office:value="45504">
                <text:p>45504</text:p>
              </table:table-cell>
              <table:table-cell office:value-type="float" office:value="123.97">
                <text:p>123.97</text:p>
              </table:table-cell>
            </table:table-row>
            <table:table-row>
              <table:table-cell office:value-type="float" office:value="45568">
                <text:p>45568</text:p>
              </table:table-cell>
              <table:table-cell office:value-type="float" office:value="129.212">
                <text:p>129.212</text:p>
              </table:table-cell>
            </table:table-row>
            <table:table-row>
              <table:table-cell office:value-type="float" office:value="45632">
                <text:p>45632</text:p>
              </table:table-cell>
              <table:table-cell office:value-type="float" office:value="109.1">
                <text:p>109.1</text:p>
              </table:table-cell>
            </table:table-row>
            <table:table-row>
              <table:table-cell office:value-type="float" office:value="45696">
                <text:p>45696</text:p>
              </table:table-cell>
              <table:table-cell office:value-type="float" office:value="129.877">
                <text:p>129.877</text:p>
              </table:table-cell>
            </table:table-row>
            <table:table-row>
              <table:table-cell office:value-type="float" office:value="45760">
                <text:p>45760</text:p>
              </table:table-cell>
              <table:table-cell office:value-type="float" office:value="122.072">
                <text:p>122.072</text:p>
              </table:table-cell>
            </table:table-row>
            <table:table-row>
              <table:table-cell office:value-type="float" office:value="45824">
                <text:p>45824</text:p>
              </table:table-cell>
              <table:table-cell office:value-type="float" office:value="110.183">
                <text:p>110.183</text:p>
              </table:table-cell>
            </table:table-row>
            <table:table-row>
              <table:table-cell office:value-type="float" office:value="45888">
                <text:p>45888</text:p>
              </table:table-cell>
              <table:table-cell office:value-type="float" office:value="126.759">
                <text:p>126.759</text:p>
              </table:table-cell>
            </table:table-row>
            <table:table-row>
              <table:table-cell office:value-type="float" office:value="45952">
                <text:p>45952</text:p>
              </table:table-cell>
              <table:table-cell office:value-type="float" office:value="134.688">
                <text:p>134.688</text:p>
              </table:table-cell>
            </table:table-row>
            <table:table-row>
              <table:table-cell office:value-type="float" office:value="46016">
                <text:p>46016</text:p>
              </table:table-cell>
              <table:table-cell office:value-type="float" office:value="122.96">
                <text:p>122.96</text:p>
              </table:table-cell>
            </table:table-row>
            <table:table-row>
              <table:table-cell office:value-type="float" office:value="46080">
                <text:p>46080</text:p>
              </table:table-cell>
              <table:table-cell office:value-type="float" office:value="121.797">
                <text:p>121.797</text:p>
              </table:table-cell>
            </table:table-row>
            <table:table-row>
              <table:table-cell office:value-type="float" office:value="46144">
                <text:p>46144</text:p>
              </table:table-cell>
              <table:table-cell office:value-type="float" office:value="124.037">
                <text:p>124.037</text:p>
              </table:table-cell>
            </table:table-row>
            <table:table-row>
              <table:table-cell office:value-type="float" office:value="46208">
                <text:p>46208</text:p>
              </table:table-cell>
              <table:table-cell office:value-type="float" office:value="127.302">
                <text:p>127.302</text:p>
              </table:table-cell>
            </table:table-row>
            <table:table-row>
              <table:table-cell office:value-type="float" office:value="46272">
                <text:p>46272</text:p>
              </table:table-cell>
              <table:table-cell office:value-type="float" office:value="127.599">
                <text:p>127.599</text:p>
              </table:table-cell>
            </table:table-row>
            <table:table-row>
              <table:table-cell office:value-type="float" office:value="46336">
                <text:p>46336</text:p>
              </table:table-cell>
              <table:table-cell office:value-type="float" office:value="122.009">
                <text:p>122.009</text:p>
              </table:table-cell>
            </table:table-row>
            <table:table-row>
              <table:table-cell office:value-type="float" office:value="46400">
                <text:p>46400</text:p>
              </table:table-cell>
              <table:table-cell office:value-type="float" office:value="123.511">
                <text:p>123.511</text:p>
              </table:table-cell>
            </table:table-row>
            <table:table-row>
              <table:table-cell office:value-type="float" office:value="46464">
                <text:p>46464</text:p>
              </table:table-cell>
              <table:table-cell office:value-type="float" office:value="125.331">
                <text:p>125.331</text:p>
              </table:table-cell>
            </table:table-row>
            <table:table-row>
              <table:table-cell office:value-type="float" office:value="46528">
                <text:p>46528</text:p>
              </table:table-cell>
              <table:table-cell office:value-type="float" office:value="114.577">
                <text:p>114.577</text:p>
              </table:table-cell>
            </table:table-row>
            <table:table-row>
              <table:table-cell office:value-type="float" office:value="46592">
                <text:p>46592</text:p>
              </table:table-cell>
              <table:table-cell office:value-type="float" office:value="127.687">
                <text:p>127.687</text:p>
              </table:table-cell>
            </table:table-row>
            <table:table-row>
              <table:table-cell office:value-type="float" office:value="46656">
                <text:p>46656</text:p>
              </table:table-cell>
              <table:table-cell office:value-type="float" office:value="119.987">
                <text:p>119.987</text:p>
              </table:table-cell>
            </table:table-row>
            <table:table-row>
              <table:table-cell office:value-type="float" office:value="46720">
                <text:p>46720</text:p>
              </table:table-cell>
              <table:table-cell office:value-type="float" office:value="120.976">
                <text:p>120.976</text:p>
              </table:table-cell>
            </table:table-row>
            <table:table-row>
              <table:table-cell office:value-type="float" office:value="46784">
                <text:p>46784</text:p>
              </table:table-cell>
              <table:table-cell office:value-type="float" office:value="124.059">
                <text:p>124.059</text:p>
              </table:table-cell>
            </table:table-row>
            <table:table-row>
              <table:table-cell office:value-type="float" office:value="46848">
                <text:p>46848</text:p>
              </table:table-cell>
              <table:table-cell office:value-type="float" office:value="121.335">
                <text:p>121.335</text:p>
              </table:table-cell>
            </table:table-row>
            <table:table-row>
              <table:table-cell office:value-type="float" office:value="46912">
                <text:p>46912</text:p>
              </table:table-cell>
              <table:table-cell office:value-type="float" office:value="121.757">
                <text:p>121.757</text:p>
              </table:table-cell>
            </table:table-row>
            <table:table-row>
              <table:table-cell office:value-type="float" office:value="46976">
                <text:p>46976</text:p>
              </table:table-cell>
              <table:table-cell office:value-type="float" office:value="108.167">
                <text:p>108.167</text:p>
              </table:table-cell>
            </table:table-row>
            <table:table-row>
              <table:table-cell office:value-type="float" office:value="47040">
                <text:p>47040</text:p>
              </table:table-cell>
              <table:table-cell office:value-type="float" office:value="121.51">
                <text:p>121.51</text:p>
              </table:table-cell>
            </table:table-row>
            <table:table-row>
              <table:table-cell office:value-type="float" office:value="47104">
                <text:p>47104</text:p>
              </table:table-cell>
              <table:table-cell office:value-type="float" office:value="118.99">
                <text:p>118.99</text:p>
              </table:table-cell>
            </table:table-row>
            <table:table-row>
              <table:table-cell office:value-type="float" office:value="47168">
                <text:p>47168</text:p>
              </table:table-cell>
              <table:table-cell office:value-type="float" office:value="124.853">
                <text:p>124.853</text:p>
              </table:table-cell>
            </table:table-row>
            <table:table-row>
              <table:table-cell office:value-type="float" office:value="47232">
                <text:p>47232</text:p>
              </table:table-cell>
              <table:table-cell office:value-type="float" office:value="117.293">
                <text:p>117.293</text:p>
              </table:table-cell>
            </table:table-row>
            <table:table-row>
              <table:table-cell office:value-type="float" office:value="47296">
                <text:p>47296</text:p>
              </table:table-cell>
              <table:table-cell office:value-type="float" office:value="112.283">
                <text:p>112.283</text:p>
              </table:table-cell>
            </table:table-row>
            <table:table-row>
              <table:table-cell office:value-type="float" office:value="47360">
                <text:p>47360</text:p>
              </table:table-cell>
              <table:table-cell office:value-type="float" office:value="119.209">
                <text:p>119.209</text:p>
              </table:table-cell>
            </table:table-row>
            <table:table-row>
              <table:table-cell office:value-type="float" office:value="47424">
                <text:p>47424</text:p>
              </table:table-cell>
              <table:table-cell office:value-type="float" office:value="132.346">
                <text:p>132.346</text:p>
              </table:table-cell>
            </table:table-row>
            <table:table-row>
              <table:table-cell office:value-type="float" office:value="47488">
                <text:p>47488</text:p>
              </table:table-cell>
              <table:table-cell office:value-type="float" office:value="131.253">
                <text:p>131.253</text:p>
              </table:table-cell>
            </table:table-row>
            <table:table-row>
              <table:table-cell office:value-type="float" office:value="47552">
                <text:p>47552</text:p>
              </table:table-cell>
              <table:table-cell office:value-type="float" office:value="113.42">
                <text:p>113.42</text:p>
              </table:table-cell>
            </table:table-row>
            <table:table-row>
              <table:table-cell office:value-type="float" office:value="47616">
                <text:p>47616</text:p>
              </table:table-cell>
              <table:table-cell office:value-type="float" office:value="106.446">
                <text:p>106.446</text:p>
              </table:table-cell>
            </table:table-row>
            <table:table-row>
              <table:table-cell office:value-type="float" office:value="47680">
                <text:p>47680</text:p>
              </table:table-cell>
              <table:table-cell office:value-type="float" office:value="126.13">
                <text:p>126.13</text:p>
              </table:table-cell>
            </table:table-row>
            <table:table-row>
              <table:table-cell office:value-type="float" office:value="47744">
                <text:p>47744</text:p>
              </table:table-cell>
              <table:table-cell office:value-type="float" office:value="130.492">
                <text:p>130.492</text:p>
              </table:table-cell>
            </table:table-row>
            <table:table-row>
              <table:table-cell office:value-type="float" office:value="47808">
                <text:p>47808</text:p>
              </table:table-cell>
              <table:table-cell office:value-type="float" office:value="111.629">
                <text:p>111.629</text:p>
              </table:table-cell>
            </table:table-row>
            <table:table-row>
              <table:table-cell office:value-type="float" office:value="47872">
                <text:p>47872</text:p>
              </table:table-cell>
              <table:table-cell office:value-type="float" office:value="117.889">
                <text:p>117.889</text:p>
              </table:table-cell>
            </table:table-row>
            <table:table-row>
              <table:table-cell office:value-type="float" office:value="47936">
                <text:p>47936</text:p>
              </table:table-cell>
              <table:table-cell office:value-type="float" office:value="130.18">
                <text:p>130.18</text:p>
              </table:table-cell>
            </table:table-row>
            <table:table-row>
              <table:table-cell office:value-type="float" office:value="48000">
                <text:p>48000</text:p>
              </table:table-cell>
              <table:table-cell office:value-type="float" office:value="129.589">
                <text:p>129.589</text:p>
              </table:table-cell>
            </table:table-row>
            <table:table-row>
              <table:table-cell office:value-type="float" office:value="48064">
                <text:p>48064</text:p>
              </table:table-cell>
              <table:table-cell office:value-type="float" office:value="134.685">
                <text:p>134.685</text:p>
              </table:table-cell>
            </table:table-row>
            <table:table-row>
              <table:table-cell office:value-type="float" office:value="48128">
                <text:p>48128</text:p>
              </table:table-cell>
              <table:table-cell office:value-type="float" office:value="119.217">
                <text:p>119.217</text:p>
              </table:table-cell>
            </table:table-row>
            <table:table-row>
              <table:table-cell office:value-type="float" office:value="48192">
                <text:p>48192</text:p>
              </table:table-cell>
              <table:table-cell office:value-type="float" office:value="121.891">
                <text:p>121.891</text:p>
              </table:table-cell>
            </table:table-row>
            <table:table-row>
              <table:table-cell office:value-type="float" office:value="48256">
                <text:p>48256</text:p>
              </table:table-cell>
              <table:table-cell office:value-type="float" office:value="127.284">
                <text:p>127.284</text:p>
              </table:table-cell>
            </table:table-row>
            <table:table-row>
              <table:table-cell office:value-type="float" office:value="48320">
                <text:p>48320</text:p>
              </table:table-cell>
              <table:table-cell office:value-type="float" office:value="106.226">
                <text:p>106.226</text:p>
              </table:table-cell>
            </table:table-row>
            <table:table-row>
              <table:table-cell office:value-type="float" office:value="48384">
                <text:p>48384</text:p>
              </table:table-cell>
              <table:table-cell office:value-type="float" office:value="110.401">
                <text:p>110.401</text:p>
              </table:table-cell>
            </table:table-row>
            <table:table-row>
              <table:table-cell office:value-type="float" office:value="48448">
                <text:p>48448</text:p>
              </table:table-cell>
              <table:table-cell office:value-type="float" office:value="117.615">
                <text:p>117.615</text:p>
              </table:table-cell>
            </table:table-row>
            <table:table-row>
              <table:table-cell office:value-type="float" office:value="48512">
                <text:p>48512</text:p>
              </table:table-cell>
              <table:table-cell office:value-type="float" office:value="115.803">
                <text:p>115.803</text:p>
              </table:table-cell>
            </table:table-row>
            <table:table-row>
              <table:table-cell office:value-type="float" office:value="48576">
                <text:p>48576</text:p>
              </table:table-cell>
              <table:table-cell office:value-type="float" office:value="133.088">
                <text:p>133.088</text:p>
              </table:table-cell>
            </table:table-row>
            <table:table-row>
              <table:table-cell office:value-type="float" office:value="48640">
                <text:p>48640</text:p>
              </table:table-cell>
              <table:table-cell office:value-type="float" office:value="132.602">
                <text:p>132.602</text:p>
              </table:table-cell>
            </table:table-row>
            <table:table-row>
              <table:table-cell office:value-type="float" office:value="48704">
                <text:p>48704</text:p>
              </table:table-cell>
              <table:table-cell office:value-type="float" office:value="131.779">
                <text:p>131.779</text:p>
              </table:table-cell>
            </table:table-row>
            <table:table-row>
              <table:table-cell office:value-type="float" office:value="48768">
                <text:p>48768</text:p>
              </table:table-cell>
              <table:table-cell office:value-type="float" office:value="122.147">
                <text:p>122.147</text:p>
              </table:table-cell>
            </table:table-row>
            <table:table-row>
              <table:table-cell office:value-type="float" office:value="48832">
                <text:p>48832</text:p>
              </table:table-cell>
              <table:table-cell office:value-type="float" office:value="118.937">
                <text:p>118.937</text:p>
              </table:table-cell>
            </table:table-row>
            <table:table-row>
              <table:table-cell office:value-type="float" office:value="48896">
                <text:p>48896</text:p>
              </table:table-cell>
              <table:table-cell office:value-type="float" office:value="118.536">
                <text:p>118.536</text:p>
              </table:table-cell>
            </table:table-row>
            <table:table-row>
              <table:table-cell office:value-type="float" office:value="48960">
                <text:p>48960</text:p>
              </table:table-cell>
              <table:table-cell office:value-type="float" office:value="125.314">
                <text:p>125.314</text:p>
              </table:table-cell>
            </table:table-row>
            <table:table-row>
              <table:table-cell office:value-type="float" office:value="49024">
                <text:p>49024</text:p>
              </table:table-cell>
              <table:table-cell office:value-type="float" office:value="105.447">
                <text:p>105.447</text:p>
              </table:table-cell>
            </table:table-row>
            <table:table-row>
              <table:table-cell office:value-type="float" office:value="49088">
                <text:p>49088</text:p>
              </table:table-cell>
              <table:table-cell office:value-type="float" office:value="132.526">
                <text:p>132.526</text:p>
              </table:table-cell>
            </table:table-row>
            <table:table-row>
              <table:table-cell office:value-type="float" office:value="49152">
                <text:p>49152</text:p>
              </table:table-cell>
              <table:table-cell office:value-type="float" office:value="115.167">
                <text:p>115.167</text:p>
              </table:table-cell>
            </table:table-row>
            <table:table-row>
              <table:table-cell office:value-type="float" office:value="49216">
                <text:p>49216</text:p>
              </table:table-cell>
              <table:table-cell office:value-type="float" office:value="117.739">
                <text:p>117.739</text:p>
              </table:table-cell>
            </table:table-row>
            <table:table-row>
              <table:table-cell office:value-type="float" office:value="49280">
                <text:p>49280</text:p>
              </table:table-cell>
              <table:table-cell office:value-type="float" office:value="109.809">
                <text:p>109.809</text:p>
              </table:table-cell>
            </table:table-row>
            <table:table-row>
              <table:table-cell office:value-type="float" office:value="49344">
                <text:p>49344</text:p>
              </table:table-cell>
              <table:table-cell office:value-type="float" office:value="129.376">
                <text:p>129.376</text:p>
              </table:table-cell>
            </table:table-row>
            <table:table-row>
              <table:table-cell office:value-type="float" office:value="49408">
                <text:p>49408</text:p>
              </table:table-cell>
              <table:table-cell office:value-type="float" office:value="115.085">
                <text:p>115.085</text:p>
              </table:table-cell>
            </table:table-row>
            <table:table-row>
              <table:table-cell office:value-type="float" office:value="49472">
                <text:p>49472</text:p>
              </table:table-cell>
              <table:table-cell office:value-type="float" office:value="106.062">
                <text:p>106.062</text:p>
              </table:table-cell>
            </table:table-row>
            <table:table-row>
              <table:table-cell office:value-type="float" office:value="49536">
                <text:p>49536</text:p>
              </table:table-cell>
              <table:table-cell office:value-type="float" office:value="107.796">
                <text:p>107.796</text:p>
              </table:table-cell>
            </table:table-row>
            <table:table-row>
              <table:table-cell office:value-type="float" office:value="49600">
                <text:p>49600</text:p>
              </table:table-cell>
              <table:table-cell office:value-type="float" office:value="116.531">
                <text:p>116.531</text:p>
              </table:table-cell>
            </table:table-row>
            <table:table-row>
              <table:table-cell office:value-type="float" office:value="49664">
                <text:p>49664</text:p>
              </table:table-cell>
              <table:table-cell office:value-type="float" office:value="127.192">
                <text:p>127.192</text:p>
              </table:table-cell>
            </table:table-row>
            <table:table-row>
              <table:table-cell office:value-type="float" office:value="49728">
                <text:p>49728</text:p>
              </table:table-cell>
              <table:table-cell office:value-type="float" office:value="133.288">
                <text:p>133.288</text:p>
              </table:table-cell>
            </table:table-row>
            <table:table-row>
              <table:table-cell office:value-type="float" office:value="49792">
                <text:p>49792</text:p>
              </table:table-cell>
              <table:table-cell office:value-type="float" office:value="123.159">
                <text:p>123.159</text:p>
              </table:table-cell>
            </table:table-row>
            <table:table-row>
              <table:table-cell office:value-type="float" office:value="49856">
                <text:p>49856</text:p>
              </table:table-cell>
              <table:table-cell office:value-type="float" office:value="110.08">
                <text:p>110.08</text:p>
              </table:table-cell>
            </table:table-row>
            <table:table-row>
              <table:table-cell office:value-type="float" office:value="49920">
                <text:p>49920</text:p>
              </table:table-cell>
              <table:table-cell office:value-type="float" office:value="128.467">
                <text:p>128.467</text:p>
              </table:table-cell>
            </table:table-row>
            <table:table-row>
              <table:table-cell office:value-type="float" office:value="49984">
                <text:p>49984</text:p>
              </table:table-cell>
              <table:table-cell office:value-type="float" office:value="117.748">
                <text:p>117.748</text:p>
              </table:table-cell>
            </table:table-row>
            <table:table-row>
              <table:table-cell office:value-type="float" office:value="50048">
                <text:p>50048</text:p>
              </table:table-cell>
              <table:table-cell office:value-type="float" office:value="109.765">
                <text:p>109.765</text:p>
              </table:table-cell>
            </table:table-row>
            <table:table-row>
              <table:table-cell office:value-type="float" office:value="50112">
                <text:p>50112</text:p>
              </table:table-cell>
              <table:table-cell office:value-type="float" office:value="112.684">
                <text:p>112.684</text:p>
              </table:table-cell>
            </table:table-row>
            <table:table-row>
              <table:table-cell office:value-type="float" office:value="50176">
                <text:p>50176</text:p>
              </table:table-cell>
              <table:table-cell office:value-type="float" office:value="134.638">
                <text:p>134.638</text:p>
              </table:table-cell>
            </table:table-row>
            <table:table-row>
              <table:table-cell office:value-type="float" office:value="50240">
                <text:p>50240</text:p>
              </table:table-cell>
              <table:table-cell office:value-type="float" office:value="132.049">
                <text:p>132.049</text:p>
              </table:table-cell>
            </table:table-row>
            <table:table-row>
              <table:table-cell office:value-type="float" office:value="50304">
                <text:p>50304</text:p>
              </table:table-cell>
              <table:table-cell office:value-type="float" office:value="113.91">
                <text:p>113.91</text:p>
              </table:table-cell>
            </table:table-row>
            <table:table-row>
              <table:table-cell office:value-type="float" office:value="50368">
                <text:p>50368</text:p>
              </table:table-cell>
              <table:table-cell office:value-type="float" office:value="110.039">
                <text:p>110.039</text:p>
              </table:table-cell>
            </table:table-row>
            <table:table-row>
              <table:table-cell office:value-type="float" office:value="50432">
                <text:p>50432</text:p>
              </table:table-cell>
              <table:table-cell office:value-type="float" office:value="114.664">
                <text:p>114.664</text:p>
              </table:table-cell>
            </table:table-row>
            <table:table-row>
              <table:table-cell office:value-type="float" office:value="50496">
                <text:p>50496</text:p>
              </table:table-cell>
              <table:table-cell office:value-type="float" office:value="124.712">
                <text:p>124.712</text:p>
              </table:table-cell>
            </table:table-row>
            <table:table-row>
              <table:table-cell office:value-type="float" office:value="50560">
                <text:p>50560</text:p>
              </table:table-cell>
              <table:table-cell office:value-type="float" office:value="108.127">
                <text:p>108.127</text:p>
              </table:table-cell>
            </table:table-row>
            <table:table-row>
              <table:table-cell office:value-type="float" office:value="50624">
                <text:p>50624</text:p>
              </table:table-cell>
              <table:table-cell office:value-type="float" office:value="112.266">
                <text:p>112.266</text:p>
              </table:table-cell>
            </table:table-row>
            <table:table-row>
              <table:table-cell office:value-type="float" office:value="50688">
                <text:p>50688</text:p>
              </table:table-cell>
              <table:table-cell office:value-type="float" office:value="121.491">
                <text:p>121.491</text:p>
              </table:table-cell>
            </table:table-row>
            <table:table-row>
              <table:table-cell office:value-type="float" office:value="50752">
                <text:p>50752</text:p>
              </table:table-cell>
              <table:table-cell office:value-type="float" office:value="125.274">
                <text:p>125.274</text:p>
              </table:table-cell>
            </table:table-row>
            <table:table-row>
              <table:table-cell office:value-type="float" office:value="50816">
                <text:p>50816</text:p>
              </table:table-cell>
              <table:table-cell office:value-type="float" office:value="126.202">
                <text:p>126.202</text:p>
              </table:table-cell>
            </table:table-row>
            <table:table-row>
              <table:table-cell office:value-type="float" office:value="50880">
                <text:p>50880</text:p>
              </table:table-cell>
              <table:table-cell office:value-type="float" office:value="105.027">
                <text:p>105.027</text:p>
              </table:table-cell>
            </table:table-row>
            <table:table-row>
              <table:table-cell office:value-type="float" office:value="50944">
                <text:p>50944</text:p>
              </table:table-cell>
              <table:table-cell office:value-type="float" office:value="115.589">
                <text:p>115.589</text:p>
              </table:table-cell>
            </table:table-row>
            <table:table-row>
              <table:table-cell office:value-type="float" office:value="51008">
                <text:p>51008</text:p>
              </table:table-cell>
              <table:table-cell office:value-type="float" office:value="126.649">
                <text:p>126.649</text:p>
              </table:table-cell>
            </table:table-row>
            <table:table-row>
              <table:table-cell office:value-type="float" office:value="51072">
                <text:p>51072</text:p>
              </table:table-cell>
              <table:table-cell office:value-type="float" office:value="132.553">
                <text:p>132.553</text:p>
              </table:table-cell>
            </table:table-row>
            <table:table-row>
              <table:table-cell office:value-type="float" office:value="51136">
                <text:p>51136</text:p>
              </table:table-cell>
              <table:table-cell office:value-type="float" office:value="125.756">
                <text:p>125.756</text:p>
              </table:table-cell>
            </table:table-row>
            <table:table-row>
              <table:table-cell office:value-type="float" office:value="51200">
                <text:p>51200</text:p>
              </table:table-cell>
              <table:table-cell office:value-type="float" office:value="109.388">
                <text:p>109.388</text:p>
              </table:table-cell>
            </table:table-row>
            <table:table-row>
              <table:table-cell office:value-type="float" office:value="51264">
                <text:p>51264</text:p>
              </table:table-cell>
              <table:table-cell office:value-type="float" office:value="122.362">
                <text:p>122.362</text:p>
              </table:table-cell>
            </table:table-row>
            <table:table-row>
              <table:table-cell office:value-type="float" office:value="51328">
                <text:p>51328</text:p>
              </table:table-cell>
              <table:table-cell office:value-type="float" office:value="135.132">
                <text:p>135.132</text:p>
              </table:table-cell>
            </table:table-row>
            <table:table-row>
              <table:table-cell office:value-type="float" office:value="51392">
                <text:p>51392</text:p>
              </table:table-cell>
              <table:table-cell office:value-type="float" office:value="134.472">
                <text:p>134.472</text:p>
              </table:table-cell>
            </table:table-row>
            <table:table-row>
              <table:table-cell office:value-type="float" office:value="51456">
                <text:p>51456</text:p>
              </table:table-cell>
              <table:table-cell office:value-type="float" office:value="123.423">
                <text:p>123.423</text:p>
              </table:table-cell>
            </table:table-row>
            <table:table-row>
              <table:table-cell office:value-type="float" office:value="51520">
                <text:p>51520</text:p>
              </table:table-cell>
              <table:table-cell office:value-type="float" office:value="137.928">
                <text:p>137.928</text:p>
              </table:table-cell>
            </table:table-row>
            <table:table-row>
              <table:table-cell office:value-type="float" office:value="51584">
                <text:p>51584</text:p>
              </table:table-cell>
              <table:table-cell office:value-type="float" office:value="146.003">
                <text:p>146.003</text:p>
              </table:table-cell>
            </table:table-row>
            <table:table-row>
              <table:table-cell office:value-type="float" office:value="51648">
                <text:p>51648</text:p>
              </table:table-cell>
              <table:table-cell office:value-type="float" office:value="145.615">
                <text:p>145.615</text:p>
              </table:table-cell>
            </table:table-row>
            <table:table-row>
              <table:table-cell office:value-type="float" office:value="51712">
                <text:p>51712</text:p>
              </table:table-cell>
              <table:table-cell office:value-type="float" office:value="136.215">
                <text:p>136.215</text:p>
              </table:table-cell>
            </table:table-row>
            <table:table-row>
              <table:table-cell office:value-type="float" office:value="51776">
                <text:p>51776</text:p>
              </table:table-cell>
              <table:table-cell office:value-type="float" office:value="134.162">
                <text:p>134.162</text:p>
              </table:table-cell>
            </table:table-row>
            <table:table-row>
              <table:table-cell office:value-type="float" office:value="51840">
                <text:p>51840</text:p>
              </table:table-cell>
              <table:table-cell office:value-type="float" office:value="120.695">
                <text:p>120.695</text:p>
              </table:table-cell>
            </table:table-row>
            <table:table-row>
              <table:table-cell office:value-type="float" office:value="51904">
                <text:p>51904</text:p>
              </table:table-cell>
              <table:table-cell office:value-type="float" office:value="129.682">
                <text:p>129.682</text:p>
              </table:table-cell>
            </table:table-row>
            <table:table-row>
              <table:table-cell office:value-type="float" office:value="51968">
                <text:p>51968</text:p>
              </table:table-cell>
              <table:table-cell office:value-type="float" office:value="146.91">
                <text:p>146.91</text:p>
              </table:table-cell>
            </table:table-row>
            <table:table-row>
              <table:table-cell office:value-type="float" office:value="52032">
                <text:p>52032</text:p>
              </table:table-cell>
              <table:table-cell office:value-type="float" office:value="125.46">
                <text:p>125.46</text:p>
              </table:table-cell>
            </table:table-row>
            <table:table-row>
              <table:table-cell office:value-type="float" office:value="52096">
                <text:p>52096</text:p>
              </table:table-cell>
              <table:table-cell office:value-type="float" office:value="137.366">
                <text:p>137.366</text:p>
              </table:table-cell>
            </table:table-row>
            <table:table-row>
              <table:table-cell office:value-type="float" office:value="52160">
                <text:p>52160</text:p>
              </table:table-cell>
              <table:table-cell office:value-type="float" office:value="146.548">
                <text:p>146.548</text:p>
              </table:table-cell>
            </table:table-row>
            <table:table-row>
              <table:table-cell office:value-type="float" office:value="52224">
                <text:p>52224</text:p>
              </table:table-cell>
              <table:table-cell office:value-type="float" office:value="122.509">
                <text:p>122.509</text:p>
              </table:table-cell>
            </table:table-row>
            <table:table-row>
              <table:table-cell office:value-type="float" office:value="52288">
                <text:p>52288</text:p>
              </table:table-cell>
              <table:table-cell office:value-type="float" office:value="146.276">
                <text:p>146.276</text:p>
              </table:table-cell>
            </table:table-row>
            <table:table-row>
              <table:table-cell office:value-type="float" office:value="52352">
                <text:p>52352</text:p>
              </table:table-cell>
              <table:table-cell office:value-type="float" office:value="121.587">
                <text:p>121.587</text:p>
              </table:table-cell>
            </table:table-row>
            <table:table-row>
              <table:table-cell office:value-type="float" office:value="52416">
                <text:p>52416</text:p>
              </table:table-cell>
              <table:table-cell office:value-type="float" office:value="132.173">
                <text:p>132.173</text:p>
              </table:table-cell>
            </table:table-row>
            <table:table-row>
              <table:table-cell office:value-type="float" office:value="52480">
                <text:p>52480</text:p>
              </table:table-cell>
              <table:table-cell office:value-type="float" office:value="135.989">
                <text:p>135.989</text:p>
              </table:table-cell>
            </table:table-row>
            <table:table-row>
              <table:table-cell office:value-type="float" office:value="52544">
                <text:p>52544</text:p>
              </table:table-cell>
              <table:table-cell office:value-type="float" office:value="124.714">
                <text:p>124.714</text:p>
              </table:table-cell>
            </table:table-row>
            <table:table-row>
              <table:table-cell office:value-type="float" office:value="52608">
                <text:p>52608</text:p>
              </table:table-cell>
              <table:table-cell office:value-type="float" office:value="139.439">
                <text:p>139.439</text:p>
              </table:table-cell>
            </table:table-row>
            <table:table-row>
              <table:table-cell office:value-type="float" office:value="52672">
                <text:p>52672</text:p>
              </table:table-cell>
              <table:table-cell office:value-type="float" office:value="122.48">
                <text:p>122.48</text:p>
              </table:table-cell>
            </table:table-row>
            <table:table-row>
              <table:table-cell office:value-type="float" office:value="52736">
                <text:p>52736</text:p>
              </table:table-cell>
              <table:table-cell office:value-type="float" office:value="144.989">
                <text:p>144.989</text:p>
              </table:table-cell>
            </table:table-row>
            <table:table-row>
              <table:table-cell office:value-type="float" office:value="52800">
                <text:p>52800</text:p>
              </table:table-cell>
              <table:table-cell office:value-type="float" office:value="130.641">
                <text:p>130.641</text:p>
              </table:table-cell>
            </table:table-row>
            <table:table-row>
              <table:table-cell office:value-type="float" office:value="52864">
                <text:p>52864</text:p>
              </table:table-cell>
              <table:table-cell office:value-type="float" office:value="122.506">
                <text:p>122.506</text:p>
              </table:table-cell>
            </table:table-row>
            <table:table-row>
              <table:table-cell office:value-type="float" office:value="52928">
                <text:p>52928</text:p>
              </table:table-cell>
              <table:table-cell office:value-type="float" office:value="125.577">
                <text:p>125.577</text:p>
              </table:table-cell>
            </table:table-row>
            <table:table-row>
              <table:table-cell office:value-type="float" office:value="52992">
                <text:p>52992</text:p>
              </table:table-cell>
              <table:table-cell office:value-type="float" office:value="122.29">
                <text:p>122.29</text:p>
              </table:table-cell>
            </table:table-row>
            <table:table-row>
              <table:table-cell office:value-type="float" office:value="53056">
                <text:p>53056</text:p>
              </table:table-cell>
              <table:table-cell office:value-type="float" office:value="120.059">
                <text:p>120.059</text:p>
              </table:table-cell>
            </table:table-row>
            <table:table-row>
              <table:table-cell office:value-type="float" office:value="53120">
                <text:p>53120</text:p>
              </table:table-cell>
              <table:table-cell office:value-type="float" office:value="146.333">
                <text:p>146.333</text:p>
              </table:table-cell>
            </table:table-row>
            <table:table-row>
              <table:table-cell office:value-type="float" office:value="53184">
                <text:p>53184</text:p>
              </table:table-cell>
              <table:table-cell office:value-type="float" office:value="126.677">
                <text:p>126.677</text:p>
              </table:table-cell>
            </table:table-row>
            <table:table-row>
              <table:table-cell office:value-type="float" office:value="53248">
                <text:p>53248</text:p>
              </table:table-cell>
              <table:table-cell office:value-type="float" office:value="122.42">
                <text:p>122.42</text:p>
              </table:table-cell>
            </table:table-row>
            <table:table-row>
              <table:table-cell office:value-type="float" office:value="53312">
                <text:p>53312</text:p>
              </table:table-cell>
              <table:table-cell office:value-type="float" office:value="131.464">
                <text:p>131.464</text:p>
              </table:table-cell>
            </table:table-row>
            <table:table-row>
              <table:table-cell office:value-type="float" office:value="53376">
                <text:p>53376</text:p>
              </table:table-cell>
              <table:table-cell office:value-type="float" office:value="141.149">
                <text:p>141.149</text:p>
              </table:table-cell>
            </table:table-row>
            <table:table-row>
              <table:table-cell office:value-type="float" office:value="53440">
                <text:p>53440</text:p>
              </table:table-cell>
              <table:table-cell office:value-type="float" office:value="125.844">
                <text:p>125.844</text:p>
              </table:table-cell>
            </table:table-row>
            <table:table-row>
              <table:table-cell office:value-type="float" office:value="53504">
                <text:p>53504</text:p>
              </table:table-cell>
              <table:table-cell office:value-type="float" office:value="149.392">
                <text:p>149.392</text:p>
              </table:table-cell>
            </table:table-row>
            <table:table-row>
              <table:table-cell office:value-type="float" office:value="53568">
                <text:p>53568</text:p>
              </table:table-cell>
              <table:table-cell office:value-type="float" office:value="137.152">
                <text:p>137.152</text:p>
              </table:table-cell>
            </table:table-row>
            <table:table-row>
              <table:table-cell office:value-type="float" office:value="53632">
                <text:p>53632</text:p>
              </table:table-cell>
              <table:table-cell office:value-type="float" office:value="121.458">
                <text:p>121.458</text:p>
              </table:table-cell>
            </table:table-row>
            <table:table-row>
              <table:table-cell office:value-type="float" office:value="53696">
                <text:p>53696</text:p>
              </table:table-cell>
              <table:table-cell office:value-type="float" office:value="135.607">
                <text:p>135.607</text:p>
              </table:table-cell>
            </table:table-row>
            <table:table-row>
              <table:table-cell office:value-type="float" office:value="53760">
                <text:p>53760</text:p>
              </table:table-cell>
              <table:table-cell office:value-type="float" office:value="121.314">
                <text:p>121.314</text:p>
              </table:table-cell>
            </table:table-row>
            <table:table-row>
              <table:table-cell office:value-type="float" office:value="53824">
                <text:p>53824</text:p>
              </table:table-cell>
              <table:table-cell office:value-type="float" office:value="122.153">
                <text:p>122.153</text:p>
              </table:table-cell>
            </table:table-row>
            <table:table-row>
              <table:table-cell office:value-type="float" office:value="53888">
                <text:p>53888</text:p>
              </table:table-cell>
              <table:table-cell office:value-type="float" office:value="145.289">
                <text:p>145.289</text:p>
              </table:table-cell>
            </table:table-row>
            <table:table-row>
              <table:table-cell office:value-type="float" office:value="53952">
                <text:p>53952</text:p>
              </table:table-cell>
              <table:table-cell office:value-type="float" office:value="148.224">
                <text:p>148.224</text:p>
              </table:table-cell>
            </table:table-row>
            <table:table-row>
              <table:table-cell office:value-type="float" office:value="54016">
                <text:p>54016</text:p>
              </table:table-cell>
              <table:table-cell office:value-type="float" office:value="127.613">
                <text:p>127.613</text:p>
              </table:table-cell>
            </table:table-row>
            <table:table-row>
              <table:table-cell office:value-type="float" office:value="54080">
                <text:p>54080</text:p>
              </table:table-cell>
              <table:table-cell office:value-type="float" office:value="132.655">
                <text:p>132.655</text:p>
              </table:table-cell>
            </table:table-row>
            <table:table-row>
              <table:table-cell office:value-type="float" office:value="54144">
                <text:p>54144</text:p>
              </table:table-cell>
              <table:table-cell office:value-type="float" office:value="144.771">
                <text:p>144.771</text:p>
              </table:table-cell>
            </table:table-row>
            <table:table-row>
              <table:table-cell office:value-type="float" office:value="54208">
                <text:p>54208</text:p>
              </table:table-cell>
              <table:table-cell office:value-type="float" office:value="130.122">
                <text:p>130.122</text:p>
              </table:table-cell>
            </table:table-row>
            <table:table-row>
              <table:table-cell office:value-type="float" office:value="54272">
                <text:p>54272</text:p>
              </table:table-cell>
              <table:table-cell office:value-type="float" office:value="128.932">
                <text:p>128.932</text:p>
              </table:table-cell>
            </table:table-row>
            <table:table-row>
              <table:table-cell office:value-type="float" office:value="54336">
                <text:p>54336</text:p>
              </table:table-cell>
              <table:table-cell office:value-type="float" office:value="146.359">
                <text:p>146.359</text:p>
              </table:table-cell>
            </table:table-row>
            <table:table-row>
              <table:table-cell office:value-type="float" office:value="54400">
                <text:p>54400</text:p>
              </table:table-cell>
              <table:table-cell office:value-type="float" office:value="142.295">
                <text:p>142.295</text:p>
              </table:table-cell>
            </table:table-row>
            <table:table-row>
              <table:table-cell office:value-type="float" office:value="54464">
                <text:p>54464</text:p>
              </table:table-cell>
              <table:table-cell office:value-type="float" office:value="144.92">
                <text:p>144.92</text:p>
              </table:table-cell>
            </table:table-row>
            <table:table-row>
              <table:table-cell office:value-type="float" office:value="54528">
                <text:p>54528</text:p>
              </table:table-cell>
              <table:table-cell office:value-type="float" office:value="121.073">
                <text:p>121.073</text:p>
              </table:table-cell>
            </table:table-row>
            <table:table-row>
              <table:table-cell office:value-type="float" office:value="54592">
                <text:p>54592</text:p>
              </table:table-cell>
              <table:table-cell office:value-type="float" office:value="131.734">
                <text:p>131.734</text:p>
              </table:table-cell>
            </table:table-row>
            <table:table-row>
              <table:table-cell office:value-type="float" office:value="54656">
                <text:p>54656</text:p>
              </table:table-cell>
              <table:table-cell office:value-type="float" office:value="147.4">
                <text:p>147.4</text:p>
              </table:table-cell>
            </table:table-row>
            <table:table-row>
              <table:table-cell office:value-type="float" office:value="54720">
                <text:p>54720</text:p>
              </table:table-cell>
              <table:table-cell office:value-type="float" office:value="146.062">
                <text:p>146.062</text:p>
              </table:table-cell>
            </table:table-row>
            <table:table-row>
              <table:table-cell office:value-type="float" office:value="54784">
                <text:p>54784</text:p>
              </table:table-cell>
              <table:table-cell office:value-type="float" office:value="142.375">
                <text:p>142.375</text:p>
              </table:table-cell>
            </table:table-row>
            <table:table-row>
              <table:table-cell office:value-type="float" office:value="54848">
                <text:p>54848</text:p>
              </table:table-cell>
              <table:table-cell office:value-type="float" office:value="149.906">
                <text:p>149.906</text:p>
              </table:table-cell>
            </table:table-row>
            <table:table-row>
              <table:table-cell office:value-type="float" office:value="54912">
                <text:p>54912</text:p>
              </table:table-cell>
              <table:table-cell office:value-type="float" office:value="121.639">
                <text:p>121.639</text:p>
              </table:table-cell>
            </table:table-row>
            <table:table-row>
              <table:table-cell office:value-type="float" office:value="54976">
                <text:p>54976</text:p>
              </table:table-cell>
              <table:table-cell office:value-type="float" office:value="144.664">
                <text:p>144.664</text:p>
              </table:table-cell>
            </table:table-row>
            <table:table-row>
              <table:table-cell office:value-type="float" office:value="55040">
                <text:p>55040</text:p>
              </table:table-cell>
              <table:table-cell office:value-type="float" office:value="149.965">
                <text:p>149.965</text:p>
              </table:table-cell>
            </table:table-row>
            <table:table-row>
              <table:table-cell office:value-type="float" office:value="55104">
                <text:p>55104</text:p>
              </table:table-cell>
              <table:table-cell office:value-type="float" office:value="147.971">
                <text:p>147.971</text:p>
              </table:table-cell>
            </table:table-row>
            <table:table-row>
              <table:table-cell office:value-type="float" office:value="55168">
                <text:p>55168</text:p>
              </table:table-cell>
              <table:table-cell office:value-type="float" office:value="121.341">
                <text:p>121.341</text:p>
              </table:table-cell>
            </table:table-row>
            <table:table-row>
              <table:table-cell office:value-type="float" office:value="55232">
                <text:p>55232</text:p>
              </table:table-cell>
              <table:table-cell office:value-type="float" office:value="122.385">
                <text:p>122.385</text:p>
              </table:table-cell>
            </table:table-row>
            <table:table-row>
              <table:table-cell office:value-type="float" office:value="55296">
                <text:p>55296</text:p>
              </table:table-cell>
              <table:table-cell office:value-type="float" office:value="129.436">
                <text:p>129.436</text:p>
              </table:table-cell>
            </table:table-row>
            <table:table-row>
              <table:table-cell office:value-type="float" office:value="55360">
                <text:p>55360</text:p>
              </table:table-cell>
              <table:table-cell office:value-type="float" office:value="142.491">
                <text:p>142.491</text:p>
              </table:table-cell>
            </table:table-row>
            <table:table-row>
              <table:table-cell office:value-type="float" office:value="55424">
                <text:p>55424</text:p>
              </table:table-cell>
              <table:table-cell office:value-type="float" office:value="128.229">
                <text:p>128.229</text:p>
              </table:table-cell>
            </table:table-row>
            <table:table-row>
              <table:table-cell office:value-type="float" office:value="55488">
                <text:p>55488</text:p>
              </table:table-cell>
              <table:table-cell office:value-type="float" office:value="128.828">
                <text:p>128.828</text:p>
              </table:table-cell>
            </table:table-row>
            <table:table-row>
              <table:table-cell office:value-type="float" office:value="55552">
                <text:p>55552</text:p>
              </table:table-cell>
              <table:table-cell office:value-type="float" office:value="129.643">
                <text:p>129.643</text:p>
              </table:table-cell>
            </table:table-row>
            <table:table-row>
              <table:table-cell office:value-type="float" office:value="55616">
                <text:p>55616</text:p>
              </table:table-cell>
              <table:table-cell office:value-type="float" office:value="129.687">
                <text:p>129.687</text:p>
              </table:table-cell>
            </table:table-row>
            <table:table-row>
              <table:table-cell office:value-type="float" office:value="55680">
                <text:p>55680</text:p>
              </table:table-cell>
              <table:table-cell office:value-type="float" office:value="144.434">
                <text:p>144.434</text:p>
              </table:table-cell>
            </table:table-row>
            <table:table-row>
              <table:table-cell office:value-type="float" office:value="55744">
                <text:p>55744</text:p>
              </table:table-cell>
              <table:table-cell office:value-type="float" office:value="130.956">
                <text:p>130.956</text:p>
              </table:table-cell>
            </table:table-row>
            <table:table-row>
              <table:table-cell office:value-type="float" office:value="55808">
                <text:p>55808</text:p>
              </table:table-cell>
              <table:table-cell office:value-type="float" office:value="131.84">
                <text:p>131.84</text:p>
              </table:table-cell>
            </table:table-row>
            <table:table-row>
              <table:table-cell office:value-type="float" office:value="55872">
                <text:p>55872</text:p>
              </table:table-cell>
              <table:table-cell office:value-type="float" office:value="139.723">
                <text:p>139.723</text:p>
              </table:table-cell>
            </table:table-row>
            <table:table-row>
              <table:table-cell office:value-type="float" office:value="55936">
                <text:p>55936</text:p>
              </table:table-cell>
              <table:table-cell office:value-type="float" office:value="129.18">
                <text:p>129.18</text:p>
              </table:table-cell>
            </table:table-row>
            <table:table-row>
              <table:table-cell office:value-type="float" office:value="56000">
                <text:p>56000</text:p>
              </table:table-cell>
              <table:table-cell office:value-type="float" office:value="139.453">
                <text:p>139.453</text:p>
              </table:table-cell>
            </table:table-row>
            <table:table-row>
              <table:table-cell office:value-type="float" office:value="56064">
                <text:p>56064</text:p>
              </table:table-cell>
              <table:table-cell office:value-type="float" office:value="122.379">
                <text:p>122.379</text:p>
              </table:table-cell>
            </table:table-row>
            <table:table-row>
              <table:table-cell office:value-type="float" office:value="56128">
                <text:p>56128</text:p>
              </table:table-cell>
              <table:table-cell office:value-type="float" office:value="123.951">
                <text:p>123.951</text:p>
              </table:table-cell>
            </table:table-row>
            <table:table-row>
              <table:table-cell office:value-type="float" office:value="56192">
                <text:p>56192</text:p>
              </table:table-cell>
              <table:table-cell office:value-type="float" office:value="149.575">
                <text:p>149.575</text:p>
              </table:table-cell>
            </table:table-row>
            <table:table-row>
              <table:table-cell office:value-type="float" office:value="56256">
                <text:p>56256</text:p>
              </table:table-cell>
              <table:table-cell office:value-type="float" office:value="131.31">
                <text:p>131.31</text:p>
              </table:table-cell>
            </table:table-row>
            <table:table-row>
              <table:table-cell office:value-type="float" office:value="56320">
                <text:p>56320</text:p>
              </table:table-cell>
              <table:table-cell office:value-type="float" office:value="120.31">
                <text:p>120.31</text:p>
              </table:table-cell>
            </table:table-row>
            <table:table-row>
              <table:table-cell office:value-type="float" office:value="56384">
                <text:p>56384</text:p>
              </table:table-cell>
              <table:table-cell office:value-type="float" office:value="141.869">
                <text:p>141.869</text:p>
              </table:table-cell>
            </table:table-row>
            <table:table-row>
              <table:table-cell office:value-type="float" office:value="56448">
                <text:p>56448</text:p>
              </table:table-cell>
              <table:table-cell office:value-type="float" office:value="126.23">
                <text:p>126.23</text:p>
              </table:table-cell>
            </table:table-row>
            <table:table-row>
              <table:table-cell office:value-type="float" office:value="56512">
                <text:p>56512</text:p>
              </table:table-cell>
              <table:table-cell office:value-type="float" office:value="121.382">
                <text:p>121.382</text:p>
              </table:table-cell>
            </table:table-row>
            <table:table-row>
              <table:table-cell office:value-type="float" office:value="56576">
                <text:p>56576</text:p>
              </table:table-cell>
              <table:table-cell office:value-type="float" office:value="123.603">
                <text:p>123.603</text:p>
              </table:table-cell>
            </table:table-row>
            <table:table-row>
              <table:table-cell office:value-type="float" office:value="56640">
                <text:p>56640</text:p>
              </table:table-cell>
              <table:table-cell office:value-type="float" office:value="123.63">
                <text:p>123.63</text:p>
              </table:table-cell>
            </table:table-row>
            <table:table-row>
              <table:table-cell office:value-type="float" office:value="56704">
                <text:p>56704</text:p>
              </table:table-cell>
              <table:table-cell office:value-type="float" office:value="147.444">
                <text:p>147.444</text:p>
              </table:table-cell>
            </table:table-row>
            <table:table-row>
              <table:table-cell office:value-type="float" office:value="56768">
                <text:p>56768</text:p>
              </table:table-cell>
              <table:table-cell office:value-type="float" office:value="145.978">
                <text:p>145.978</text:p>
              </table:table-cell>
            </table:table-row>
            <table:table-row>
              <table:table-cell office:value-type="float" office:value="56832">
                <text:p>56832</text:p>
              </table:table-cell>
              <table:table-cell office:value-type="float" office:value="123.536">
                <text:p>123.536</text:p>
              </table:table-cell>
            </table:table-row>
            <table:table-row>
              <table:table-cell office:value-type="float" office:value="56896">
                <text:p>56896</text:p>
              </table:table-cell>
              <table:table-cell office:value-type="float" office:value="149.082">
                <text:p>149.082</text:p>
              </table:table-cell>
            </table:table-row>
            <table:table-row>
              <table:table-cell office:value-type="float" office:value="56960">
                <text:p>56960</text:p>
              </table:table-cell>
              <table:table-cell office:value-type="float" office:value="140.642">
                <text:p>140.642</text:p>
              </table:table-cell>
            </table:table-row>
            <table:table-row>
              <table:table-cell office:value-type="float" office:value="57024">
                <text:p>57024</text:p>
              </table:table-cell>
              <table:table-cell office:value-type="float" office:value="123.501">
                <text:p>123.501</text:p>
              </table:table-cell>
            </table:table-row>
            <table:table-row>
              <table:table-cell office:value-type="float" office:value="57088">
                <text:p>57088</text:p>
              </table:table-cell>
              <table:table-cell office:value-type="float" office:value="147.053">
                <text:p>147.053</text:p>
              </table:table-cell>
            </table:table-row>
            <table:table-row>
              <table:table-cell office:value-type="float" office:value="57152">
                <text:p>57152</text:p>
              </table:table-cell>
              <table:table-cell office:value-type="float" office:value="141.983">
                <text:p>141.983</text:p>
              </table:table-cell>
            </table:table-row>
            <table:table-row>
              <table:table-cell office:value-type="float" office:value="57216">
                <text:p>57216</text:p>
              </table:table-cell>
              <table:table-cell office:value-type="float" office:value="125.886">
                <text:p>125.886</text:p>
              </table:table-cell>
            </table:table-row>
            <table:table-row>
              <table:table-cell office:value-type="float" office:value="57280">
                <text:p>57280</text:p>
              </table:table-cell>
              <table:table-cell office:value-type="float" office:value="126.489">
                <text:p>126.489</text:p>
              </table:table-cell>
            </table:table-row>
            <table:table-row>
              <table:table-cell office:value-type="float" office:value="57344">
                <text:p>57344</text:p>
              </table:table-cell>
              <table:table-cell office:value-type="float" office:value="134.473">
                <text:p>134.473</text:p>
              </table:table-cell>
            </table:table-row>
            <table:table-row>
              <table:table-cell office:value-type="float" office:value="57408">
                <text:p>57408</text:p>
              </table:table-cell>
              <table:table-cell office:value-type="float" office:value="134.115">
                <text:p>134.115</text:p>
              </table:table-cell>
            </table:table-row>
            <table:table-row>
              <table:table-cell office:value-type="float" office:value="57472">
                <text:p>57472</text:p>
              </table:table-cell>
              <table:table-cell office:value-type="float" office:value="135.317">
                <text:p>135.317</text:p>
              </table:table-cell>
            </table:table-row>
            <table:table-row>
              <table:table-cell office:value-type="float" office:value="57536">
                <text:p>57536</text:p>
              </table:table-cell>
              <table:table-cell office:value-type="float" office:value="144.116">
                <text:p>144.116</text:p>
              </table:table-cell>
            </table:table-row>
            <table:table-row>
              <table:table-cell office:value-type="float" office:value="57600">
                <text:p>57600</text:p>
              </table:table-cell>
              <table:table-cell office:value-type="float" office:value="143.802">
                <text:p>143.802</text:p>
              </table:table-cell>
            </table:table-row>
            <table:table-row>
              <table:table-cell office:value-type="float" office:value="57664">
                <text:p>57664</text:p>
              </table:table-cell>
              <table:table-cell office:value-type="float" office:value="144.751">
                <text:p>144.751</text:p>
              </table:table-cell>
            </table:table-row>
            <table:table-row>
              <table:table-cell office:value-type="float" office:value="57728">
                <text:p>57728</text:p>
              </table:table-cell>
              <table:table-cell office:value-type="float" office:value="140.072">
                <text:p>140.072</text:p>
              </table:table-cell>
            </table:table-row>
            <table:table-row>
              <table:table-cell office:value-type="float" office:value="57792">
                <text:p>57792</text:p>
              </table:table-cell>
              <table:table-cell office:value-type="float" office:value="140.642">
                <text:p>140.642</text:p>
              </table:table-cell>
            </table:table-row>
            <table:table-row>
              <table:table-cell office:value-type="float" office:value="57856">
                <text:p>57856</text:p>
              </table:table-cell>
              <table:table-cell office:value-type="float" office:value="164.474">
                <text:p>164.474</text:p>
              </table:table-cell>
            </table:table-row>
            <table:table-row>
              <table:table-cell office:value-type="float" office:value="57920">
                <text:p>57920</text:p>
              </table:table-cell>
              <table:table-cell office:value-type="float" office:value="149.252">
                <text:p>149.252</text:p>
              </table:table-cell>
            </table:table-row>
            <table:table-row>
              <table:table-cell office:value-type="float" office:value="57984">
                <text:p>57984</text:p>
              </table:table-cell>
              <table:table-cell office:value-type="float" office:value="160.094">
                <text:p>160.094</text:p>
              </table:table-cell>
            </table:table-row>
            <table:table-row>
              <table:table-cell office:value-type="float" office:value="58048">
                <text:p>58048</text:p>
              </table:table-cell>
              <table:table-cell office:value-type="float" office:value="136.853">
                <text:p>136.853</text:p>
              </table:table-cell>
            </table:table-row>
            <table:table-row>
              <table:table-cell office:value-type="float" office:value="58112">
                <text:p>58112</text:p>
              </table:table-cell>
              <table:table-cell office:value-type="float" office:value="153.203">
                <text:p>153.203</text:p>
              </table:table-cell>
            </table:table-row>
            <table:table-row>
              <table:table-cell office:value-type="float" office:value="58176">
                <text:p>58176</text:p>
              </table:table-cell>
              <table:table-cell office:value-type="float" office:value="159.669">
                <text:p>159.669</text:p>
              </table:table-cell>
            </table:table-row>
            <table:table-row>
              <table:table-cell office:value-type="float" office:value="58240">
                <text:p>58240</text:p>
              </table:table-cell>
              <table:table-cell office:value-type="float" office:value="148.163">
                <text:p>148.163</text:p>
              </table:table-cell>
            </table:table-row>
            <table:table-row>
              <table:table-cell office:value-type="float" office:value="58304">
                <text:p>58304</text:p>
              </table:table-cell>
              <table:table-cell office:value-type="float" office:value="153.512">
                <text:p>153.512</text:p>
              </table:table-cell>
            </table:table-row>
            <table:table-row>
              <table:table-cell office:value-type="float" office:value="58368">
                <text:p>58368</text:p>
              </table:table-cell>
              <table:table-cell office:value-type="float" office:value="151.538">
                <text:p>151.538</text:p>
              </table:table-cell>
            </table:table-row>
            <table:table-row>
              <table:table-cell office:value-type="float" office:value="58432">
                <text:p>58432</text:p>
              </table:table-cell>
              <table:table-cell office:value-type="float" office:value="154.393">
                <text:p>154.393</text:p>
              </table:table-cell>
            </table:table-row>
            <table:table-row>
              <table:table-cell office:value-type="float" office:value="58496">
                <text:p>58496</text:p>
              </table:table-cell>
              <table:table-cell office:value-type="float" office:value="154.895">
                <text:p>154.895</text:p>
              </table:table-cell>
            </table:table-row>
            <table:table-row>
              <table:table-cell office:value-type="float" office:value="58560">
                <text:p>58560</text:p>
              </table:table-cell>
              <table:table-cell office:value-type="float" office:value="155.141">
                <text:p>155.141</text:p>
              </table:table-cell>
            </table:table-row>
            <table:table-row>
              <table:table-cell office:value-type="float" office:value="58624">
                <text:p>58624</text:p>
              </table:table-cell>
              <table:table-cell office:value-type="float" office:value="158.023">
                <text:p>158.023</text:p>
              </table:table-cell>
            </table:table-row>
            <table:table-row>
              <table:table-cell office:value-type="float" office:value="58688">
                <text:p>58688</text:p>
              </table:table-cell>
              <table:table-cell office:value-type="float" office:value="152.338">
                <text:p>152.338</text:p>
              </table:table-cell>
            </table:table-row>
            <table:table-row>
              <table:table-cell office:value-type="float" office:value="58752">
                <text:p>58752</text:p>
              </table:table-cell>
              <table:table-cell office:value-type="float" office:value="151.119">
                <text:p>151.119</text:p>
              </table:table-cell>
            </table:table-row>
            <table:table-row>
              <table:table-cell office:value-type="float" office:value="58816">
                <text:p>58816</text:p>
              </table:table-cell>
              <table:table-cell office:value-type="float" office:value="161.559">
                <text:p>161.559</text:p>
              </table:table-cell>
            </table:table-row>
            <table:table-row>
              <table:table-cell office:value-type="float" office:value="58880">
                <text:p>58880</text:p>
              </table:table-cell>
              <table:table-cell office:value-type="float" office:value="151.421">
                <text:p>151.421</text:p>
              </table:table-cell>
            </table:table-row>
            <table:table-row>
              <table:table-cell office:value-type="float" office:value="58944">
                <text:p>58944</text:p>
              </table:table-cell>
              <table:table-cell office:value-type="float" office:value="141.76">
                <text:p>141.76</text:p>
              </table:table-cell>
            </table:table-row>
            <table:table-row>
              <table:table-cell office:value-type="float" office:value="59008">
                <text:p>59008</text:p>
              </table:table-cell>
              <table:table-cell office:value-type="float" office:value="135.06">
                <text:p>135.06</text:p>
              </table:table-cell>
            </table:table-row>
            <table:table-row>
              <table:table-cell office:value-type="float" office:value="59072">
                <text:p>59072</text:p>
              </table:table-cell>
              <table:table-cell office:value-type="float" office:value="148.474">
                <text:p>148.474</text:p>
              </table:table-cell>
            </table:table-row>
            <table:table-row>
              <table:table-cell office:value-type="float" office:value="59136">
                <text:p>59136</text:p>
              </table:table-cell>
              <table:table-cell office:value-type="float" office:value="163.743">
                <text:p>163.743</text:p>
              </table:table-cell>
            </table:table-row>
            <table:table-row>
              <table:table-cell office:value-type="float" office:value="59200">
                <text:p>59200</text:p>
              </table:table-cell>
              <table:table-cell office:value-type="float" office:value="140.946">
                <text:p>140.946</text:p>
              </table:table-cell>
            </table:table-row>
            <table:table-row>
              <table:table-cell office:value-type="float" office:value="59264">
                <text:p>59264</text:p>
              </table:table-cell>
              <table:table-cell office:value-type="float" office:value="154.963">
                <text:p>154.963</text:p>
              </table:table-cell>
            </table:table-row>
            <table:table-row>
              <table:table-cell office:value-type="float" office:value="59328">
                <text:p>59328</text:p>
              </table:table-cell>
              <table:table-cell office:value-type="float" office:value="148.216">
                <text:p>148.216</text:p>
              </table:table-cell>
            </table:table-row>
            <table:table-row>
              <table:table-cell office:value-type="float" office:value="59392">
                <text:p>59392</text:p>
              </table:table-cell>
              <table:table-cell office:value-type="float" office:value="155.061">
                <text:p>155.061</text:p>
              </table:table-cell>
            </table:table-row>
            <table:table-row>
              <table:table-cell office:value-type="float" office:value="59456">
                <text:p>59456</text:p>
              </table:table-cell>
              <table:table-cell office:value-type="float" office:value="140.279">
                <text:p>140.279</text:p>
              </table:table-cell>
            </table:table-row>
            <table:table-row>
              <table:table-cell office:value-type="float" office:value="59520">
                <text:p>59520</text:p>
              </table:table-cell>
              <table:table-cell office:value-type="float" office:value="142.331">
                <text:p>142.331</text:p>
              </table:table-cell>
            </table:table-row>
            <table:table-row>
              <table:table-cell office:value-type="float" office:value="59584">
                <text:p>59584</text:p>
              </table:table-cell>
              <table:table-cell office:value-type="float" office:value="148.863">
                <text:p>148.863</text:p>
              </table:table-cell>
            </table:table-row>
            <table:table-row>
              <table:table-cell office:value-type="float" office:value="59648">
                <text:p>59648</text:p>
              </table:table-cell>
              <table:table-cell office:value-type="float" office:value="150.03">
                <text:p>150.03</text:p>
              </table:table-cell>
            </table:table-row>
            <table:table-row>
              <table:table-cell office:value-type="float" office:value="59712">
                <text:p>59712</text:p>
              </table:table-cell>
              <table:table-cell office:value-type="float" office:value="147.403">
                <text:p>147.403</text:p>
              </table:table-cell>
            </table:table-row>
            <table:table-row>
              <table:table-cell office:value-type="float" office:value="59776">
                <text:p>59776</text:p>
              </table:table-cell>
              <table:table-cell office:value-type="float" office:value="154.504">
                <text:p>154.504</text:p>
              </table:table-cell>
            </table:table-row>
            <table:table-row>
              <table:table-cell office:value-type="float" office:value="59840">
                <text:p>59840</text:p>
              </table:table-cell>
              <table:table-cell office:value-type="float" office:value="149.504">
                <text:p>149.504</text:p>
              </table:table-cell>
            </table:table-row>
            <table:table-row>
              <table:table-cell office:value-type="float" office:value="59904">
                <text:p>59904</text:p>
              </table:table-cell>
              <table:table-cell office:value-type="float" office:value="161.655">
                <text:p>161.655</text:p>
              </table:table-cell>
            </table:table-row>
            <table:table-row>
              <table:table-cell office:value-type="float" office:value="59968">
                <text:p>59968</text:p>
              </table:table-cell>
              <table:table-cell office:value-type="float" office:value="149.599">
                <text:p>149.599</text:p>
              </table:table-cell>
            </table:table-row>
            <table:table-row>
              <table:table-cell office:value-type="float" office:value="60032">
                <text:p>60032</text:p>
              </table:table-cell>
              <table:table-cell office:value-type="float" office:value="151.356">
                <text:p>151.356</text:p>
              </table:table-cell>
            </table:table-row>
            <table:table-row>
              <table:table-cell office:value-type="float" office:value="60096">
                <text:p>60096</text:p>
              </table:table-cell>
              <table:table-cell office:value-type="float" office:value="149.857">
                <text:p>149.857</text:p>
              </table:table-cell>
            </table:table-row>
            <table:table-row>
              <table:table-cell office:value-type="float" office:value="60160">
                <text:p>60160</text:p>
              </table:table-cell>
              <table:table-cell office:value-type="float" office:value="144.267">
                <text:p>144.267</text:p>
              </table:table-cell>
            </table:table-row>
            <table:table-row>
              <table:table-cell office:value-type="float" office:value="60224">
                <text:p>60224</text:p>
              </table:table-cell>
              <table:table-cell office:value-type="float" office:value="164.519">
                <text:p>164.519</text:p>
              </table:table-cell>
            </table:table-row>
            <table:table-row>
              <table:table-cell office:value-type="float" office:value="60288">
                <text:p>60288</text:p>
              </table:table-cell>
              <table:table-cell office:value-type="float" office:value="138.369">
                <text:p>138.369</text:p>
              </table:table-cell>
            </table:table-row>
            <table:table-row>
              <table:table-cell office:value-type="float" office:value="60352">
                <text:p>60352</text:p>
              </table:table-cell>
              <table:table-cell office:value-type="float" office:value="160.805">
                <text:p>160.805</text:p>
              </table:table-cell>
            </table:table-row>
            <table:table-row>
              <table:table-cell office:value-type="float" office:value="60416">
                <text:p>60416</text:p>
              </table:table-cell>
              <table:table-cell office:value-type="float" office:value="153.912">
                <text:p>153.912</text:p>
              </table:table-cell>
            </table:table-row>
            <table:table-row>
              <table:table-cell office:value-type="float" office:value="60480">
                <text:p>60480</text:p>
              </table:table-cell>
              <table:table-cell office:value-type="float" office:value="158.264">
                <text:p>158.264</text:p>
              </table:table-cell>
            </table:table-row>
            <table:table-row>
              <table:table-cell office:value-type="float" office:value="60544">
                <text:p>60544</text:p>
              </table:table-cell>
              <table:table-cell office:value-type="float" office:value="150.946">
                <text:p>150.946</text:p>
              </table:table-cell>
            </table:table-row>
            <table:table-row>
              <table:table-cell office:value-type="float" office:value="60608">
                <text:p>60608</text:p>
              </table:table-cell>
              <table:table-cell office:value-type="float" office:value="146.934">
                <text:p>146.934</text:p>
              </table:table-cell>
            </table:table-row>
            <table:table-row>
              <table:table-cell office:value-type="float" office:value="60672">
                <text:p>60672</text:p>
              </table:table-cell>
              <table:table-cell office:value-type="float" office:value="145.602">
                <text:p>145.602</text:p>
              </table:table-cell>
            </table:table-row>
            <table:table-row>
              <table:table-cell office:value-type="float" office:value="60736">
                <text:p>60736</text:p>
              </table:table-cell>
              <table:table-cell office:value-type="float" office:value="137.065">
                <text:p>137.065</text:p>
              </table:table-cell>
            </table:table-row>
            <table:table-row>
              <table:table-cell office:value-type="float" office:value="60800">
                <text:p>60800</text:p>
              </table:table-cell>
              <table:table-cell office:value-type="float" office:value="143.493">
                <text:p>143.493</text:p>
              </table:table-cell>
            </table:table-row>
            <table:table-row>
              <table:table-cell office:value-type="float" office:value="60864">
                <text:p>60864</text:p>
              </table:table-cell>
              <table:table-cell office:value-type="float" office:value="162.023">
                <text:p>162.023</text:p>
              </table:table-cell>
            </table:table-row>
            <table:table-row>
              <table:table-cell office:value-type="float" office:value="60928">
                <text:p>60928</text:p>
              </table:table-cell>
              <table:table-cell office:value-type="float" office:value="143.825">
                <text:p>143.825</text:p>
              </table:table-cell>
            </table:table-row>
            <table:table-row>
              <table:table-cell office:value-type="float" office:value="60992">
                <text:p>60992</text:p>
              </table:table-cell>
              <table:table-cell office:value-type="float" office:value="143.552">
                <text:p>143.552</text:p>
              </table:table-cell>
            </table:table-row>
            <table:table-row>
              <table:table-cell office:value-type="float" office:value="61056">
                <text:p>61056</text:p>
              </table:table-cell>
              <table:table-cell office:value-type="float" office:value="145.497">
                <text:p>145.497</text:p>
              </table:table-cell>
            </table:table-row>
            <table:table-row>
              <table:table-cell office:value-type="float" office:value="61120">
                <text:p>61120</text:p>
              </table:table-cell>
              <table:table-cell office:value-type="float" office:value="142.567">
                <text:p>142.567</text:p>
              </table:table-cell>
            </table:table-row>
            <table:table-row>
              <table:table-cell office:value-type="float" office:value="61184">
                <text:p>61184</text:p>
              </table:table-cell>
              <table:table-cell office:value-type="float" office:value="149.498">
                <text:p>149.498</text:p>
              </table:table-cell>
            </table:table-row>
            <table:table-row>
              <table:table-cell office:value-type="float" office:value="61248">
                <text:p>61248</text:p>
              </table:table-cell>
              <table:table-cell office:value-type="float" office:value="135.459">
                <text:p>135.459</text:p>
              </table:table-cell>
            </table:table-row>
            <table:table-row>
              <table:table-cell office:value-type="float" office:value="61312">
                <text:p>61312</text:p>
              </table:table-cell>
              <table:table-cell office:value-type="float" office:value="155.783">
                <text:p>155.783</text:p>
              </table:table-cell>
            </table:table-row>
            <table:table-row>
              <table:table-cell office:value-type="float" office:value="61376">
                <text:p>61376</text:p>
              </table:table-cell>
              <table:table-cell office:value-type="float" office:value="139.559">
                <text:p>139.559</text:p>
              </table:table-cell>
            </table:table-row>
            <table:table-row>
              <table:table-cell office:value-type="float" office:value="61440">
                <text:p>61440</text:p>
              </table:table-cell>
              <table:table-cell office:value-type="float" office:value="140.739">
                <text:p>140.739</text:p>
              </table:table-cell>
            </table:table-row>
            <table:table-row>
              <table:table-cell office:value-type="float" office:value="61504">
                <text:p>61504</text:p>
              </table:table-cell>
              <table:table-cell office:value-type="float" office:value="163.114">
                <text:p>163.114</text:p>
              </table:table-cell>
            </table:table-row>
            <table:table-row>
              <table:table-cell office:value-type="float" office:value="61568">
                <text:p>61568</text:p>
              </table:table-cell>
              <table:table-cell office:value-type="float" office:value="153.422">
                <text:p>153.422</text:p>
              </table:table-cell>
            </table:table-row>
            <table:table-row>
              <table:table-cell office:value-type="float" office:value="61632">
                <text:p>61632</text:p>
              </table:table-cell>
              <table:table-cell office:value-type="float" office:value="155.769">
                <text:p>155.769</text:p>
              </table:table-cell>
            </table:table-row>
            <table:table-row>
              <table:table-cell office:value-type="float" office:value="61696">
                <text:p>61696</text:p>
              </table:table-cell>
              <table:table-cell office:value-type="float" office:value="145.516">
                <text:p>145.516</text:p>
              </table:table-cell>
            </table:table-row>
            <table:table-row>
              <table:table-cell office:value-type="float" office:value="61760">
                <text:p>61760</text:p>
              </table:table-cell>
              <table:table-cell office:value-type="float" office:value="142.926">
                <text:p>142.926</text:p>
              </table:table-cell>
            </table:table-row>
            <table:table-row>
              <table:table-cell office:value-type="float" office:value="61824">
                <text:p>61824</text:p>
              </table:table-cell>
              <table:table-cell office:value-type="float" office:value="140.272">
                <text:p>140.272</text:p>
              </table:table-cell>
            </table:table-row>
            <table:table-row>
              <table:table-cell office:value-type="float" office:value="61888">
                <text:p>61888</text:p>
              </table:table-cell>
              <table:table-cell office:value-type="float" office:value="142.171">
                <text:p>142.171</text:p>
              </table:table-cell>
            </table:table-row>
            <table:table-row>
              <table:table-cell office:value-type="float" office:value="61952">
                <text:p>61952</text:p>
              </table:table-cell>
              <table:table-cell office:value-type="float" office:value="157.524">
                <text:p>157.524</text:p>
              </table:table-cell>
            </table:table-row>
            <table:table-row>
              <table:table-cell office:value-type="float" office:value="62016">
                <text:p>62016</text:p>
              </table:table-cell>
              <table:table-cell office:value-type="float" office:value="156.629">
                <text:p>156.629</text:p>
              </table:table-cell>
            </table:table-row>
            <table:table-row>
              <table:table-cell office:value-type="float" office:value="62080">
                <text:p>62080</text:p>
              </table:table-cell>
              <table:table-cell office:value-type="float" office:value="157.028">
                <text:p>157.028</text:p>
              </table:table-cell>
            </table:table-row>
            <table:table-row>
              <table:table-cell office:value-type="float" office:value="62144">
                <text:p>62144</text:p>
              </table:table-cell>
              <table:table-cell office:value-type="float" office:value="136.791">
                <text:p>136.791</text:p>
              </table:table-cell>
            </table:table-row>
            <table:table-row>
              <table:table-cell office:value-type="float" office:value="62208">
                <text:p>62208</text:p>
              </table:table-cell>
              <table:table-cell office:value-type="float" office:value="156.148">
                <text:p>156.148</text:p>
              </table:table-cell>
            </table:table-row>
            <table:table-row>
              <table:table-cell office:value-type="float" office:value="62272">
                <text:p>62272</text:p>
              </table:table-cell>
              <table:table-cell office:value-type="float" office:value="160.397">
                <text:p>160.397</text:p>
              </table:table-cell>
            </table:table-row>
            <table:table-row>
              <table:table-cell office:value-type="float" office:value="62336">
                <text:p>62336</text:p>
              </table:table-cell>
              <table:table-cell office:value-type="float" office:value="162.596">
                <text:p>162.596</text:p>
              </table:table-cell>
            </table:table-row>
            <table:table-row>
              <table:table-cell office:value-type="float" office:value="62400">
                <text:p>62400</text:p>
              </table:table-cell>
              <table:table-cell office:value-type="float" office:value="145.059">
                <text:p>145.059</text:p>
              </table:table-cell>
            </table:table-row>
            <table:table-row>
              <table:table-cell office:value-type="float" office:value="62464">
                <text:p>62464</text:p>
              </table:table-cell>
              <table:table-cell office:value-type="float" office:value="153.661">
                <text:p>153.661</text:p>
              </table:table-cell>
            </table:table-row>
            <table:table-row>
              <table:table-cell office:value-type="float" office:value="62528">
                <text:p>62528</text:p>
              </table:table-cell>
              <table:table-cell office:value-type="float" office:value="148.543">
                <text:p>148.543</text:p>
              </table:table-cell>
            </table:table-row>
            <table:table-row>
              <table:table-cell office:value-type="float" office:value="62592">
                <text:p>62592</text:p>
              </table:table-cell>
              <table:table-cell office:value-type="float" office:value="156.993">
                <text:p>156.993</text:p>
              </table:table-cell>
            </table:table-row>
            <table:table-row>
              <table:table-cell office:value-type="float" office:value="62656">
                <text:p>62656</text:p>
              </table:table-cell>
              <table:table-cell office:value-type="float" office:value="164.263">
                <text:p>164.263</text:p>
              </table:table-cell>
            </table:table-row>
            <table:table-row>
              <table:table-cell office:value-type="float" office:value="62720">
                <text:p>62720</text:p>
              </table:table-cell>
              <table:table-cell office:value-type="float" office:value="150.607">
                <text:p>150.607</text:p>
              </table:table-cell>
            </table:table-row>
            <table:table-row>
              <table:table-cell office:value-type="float" office:value="62784">
                <text:p>62784</text:p>
              </table:table-cell>
              <table:table-cell office:value-type="float" office:value="135.486">
                <text:p>135.486</text:p>
              </table:table-cell>
            </table:table-row>
            <table:table-row>
              <table:table-cell office:value-type="float" office:value="62848">
                <text:p>62848</text:p>
              </table:table-cell>
              <table:table-cell office:value-type="float" office:value="161.286">
                <text:p>161.286</text:p>
              </table:table-cell>
            </table:table-row>
            <table:table-row>
              <table:table-cell office:value-type="float" office:value="62912">
                <text:p>62912</text:p>
              </table:table-cell>
              <table:table-cell office:value-type="float" office:value="159.431">
                <text:p>159.431</text:p>
              </table:table-cell>
            </table:table-row>
            <table:table-row>
              <table:table-cell office:value-type="float" office:value="62976">
                <text:p>62976</text:p>
              </table:table-cell>
              <table:table-cell office:value-type="float" office:value="144.038">
                <text:p>144.038</text:p>
              </table:table-cell>
            </table:table-row>
            <table:table-row>
              <table:table-cell office:value-type="float" office:value="63040">
                <text:p>63040</text:p>
              </table:table-cell>
              <table:table-cell office:value-type="float" office:value="141.782">
                <text:p>141.782</text:p>
              </table:table-cell>
            </table:table-row>
            <table:table-row>
              <table:table-cell office:value-type="float" office:value="63104">
                <text:p>63104</text:p>
              </table:table-cell>
              <table:table-cell office:value-type="float" office:value="136.998">
                <text:p>136.998</text:p>
              </table:table-cell>
            </table:table-row>
            <table:table-row>
              <table:table-cell office:value-type="float" office:value="63168">
                <text:p>63168</text:p>
              </table:table-cell>
              <table:table-cell office:value-type="float" office:value="158.536">
                <text:p>158.536</text:p>
              </table:table-cell>
            </table:table-row>
            <table:table-row>
              <table:table-cell office:value-type="float" office:value="63232">
                <text:p>63232</text:p>
              </table:table-cell>
              <table:table-cell office:value-type="float" office:value="142.242">
                <text:p>142.242</text:p>
              </table:table-cell>
            </table:table-row>
            <table:table-row>
              <table:table-cell office:value-type="float" office:value="63296">
                <text:p>63296</text:p>
              </table:table-cell>
              <table:table-cell office:value-type="float" office:value="157.781">
                <text:p>157.781</text:p>
              </table:table-cell>
            </table:table-row>
            <table:table-row>
              <table:table-cell office:value-type="float" office:value="63360">
                <text:p>63360</text:p>
              </table:table-cell>
              <table:table-cell office:value-type="float" office:value="163.095">
                <text:p>163.095</text:p>
              </table:table-cell>
            </table:table-row>
            <table:table-row>
              <table:table-cell office:value-type="float" office:value="63424">
                <text:p>63424</text:p>
              </table:table-cell>
              <table:table-cell office:value-type="float" office:value="147.98">
                <text:p>147.98</text:p>
              </table:table-cell>
            </table:table-row>
            <table:table-row>
              <table:table-cell office:value-type="float" office:value="63488">
                <text:p>63488</text:p>
              </table:table-cell>
              <table:table-cell office:value-type="float" office:value="155.894">
                <text:p>155.894</text:p>
              </table:table-cell>
            </table:table-row>
            <table:table-row>
              <table:table-cell office:value-type="float" office:value="63552">
                <text:p>63552</text:p>
              </table:table-cell>
              <table:table-cell office:value-type="float" office:value="151.517">
                <text:p>151.517</text:p>
              </table:table-cell>
            </table:table-row>
            <table:table-row>
              <table:table-cell office:value-type="float" office:value="63616">
                <text:p>63616</text:p>
              </table:table-cell>
              <table:table-cell office:value-type="float" office:value="138.749">
                <text:p>138.749</text:p>
              </table:table-cell>
            </table:table-row>
            <table:table-row>
              <table:table-cell office:value-type="float" office:value="63680">
                <text:p>63680</text:p>
              </table:table-cell>
              <table:table-cell office:value-type="float" office:value="136.41">
                <text:p>136.41</text:p>
              </table:table-cell>
            </table:table-row>
            <table:table-row>
              <table:table-cell office:value-type="float" office:value="63744">
                <text:p>63744</text:p>
              </table:table-cell>
              <table:table-cell office:value-type="float" office:value="159.442">
                <text:p>159.442</text:p>
              </table:table-cell>
            </table:table-row>
            <table:table-row>
              <table:table-cell office:value-type="float" office:value="63808">
                <text:p>63808</text:p>
              </table:table-cell>
              <table:table-cell office:value-type="float" office:value="144.021">
                <text:p>144.021</text:p>
              </table:table-cell>
            </table:table-row>
            <table:table-row>
              <table:table-cell office:value-type="float" office:value="63872">
                <text:p>63872</text:p>
              </table:table-cell>
              <table:table-cell office:value-type="float" office:value="143.581">
                <text:p>143.581</text:p>
              </table:table-cell>
            </table:table-row>
            <table:table-row>
              <table:table-cell office:value-type="float" office:value="63936">
                <text:p>63936</text:p>
              </table:table-cell>
              <table:table-cell office:value-type="float" office:value="151.966">
                <text:p>151.966</text:p>
              </table:table-cell>
            </table:table-row>
            <table:table-row>
              <table:table-cell office:value-type="float" office:value="64000">
                <text:p>64000</text:p>
              </table:table-cell>
              <table:table-cell office:value-type="float" office:value="135.65">
                <text:p>135.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